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8583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2.3728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1.9008in"/>
    </style:style>
    <style:style style:name="co9" style:family="table-column">
      <style:table-column-properties fo:break-before="auto" style:column-width="1.5508in"/>
    </style:style>
    <style:style style:name="co10" style:family="table-column">
      <style:table-column-properties fo:break-before="auto" style:column-width="2.2583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7437in"/>
    </style:style>
    <style:style style:name="co13" style:family="table-column">
      <style:table-column-properties fo:break-before="auto" style:column-width="2.0583in"/>
    </style:style>
    <style:style style:name="co14" style:family="table-column">
      <style:table-column-properties fo:break-before="auto" style:column-width="2.022in"/>
    </style:style>
    <style:style style:name="co15" style:family="table-column">
      <style:table-column-properties fo:break-before="auto" style:column-width="1.4575in"/>
    </style:style>
    <style:style style:name="co16" style:family="table-column">
      <style:table-column-properties fo:break-before="auto" style:column-width="1.872in"/>
    </style:style>
    <style:style style:name="co17" style:family="table-column">
      <style:table-column-properties fo:break-before="auto" style:column-width="2.0799in"/>
    </style:style>
    <style:style style:name="co18" style:family="table-column">
      <style:table-column-properties fo:break-before="auto" style:column-width="1.5154in"/>
    </style:style>
    <style:style style:name="co19" style:family="table-column">
      <style:table-column-properties fo:break-before="auto" style:column-width="1.6075in"/>
    </style:style>
    <style:style style:name="co20" style:family="table-column">
      <style:table-column-properties fo:break-before="auto" style:column-width="1.5575in"/>
    </style:style>
    <style:style style:name="co21" style:family="table-column">
      <style:table-column-properties fo:break-before="auto" style:column-width="1.7366in"/>
    </style:style>
    <style:style style:name="co22" style:family="table-column">
      <style:table-column-properties fo:break-before="auto" style:column-width="1.3937in"/>
    </style:style>
    <style:style style:name="co23" style:family="table-column">
      <style:table-column-properties fo:break-before="auto" style:column-width="1.572in"/>
    </style:style>
    <style:style style:name="co24" style:family="table-column">
      <style:table-column-properties fo:break-before="auto" style:column-width="1.5862in"/>
    </style:style>
    <style:style style:name="co25" style:family="table-column">
      <style:table-column-properties fo:break-before="auto" style:column-width="2.9016in"/>
    </style:style>
    <style:style style:name="co26" style:family="table-column">
      <style:table-column-properties fo:break-before="auto" style:column-width="1.4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5" style:family="table-cell" style:parent-style-name="Default" style:data-style-name="N0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roxyBA12C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103458835980164" calcext:value-type="float">
            <text:p>-0.103458835980164</text:p>
          </table:table-cell>
          <table:table-cell office:value-type="float" office:value="-0.280180974308144" calcext:value-type="float">
            <text:p>-0.280180974308144</text:p>
          </table:table-cell>
          <table:table-cell office:value-type="float" office:value="0.0732633023478162" calcext:value-type="float">
            <text:p>0.0732633023478162</text:p>
          </table:table-cell>
          <table:table-cell office:value-type="float" office:value="0.901713140115486" calcext:value-type="float">
            <text:p>0.901713140115486</text:p>
          </table:table-cell>
          <table:table-cell office:value-type="float" office:value="0.755646976391864" calcext:value-type="float">
            <text:p>0.755646976391864</text:p>
          </table:table-cell>
          <table:table-cell office:value-type="float" office:value="1.07601381658315" calcext:value-type="float">
            <text:p>1.07601381658315</text:p>
          </table:table-cell>
          <table:table-cell office:value-type="float" office:value="0.0982868598845137" calcext:value-type="float">
            <text:p>0.0982868598845137</text:p>
          </table:table-cell>
          <table:table-cell office:value-type="float" office:value="0.244353023608136" calcext:value-type="float">
            <text:p>0.244353023608136</text:p>
          </table:table-cell>
          <table:table-cell office:value-type="float" office:value="-0.076013816583155" calcext:value-type="float">
            <text:p>-0.076013816583155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2.07261603367551" calcext:value-type="float">
            <text:p>-2.07261603367551</text:p>
          </table:table-cell>
          <table:table-cell office:value-type="float" office:value="-2.17229454880947" calcext:value-type="float">
            <text:p>-2.17229454880947</text:p>
          </table:table-cell>
          <table:table-cell office:value-type="float" office:value="-1.97293751854155" calcext:value-type="float">
            <text:p>-1.97293751854155</text:p>
          </table:table-cell>
          <table:table-cell office:value-type="float" office:value="0.125856106858992" calcext:value-type="float">
            <text:p>0.125856106858992</text:p>
          </table:table-cell>
          <table:table-cell office:value-type="float" office:value="0.113915931136091" calcext:value-type="float">
            <text:p>0.113915931136091</text:p>
          </table:table-cell>
          <table:table-cell office:value-type="float" office:value="0.139047800213114" calcext:value-type="float">
            <text:p>0.139047800213114</text:p>
          </table:table-cell>
          <table:table-cell office:value-type="float" office:value="0.874143893141008" calcext:value-type="float">
            <text:p>0.874143893141008</text:p>
          </table:table-cell>
          <table:table-cell office:value-type="float" office:value="0.886084068863909" calcext:value-type="float">
            <text:p>0.886084068863909</text:p>
          </table:table-cell>
          <table:table-cell office:value-type="float" office:value="0.860952199786886" calcext:value-type="float">
            <text:p>0.860952199786886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80891062804554" calcext:value-type="float">
            <text:p>-1.80891062804554</text:p>
          </table:table-cell>
          <table:table-cell office:value-type="float" office:value="-1.87355314723198" calcext:value-type="float">
            <text:p>-1.87355314723198</text:p>
          </table:table-cell>
          <table:table-cell office:value-type="float" office:value="-1.74426810885911" calcext:value-type="float">
            <text:p>-1.74426810885911</text:p>
          </table:table-cell>
          <table:table-cell office:value-type="float" office:value="0.163832514171579" calcext:value-type="float">
            <text:p>0.163832514171579</text:p>
          </table:table-cell>
          <table:table-cell office:value-type="float" office:value="0.153577009495975" calcext:value-type="float">
            <text:p>0.153577009495975</text:p>
          </table:table-cell>
          <table:table-cell office:value-type="float" office:value="0.174772856874023" calcext:value-type="float">
            <text:p>0.174772856874023</text:p>
          </table:table-cell>
          <table:table-cell office:value-type="float" office:value="0.836167485828421" calcext:value-type="float">
            <text:p>0.836167485828421</text:p>
          </table:table-cell>
          <table:table-cell office:value-type="float" office:value="0.846422990504025" calcext:value-type="float">
            <text:p>0.846422990504025</text:p>
          </table:table-cell>
          <table:table-cell office:value-type="float" office:value="0.825227143125977" calcext:value-type="float">
            <text:p>0.825227143125977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1.2659514784246" calcext:value-type="float">
            <text:p>-1.2659514784246</text:p>
          </table:table-cell>
          <table:table-cell office:value-type="float" office:value="-1.3609713963436" calcext:value-type="float">
            <text:p>-1.3609713963436</text:p>
          </table:table-cell>
          <table:table-cell office:value-type="float" office:value="-1.1709315605056" calcext:value-type="float">
            <text:p>-1.1709315605056</text:p>
          </table:table-cell>
          <table:table-cell office:value-type="float" office:value="0.281970879256358" calcext:value-type="float">
            <text:p>0.281970879256358</text:p>
          </table:table-cell>
          <table:table-cell office:value-type="float" office:value="0.256411578668024" calcext:value-type="float">
            <text:p>0.256411578668024</text:p>
          </table:table-cell>
          <table:table-cell office:value-type="float" office:value="0.310077950307939" calcext:value-type="float">
            <text:p>0.310077950307939</text:p>
          </table:table-cell>
          <table:table-cell office:value-type="float" office:value="0.718029120743642" calcext:value-type="float">
            <text:p>0.718029120743642</text:p>
          </table:table-cell>
          <table:table-cell office:value-type="float" office:value="0.743588421331976" calcext:value-type="float">
            <text:p>0.743588421331976</text:p>
          </table:table-cell>
          <table:table-cell office:value-type="float" office:value="0.689922049692061" calcext:value-type="float">
            <text:p>0.689922049692061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1.04915524788395" calcext:value-type="float">
            <text:p>-1.04915524788395</text:p>
          </table:table-cell>
          <table:table-cell office:value-type="float" office:value="-1.51378889376764" calcext:value-type="float">
            <text:p>-1.51378889376764</text:p>
          </table:table-cell>
          <table:table-cell office:value-type="float" office:value="-0.584521602000268" calcext:value-type="float">
            <text:p>-0.584521602000268</text:p>
          </table:table-cell>
          <table:table-cell office:value-type="float" office:value="0.35023348465923" calcext:value-type="float">
            <text:p>0.35023348465923</text:p>
          </table:table-cell>
          <table:table-cell office:value-type="float" office:value="0.220074557180392" calcext:value-type="float">
            <text:p>0.220074557180392</text:p>
          </table:table-cell>
          <table:table-cell office:value-type="float" office:value="0.557372443903189" calcext:value-type="float">
            <text:p>0.557372443903189</text:p>
          </table:table-cell>
          <table:table-cell office:value-type="float" office:value="0.64976651534077" calcext:value-type="float">
            <text:p>0.64976651534077</text:p>
          </table:table-cell>
          <table:table-cell office:value-type="float" office:value="0.779925442819608" calcext:value-type="float">
            <text:p>0.779925442819608</text:p>
          </table:table-cell>
          <table:table-cell office:value-type="float" office:value="0.442627556096811" calcext:value-type="float">
            <text:p>0.442627556096811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656465702410174" calcext:value-type="float">
            <text:p>-0.656465702410174</text:p>
          </table:table-cell>
          <table:table-cell office:value-type="float" office:value="-0.840799347497649" calcext:value-type="float">
            <text:p>-0.840799347497649</text:p>
          </table:table-cell>
          <table:table-cell office:value-type="float" office:value="-0.472132057322699" calcext:value-type="float">
            <text:p>-0.472132057322699</text:p>
          </table:table-cell>
          <table:table-cell office:value-type="float" office:value="0.51868127278589" calcext:value-type="float">
            <text:p>0.51868127278589</text:p>
          </table:table-cell>
          <table:table-cell office:value-type="float" office:value="0.431365574587832" calcext:value-type="float">
            <text:p>0.431365574587832</text:p>
          </table:table-cell>
          <table:table-cell office:value-type="float" office:value="0.623671147137434" calcext:value-type="float">
            <text:p>0.623671147137434</text:p>
          </table:table-cell>
          <table:table-cell office:value-type="float" office:value="0.48131872721411" calcext:value-type="float">
            <text:p>0.48131872721411</text:p>
          </table:table-cell>
          <table:table-cell office:value-type="float" office:value="0.568634425412168" calcext:value-type="float">
            <text:p>0.568634425412168</text:p>
          </table:table-cell>
          <table:table-cell office:value-type="float" office:value="0.376328852862566" calcext:value-type="float">
            <text:p>0.376328852862566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514801324689789" calcext:value-type="float">
            <text:p>-0.514801324689789</text:p>
          </table:table-cell>
          <table:table-cell office:value-type="float" office:value="-0.672782710986115" calcext:value-type="float">
            <text:p>-0.672782710986115</text:p>
          </table:table-cell>
          <table:table-cell office:value-type="float" office:value="-0.356819938393463" calcext:value-type="float">
            <text:p>-0.356819938393463</text:p>
          </table:table-cell>
          <table:table-cell office:value-type="float" office:value="0.597619315027241" calcext:value-type="float">
            <text:p>0.597619315027241</text:p>
          </table:table-cell>
          <table:table-cell office:value-type="float" office:value="0.510286620071699" calcext:value-type="float">
            <text:p>0.510286620071699</text:p>
          </table:table-cell>
          <table:table-cell office:value-type="float" office:value="0.69989851123952" calcext:value-type="float">
            <text:p>0.69989851123952</text:p>
          </table:table-cell>
          <table:table-cell office:value-type="float" office:value="0.402380684972759" calcext:value-type="float">
            <text:p>0.402380684972759</text:p>
          </table:table-cell>
          <table:table-cell office:value-type="float" office:value="0.489713379928301" calcext:value-type="float">
            <text:p>0.489713379928301</text:p>
          </table:table-cell>
          <table:table-cell office:value-type="float" office:value="0.30010148876048" calcext:value-type="float">
            <text:p>0.30010148876048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433670129926664" calcext:value-type="float">
            <text:p>-0.433670129926664</text:p>
          </table:table-cell>
          <table:table-cell office:value-type="float" office:value="-0.579644179845101" calcext:value-type="float">
            <text:p>-0.579644179845101</text:p>
          </table:table-cell>
          <table:table-cell office:value-type="float" office:value="-0.287696080008228" calcext:value-type="float">
            <text:p>-0.287696080008228</text:p>
          </table:table-cell>
          <table:table-cell office:value-type="float" office:value="0.648126017603507" calcext:value-type="float">
            <text:p>0.648126017603507</text:p>
          </table:table-cell>
          <table:table-cell office:value-type="float" office:value="0.560097625136927" calcext:value-type="float">
            <text:p>0.560097625136927</text:p>
          </table:table-cell>
          <table:table-cell office:value-type="float" office:value="0.749989494406244" calcext:value-type="float">
            <text:p>0.749989494406244</text:p>
          </table:table-cell>
          <table:table-cell office:value-type="float" office:value="0.351873982396493" calcext:value-type="float">
            <text:p>0.351873982396493</text:p>
          </table:table-cell>
          <table:table-cell office:value-type="float" office:value="0.439902374863073" calcext:value-type="float">
            <text:p>0.439902374863073</text:p>
          </table:table-cell>
          <table:table-cell office:value-type="float" office:value="0.250010505593756" calcext:value-type="float">
            <text:p>0.250010505593756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403404422785333" calcext:value-type="float">
            <text:p>-0.403404422785333</text:p>
          </table:table-cell>
          <table:table-cell office:value-type="float" office:value="-0.499726258472807" calcext:value-type="float">
            <text:p>-0.499726258472807</text:p>
          </table:table-cell>
          <table:table-cell office:value-type="float" office:value="-0.307082587097858" calcext:value-type="float">
            <text:p>-0.307082587097858</text:p>
          </table:table-cell>
          <table:table-cell office:value-type="float" office:value="0.668041873329338" calcext:value-type="float">
            <text:p>0.668041873329338</text:p>
          </table:table-cell>
          <table:table-cell office:value-type="float" office:value="0.606696715068799" calcext:value-type="float">
            <text:p>0.606696715068799</text:p>
          </table:table-cell>
          <table:table-cell office:value-type="float" office:value="0.735589848167817" calcext:value-type="float">
            <text:p>0.735589848167817</text:p>
          </table:table-cell>
          <table:table-cell office:value-type="float" office:value="0.331958126670662" calcext:value-type="float">
            <text:p>0.331958126670662</text:p>
          </table:table-cell>
          <table:table-cell office:value-type="float" office:value="0.393303284931201" calcext:value-type="float">
            <text:p>0.393303284931201</text:p>
          </table:table-cell>
          <table:table-cell office:value-type="float" office:value="0.264410151832183" calcext:value-type="float">
            <text:p>0.264410151832183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354593922498126" calcext:value-type="float">
            <text:p>-0.354593922498126</text:p>
          </table:table-cell>
          <table:table-cell office:value-type="float" office:value="-0.466729312171002" calcext:value-type="float">
            <text:p>-0.466729312171002</text:p>
          </table:table-cell>
          <table:table-cell office:value-type="float" office:value="-0.24245853282525" calcext:value-type="float">
            <text:p>-0.24245853282525</text:p>
          </table:table-cell>
          <table:table-cell office:value-type="float" office:value="0.701458231787975" calcext:value-type="float">
            <text:p>0.701458231787975</text:p>
          </table:table-cell>
          <table:table-cell office:value-type="float" office:value="0.627049802191513" calcext:value-type="float">
            <text:p>0.627049802191513</text:p>
          </table:table-cell>
          <table:table-cell office:value-type="float" office:value="0.784696286042098" calcext:value-type="float">
            <text:p>0.784696286042098</text:p>
          </table:table-cell>
          <table:table-cell office:value-type="float" office:value="0.298541768212025" calcext:value-type="float">
            <text:p>0.298541768212025</text:p>
          </table:table-cell>
          <table:table-cell office:value-type="float" office:value="0.372950197808487" calcext:value-type="float">
            <text:p>0.372950197808487</text:p>
          </table:table-cell>
          <table:table-cell office:value-type="float" office:value="0.215303713957902" calcext:value-type="float">
            <text:p>0.215303713957902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137717341821567" calcext:value-type="float">
            <text:p>-0.0137717341821567</text:p>
          </table:table-cell>
          <table:table-cell office:value-type="float" office:value="-0.157125484678458" calcext:value-type="float">
            <text:p>-0.157125484678458</text:p>
          </table:table-cell>
          <table:table-cell office:value-type="float" office:value="0.129582016314144" calcext:value-type="float">
            <text:p>0.129582016314144</text:p>
          </table:table-cell>
          <table:table-cell office:value-type="float" office:value="0.986322662317677" calcext:value-type="float">
            <text:p>0.986322662317677</text:p>
          </table:table-cell>
          <table:table-cell office:value-type="float" office:value="0.854596813282664" calcext:value-type="float">
            <text:p>0.854596813282664</text:p>
          </table:table-cell>
          <table:table-cell office:value-type="float" office:value="1.1383524711081" calcext:value-type="float">
            <text:p>1.1383524711081</text:p>
          </table:table-cell>
          <table:table-cell office:value-type="float" office:value="0.0136773376823227" calcext:value-type="float">
            <text:p>0.0136773376823227</text:p>
          </table:table-cell>
          <table:table-cell office:value-type="float" office:value="0.145403186717336" calcext:value-type="float">
            <text:p>0.145403186717336</text:p>
          </table:table-cell>
          <table:table-cell office:value-type="float" office:value="-0.138352471108103" calcext:value-type="float">
            <text:p>-0.138352471108103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246962407643425" calcext:value-type="float">
            <text:p>0.246962407643425</text:p>
          </table:table-cell>
          <table:table-cell office:value-type="float" office:value="-0.0499671561173272" calcext:value-type="float">
            <text:p>-0.0499671561173272</text:p>
          </table:table-cell>
          <table:table-cell office:value-type="float" office:value="0.543891971404178" calcext:value-type="float">
            <text:p>0.543891971404178</text:p>
          </table:table-cell>
          <table:table-cell office:value-type="float" office:value="1.28013098873314" calcext:value-type="float">
            <text:p>1.28013098873314</text:p>
          </table:table-cell>
          <table:table-cell office:value-type="float" office:value="0.951260667081388" calcext:value-type="float">
            <text:p>0.951260667081388</text:p>
          </table:table-cell>
          <table:table-cell office:value-type="float" office:value="1.72269852525572" calcext:value-type="float">
            <text:p>1.72269852525572</text:p>
          </table:table-cell>
          <table:table-cell office:value-type="float" office:value="-0.280130988733137" calcext:value-type="float">
            <text:p>-0.280130988733137</text:p>
          </table:table-cell>
          <table:table-cell office:value-type="float" office:value="0.0487393329186118" calcext:value-type="float">
            <text:p>0.0487393329186118</text:p>
          </table:table-cell>
          <table:table-cell office:value-type="float" office:value="-0.722698525255718" calcext:value-type="float">
            <text:p>-0.722698525255718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-0.0489039707614189" calcext:value-type="float">
            <text:p>-0.0489039707614189</text:p>
          </table:table-cell>
          <table:table-cell office:value-type="float" office:value="-2.0141531266896" calcext:value-type="float">
            <text:p>-2.0141531266896</text:p>
          </table:table-cell>
          <table:table-cell office:value-type="float" office:value="1.91634518516676" calcext:value-type="float">
            <text:p>1.91634518516676</text:p>
          </table:table-cell>
          <table:table-cell office:value-type="float" office:value="0.952272571317845" calcext:value-type="float">
            <text:p>0.952272571317845</text:p>
          </table:table-cell>
          <table:table-cell office:value-type="float" office:value="0.133433356679114" calcext:value-type="float">
            <text:p>0.133433356679114</text:p>
          </table:table-cell>
          <table:table-cell office:value-type="float" office:value="6.79607462971247" calcext:value-type="float">
            <text:p>6.79607462971247</text:p>
          </table:table-cell>
          <table:table-cell office:value-type="float" office:value="0.0477274286821546" calcext:value-type="float">
            <text:p>0.0477274286821546</text:p>
          </table:table-cell>
          <table:table-cell office:value-type="float" office:value="0.866566643320886" calcext:value-type="float">
            <text:p>0.866566643320886</text:p>
          </table:table-cell>
          <table:table-cell office:value-type="float" office:value="-5.79607462971247" calcext:value-type="float">
            <text:p>-5.79607462971247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3.85995857410293" calcext:value-type="float">
            <text:p>-3.85995857410293</text:p>
          </table:table-cell>
          <table:table-cell office:value-type="float" office:value="-4.27022947639536" calcext:value-type="float">
            <text:p>-4.27022947639536</text:p>
          </table:table-cell>
          <table:table-cell office:value-type="float" office:value="-3.4496876718105" calcext:value-type="float">
            <text:p>-3.4496876718105</text:p>
          </table:table-cell>
          <table:table-cell office:value-type="float" office:value="0.0210688723018988" calcext:value-type="float">
            <text:p>0.0210688723018988</text:p>
          </table:table-cell>
          <table:table-cell office:value-type="float" office:value="0.0139785750322476" calcext:value-type="float">
            <text:p>0.0139785750322476</text:p>
          </table:table-cell>
          <table:table-cell office:value-type="float" office:value="0.0317555529837396" calcext:value-type="float">
            <text:p>0.0317555529837396</text:p>
          </table:table-cell>
          <table:table-cell office:value-type="float" office:value="0.978931127698101" calcext:value-type="float">
            <text:p>0.978931127698101</text:p>
          </table:table-cell>
          <table:table-cell office:value-type="float" office:value="0.986021424967752" calcext:value-type="float">
            <text:p>0.986021424967752</text:p>
          </table:table-cell>
          <table:table-cell office:value-type="float" office:value="0.96824444701626" calcext:value-type="float">
            <text:p>0.96824444701626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3.27613987927231" calcext:value-type="float">
            <text:p>-3.27613987927231</text:p>
          </table:table-cell>
          <table:table-cell office:value-type="float" office:value="-3.6141758346475" calcext:value-type="float">
            <text:p>-3.6141758346475</text:p>
          </table:table-cell>
          <table:table-cell office:value-type="float" office:value="-2.93810392389711" calcext:value-type="float">
            <text:p>-2.93810392389711</text:p>
          </table:table-cell>
          <table:table-cell office:value-type="float" office:value="0.0377737871228119" calcext:value-type="float">
            <text:p>0.0377737871228119</text:p>
          </table:table-cell>
          <table:table-cell office:value-type="float" office:value="0.0269391183585407" calcext:value-type="float">
            <text:p>0.0269391183585407</text:p>
          </table:table-cell>
          <table:table-cell office:value-type="float" office:value="0.052966061272274" calcext:value-type="float">
            <text:p>0.052966061272274</text:p>
          </table:table-cell>
          <table:table-cell office:value-type="float" office:value="0.962226212877188" calcext:value-type="float">
            <text:p>0.962226212877188</text:p>
          </table:table-cell>
          <table:table-cell office:value-type="float" office:value="0.973060881641459" calcext:value-type="float">
            <text:p>0.973060881641459</text:p>
          </table:table-cell>
          <table:table-cell office:value-type="float" office:value="0.947033938727726" calcext:value-type="float">
            <text:p>0.947033938727726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82993487120827" calcext:value-type="float">
            <text:p>-2.82993487120827</text:p>
          </table:table-cell>
          <table:table-cell office:value-type="float" office:value="-3.45192230570868" calcext:value-type="float">
            <text:p>-3.45192230570868</text:p>
          </table:table-cell>
          <table:table-cell office:value-type="float" office:value="-2.20794743670785" calcext:value-type="float">
            <text:p>-2.20794743670785</text:p>
          </table:table-cell>
          <table:table-cell office:value-type="float" office:value="0.059016697230466" calcext:value-type="float">
            <text:p>0.059016697230466</text:p>
          </table:table-cell>
          <table:table-cell office:value-type="float" office:value="0.0316846701766449" calcext:value-type="float">
            <text:p>0.0316846701766449</text:p>
          </table:table-cell>
          <table:table-cell office:value-type="float" office:value="0.109926047283264" calcext:value-type="float">
            <text:p>0.109926047283264</text:p>
          </table:table-cell>
          <table:table-cell office:value-type="float" office:value="0.940983302769534" calcext:value-type="float">
            <text:p>0.940983302769534</text:p>
          </table:table-cell>
          <table:table-cell office:value-type="float" office:value="0.968315329823355" calcext:value-type="float">
            <text:p>0.968315329823355</text:p>
          </table:table-cell>
          <table:table-cell office:value-type="float" office:value="0.890073952716736" calcext:value-type="float">
            <text:p>0.890073952716736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4.37573277553636" calcext:value-type="float">
            <text:p>-4.37573277553636</text:p>
          </table:table-cell>
          <table:table-cell office:value-type="float" office:value="-5.3565843073782" calcext:value-type="float">
            <text:p>-5.3565843073782</text:p>
          </table:table-cell>
          <table:table-cell office:value-type="float" office:value="-3.39488124369451" calcext:value-type="float">
            <text:p>-3.39488124369451</text:p>
          </table:table-cell>
          <table:table-cell office:value-type="float" office:value="0.0125789213385896" calcext:value-type="float">
            <text:p>0.0125789213385896</text:p>
          </table:table-cell>
          <table:table-cell office:value-type="float" office:value="0.00471699041177238" calcext:value-type="float">
            <text:p>0.00471699041177238</text:p>
          </table:table-cell>
          <table:table-cell office:value-type="float" office:value="0.0335445375609678" calcext:value-type="float">
            <text:p>0.0335445375609678</text:p>
          </table:table-cell>
          <table:table-cell office:value-type="float" office:value="0.98742107866141" calcext:value-type="float">
            <text:p>0.98742107866141</text:p>
          </table:table-cell>
          <table:table-cell office:value-type="float" office:value="0.995283009588228" calcext:value-type="float">
            <text:p>0.995283009588228</text:p>
          </table:table-cell>
          <table:table-cell office:value-type="float" office:value="0.966455462439032" calcext:value-type="float">
            <text:p>0.966455462439032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44839514678334" calcext:value-type="float">
            <text:p>-2.44839514678334</text:p>
          </table:table-cell>
          <table:table-cell office:value-type="float" office:value="-2.7817143285865" calcext:value-type="float">
            <text:p>-2.7817143285865</text:p>
          </table:table-cell>
          <table:table-cell office:value-type="float" office:value="-2.11507596498018" calcext:value-type="float">
            <text:p>-2.11507596498018</text:p>
          </table:table-cell>
          <table:table-cell office:value-type="float" office:value="0.086432186225602" calcext:value-type="float">
            <text:p>0.086432186225602</text:p>
          </table:table-cell>
          <table:table-cell office:value-type="float" office:value="0.0619322441018081" calcext:value-type="float">
            <text:p>0.0619322441018081</text:p>
          </table:table-cell>
          <table:table-cell office:value-type="float" office:value="0.120624125995768" calcext:value-type="float">
            <text:p>0.120624125995768</text:p>
          </table:table-cell>
          <table:table-cell office:value-type="float" office:value="0.913567813774398" calcext:value-type="float">
            <text:p>0.913567813774398</text:p>
          </table:table-cell>
          <table:table-cell office:value-type="float" office:value="0.938067755898192" calcext:value-type="float">
            <text:p>0.938067755898192</text:p>
          </table:table-cell>
          <table:table-cell office:value-type="float" office:value="0.879375874004232" calcext:value-type="float">
            <text:p>0.879375874004232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2.47018875710987" calcext:value-type="float">
            <text:p>-2.47018875710987</text:p>
          </table:table-cell>
          <table:table-cell office:value-type="float" office:value="-2.94706595332808" calcext:value-type="float">
            <text:p>-2.94706595332808</text:p>
          </table:table-cell>
          <table:table-cell office:value-type="float" office:value="-1.99331156089165" calcext:value-type="float">
            <text:p>-1.99331156089165</text:p>
          </table:table-cell>
          <table:table-cell office:value-type="float" office:value="0.0845688945147935" calcext:value-type="float">
            <text:p>0.0845688945147935</text:p>
          </table:table-cell>
          <table:table-cell office:value-type="float" office:value="0.0524934985955531" calcext:value-type="float">
            <text:p>0.0524934985955531</text:p>
          </table:table-cell>
          <table:table-cell office:value-type="float" office:value="0.136243498924649" calcext:value-type="float">
            <text:p>0.136243498924649</text:p>
          </table:table-cell>
          <table:table-cell office:value-type="float" office:value="0.915431105485206" calcext:value-type="float">
            <text:p>0.915431105485206</text:p>
          </table:table-cell>
          <table:table-cell office:value-type="float" office:value="0.947506501404447" calcext:value-type="float">
            <text:p>0.947506501404447</text:p>
          </table:table-cell>
          <table:table-cell office:value-type="float" office:value="0.863756501075351" calcext:value-type="float">
            <text:p>0.863756501075351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1.77350207837141" calcext:value-type="float">
            <text:p>-1.77350207837141</text:p>
          </table:table-cell>
          <table:table-cell office:value-type="float" office:value="-2.18416294578065" calcext:value-type="float">
            <text:p>-2.18416294578065</text:p>
          </table:table-cell>
          <table:table-cell office:value-type="float" office:value="-1.36284121096218" calcext:value-type="float">
            <text:p>-1.36284121096218</text:p>
          </table:table-cell>
          <table:table-cell office:value-type="float" office:value="0.169737512660009" calcext:value-type="float">
            <text:p>0.169737512660009</text:p>
          </table:table-cell>
          <table:table-cell office:value-type="float" office:value="0.112571923031136" calcext:value-type="float">
            <text:p>0.112571923031136</text:p>
          </table:table-cell>
          <table:table-cell office:value-type="float" office:value="0.255932584504559" calcext:value-type="float">
            <text:p>0.255932584504559</text:p>
          </table:table-cell>
          <table:table-cell office:value-type="float" office:value="0.830262487339991" calcext:value-type="float">
            <text:p>0.830262487339991</text:p>
          </table:table-cell>
          <table:table-cell office:value-type="float" office:value="0.887428076968864" calcext:value-type="float">
            <text:p>0.887428076968864</text:p>
          </table:table-cell>
          <table:table-cell office:value-type="float" office:value="0.744067415495441" calcext:value-type="float">
            <text:p>0.744067415495441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77000534175705" calcext:value-type="float">
            <text:p>-1.77000534175705</text:p>
          </table:table-cell>
          <table:table-cell office:value-type="float" office:value="-2.39100166641883" calcext:value-type="float">
            <text:p>-2.39100166641883</text:p>
          </table:table-cell>
          <table:table-cell office:value-type="float" office:value="-1.14900901709528" calcext:value-type="float">
            <text:p>-1.14900901709528</text:p>
          </table:table-cell>
          <table:table-cell office:value-type="float" office:value="0.170332078950395" calcext:value-type="float">
            <text:p>0.170332078950395</text:p>
          </table:table-cell>
          <table:table-cell office:value-type="float" office:value="0.0915379474525155" calcext:value-type="float">
            <text:p>0.0915379474525155</text:p>
          </table:table-cell>
          <table:table-cell office:value-type="float" office:value="0.316950706531998" calcext:value-type="float">
            <text:p>0.316950706531998</text:p>
          </table:table-cell>
          <table:table-cell office:value-type="float" office:value="0.829667921049605" calcext:value-type="float">
            <text:p>0.829667921049605</text:p>
          </table:table-cell>
          <table:table-cell office:value-type="float" office:value="0.908462052547485" calcext:value-type="float">
            <text:p>0.908462052547485</text:p>
          </table:table-cell>
          <table:table-cell office:value-type="float" office:value="0.683049293468002" calcext:value-type="float">
            <text:p>0.683049293468002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38178645113339" calcext:value-type="float">
            <text:p>-1.38178645113339</text:p>
          </table:table-cell>
          <table:table-cell office:value-type="float" office:value="-2.25908515160189" calcext:value-type="float">
            <text:p>-2.25908515160189</text:p>
          </table:table-cell>
          <table:table-cell office:value-type="float" office:value="-0.504487750664893" calcext:value-type="float">
            <text:p>-0.504487750664893</text:p>
          </table:table-cell>
          <table:table-cell office:value-type="float" office:value="0.251129521474418" calcext:value-type="float">
            <text:p>0.251129521474418</text:p>
          </table:table-cell>
          <table:table-cell office:value-type="float" office:value="0.104445993309848" calcext:value-type="float">
            <text:p>0.104445993309848</text:p>
          </table:table-cell>
          <table:table-cell office:value-type="float" office:value="0.603814799950053" calcext:value-type="float">
            <text:p>0.603814799950053</text:p>
          </table:table-cell>
          <table:table-cell office:value-type="float" office:value="0.748870478525582" calcext:value-type="float">
            <text:p>0.748870478525582</text:p>
          </table:table-cell>
          <table:table-cell office:value-type="float" office:value="0.895554006690152" calcext:value-type="float">
            <text:p>0.895554006690152</text:p>
          </table:table-cell>
          <table:table-cell office:value-type="float" office:value="0.396185200049947" calcext:value-type="float">
            <text:p>0.396185200049947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47672599852417" calcext:value-type="float">
            <text:p>-1.47672599852417</text:p>
          </table:table-cell>
          <table:table-cell office:value-type="float" office:value="-3.43725982005617" calcext:value-type="float">
            <text:p>-3.43725982005617</text:p>
          </table:table-cell>
          <table:table-cell office:value-type="float" office:value="0.483807823007835" calcext:value-type="float">
            <text:p>0.483807823007835</text:p>
          </table:table-cell>
          <table:table-cell office:value-type="float" office:value="0.228384195878032" calcext:value-type="float">
            <text:p>0.228384195878032</text:p>
          </table:table-cell>
          <table:table-cell office:value-type="float" office:value="0.0321526688257568" calcext:value-type="float">
            <text:p>0.0321526688257568</text:p>
          </table:table-cell>
          <table:table-cell office:value-type="float" office:value="1.62223985851748" calcext:value-type="float">
            <text:p>1.62223985851748</text:p>
          </table:table-cell>
          <table:table-cell office:value-type="float" office:value="0.771615804121968" calcext:value-type="float">
            <text:p>0.771615804121968</text:p>
          </table:table-cell>
          <table:table-cell office:value-type="float" office:value="0.967847331174243" calcext:value-type="float">
            <text:p>0.967847331174243</text:p>
          </table:table-cell>
          <table:table-cell office:value-type="float" office:value="-0.622239858517484" calcext:value-type="float">
            <text:p>-0.622239858517484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10042387277438" calcext:value-type="float">
            <text:p>-2.10042387277438</text:p>
          </table:table-cell>
          <table:table-cell office:value-type="float" office:value="-2.50256179116285" calcext:value-type="float">
            <text:p>-2.50256179116285</text:p>
          </table:table-cell>
          <table:table-cell office:value-type="float" office:value="-1.69828595438592" calcext:value-type="float">
            <text:p>-1.69828595438592</text:p>
          </table:table-cell>
          <table:table-cell office:value-type="float" office:value="0.122404533306202" calcext:value-type="float">
            <text:p>0.122404533306202</text:p>
          </table:table-cell>
          <table:table-cell office:value-type="float" office:value="0.0818749831226065" calcext:value-type="float">
            <text:p>0.0818749831226065</text:p>
          </table:table-cell>
          <table:table-cell office:value-type="float" office:value="0.182996920457039" calcext:value-type="float">
            <text:p>0.182996920457039</text:p>
          </table:table-cell>
          <table:table-cell office:value-type="float" office:value="0.877595466693798" calcext:value-type="float">
            <text:p>0.877595466693798</text:p>
          </table:table-cell>
          <table:table-cell office:value-type="float" office:value="0.918125016877393" calcext:value-type="float">
            <text:p>0.918125016877393</text:p>
          </table:table-cell>
          <table:table-cell office:value-type="float" office:value="0.817003079542961" calcext:value-type="float">
            <text:p>0.817003079542961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2.17319753297604" calcext:value-type="float">
            <text:p>-2.17319753297604</text:p>
          </table:table-cell>
          <table:table-cell office:value-type="float" office:value="-2.97487755375203" calcext:value-type="float">
            <text:p>-2.97487755375203</text:p>
          </table:table-cell>
          <table:table-cell office:value-type="float" office:value="-1.37151751220005" calcext:value-type="float">
            <text:p>-1.37151751220005</text:p>
          </table:table-cell>
          <table:table-cell office:value-type="float" office:value="0.113813113282388" calcext:value-type="float">
            <text:p>0.113813113282388</text:p>
          </table:table-cell>
          <table:table-cell office:value-type="float" office:value="0.0510536849536117" calcext:value-type="float">
            <text:p>0.0510536849536117</text:p>
          </table:table-cell>
          <table:table-cell office:value-type="float" office:value="0.253721641577868" calcext:value-type="float">
            <text:p>0.253721641577868</text:p>
          </table:table-cell>
          <table:table-cell office:value-type="float" office:value="0.886186886717612" calcext:value-type="float">
            <text:p>0.886186886717612</text:p>
          </table:table-cell>
          <table:table-cell office:value-type="float" office:value="0.948946315046388" calcext:value-type="float">
            <text:p>0.948946315046388</text:p>
          </table:table-cell>
          <table:table-cell office:value-type="float" office:value="0.746278358422132" calcext:value-type="float">
            <text:p>0.746278358422132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2.77284582077758" calcext:value-type="float">
            <text:p>-2.77284582077758</text:p>
          </table:table-cell>
          <table:table-cell office:value-type="float" office:value="-4.73325406803009" calcext:value-type="float">
            <text:p>-4.73325406803009</text:p>
          </table:table-cell>
          <table:table-cell office:value-type="float" office:value="-0.812437573525057" calcext:value-type="float">
            <text:p>-0.812437573525057</text:p>
          </table:table-cell>
          <table:table-cell office:value-type="float" office:value="0.0624839334068251" calcext:value-type="float">
            <text:p>0.0624839334068251</text:p>
          </table:table-cell>
          <table:table-cell office:value-type="float" office:value="0.00879779578341862" calcext:value-type="float">
            <text:p>0.00879779578341862</text:p>
          </table:table-cell>
          <table:table-cell office:value-type="float" office:value="0.443775012526088" calcext:value-type="float">
            <text:p>0.443775012526088</text:p>
          </table:table-cell>
          <table:table-cell office:value-type="float" office:value="0.937516066593175" calcext:value-type="float">
            <text:p>0.937516066593175</text:p>
          </table:table-cell>
          <table:table-cell office:value-type="float" office:value="0.991202204216581" calcext:value-type="float">
            <text:p>0.991202204216581</text:p>
          </table:table-cell>
          <table:table-cell office:value-type="float" office:value="0.556224987473912" calcext:value-type="float">
            <text:p>0.556224987473912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42295987702538" calcext:value-type="float">
            <text:p>-1.42295987702538</text:p>
          </table:table-cell>
          <table:table-cell office:value-type="float" office:value="-1.83344937975904" calcext:value-type="float">
            <text:p>-1.83344937975904</text:p>
          </table:table-cell>
          <table:table-cell office:value-type="float" office:value="-1.01247037429172" calcext:value-type="float">
            <text:p>-1.01247037429172</text:p>
          </table:table-cell>
          <table:table-cell office:value-type="float" office:value="0.240999630900612" calcext:value-type="float">
            <text:p>0.240999630900612</text:p>
          </table:table-cell>
          <table:table-cell office:value-type="float" office:value="0.159861193683108" calcext:value-type="float">
            <text:p>0.159861193683108</text:p>
          </table:table-cell>
          <table:table-cell office:value-type="float" office:value="0.363320332821764" calcext:value-type="float">
            <text:p>0.363320332821764</text:p>
          </table:table-cell>
          <table:table-cell office:value-type="float" office:value="0.759000369099388" calcext:value-type="float">
            <text:p>0.759000369099388</text:p>
          </table:table-cell>
          <table:table-cell office:value-type="float" office:value="0.840138806316892" calcext:value-type="float">
            <text:p>0.840138806316892</text:p>
          </table:table-cell>
          <table:table-cell office:value-type="float" office:value="0.636679667178236" calcext:value-type="float">
            <text:p>0.636679667178236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94844418775373" calcext:value-type="float">
            <text:p>-1.94844418775373</text:p>
          </table:table-cell>
          <table:table-cell office:value-type="float" office:value="-2.45579577308293" calcext:value-type="float">
            <text:p>-2.45579577308293</text:p>
          </table:table-cell>
          <table:table-cell office:value-type="float" office:value="-1.44109260242453" calcext:value-type="float">
            <text:p>-1.44109260242453</text:p>
          </table:table-cell>
          <table:table-cell office:value-type="float" office:value="0.142495595609624" calcext:value-type="float">
            <text:p>0.142495595609624</text:p>
          </table:table-cell>
          <table:table-cell office:value-type="float" office:value="0.0857948950008506" calcext:value-type="float">
            <text:p>0.0857948950008506</text:p>
          </table:table-cell>
          <table:table-cell office:value-type="float" office:value="0.236669032206872" calcext:value-type="float">
            <text:p>0.236669032206872</text:p>
          </table:table-cell>
          <table:table-cell office:value-type="float" office:value="0.857504404390376" calcext:value-type="float">
            <text:p>0.857504404390376</text:p>
          </table:table-cell>
          <table:table-cell office:value-type="float" office:value="0.914205104999149" calcext:value-type="float">
            <text:p>0.914205104999149</text:p>
          </table:table-cell>
          <table:table-cell office:value-type="float" office:value="0.763330967793128" calcext:value-type="float">
            <text:p>0.763330967793128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80775153977362" calcext:value-type="float">
            <text:p>-1.80775153977362</text:p>
          </table:table-cell>
          <table:table-cell office:value-type="float" office:value="-2.3525150754683" calcext:value-type="float">
            <text:p>-2.3525150754683</text:p>
          </table:table-cell>
          <table:table-cell office:value-type="float" office:value="-1.26298800407895" calcext:value-type="float">
            <text:p>-1.26298800407895</text:p>
          </table:table-cell>
          <table:table-cell office:value-type="float" office:value="0.16402252061316" calcext:value-type="float">
            <text:p>0.16402252061316</text:p>
          </table:table-cell>
          <table:table-cell office:value-type="float" office:value="0.095129602956317" calcext:value-type="float">
            <text:p>0.095129602956317</text:p>
          </table:table-cell>
          <table:table-cell office:value-type="float" office:value="0.282807732106782" calcext:value-type="float">
            <text:p>0.282807732106782</text:p>
          </table:table-cell>
          <table:table-cell office:value-type="float" office:value="0.83597747938684" calcext:value-type="float">
            <text:p>0.83597747938684</text:p>
          </table:table-cell>
          <table:table-cell office:value-type="float" office:value="0.904870397043683" calcext:value-type="float">
            <text:p>0.904870397043683</text:p>
          </table:table-cell>
          <table:table-cell office:value-type="float" office:value="0.717192267893218" calcext:value-type="float">
            <text:p>0.717192267893218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51378787730582" calcext:value-type="float">
            <text:p>-1.51378787730582</text:p>
          </table:table-cell>
          <table:table-cell office:value-type="float" office:value="-2.20790242578243" calcext:value-type="float">
            <text:p>-2.20790242578243</text:p>
          </table:table-cell>
          <table:table-cell office:value-type="float" office:value="-0.819673328829219" calcext:value-type="float">
            <text:p>-0.819673328829219</text:p>
          </table:table-cell>
          <table:table-cell office:value-type="float" office:value="0.22007478087789" calcext:value-type="float">
            <text:p>0.22007478087789</text:p>
          </table:table-cell>
          <table:table-cell office:value-type="float" office:value="0.109930995267736" calcext:value-type="float">
            <text:p>0.109930995267736</text:p>
          </table:table-cell>
          <table:table-cell office:value-type="float" office:value="0.440575554332908" calcext:value-type="float">
            <text:p>0.440575554332908</text:p>
          </table:table-cell>
          <table:table-cell office:value-type="float" office:value="0.77992521912211" calcext:value-type="float">
            <text:p>0.77992521912211</text:p>
          </table:table-cell>
          <table:table-cell office:value-type="float" office:value="0.890069004732264" calcext:value-type="float">
            <text:p>0.890069004732264</text:p>
          </table:table-cell>
          <table:table-cell office:value-type="float" office:value="0.559424445667092" calcext:value-type="float">
            <text:p>0.559424445667092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58497941327042" calcext:value-type="float">
            <text:p>-1.58497941327042</text:p>
          </table:table-cell>
          <table:table-cell office:value-type="float" office:value="-1.9604353707413" calcext:value-type="float">
            <text:p>-1.9604353707413</text:p>
          </table:table-cell>
          <table:table-cell office:value-type="float" office:value="-1.20952345579954" calcext:value-type="float">
            <text:p>-1.20952345579954</text:p>
          </table:table-cell>
          <table:table-cell office:value-type="float" office:value="0.204952012365023" calcext:value-type="float">
            <text:p>0.204952012365023</text:p>
          </table:table-cell>
          <table:table-cell office:value-type="float" office:value="0.140797108633667" calcext:value-type="float">
            <text:p>0.140797108633667</text:p>
          </table:table-cell>
          <table:table-cell office:value-type="float" office:value="0.298339417478835" calcext:value-type="float">
            <text:p>0.298339417478835</text:p>
          </table:table-cell>
          <table:table-cell office:value-type="float" office:value="0.795047987634977" calcext:value-type="float">
            <text:p>0.795047987634977</text:p>
          </table:table-cell>
          <table:table-cell office:value-type="float" office:value="0.859202891366333" calcext:value-type="float">
            <text:p>0.859202891366333</text:p>
          </table:table-cell>
          <table:table-cell office:value-type="float" office:value="0.701660582521165" calcext:value-type="float">
            <text:p>0.701660582521165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00453117658225" calcext:value-type="float">
            <text:p>-2.00453117658225</text:p>
          </table:table-cell>
          <table:table-cell office:value-type="float" office:value="-2.83855507563947" calcext:value-type="float">
            <text:p>-2.83855507563947</text:p>
          </table:table-cell>
          <table:table-cell office:value-type="float" office:value="-1.17050727752503" calcext:value-type="float">
            <text:p>-1.17050727752503</text:p>
          </table:table-cell>
          <table:table-cell office:value-type="float" office:value="0.134723442396739" calcext:value-type="float">
            <text:p>0.134723442396739</text:p>
          </table:table-cell>
          <table:table-cell office:value-type="float" office:value="0.0585101476526593" calcext:value-type="float">
            <text:p>0.0585101476526593</text:p>
          </table:table-cell>
          <table:table-cell office:value-type="float" office:value="0.310209539018355" calcext:value-type="float">
            <text:p>0.310209539018355</text:p>
          </table:table-cell>
          <table:table-cell office:value-type="float" office:value="0.865276557603261" calcext:value-type="float">
            <text:p>0.865276557603261</text:p>
          </table:table-cell>
          <table:table-cell office:value-type="float" office:value="0.941489852347341" calcext:value-type="float">
            <text:p>0.941489852347341</text:p>
          </table:table-cell>
          <table:table-cell office:value-type="float" office:value="0.689790460981645" calcext:value-type="float">
            <text:p>0.689790460981645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1.46787768651314" calcext:value-type="float">
            <text:p>-1.46787768651314</text:p>
          </table:table-cell>
          <table:table-cell office:value-type="float" office:value="-2.47575906158367" calcext:value-type="float">
            <text:p>-2.47575906158367</text:p>
          </table:table-cell>
          <table:table-cell office:value-type="float" office:value="-0.459996311442605" calcext:value-type="float">
            <text:p>-0.459996311442605</text:p>
          </table:table-cell>
          <table:table-cell office:value-type="float" office:value="0.230413977328283" calcext:value-type="float">
            <text:p>0.230413977328283</text:p>
          </table:table-cell>
          <table:table-cell office:value-type="float" office:value="0.0840991296047894" calcext:value-type="float">
            <text:p>0.0840991296047894</text:p>
          </table:table-cell>
          <table:table-cell office:value-type="float" office:value="0.631285974037179" calcext:value-type="float">
            <text:p>0.631285974037179</text:p>
          </table:table-cell>
          <table:table-cell office:value-type="float" office:value="0.769586022671717" calcext:value-type="float">
            <text:p>0.769586022671717</text:p>
          </table:table-cell>
          <table:table-cell office:value-type="float" office:value="0.915900870395211" calcext:value-type="float">
            <text:p>0.915900870395211</text:p>
          </table:table-cell>
          <table:table-cell office:value-type="float" office:value="0.368714025962821" calcext:value-type="float">
            <text:p>0.368714025962821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536488140721534" calcext:value-type="float">
            <text:p>-0.536488140721534</text:p>
          </table:table-cell>
          <table:table-cell office:value-type="float" office:value="-0.942691972968652" calcext:value-type="float">
            <text:p>-0.942691972968652</text:p>
          </table:table-cell>
          <table:table-cell office:value-type="float" office:value="-0.130284308474417" calcext:value-type="float">
            <text:p>-0.130284308474417</text:p>
          </table:table-cell>
          <table:table-cell office:value-type="float" office:value="0.584798380003924" calcext:value-type="float">
            <text:p>0.584798380003924</text:p>
          </table:table-cell>
          <table:table-cell office:value-type="float" office:value="0.389577689900702" calcext:value-type="float">
            <text:p>0.389577689900702</text:p>
          </table:table-cell>
          <table:table-cell office:value-type="float" office:value="0.877845816433642" calcext:value-type="float">
            <text:p>0.877845816433642</text:p>
          </table:table-cell>
          <table:table-cell office:value-type="float" office:value="0.415201619996076" calcext:value-type="float">
            <text:p>0.415201619996076</text:p>
          </table:table-cell>
          <table:table-cell office:value-type="float" office:value="0.610422310099298" calcext:value-type="float">
            <text:p>0.610422310099298</text:p>
          </table:table-cell>
          <table:table-cell office:value-type="float" office:value="0.122154183566358" calcext:value-type="float">
            <text:p>0.122154183566358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512619027840454" calcext:value-type="float">
            <text:p>-0.512619027840454</text:p>
          </table:table-cell>
          <table:table-cell office:value-type="float" office:value="-0.918498615107551" calcext:value-type="float">
            <text:p>-0.918498615107551</text:p>
          </table:table-cell>
          <table:table-cell office:value-type="float" office:value="-0.106739440573357" calcext:value-type="float">
            <text:p>-0.106739440573357</text:p>
          </table:table-cell>
          <table:table-cell office:value-type="float" office:value="0.598924921868221" calcext:value-type="float">
            <text:p>0.598924921868221</text:p>
          </table:table-cell>
          <table:table-cell office:value-type="float" office:value="0.399117820939187" calcext:value-type="float">
            <text:p>0.399117820939187</text:p>
          </table:table-cell>
          <table:table-cell office:value-type="float" office:value="0.898759822828133" calcext:value-type="float">
            <text:p>0.898759822828133</text:p>
          </table:table-cell>
          <table:table-cell office:value-type="float" office:value="0.401075078131779" calcext:value-type="float">
            <text:p>0.401075078131779</text:p>
          </table:table-cell>
          <table:table-cell office:value-type="float" office:value="0.600882179060813" calcext:value-type="float">
            <text:p>0.600882179060813</text:p>
          </table:table-cell>
          <table:table-cell office:value-type="float" office:value="0.101240177171867" calcext:value-type="float">
            <text:p>0.101240177171867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599328176879326" calcext:value-type="float">
            <text:p>-0.599328176879326</text:p>
          </table:table-cell>
          <table:table-cell office:value-type="float" office:value="-1.00514742854834" calcext:value-type="float">
            <text:p>-1.00514742854834</text:p>
          </table:table-cell>
          <table:table-cell office:value-type="float" office:value="-0.193508925210314" calcext:value-type="float">
            <text:p>-0.193508925210314</text:p>
          </table:table-cell>
          <table:table-cell office:value-type="float" office:value="0.549180464319842" calcext:value-type="float">
            <text:p>0.549180464319842</text:p>
          </table:table-cell>
          <table:table-cell office:value-type="float" office:value="0.365990673352706" calcext:value-type="float">
            <text:p>0.365990673352706</text:p>
          </table:table-cell>
          <table:table-cell office:value-type="float" office:value="0.824062481231332" calcext:value-type="float">
            <text:p>0.824062481231332</text:p>
          </table:table-cell>
          <table:table-cell office:value-type="float" office:value="0.450819535680158" calcext:value-type="float">
            <text:p>0.450819535680158</text:p>
          </table:table-cell>
          <table:table-cell office:value-type="float" office:value="0.634009326647294" calcext:value-type="float">
            <text:p>0.634009326647294</text:p>
          </table:table-cell>
          <table:table-cell office:value-type="float" office:value="0.175937518768668" calcext:value-type="float">
            <text:p>0.175937518768668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211399976124993" calcext:value-type="float">
            <text:p>-0.211399976124993</text:p>
          </table:table-cell>
          <table:table-cell office:value-type="float" office:value="-0.572258204940111" calcext:value-type="float">
            <text:p>-0.572258204940111</text:p>
          </table:table-cell>
          <table:table-cell office:value-type="float" office:value="0.149458252690125" calcext:value-type="float">
            <text:p>0.149458252690125</text:p>
          </table:table-cell>
          <table:table-cell office:value-type="float" office:value="0.809450241353442" calcext:value-type="float">
            <text:p>0.809450241353442</text:p>
          </table:table-cell>
          <table:table-cell office:value-type="float" office:value="0.56424980722085" calcext:value-type="float">
            <text:p>0.56424980722085</text:p>
          </table:table-cell>
          <table:table-cell office:value-type="float" office:value="1.16120499261543" calcext:value-type="float">
            <text:p>1.16120499261543</text:p>
          </table:table-cell>
          <table:table-cell office:value-type="float" office:value="0.190549758646558" calcext:value-type="float">
            <text:p>0.190549758646558</text:p>
          </table:table-cell>
          <table:table-cell office:value-type="float" office:value="0.43575019277915" calcext:value-type="float">
            <text:p>0.43575019277915</text:p>
          </table:table-cell>
          <table:table-cell office:value-type="float" office:value="-0.161204992615432" calcext:value-type="float">
            <text:p>-0.161204992615432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684687099839707" calcext:value-type="float">
            <text:p>0.684687099839707</text:p>
          </table:table-cell>
          <table:table-cell office:value-type="float" office:value="0.391636697339582" calcext:value-type="float">
            <text:p>0.391636697339582</text:p>
          </table:table-cell>
          <table:table-cell office:value-type="float" office:value="0.977737502339831" calcext:value-type="float">
            <text:p>0.977737502339831</text:p>
          </table:table-cell>
          <table:table-cell office:value-type="float" office:value="1.9831512101138" calcext:value-type="float">
            <text:p>1.9831512101138</text:p>
          </table:table-cell>
          <table:table-cell office:value-type="float" office:value="1.47940014375028" calcext:value-type="float">
            <text:p>1.47940014375028</text:p>
          </table:table-cell>
          <table:table-cell office:value-type="float" office:value="2.65843473031302" calcext:value-type="float">
            <text:p>2.65843473031302</text:p>
          </table:table-cell>
          <table:table-cell office:value-type="float" office:value="-0.983151210113796" calcext:value-type="float">
            <text:p>-0.983151210113796</text:p>
          </table:table-cell>
          <table:table-cell office:value-type="float" office:value="-0.479400143750275" calcext:value-type="float">
            <text:p>-0.479400143750275</text:p>
          </table:table-cell>
          <table:table-cell office:value-type="float" office:value="-1.65843473031302" calcext:value-type="float">
            <text:p>-1.65843473031302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1.13857878494452" calcext:value-type="float">
            <text:p>1.13857878494452</text:p>
          </table:table-cell>
          <table:table-cell office:value-type="float" office:value="0.856007455309238" calcext:value-type="float">
            <text:p>0.856007455309238</text:p>
          </table:table-cell>
          <table:table-cell office:value-type="float" office:value="1.4211501145798" calcext:value-type="float">
            <text:p>1.4211501145798</text:p>
          </table:table-cell>
          <table:table-cell office:value-type="float" office:value="3.12232771122014" calcext:value-type="float">
            <text:p>3.12232771122014</text:p>
          </table:table-cell>
          <table:table-cell office:value-type="float" office:value="2.35374447886221" calcext:value-type="float">
            <text:p>2.35374447886221</text:p>
          </table:table-cell>
          <table:table-cell office:value-type="float" office:value="4.14188134005345" calcext:value-type="float">
            <text:p>4.14188134005345</text:p>
          </table:table-cell>
          <table:table-cell office:value-type="float" office:value="-2.12232771122014" calcext:value-type="float">
            <text:p>-2.12232771122014</text:p>
          </table:table-cell>
          <table:table-cell office:value-type="float" office:value="-1.35374447886221" calcext:value-type="float">
            <text:p>-1.35374447886221</text:p>
          </table:table-cell>
          <table:table-cell office:value-type="float" office:value="-3.14188134005345" calcext:value-type="float">
            <text:p>-3.14188134005345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64554690184731" calcext:value-type="float">
            <text:p>1.64554690184731</text:p>
          </table:table-cell>
          <table:table-cell office:value-type="float" office:value="1.38054745403025" calcext:value-type="float">
            <text:p>1.38054745403025</text:p>
          </table:table-cell>
          <table:table-cell office:value-type="float" office:value="1.91054634966436" calcext:value-type="float">
            <text:p>1.91054634966436</text:p>
          </table:table-cell>
          <table:table-cell office:value-type="float" office:value="5.18384418580306" calcext:value-type="float">
            <text:p>5.18384418580306</text:p>
          </table:table-cell>
          <table:table-cell office:value-type="float" office:value="3.97707829917006" calcext:value-type="float">
            <text:p>3.97707829917006</text:p>
          </table:table-cell>
          <table:table-cell office:value-type="float" office:value="6.75677935440494" calcext:value-type="float">
            <text:p>6.75677935440494</text:p>
          </table:table-cell>
          <table:table-cell office:value-type="float" office:value="-4.18384418580306" calcext:value-type="float">
            <text:p>-4.18384418580306</text:p>
          </table:table-cell>
          <table:table-cell office:value-type="float" office:value="-2.97707829917006" calcext:value-type="float">
            <text:p>-2.97707829917006</text:p>
          </table:table-cell>
          <table:table-cell office:value-type="float" office:value="-5.75677935440494" calcext:value-type="float">
            <text:p>-5.75677935440494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2.07736543683738" calcext:value-type="float">
            <text:p>2.07736543683738</text:p>
          </table:table-cell>
          <table:table-cell office:value-type="float" office:value="1.82118530461136" calcext:value-type="float">
            <text:p>1.82118530461136</text:p>
          </table:table-cell>
          <table:table-cell office:value-type="float" office:value="2.33354556906339" calcext:value-type="float">
            <text:p>2.33354556906339</text:p>
          </table:table-cell>
          <table:table-cell office:value-type="float" office:value="7.98340839018052" calcext:value-type="float">
            <text:p>7.98340839018052</text:p>
          </table:table-cell>
          <table:table-cell office:value-type="float" office:value="6.17917831944546" calcext:value-type="float">
            <text:p>6.17917831944546</text:p>
          </table:table-cell>
          <table:table-cell office:value-type="float" office:value="10.3144473633065" calcext:value-type="float">
            <text:p>10.3144473633065</text:p>
          </table:table-cell>
          <table:table-cell office:value-type="float" office:value="-6.98340839018052" calcext:value-type="float">
            <text:p>-6.98340839018052</text:p>
          </table:table-cell>
          <table:table-cell office:value-type="float" office:value="-5.17917831944546" calcext:value-type="float">
            <text:p>-5.17917831944546</text:p>
          </table:table-cell>
          <table:table-cell office:value-type="float" office:value="-9.31444736330647" calcext:value-type="float">
            <text:p>-9.31444736330647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69754274694163" calcext:value-type="float">
            <text:p>2.69754274694163</text:p>
          </table:table-cell>
          <table:table-cell office:value-type="float" office:value="2.45141114848225" calcext:value-type="float">
            <text:p>2.45141114848225</text:p>
          </table:table-cell>
          <table:table-cell office:value-type="float" office:value="2.94367434540102" calcext:value-type="float">
            <text:p>2.94367434540102</text:p>
          </table:table-cell>
          <table:table-cell office:value-type="float" office:value="14.8432133444103" calcext:value-type="float">
            <text:p>14.8432133444103</text:p>
          </table:table-cell>
          <table:table-cell office:value-type="float" office:value="11.6047111407066" calcext:value-type="float">
            <text:p>11.6047111407066</text:p>
          </table:table-cell>
          <table:table-cell office:value-type="float" office:value="18.9854775113571" calcext:value-type="float">
            <text:p>18.9854775113571</text:p>
          </table:table-cell>
          <table:table-cell office:value-type="float" office:value="-13.8432133444103" calcext:value-type="float">
            <text:p>-13.8432133444103</text:p>
          </table:table-cell>
          <table:table-cell office:value-type="float" office:value="-10.6047111407066" calcext:value-type="float">
            <text:p>-10.6047111407066</text:p>
          </table:table-cell>
          <table:table-cell office:value-type="float" office:value="-17.9854775113571" calcext:value-type="float">
            <text:p>-17.9854775113571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34220570632842" calcext:value-type="float">
            <text:p>3.34220570632842</text:p>
          </table:table-cell>
          <table:table-cell office:value-type="float" office:value="3.10038596070279" calcext:value-type="float">
            <text:p>3.10038596070279</text:p>
          </table:table-cell>
          <table:table-cell office:value-type="float" office:value="3.58402545195406" calcext:value-type="float">
            <text:p>3.58402545195406</text:p>
          </table:table-cell>
          <table:table-cell office:value-type="float" office:value="28.2814385072702" calcext:value-type="float">
            <text:p>28.2814385072702</text:p>
          </table:table-cell>
          <table:table-cell office:value-type="float" office:value="22.2065204718977" calcext:value-type="float">
            <text:p>22.2065204718977</text:p>
          </table:table-cell>
          <table:table-cell office:value-type="float" office:value="36.0182391047125" calcext:value-type="float">
            <text:p>36.0182391047125</text:p>
          </table:table-cell>
          <table:table-cell office:value-type="float" office:value="-27.2814385072702" calcext:value-type="float">
            <text:p>-27.2814385072702</text:p>
          </table:table-cell>
          <table:table-cell office:value-type="float" office:value="-21.2065204718977" calcext:value-type="float">
            <text:p>-21.2065204718977</text:p>
          </table:table-cell>
          <table:table-cell office:value-type="float" office:value="-35.0182391047125" calcext:value-type="float">
            <text:p>-35.0182391047125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4.02996827423558" calcext:value-type="float">
            <text:p>4.02996827423558</text:p>
          </table:table-cell>
          <table:table-cell office:value-type="float" office:value="3.78905229775116" calcext:value-type="float">
            <text:p>3.78905229775116</text:p>
          </table:table-cell>
          <table:table-cell office:value-type="float" office:value="4.27088425072" calcext:value-type="float">
            <text:p>4.27088425072</text:p>
          </table:table-cell>
          <table:table-cell office:value-type="float" office:value="56.2591263550251" calcext:value-type="float">
            <text:p>56.2591263550251</text:p>
          </table:table-cell>
          <table:table-cell office:value-type="float" office:value="44.2144782538511" calcext:value-type="float">
            <text:p>44.2144782538511</text:p>
          </table:table-cell>
          <table:table-cell office:value-type="float" office:value="71.584906646614" calcext:value-type="float">
            <text:p>71.584906646614</text:p>
          </table:table-cell>
          <table:table-cell office:value-type="float" office:value="-55.2591263550251" calcext:value-type="float">
            <text:p>-55.2591263550251</text:p>
          </table:table-cell>
          <table:table-cell office:value-type="float" office:value="-43.2144782538511" calcext:value-type="float">
            <text:p>-43.2144782538511</text:p>
          </table:table-cell>
          <table:table-cell office:value-type="float" office:value="-70.584906646614" calcext:value-type="float">
            <text:p>-70.584906646614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46957368116494" calcext:value-type="float">
            <text:p>4.46957368116494</text:p>
          </table:table-cell>
          <table:table-cell office:value-type="float" office:value="4.23148730101184" calcext:value-type="float">
            <text:p>4.23148730101184</text:p>
          </table:table-cell>
          <table:table-cell office:value-type="float" office:value="4.70766006131805" calcext:value-type="float">
            <text:p>4.70766006131805</text:p>
          </table:table-cell>
          <table:table-cell office:value-type="float" office:value="87.3194891343675" calcext:value-type="float">
            <text:p>87.3194891343675</text:p>
          </table:table-cell>
          <table:table-cell office:value-type="float" office:value="68.8195114239517" calcext:value-type="float">
            <text:p>68.8195114239517</text:p>
          </table:table-cell>
          <table:table-cell office:value-type="float" office:value="110.792608446698" calcext:value-type="float">
            <text:p>110.792608446698</text:p>
          </table:table-cell>
          <table:table-cell office:value-type="float" office:value="-86.3194891343675" calcext:value-type="float">
            <text:p>-86.3194891343675</text:p>
          </table:table-cell>
          <table:table-cell office:value-type="float" office:value="-67.8195114239517" calcext:value-type="float">
            <text:p>-67.8195114239517</text:p>
          </table:table-cell>
          <table:table-cell office:value-type="float" office:value="-109.792608446698" calcext:value-type="float">
            <text:p>-109.792608446698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489915546689366" calcext:value-type="float">
            <text:p>0.489915546689366</text:p>
          </table:table-cell>
          <table:table-cell office:value-type="float" office:value="0.444470504586112" calcext:value-type="float">
            <text:p>0.444470504586112</text:p>
          </table:table-cell>
          <table:table-cell office:value-type="float" office:value="0.53536058879262" calcext:value-type="float">
            <text:p>0.53536058879262</text:p>
          </table:table-cell>
          <table:table-cell office:value-type="float" office:value="1.63217837126757" calcext:value-type="float">
            <text:p>1.63217837126757</text:p>
          </table:table-cell>
          <table:table-cell office:value-type="float" office:value="1.55966414214568" calcext:value-type="float">
            <text:p>1.55966414214568</text:p>
          </table:table-cell>
          <table:table-cell office:value-type="float" office:value="1.70806403997255" calcext:value-type="float">
            <text:p>1.70806403997255</text:p>
          </table:table-cell>
          <table:table-cell office:value-type="float" office:value="-0.632178371267573" calcext:value-type="float">
            <text:p>-0.632178371267573</text:p>
          </table:table-cell>
          <table:table-cell office:value-type="float" office:value="-0.559664142145675" calcext:value-type="float">
            <text:p>-0.559664142145675</text:p>
          </table:table-cell>
          <table:table-cell office:value-type="float" office:value="-0.708064039972553" calcext:value-type="float">
            <text:p>-0.708064039972553</text:p>
          </table:table-cell>
        </table:table-row>
      </table:table>
      <table:table table:name="ProxyBA12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_001-061</text:p>
          </table:table-cell>
          <table:table-cell office:value-type="float" office:value="0.496593563336826" calcext:value-type="float">
            <text:p>0.4965935633368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_062-122</text:p>
          </table:table-cell>
          <table:table-cell office:value-type="float" office:value="0.432807114252896" calcext:value-type="float">
            <text:p>0.4328071142528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full_123-183</text:p>
          </table:table-cell>
          <table:table-cell office:value-type="float" office:value="0.369020665168965" calcext:value-type="float">
            <text:p>0.3690206651689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full_184-244</text:p>
          </table:table-cell>
          <table:table-cell office:value-type="float" office:value="0.305234216085035" calcext:value-type="float">
            <text:p>0.3052342160850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245-305</text:p>
          </table:table-cell>
          <table:table-cell office:value-type="float" office:value="0.241447767001105" calcext:value-type="float">
            <text:p>0.241447767001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306-366</text:p>
          </table:table-cell>
          <table:table-cell office:value-type="float" office:value="0.177661317917174" calcext:value-type="float">
            <text:p>0.1776613179171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367-427</text:p>
          </table:table-cell>
          <table:table-cell office:value-type="float" office:value="0.113874868833244" calcext:value-type="float">
            <text:p>0.1138748688332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full_428-488</text:p>
          </table:table-cell>
          <table:table-cell office:value-type="float" office:value="0.0500884197493137" calcext:value-type="float">
            <text:p>0.05008841974931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boost_001-061</text:p>
          </table:table-cell>
          <table:table-cell office:value-type="float" office:value="0.884324015740137" calcext:value-type="float">
            <text:p>0.8843240157401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boost_062-122</text:p>
          </table:table-cell>
          <table:table-cell office:value-type="float" office:value="0.824928907558023" calcext:value-type="float">
            <text:p>0.8249289075580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boost_123-183</text:p>
          </table:table-cell>
          <table:table-cell office:value-type="float" office:value="0.765533799375909" calcext:value-type="float">
            <text:p>0.7655337993759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boost_184-244</text:p>
          </table:table-cell>
          <table:table-cell office:value-type="float" office:value="0.706138691193795" calcext:value-type="float">
            <text:p>0.7061386911937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inf_062-122</text:p>
          </table:table-cell>
          <table:table-cell office:value-type="float" office:value="0.882904861420684" calcext:value-type="float">
            <text:p>0.8829048614206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inf_123-183</text:p>
          </table:table-cell>
          <table:table-cell office:value-type="float" office:value="0.873572285323957" calcext:value-type="float">
            <text:p>0.873572285323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inf_245-305</text:p>
          </table:table-cell>
          <table:table-cell office:value-type="float" office:value="0.854907133130503" calcext:value-type="float">
            <text:p>0.8549071331305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inf_306-366</text:p>
          </table:table-cell>
          <table:table-cell office:value-type="float" office:value="0.845574557033776" calcext:value-type="float">
            <text:p>0.8455745570337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inf_367-427</text:p>
          </table:table-cell>
          <table:table-cell office:value-type="float" office:value="0.836241980937049" calcext:value-type="float">
            <text:p>0.8362419809370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inf_428-488</text:p>
          </table:table-cell>
          <table:table-cell office:value-type="float" office:value="0.826909404840322" calcext:value-type="float">
            <text:p>0.8269094048403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inf_489-549</text:p>
          </table:table-cell>
          <table:table-cell office:value-type="float" office:value="0.817576828743595" calcext:value-type="float">
            <text:p>0.8175768287435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984856108502341" calcext:value-type="float">
            <text:p>0.9848561085023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93866654689229" calcext:value-type="float">
            <text:p>0.938666546892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892476985282239" calcext:value-type="float">
            <text:p>0.8924769852822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846287423672188" calcext:value-type="float">
            <text:p>0.8462874236721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800097862062137" calcext:value-type="float">
            <text:p>0.8000978620621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753908300452086" calcext:value-type="float">
            <text:p>0.7539083004520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707718738842035" calcext:value-type="float">
            <text:p>0.7077187388420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79085788465258" calcext:value-type="float">
            <text:p>0.9790857884652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961537675310142" calcext:value-type="float">
            <text:p>0.9615376753101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943989562155026" calcext:value-type="float">
            <text:p>0.943989562155026</text:p>
          </table:table-cell>
        </table:table-row>
      </table:table>
      <table:table table:name="ProxyBA12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</text:p>
          </table:table-cell>
          <table:table-cell office:value-type="float" office:value="0.0318932245419652" calcext:value-type="float">
            <text:p>0.0318932245419652</text:p>
          </table:table-cell>
          <table:table-cell office:value-type="float" office:value="0.0202993647877677" calcext:value-type="float">
            <text:p>0.0202993647877677</text:p>
          </table:table-cell>
          <table:table-cell office:value-type="float" office:value="0.0434870842961627" calcext:value-type="float">
            <text:p>0.04348708429616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</text:p>
          </table:table-cell>
          <table:table-cell office:value-type="float" office:value="0.029697554091057" calcext:value-type="float">
            <text:p>0.029697554091057</text:p>
          </table:table-cell>
          <table:table-cell office:value-type="float" office:value="0.023669159943359" calcext:value-type="float">
            <text:p>0.023669159943359</text:p>
          </table:table-cell>
          <table:table-cell office:value-type="float" office:value="0.035725948238755" calcext:value-type="float">
            <text:p>0.0357259482387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secboost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secbnew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0.00466628804836354" calcext:value-type="float">
            <text:p>0.00466628804836354</text:p>
          </table:table-cell>
          <table:table-cell office:value-type="float" office:value="-0.00142865017937921" calcext:value-type="float">
            <text:p>-0.00142865017937921</text:p>
          </table:table-cell>
          <table:table-cell office:value-type="float" office:value="0.0107612262761063" calcext:value-type="float">
            <text:p>0.01076122627610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hybridfull</text:p>
          </table:table-cell>
          <table:table-cell office:value-type="float" office:value="0.0230947808050255" calcext:value-type="float">
            <text:p>0.0230947808050255</text:p>
          </table:table-cell>
          <table:table-cell office:value-type="float" office:value="0.0167044593733603" calcext:value-type="float">
            <text:p>0.0167044593733603</text:p>
          </table:table-cell>
          <table:table-cell office:value-type="float" office:value="0.0294851022366907" calcext:value-type="float">
            <text:p>0.02948510223669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hybridboost</text:p>
          </table:table-cell>
          <table:table-cell office:value-type="float" office:value="0.00877405657755796" calcext:value-type="float">
            <text:p>0.00877405657755796</text:p>
          </table:table-cell>
          <table:table-cell office:value-type="float" office:value="0.00245628608473377" calcext:value-type="float">
            <text:p>0.00245628608473377</text:p>
          </table:table-cell>
          <table:table-cell office:value-type="float" office:value="0.0150918270703822" calcext:value-type="float">
            <text:p>0.0150918270703822</text:p>
          </table:table-cell>
        </table:table-row>
      </table:table>
      <table:table table:name="ProxyNewC" table:style-name="ta1"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178114596935265" calcext:value-type="float">
            <text:p>-0.178114596935265</text:p>
          </table:table-cell>
          <table:table-cell office:value-type="float" office:value="-0.318276877850159" calcext:value-type="float">
            <text:p>-0.318276877850159</text:p>
          </table:table-cell>
          <table:table-cell office:value-type="float" office:value="-0.0379523160203706" calcext:value-type="float">
            <text:p>-0.0379523160203706</text:p>
          </table:table-cell>
          <table:table-cell office:value-type="float" office:value="0.836846517947389" calcext:value-type="float">
            <text:p>0.836846517947389</text:p>
          </table:table-cell>
          <table:table-cell office:value-type="float" office:value="0.727401359205699" calcext:value-type="float">
            <text:p>0.727401359205699</text:p>
          </table:table-cell>
          <table:table-cell office:value-type="float" office:value="0.962758847969969" calcext:value-type="float">
            <text:p>0.962758847969969</text:p>
          </table:table-cell>
          <table:table-cell office:value-type="float" office:value="0.163153482052611" calcext:value-type="float">
            <text:p>0.163153482052611</text:p>
          </table:table-cell>
          <table:table-cell office:value-type="float" office:value="0.272598640794301" calcext:value-type="float">
            <text:p>0.272598640794301</text:p>
          </table:table-cell>
          <table:table-cell office:value-type="float" office:value="0.0372411520300306" calcext:value-type="float">
            <text:p>0.0372411520300306</text:p>
          </table:table-cell>
        </table:table-row>
        <table:table-row table:style-name="ro1">
          <table:table-cell office:value-type="string" calcext:value-type="string">
            <text:p>Immunityb45_001-061</text:p>
          </table:table-cell>
          <table:table-cell office:value-type="float" office:value="-1.12908963667847" calcext:value-type="float">
            <text:p>-1.12908963667847</text:p>
          </table:table-cell>
          <table:table-cell office:value-type="float" office:value="-3.09021743398332" calcext:value-type="float">
            <text:p>-3.09021743398332</text:p>
          </table:table-cell>
          <table:table-cell office:value-type="float" office:value="0.832038160626377" calcext:value-type="float">
            <text:p>0.832038160626377</text:p>
          </table:table-cell>
          <table:table-cell office:value-type="float" office:value="0.323327467949907" calcext:value-type="float">
            <text:p>0.323327467949907</text:p>
          </table:table-cell>
          <table:table-cell office:value-type="float" office:value="0.045492061808959" calcext:value-type="float">
            <text:p>0.045492061808959</text:p>
          </table:table-cell>
          <table:table-cell office:value-type="float" office:value="2.29799765879836" calcext:value-type="float">
            <text:p>2.29799765879836</text:p>
          </table:table-cell>
          <table:table-cell office:value-type="float" office:value="0.676672532050093" calcext:value-type="float">
            <text:p>0.676672532050093</text:p>
          </table:table-cell>
          <table:table-cell office:value-type="float" office:value="0.954507938191041" calcext:value-type="float">
            <text:p>0.954507938191041</text:p>
          </table:table-cell>
          <table:table-cell office:value-type="float" office:value="-1.29799765879836" calcext:value-type="float">
            <text:p>-1.29799765879836</text:p>
          </table:table-cell>
        </table:table-row>
        <table:table-row table:style-name="ro1">
          <table:table-cell office:value-type="string" calcext:value-type="string">
            <text:p>Immunityb45_062-122</text:p>
          </table:table-cell>
          <table:table-cell office:value-type="float" office:value="-0.805338638559993" calcext:value-type="float">
            <text:p>-0.805338638559993</text:p>
          </table:table-cell>
          <table:table-cell office:value-type="float" office:value="-2.76690449651896" calcext:value-type="float">
            <text:p>-2.76690449651896</text:p>
          </table:table-cell>
          <table:table-cell office:value-type="float" office:value="1.15622721939898" calcext:value-type="float">
            <text:p>1.15622721939898</text:p>
          </table:table-cell>
          <table:table-cell office:value-type="float" office:value="0.446936550979967" calcext:value-type="float">
            <text:p>0.446936550979967</text:p>
          </table:table-cell>
          <table:table-cell office:value-type="float" office:value="0.0628562757240841" calcext:value-type="float">
            <text:p>0.0628562757240841</text:p>
          </table:table-cell>
          <table:table-cell office:value-type="float" office:value="3.17792103176312" calcext:value-type="float">
            <text:p>3.17792103176312</text:p>
          </table:table-cell>
          <table:table-cell office:value-type="float" office:value="0.553063449020033" calcext:value-type="float">
            <text:p>0.553063449020033</text:p>
          </table:table-cell>
          <table:table-cell office:value-type="float" office:value="0.937143724275916" calcext:value-type="float">
            <text:p>0.937143724275916</text:p>
          </table:table-cell>
          <table:table-cell office:value-type="float" office:value="-2.17792103176312" calcext:value-type="float">
            <text:p>-2.17792103176312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582046406471062" calcext:value-type="float">
            <text:p>-0.582046406471062</text:p>
          </table:table-cell>
          <table:table-cell office:value-type="float" office:value="-1.38433386634721" calcext:value-type="float">
            <text:p>-1.38433386634721</text:p>
          </table:table-cell>
          <table:table-cell office:value-type="float" office:value="0.220241053405086" calcext:value-type="float">
            <text:p>0.220241053405086</text:p>
          </table:table-cell>
          <table:table-cell office:value-type="float" office:value="0.558753758491058" calcext:value-type="float">
            <text:p>0.558753758491058</text:p>
          </table:table-cell>
          <table:table-cell office:value-type="float" office:value="0.250490604449762" calcext:value-type="float">
            <text:p>0.250490604449762</text:p>
          </table:table-cell>
          <table:table-cell office:value-type="float" office:value="1.24637713783193" calcext:value-type="float">
            <text:p>1.24637713783193</text:p>
          </table:table-cell>
          <table:table-cell office:value-type="float" office:value="0.441246241508942" calcext:value-type="float">
            <text:p>0.441246241508942</text:p>
          </table:table-cell>
          <table:table-cell office:value-type="float" office:value="0.749509395550238" calcext:value-type="float">
            <text:p>0.749509395550238</text:p>
          </table:table-cell>
          <table:table-cell office:value-type="float" office:value="-0.246377137831927" calcext:value-type="float">
            <text:p>-0.246377137831927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965750786829421" calcext:value-type="float">
            <text:p>-0.965750786829421</text:p>
          </table:table-cell>
          <table:table-cell office:value-type="float" office:value="-1.84405265899444" calcext:value-type="float">
            <text:p>-1.84405265899444</text:p>
          </table:table-cell>
          <table:table-cell office:value-type="float" office:value="-0.0874489146644064" calcext:value-type="float">
            <text:p>-0.0874489146644064</text:p>
          </table:table-cell>
          <table:table-cell office:value-type="float" office:value="0.380697269920344" calcext:value-type="float">
            <text:p>0.380697269920344</text:p>
          </table:table-cell>
          <table:table-cell office:value-type="float" office:value="0.158175095688747" calcext:value-type="float">
            <text:p>0.158175095688747</text:p>
          </table:table-cell>
          <table:table-cell office:value-type="float" office:value="0.916265678194967" calcext:value-type="float">
            <text:p>0.916265678194967</text:p>
          </table:table-cell>
          <table:table-cell office:value-type="float" office:value="0.619302730079656" calcext:value-type="float">
            <text:p>0.619302730079656</text:p>
          </table:table-cell>
          <table:table-cell office:value-type="float" office:value="0.841824904311253" calcext:value-type="float">
            <text:p>0.841824904311253</text:p>
          </table:table-cell>
          <table:table-cell office:value-type="float" office:value="0.083734321805033" calcext:value-type="float">
            <text:p>0.083734321805033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671318389262671" calcext:value-type="float">
            <text:p>-0.671318389262671</text:p>
          </table:table-cell>
          <table:table-cell office:value-type="float" office:value="-1.13894972871673" calcext:value-type="float">
            <text:p>-1.13894972871673</text:p>
          </table:table-cell>
          <table:table-cell office:value-type="float" office:value="-0.203687049808612" calcext:value-type="float">
            <text:p>-0.203687049808612</text:p>
          </table:table-cell>
          <table:table-cell office:value-type="float" office:value="0.511034391209797" calcext:value-type="float">
            <text:p>0.511034391209797</text:p>
          </table:table-cell>
          <table:table-cell office:value-type="float" office:value="0.320155095003877" calcext:value-type="float">
            <text:p>0.320155095003877</text:p>
          </table:table-cell>
          <table:table-cell office:value-type="float" office:value="0.815717610228896" calcext:value-type="float">
            <text:p>0.815717610228896</text:p>
          </table:table-cell>
          <table:table-cell office:value-type="float" office:value="0.488965608790203" calcext:value-type="float">
            <text:p>0.488965608790203</text:p>
          </table:table-cell>
          <table:table-cell office:value-type="float" office:value="0.679844904996123" calcext:value-type="float">
            <text:p>0.679844904996123</text:p>
          </table:table-cell>
          <table:table-cell office:value-type="float" office:value="0.184282389771104" calcext:value-type="float">
            <text:p>0.184282389771104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474929624035821" calcext:value-type="float">
            <text:p>-0.474929624035821</text:p>
          </table:table-cell>
          <table:table-cell office:value-type="float" office:value="-0.615731773245991" calcext:value-type="float">
            <text:p>-0.615731773245991</text:p>
          </table:table-cell>
          <table:table-cell office:value-type="float" office:value="-0.334127474825652" calcext:value-type="float">
            <text:p>-0.334127474825652</text:p>
          </table:table-cell>
          <table:table-cell office:value-type="float" office:value="0.621928823765542" calcext:value-type="float">
            <text:p>0.621928823765542</text:p>
          </table:table-cell>
          <table:table-cell office:value-type="float" office:value="0.540245413485598" calcext:value-type="float">
            <text:p>0.540245413485598</text:p>
          </table:table-cell>
          <table:table-cell office:value-type="float" office:value="0.715962509213791" calcext:value-type="float">
            <text:p>0.715962509213791</text:p>
          </table:table-cell>
          <table:table-cell office:value-type="float" office:value="0.378071176234458" calcext:value-type="float">
            <text:p>0.378071176234458</text:p>
          </table:table-cell>
          <table:table-cell office:value-type="float" office:value="0.459754586514402" calcext:value-type="float">
            <text:p>0.459754586514402</text:p>
          </table:table-cell>
          <table:table-cell office:value-type="float" office:value="0.284037490786209" calcext:value-type="float">
            <text:p>0.284037490786209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433139782345011" calcext:value-type="float">
            <text:p>-0.433139782345011</text:p>
          </table:table-cell>
          <table:table-cell office:value-type="float" office:value="-0.522942454647455" calcext:value-type="float">
            <text:p>-0.522942454647455</text:p>
          </table:table-cell>
          <table:table-cell office:value-type="float" office:value="-0.343337110042567" calcext:value-type="float">
            <text:p>-0.343337110042567</text:p>
          </table:table-cell>
          <table:table-cell office:value-type="float" office:value="0.648469840834401" calcext:value-type="float">
            <text:p>0.648469840834401</text:p>
          </table:table-cell>
          <table:table-cell office:value-type="float" office:value="0.592773769389495" calcext:value-type="float">
            <text:p>0.592773769389495</text:p>
          </table:table-cell>
          <table:table-cell office:value-type="float" office:value="0.709399025710744" calcext:value-type="float">
            <text:p>0.709399025710744</text:p>
          </table:table-cell>
          <table:table-cell office:value-type="float" office:value="0.351530159165599" calcext:value-type="float">
            <text:p>0.351530159165599</text:p>
          </table:table-cell>
          <table:table-cell office:value-type="float" office:value="0.407226230610505" calcext:value-type="float">
            <text:p>0.407226230610505</text:p>
          </table:table-cell>
          <table:table-cell office:value-type="float" office:value="0.290600974289256" calcext:value-type="float">
            <text:p>0.290600974289256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391066043672292" calcext:value-type="float">
            <text:p>-0.391066043672292</text:p>
          </table:table-cell>
          <table:table-cell office:value-type="float" office:value="-0.484315511806993" calcext:value-type="float">
            <text:p>-0.484315511806993</text:p>
          </table:table-cell>
          <table:table-cell office:value-type="float" office:value="-0.297816575537592" calcext:value-type="float">
            <text:p>-0.297816575537592</text:p>
          </table:table-cell>
          <table:table-cell office:value-type="float" office:value="0.676335486884992" calcext:value-type="float">
            <text:p>0.676335486884992</text:p>
          </table:table-cell>
          <table:table-cell office:value-type="float" office:value="0.616118778493336" calcext:value-type="float">
            <text:p>0.616118778493336</text:p>
          </table:table-cell>
          <table:table-cell office:value-type="float" office:value="0.742437508459917" calcext:value-type="float">
            <text:p>0.742437508459917</text:p>
          </table:table-cell>
          <table:table-cell office:value-type="float" office:value="0.323664513115008" calcext:value-type="float">
            <text:p>0.323664513115008</text:p>
          </table:table-cell>
          <table:table-cell office:value-type="float" office:value="0.383881221506664" calcext:value-type="float">
            <text:p>0.383881221506664</text:p>
          </table:table-cell>
          <table:table-cell office:value-type="float" office:value="0.257562491540083" calcext:value-type="float">
            <text:p>0.257562491540083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-0.425802413832447" calcext:value-type="float">
            <text:p>-0.425802413832447</text:p>
          </table:table-cell>
          <table:table-cell office:value-type="float" office:value="-0.546922442865618" calcext:value-type="float">
            <text:p>-0.546922442865618</text:p>
          </table:table-cell>
          <table:table-cell office:value-type="float" office:value="-0.304682384799277" calcext:value-type="float">
            <text:p>-0.304682384799277</text:p>
          </table:table-cell>
          <table:table-cell office:value-type="float" office:value="0.653245401625448" calcext:value-type="float">
            <text:p>0.653245401625448</text:p>
          </table:table-cell>
          <table:table-cell office:value-type="float" office:value="0.578728141439722" calcext:value-type="float">
            <text:p>0.578728141439722</text:p>
          </table:table-cell>
          <table:table-cell office:value-type="float" office:value="0.737357533164367" calcext:value-type="float">
            <text:p>0.737357533164367</text:p>
          </table:table-cell>
          <table:table-cell office:value-type="float" office:value="0.346754598374552" calcext:value-type="float">
            <text:p>0.346754598374552</text:p>
          </table:table-cell>
          <table:table-cell office:value-type="float" office:value="0.421271858560278" calcext:value-type="float">
            <text:p>0.421271858560278</text:p>
          </table:table-cell>
          <table:table-cell office:value-type="float" office:value="0.262642466835633" calcext:value-type="float">
            <text:p>0.262642466835633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-0.328323326938502" calcext:value-type="float">
            <text:p>-0.328323326938502</text:p>
          </table:table-cell>
          <table:table-cell office:value-type="float" office:value="-0.479129007709369" calcext:value-type="float">
            <text:p>-0.479129007709369</text:p>
          </table:table-cell>
          <table:table-cell office:value-type="float" office:value="-0.177517646167636" calcext:value-type="float">
            <text:p>-0.177517646167636</text:p>
          </table:table-cell>
          <table:table-cell office:value-type="float" office:value="0.720130144584958" calcext:value-type="float">
            <text:p>0.720130144584958</text:p>
          </table:table-cell>
          <table:table-cell office:value-type="float" office:value="0.619322582151205" calcext:value-type="float">
            <text:p>0.619322582151205</text:p>
          </table:table-cell>
          <table:table-cell office:value-type="float" office:value="0.837346223253559" calcext:value-type="float">
            <text:p>0.837346223253559</text:p>
          </table:table-cell>
          <table:table-cell office:value-type="float" office:value="0.279869855415042" calcext:value-type="float">
            <text:p>0.279869855415042</text:p>
          </table:table-cell>
          <table:table-cell office:value-type="float" office:value="0.380677417848795" calcext:value-type="float">
            <text:p>0.380677417848795</text:p>
          </table:table-cell>
          <table:table-cell office:value-type="float" office:value="0.162653776746441" calcext:value-type="float">
            <text:p>0.162653776746441</text:p>
          </table:table-cell>
        </table:table-row>
        <table:table-row table:style-name="ro1">
          <table:table-cell office:value-type="string" calcext:value-type="string">
            <text:p>Immunityboost_489-549</text:p>
          </table:table-cell>
          <table:table-cell office:value-type="float" office:value="-0.524401542981552" calcext:value-type="float">
            <text:p>-0.524401542981552</text:p>
          </table:table-cell>
          <table:table-cell office:value-type="float" office:value="-1.0026869649124" calcext:value-type="float">
            <text:p>-1.0026869649124</text:p>
          </table:table-cell>
          <table:table-cell office:value-type="float" office:value="-0.0461161210507022" calcext:value-type="float">
            <text:p>-0.0461161210507022</text:p>
          </table:table-cell>
          <table:table-cell office:value-type="float" office:value="0.59190949078057" calcext:value-type="float">
            <text:p>0.59190949078057</text:p>
          </table:table-cell>
          <table:table-cell office:value-type="float" office:value="0.366892288836782" calcext:value-type="float">
            <text:p>0.366892288836782</text:p>
          </table:table-cell>
          <table:table-cell office:value-type="float" office:value="0.954931068153291" calcext:value-type="float">
            <text:p>0.954931068153291</text:p>
          </table:table-cell>
          <table:table-cell office:value-type="float" office:value="0.40809050921943" calcext:value-type="float">
            <text:p>0.40809050921943</text:p>
          </table:table-cell>
          <table:table-cell office:value-type="float" office:value="0.633107711163218" calcext:value-type="float">
            <text:p>0.633107711163218</text:p>
          </table:table-cell>
          <table:table-cell office:value-type="float" office:value="0.0450689318467089" calcext:value-type="float">
            <text:p>0.0450689318467089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509501247605988" calcext:value-type="float">
            <text:p>0.509501247605988</text:p>
          </table:table-cell>
          <table:table-cell office:value-type="float" office:value="-0.234876266995159" calcext:value-type="float">
            <text:p>-0.234876266995159</text:p>
          </table:table-cell>
          <table:table-cell office:value-type="float" office:value="1.25387876220714" calcext:value-type="float">
            <text:p>1.25387876220714</text:p>
          </table:table-cell>
          <table:table-cell office:value-type="float" office:value="1.66446083406513" calcext:value-type="float">
            <text:p>1.66446083406513</text:p>
          </table:table-cell>
          <table:table-cell office:value-type="float" office:value="0.790668675387512" calcext:value-type="float">
            <text:p>0.790668675387512</text:p>
          </table:table-cell>
          <table:table-cell office:value-type="float" office:value="3.50390745754407" calcext:value-type="float">
            <text:p>3.50390745754407</text:p>
          </table:table-cell>
          <table:table-cell office:value-type="float" office:value="-0.664460834065132" calcext:value-type="float">
            <text:p>-0.664460834065132</text:p>
          </table:table-cell>
          <table:table-cell office:value-type="float" office:value="0.209331324612488" calcext:value-type="float">
            <text:p>0.209331324612488</text:p>
          </table:table-cell>
          <table:table-cell office:value-type="float" office:value="-2.50390745754407" calcext:value-type="float">
            <text:p>-2.50390745754407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394390117651852" calcext:value-type="float">
            <text:p>0.394390117651852</text:p>
          </table:table-cell>
          <table:table-cell office:value-type="float" office:value="0.0801314296668929" calcext:value-type="float">
            <text:p>0.0801314296668929</text:p>
          </table:table-cell>
          <table:table-cell office:value-type="float" office:value="0.708648805636812" calcext:value-type="float">
            <text:p>0.708648805636812</text:p>
          </table:table-cell>
          <table:table-cell office:value-type="float" office:value="1.48347916721205" calcext:value-type="float">
            <text:p>1.48347916721205</text:p>
          </table:table-cell>
          <table:table-cell office:value-type="float" office:value="1.08342945309004" calcext:value-type="float">
            <text:p>1.08342945309004</text:p>
          </table:table-cell>
          <table:table-cell office:value-type="float" office:value="2.03124479704287" calcext:value-type="float">
            <text:p>2.03124479704287</text:p>
          </table:table-cell>
          <table:table-cell office:value-type="float" office:value="-0.483479167212047" calcext:value-type="float">
            <text:p>-0.483479167212047</text:p>
          </table:table-cell>
          <table:table-cell office:value-type="float" office:value="-0.0834294530900412" calcext:value-type="float">
            <text:p>-0.0834294530900412</text:p>
          </table:table-cell>
          <table:table-cell office:value-type="float" office:value="-1.03124479704287" calcext:value-type="float">
            <text:p>-1.03124479704287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0757198308018165" calcext:value-type="float">
            <text:p>0.0757198308018165</text:p>
          </table:table-cell>
          <table:table-cell office:value-type="float" office:value="-0.186935653197279" calcext:value-type="float">
            <text:p>-0.186935653197279</text:p>
          </table:table-cell>
          <table:table-cell office:value-type="float" office:value="0.338375314800912" calcext:value-type="float">
            <text:p>0.338375314800912</text:p>
          </table:table-cell>
          <table:table-cell office:value-type="float" office:value="1.07866032442052" calcext:value-type="float">
            <text:p>1.07866032442052</text:p>
          </table:table-cell>
          <table:table-cell office:value-type="float" office:value="0.829497110155075" calcext:value-type="float">
            <text:p>0.829497110155075</text:p>
          </table:table-cell>
          <table:table-cell office:value-type="float" office:value="1.40266684625516" calcext:value-type="float">
            <text:p>1.40266684625516</text:p>
          </table:table-cell>
          <table:table-cell office:value-type="float" office:value="-0.0786603244205226" calcext:value-type="float">
            <text:p>-0.0786603244205226</text:p>
          </table:table-cell>
          <table:table-cell office:value-type="float" office:value="0.170502889844925" calcext:value-type="float">
            <text:p>0.170502889844925</text:p>
          </table:table-cell>
          <table:table-cell office:value-type="float" office:value="-0.402666846255159" calcext:value-type="float">
            <text:p>-0.402666846255159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0409572767023061" calcext:value-type="float">
            <text:p>0.0409572767023061</text:p>
          </table:table-cell>
          <table:table-cell office:value-type="float" office:value="-0.214979495104816" calcext:value-type="float">
            <text:p>-0.214979495104816</text:p>
          </table:table-cell>
          <table:table-cell office:value-type="float" office:value="0.296894048509428" calcext:value-type="float">
            <text:p>0.296894048509428</text:p>
          </table:table-cell>
          <table:table-cell office:value-type="float" office:value="1.04180759513864" calcext:value-type="float">
            <text:p>1.04180759513864</text:p>
          </table:table-cell>
          <table:table-cell office:value-type="float" office:value="0.806557978394576" calcext:value-type="float">
            <text:p>0.806557978394576</text:p>
          </table:table-cell>
          <table:table-cell office:value-type="float" office:value="1.34567271586469" calcext:value-type="float">
            <text:p>1.34567271586469</text:p>
          </table:table-cell>
          <table:table-cell office:value-type="float" office:value="-0.0418075951386436" calcext:value-type="float">
            <text:p>-0.0418075951386436</text:p>
          </table:table-cell>
          <table:table-cell office:value-type="float" office:value="0.193442021605424" calcext:value-type="float">
            <text:p>0.193442021605424</text:p>
          </table:table-cell>
          <table:table-cell office:value-type="float" office:value="-0.345672715864691" calcext:value-type="float">
            <text:p>-0.345672715864691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372412484705004" calcext:value-type="float">
            <text:p>0.0372412484705004</text:p>
          </table:table-cell>
          <table:table-cell office:value-type="float" office:value="-0.150924202594098" calcext:value-type="float">
            <text:p>-0.150924202594098</text:p>
          </table:table-cell>
          <table:table-cell office:value-type="float" office:value="0.225406699535099" calcext:value-type="float">
            <text:p>0.225406699535099</text:p>
          </table:table-cell>
          <table:table-cell office:value-type="float" office:value="1.03794339289201" calcext:value-type="float">
            <text:p>1.03794339289201</text:p>
          </table:table-cell>
          <table:table-cell office:value-type="float" office:value="0.859912875354316" calcext:value-type="float">
            <text:p>0.859912875354316</text:p>
          </table:table-cell>
          <table:table-cell office:value-type="float" office:value="1.25283213884229" calcext:value-type="float">
            <text:p>1.25283213884229</text:p>
          </table:table-cell>
          <table:table-cell office:value-type="float" office:value="-0.0379433928920063" calcext:value-type="float">
            <text:p>-0.0379433928920063</text:p>
          </table:table-cell>
          <table:table-cell office:value-type="float" office:value="0.140087124645684" calcext:value-type="float">
            <text:p>0.140087124645684</text:p>
          </table:table-cell>
          <table:table-cell office:value-type="float" office:value="-0.252832138842289" calcext:value-type="float">
            <text:p>-0.252832138842289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108353122543717" calcext:value-type="float">
            <text:p>0.108353122543717</text:p>
          </table:table-cell>
          <table:table-cell office:value-type="float" office:value="-0.0560069722546032" calcext:value-type="float">
            <text:p>-0.0560069722546032</text:p>
          </table:table-cell>
          <table:table-cell office:value-type="float" office:value="0.272713217342036" calcext:value-type="float">
            <text:p>0.272713217342036</text:p>
          </table:table-cell>
          <table:table-cell office:value-type="float" office:value="1.1144412102267" calcext:value-type="float">
            <text:p>1.1144412102267</text:p>
          </table:table-cell>
          <table:table-cell office:value-type="float" office:value="0.945532543373786" calcext:value-type="float">
            <text:p>0.945532543373786</text:p>
          </table:table-cell>
          <table:table-cell office:value-type="float" office:value="1.31352349504546" calcext:value-type="float">
            <text:p>1.31352349504546</text:p>
          </table:table-cell>
          <table:table-cell office:value-type="float" office:value="-0.114441210226704" calcext:value-type="float">
            <text:p>-0.114441210226704</text:p>
          </table:table-cell>
          <table:table-cell office:value-type="float" office:value="0.0544674566262141" calcext:value-type="float">
            <text:p>0.0544674566262141</text:p>
          </table:table-cell>
          <table:table-cell office:value-type="float" office:value="-0.313523495045463" calcext:value-type="float">
            <text:p>-0.313523495045463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0275085691717009" calcext:value-type="float">
            <text:p>0.0275085691717009</text:p>
          </table:table-cell>
          <table:table-cell office:value-type="float" office:value="-0.16229485939931" calcext:value-type="float">
            <text:p>-0.16229485939931</text:p>
          </table:table-cell>
          <table:table-cell office:value-type="float" office:value="0.217311997742712" calcext:value-type="float">
            <text:p>0.217311997742712</text:p>
          </table:table-cell>
          <table:table-cell office:value-type="float" office:value="1.02789042323904" calcext:value-type="float">
            <text:p>1.02789042323904</text:p>
          </table:table-cell>
          <table:table-cell office:value-type="float" office:value="0.850190480923438" calcext:value-type="float">
            <text:p>0.850190480923438</text:p>
          </table:table-cell>
          <table:table-cell office:value-type="float" office:value="1.24273177116609" calcext:value-type="float">
            <text:p>1.24273177116609</text:p>
          </table:table-cell>
          <table:table-cell office:value-type="float" office:value="-0.0278904232390398" calcext:value-type="float">
            <text:p>-0.0278904232390398</text:p>
          </table:table-cell>
          <table:table-cell office:value-type="float" office:value="0.149809519076562" calcext:value-type="float">
            <text:p>0.149809519076562</text:p>
          </table:table-cell>
          <table:table-cell office:value-type="float" office:value="-0.242731771166089" calcext:value-type="float">
            <text:p>-0.242731771166089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3.0549777565888" calcext:value-type="float">
            <text:p>-3.0549777565888</text:p>
          </table:table-cell>
          <table:table-cell office:value-type="float" office:value="-3.64858270502747" calcext:value-type="float">
            <text:p>-3.64858270502747</text:p>
          </table:table-cell>
          <table:table-cell office:value-type="float" office:value="-2.46137280815013" calcext:value-type="float">
            <text:p>-2.46137280815013</text:p>
          </table:table-cell>
          <table:table-cell office:value-type="float" office:value="0.0471237689520404" calcext:value-type="float">
            <text:p>0.0471237689520404</text:p>
          </table:table-cell>
          <table:table-cell office:value-type="float" office:value="0.0260279919917563" calcext:value-type="float">
            <text:p>0.0260279919917563</text:p>
          </table:table-cell>
          <table:table-cell office:value-type="float" office:value="0.0853177456389497" calcext:value-type="float">
            <text:p>0.0853177456389497</text:p>
          </table:table-cell>
          <table:table-cell office:value-type="float" office:value="0.95287623104796" calcext:value-type="float">
            <text:p>0.95287623104796</text:p>
          </table:table-cell>
          <table:table-cell office:value-type="float" office:value="0.973972008008244" calcext:value-type="float">
            <text:p>0.973972008008244</text:p>
          </table:table-cell>
          <table:table-cell office:value-type="float" office:value="0.91468225436105" calcext:value-type="float">
            <text:p>0.91468225436105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1000907529335" calcext:value-type="float">
            <text:p>-2.1000907529335</text:p>
          </table:table-cell>
          <table:table-cell office:value-type="float" office:value="-2.52196648937534" calcext:value-type="float">
            <text:p>-2.52196648937534</text:p>
          </table:table-cell>
          <table:table-cell office:value-type="float" office:value="-1.67821501649167" calcext:value-type="float">
            <text:p>-1.67821501649167</text:p>
          </table:table-cell>
          <table:table-cell office:value-type="float" office:value="0.122445315477158" calcext:value-type="float">
            <text:p>0.122445315477158</text:p>
          </table:table-cell>
          <table:table-cell office:value-type="float" office:value="0.0803015392576752" calcext:value-type="float">
            <text:p>0.0803015392576752</text:p>
          </table:table-cell>
          <table:table-cell office:value-type="float" office:value="0.186706947598986" calcext:value-type="float">
            <text:p>0.186706947598986</text:p>
          </table:table-cell>
          <table:table-cell office:value-type="float" office:value="0.877554684522842" calcext:value-type="float">
            <text:p>0.877554684522842</text:p>
          </table:table-cell>
          <table:table-cell office:value-type="float" office:value="0.919698460742325" calcext:value-type="float">
            <text:p>0.919698460742325</text:p>
          </table:table-cell>
          <table:table-cell office:value-type="float" office:value="0.813293052401014" calcext:value-type="float">
            <text:p>0.813293052401014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19120825523098" calcext:value-type="float">
            <text:p>-2.19120825523098</text:p>
          </table:table-cell>
          <table:table-cell office:value-type="float" office:value="-2.63326297333293" calcext:value-type="float">
            <text:p>-2.63326297333293</text:p>
          </table:table-cell>
          <table:table-cell office:value-type="float" office:value="-1.74915353712902" calcext:value-type="float">
            <text:p>-1.74915353712902</text:p>
          </table:table-cell>
          <table:table-cell office:value-type="float" office:value="0.111781606280037" calcext:value-type="float">
            <text:p>0.111781606280037</text:p>
          </table:table-cell>
          <table:table-cell office:value-type="float" office:value="0.0718436554311104" calcext:value-type="float">
            <text:p>0.0718436554311104</text:p>
          </table:table-cell>
          <table:table-cell office:value-type="float" office:value="0.173921098913551" calcext:value-type="float">
            <text:p>0.173921098913551</text:p>
          </table:table-cell>
          <table:table-cell office:value-type="float" office:value="0.888218393719963" calcext:value-type="float">
            <text:p>0.888218393719963</text:p>
          </table:table-cell>
          <table:table-cell office:value-type="float" office:value="0.92815634456889" calcext:value-type="float">
            <text:p>0.92815634456889</text:p>
          </table:table-cell>
          <table:table-cell office:value-type="float" office:value="0.826078901086449" calcext:value-type="float">
            <text:p>0.826078901086449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1.87252409712575" calcext:value-type="float">
            <text:p>-1.87252409712575</text:p>
          </table:table-cell>
          <table:table-cell office:value-type="float" office:value="-2.21373505575351" calcext:value-type="float">
            <text:p>-2.21373505575351</text:p>
          </table:table-cell>
          <table:table-cell office:value-type="float" office:value="-1.531313138498" calcext:value-type="float">
            <text:p>-1.531313138498</text:p>
          </table:table-cell>
          <table:table-cell office:value-type="float" office:value="0.153735129276546" calcext:value-type="float">
            <text:p>0.153735129276546</text:p>
          </table:table-cell>
          <table:table-cell office:value-type="float" office:value="0.109291674722523" calcext:value-type="float">
            <text:p>0.109291674722523</text:p>
          </table:table-cell>
          <table:table-cell office:value-type="float" office:value="0.216251512603143" calcext:value-type="float">
            <text:p>0.216251512603143</text:p>
          </table:table-cell>
          <table:table-cell office:value-type="float" office:value="0.846264870723454" calcext:value-type="float">
            <text:p>0.846264870723454</text:p>
          </table:table-cell>
          <table:table-cell office:value-type="float" office:value="0.890708325277477" calcext:value-type="float">
            <text:p>0.890708325277477</text:p>
          </table:table-cell>
          <table:table-cell office:value-type="float" office:value="0.783748487396857" calcext:value-type="float">
            <text:p>0.783748487396857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1.81762598991285" calcext:value-type="float">
            <text:p>-1.81762598991285</text:p>
          </table:table-cell>
          <table:table-cell office:value-type="float" office:value="-2.13677376458244" calcext:value-type="float">
            <text:p>-2.13677376458244</text:p>
          </table:table-cell>
          <table:table-cell office:value-type="float" office:value="-1.49847821524326" calcext:value-type="float">
            <text:p>-1.49847821524326</text:p>
          </table:table-cell>
          <table:table-cell office:value-type="float" office:value="0.162410858644901" calcext:value-type="float">
            <text:p>0.162410858644901</text:p>
          </table:table-cell>
          <table:table-cell office:value-type="float" office:value="0.118035038213204" calcext:value-type="float">
            <text:p>0.118035038213204</text:p>
          </table:table-cell>
          <table:table-cell office:value-type="float" office:value="0.223469974721653" calcext:value-type="float">
            <text:p>0.223469974721653</text:p>
          </table:table-cell>
          <table:table-cell office:value-type="float" office:value="0.837589141355099" calcext:value-type="float">
            <text:p>0.837589141355099</text:p>
          </table:table-cell>
          <table:table-cell office:value-type="float" office:value="0.881964961786796" calcext:value-type="float">
            <text:p>0.881964961786796</text:p>
          </table:table-cell>
          <table:table-cell office:value-type="float" office:value="0.776530025278347" calcext:value-type="float">
            <text:p>0.776530025278347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2.08636983653667" calcext:value-type="float">
            <text:p>-2.08636983653667</text:p>
          </table:table-cell>
          <table:table-cell office:value-type="float" office:value="-2.53976797627318" calcext:value-type="float">
            <text:p>-2.53976797627318</text:p>
          </table:table-cell>
          <table:table-cell office:value-type="float" office:value="-1.63297169680015" calcext:value-type="float">
            <text:p>-1.63297169680015</text:p>
          </table:table-cell>
          <table:table-cell office:value-type="float" office:value="0.124136956305753" calcext:value-type="float">
            <text:p>0.124136956305753</text:p>
          </table:table-cell>
          <table:table-cell office:value-type="float" office:value="0.0788847007897258" calcext:value-type="float">
            <text:p>0.0788847007897258</text:p>
          </table:table-cell>
          <table:table-cell office:value-type="float" office:value="0.195348195107353" calcext:value-type="float">
            <text:p>0.195348195107353</text:p>
          </table:table-cell>
          <table:table-cell office:value-type="float" office:value="0.875863043694247" calcext:value-type="float">
            <text:p>0.875863043694247</text:p>
          </table:table-cell>
          <table:table-cell office:value-type="float" office:value="0.921115299210274" calcext:value-type="float">
            <text:p>0.921115299210274</text:p>
          </table:table-cell>
          <table:table-cell office:value-type="float" office:value="0.804651804892647" calcext:value-type="float">
            <text:p>0.804651804892647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-1.34954849524245" calcext:value-type="float">
            <text:p>-1.34954849524245</text:p>
          </table:table-cell>
          <table:table-cell office:value-type="float" office:value="-1.77370885448685" calcext:value-type="float">
            <text:p>-1.77370885448685</text:p>
          </table:table-cell>
          <table:table-cell office:value-type="float" office:value="-0.925388135998057" calcext:value-type="float">
            <text:p>-0.925388135998057</text:p>
          </table:table-cell>
          <table:table-cell office:value-type="float" office:value="0.259357335284811" calcext:value-type="float">
            <text:p>0.259357335284811</text:p>
          </table:table-cell>
          <table:table-cell office:value-type="float" office:value="0.169702418624928" calcext:value-type="float">
            <text:p>0.169702418624928</text:p>
          </table:table-cell>
          <table:table-cell office:value-type="float" office:value="0.396377540821666" calcext:value-type="float">
            <text:p>0.396377540821666</text:p>
          </table:table-cell>
          <table:table-cell office:value-type="float" office:value="0.740642664715189" calcext:value-type="float">
            <text:p>0.740642664715189</text:p>
          </table:table-cell>
          <table:table-cell office:value-type="float" office:value="0.830297581375072" calcext:value-type="float">
            <text:p>0.830297581375072</text:p>
          </table:table-cell>
          <table:table-cell office:value-type="float" office:value="0.603622459178334" calcext:value-type="float">
            <text:p>0.603622459178334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-0.755434773275043" calcext:value-type="float">
            <text:p>-0.755434773275043</text:p>
          </table:table-cell>
          <table:table-cell office:value-type="float" office:value="-1.25435745303163" calcext:value-type="float">
            <text:p>-1.25435745303163</text:p>
          </table:table-cell>
          <table:table-cell office:value-type="float" office:value="-0.256512093518461" calcext:value-type="float">
            <text:p>-0.256512093518461</text:p>
          </table:table-cell>
          <table:table-cell office:value-type="float" office:value="0.469806311092366" calcext:value-type="float">
            <text:p>0.469806311092366</text:p>
          </table:table-cell>
          <table:table-cell office:value-type="float" office:value="0.285259081708242" calcext:value-type="float">
            <text:p>0.285259081708242</text:p>
          </table:table-cell>
          <table:table-cell office:value-type="float" office:value="0.773745637195743" calcext:value-type="float">
            <text:p>0.773745637195743</text:p>
          </table:table-cell>
          <table:table-cell office:value-type="float" office:value="0.530193688907634" calcext:value-type="float">
            <text:p>0.530193688907634</text:p>
          </table:table-cell>
          <table:table-cell office:value-type="float" office:value="0.714740918291758" calcext:value-type="float">
            <text:p>0.714740918291758</text:p>
          </table:table-cell>
          <table:table-cell office:value-type="float" office:value="0.226254362804257" calcext:value-type="float">
            <text:p>0.226254362804257</text:p>
          </table:table-cell>
        </table:table-row>
        <table:table-row table:style-name="ro1">
          <table:table-cell office:value-type="string" calcext:value-type="string">
            <text:p>Immunityhybridboost_489-549</text:p>
          </table:table-cell>
          <table:table-cell office:value-type="float" office:value="-0.577714644073654" calcext:value-type="float">
            <text:p>-0.577714644073654</text:p>
          </table:table-cell>
          <table:table-cell office:value-type="float" office:value="-2.54158435256593" calcext:value-type="float">
            <text:p>-2.54158435256593</text:p>
          </table:table-cell>
          <table:table-cell office:value-type="float" office:value="1.38615506441863" calcext:value-type="float">
            <text:p>1.38615506441863</text:p>
          </table:table-cell>
          <table:table-cell office:value-type="float" office:value="0.561179396863122" calcext:value-type="float">
            <text:p>0.561179396863122</text:p>
          </table:table-cell>
          <table:table-cell office:value-type="float" office:value="0.0787415465397018" calcext:value-type="float">
            <text:p>0.0787415465397018</text:p>
          </table:table-cell>
          <table:table-cell office:value-type="float" office:value="3.99944285200028" calcext:value-type="float">
            <text:p>3.99944285200028</text:p>
          </table:table-cell>
          <table:table-cell office:value-type="float" office:value="0.438820603136878" calcext:value-type="float">
            <text:p>0.438820603136878</text:p>
          </table:table-cell>
          <table:table-cell office:value-type="float" office:value="0.921258453460298" calcext:value-type="float">
            <text:p>0.921258453460298</text:p>
          </table:table-cell>
          <table:table-cell office:value-type="float" office:value="-2.99944285200028" calcext:value-type="float">
            <text:p>-2.99944285200028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78901159935856" calcext:value-type="float">
            <text:p>-1.78901159935856</text:p>
          </table:table-cell>
          <table:table-cell office:value-type="float" office:value="-3.17605330661541" calcext:value-type="float">
            <text:p>-3.17605330661541</text:p>
          </table:table-cell>
          <table:table-cell office:value-type="float" office:value="-0.401969892101709" calcext:value-type="float">
            <text:p>-0.401969892101709</text:p>
          </table:table-cell>
          <table:table-cell office:value-type="float" office:value="0.167125274787396" calcext:value-type="float">
            <text:p>0.167125274787396</text:p>
          </table:table-cell>
          <table:table-cell office:value-type="float" office:value="0.0417501052547993" calcext:value-type="float">
            <text:p>0.0417501052547993</text:p>
          </table:table-cell>
          <table:table-cell office:value-type="float" office:value="0.66900088759781" calcext:value-type="float">
            <text:p>0.66900088759781</text:p>
          </table:table-cell>
          <table:table-cell office:value-type="float" office:value="0.832874725212604" calcext:value-type="float">
            <text:p>0.832874725212604</text:p>
          </table:table-cell>
          <table:table-cell office:value-type="float" office:value="0.958249894745201" calcext:value-type="float">
            <text:p>0.958249894745201</text:p>
          </table:table-cell>
          <table:table-cell office:value-type="float" office:value="0.33099911240219" calcext:value-type="float">
            <text:p>0.33099911240219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1.68107504742732" calcext:value-type="float">
            <text:p>-1.68107504742732</text:p>
          </table:table-cell>
          <table:table-cell office:value-type="float" office:value="-2.66308411038376" calcext:value-type="float">
            <text:p>-2.66308411038376</text:p>
          </table:table-cell>
          <table:table-cell office:value-type="float" office:value="-0.699065984470885" calcext:value-type="float">
            <text:p>-0.699065984470885</text:p>
          </table:table-cell>
          <table:table-cell office:value-type="float" office:value="0.186173722836081" calcext:value-type="float">
            <text:p>0.186173722836081</text:p>
          </table:table-cell>
          <table:table-cell office:value-type="float" office:value="0.0697328260304588" calcext:value-type="float">
            <text:p>0.0697328260304588</text:p>
          </table:table-cell>
          <table:table-cell office:value-type="float" office:value="0.497049338850922" calcext:value-type="float">
            <text:p>0.497049338850922</text:p>
          </table:table-cell>
          <table:table-cell office:value-type="float" office:value="0.813826277163919" calcext:value-type="float">
            <text:p>0.813826277163919</text:p>
          </table:table-cell>
          <table:table-cell office:value-type="float" office:value="0.930267173969541" calcext:value-type="float">
            <text:p>0.930267173969541</text:p>
          </table:table-cell>
          <table:table-cell office:value-type="float" office:value="0.502950661149078" calcext:value-type="float">
            <text:p>0.502950661149078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2.12580841512786" calcext:value-type="float">
            <text:p>-2.12580841512786</text:p>
          </table:table-cell>
          <table:table-cell office:value-type="float" office:value="-2.92873507470107" calcext:value-type="float">
            <text:p>-2.92873507470107</text:p>
          </table:table-cell>
          <table:table-cell office:value-type="float" office:value="-1.32288175555465" calcext:value-type="float">
            <text:p>-1.32288175555465</text:p>
          </table:table-cell>
          <table:table-cell office:value-type="float" office:value="0.119336455864706" calcext:value-type="float">
            <text:p>0.119336455864706</text:p>
          </table:table-cell>
          <table:table-cell office:value-type="float" office:value="0.0534646241462444" calcext:value-type="float">
            <text:p>0.0534646241462444</text:p>
          </table:table-cell>
          <table:table-cell office:value-type="float" office:value="0.26636659147541" calcext:value-type="float">
            <text:p>0.26636659147541</text:p>
          </table:table-cell>
          <table:table-cell office:value-type="float" office:value="0.880663544135294" calcext:value-type="float">
            <text:p>0.880663544135294</text:p>
          </table:table-cell>
          <table:table-cell office:value-type="float" office:value="0.946535375853756" calcext:value-type="float">
            <text:p>0.946535375853756</text:p>
          </table:table-cell>
          <table:table-cell office:value-type="float" office:value="0.73363340852459" calcext:value-type="float">
            <text:p>0.73363340852459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53765194927337" calcext:value-type="float">
            <text:p>-1.53765194927337</text:p>
          </table:table-cell>
          <table:table-cell office:value-type="float" office:value="-2.03153546590558" calcext:value-type="float">
            <text:p>-2.03153546590558</text:p>
          </table:table-cell>
          <table:table-cell office:value-type="float" office:value="-1.04376843264116" calcext:value-type="float">
            <text:p>-1.04376843264116</text:p>
          </table:table-cell>
          <table:table-cell office:value-type="float" office:value="0.214885070568968" calcext:value-type="float">
            <text:p>0.214885070568968</text:p>
          </table:table-cell>
          <table:table-cell office:value-type="float" office:value="0.131134014676326" calcext:value-type="float">
            <text:p>0.131134014676326</text:p>
          </table:table-cell>
          <table:table-cell office:value-type="float" office:value="0.352125218368429" calcext:value-type="float">
            <text:p>0.352125218368429</text:p>
          </table:table-cell>
          <table:table-cell office:value-type="float" office:value="0.785114929431032" calcext:value-type="float">
            <text:p>0.785114929431032</text:p>
          </table:table-cell>
          <table:table-cell office:value-type="float" office:value="0.868865985323674" calcext:value-type="float">
            <text:p>0.868865985323674</text:p>
          </table:table-cell>
          <table:table-cell office:value-type="float" office:value="0.647874781631571" calcext:value-type="float">
            <text:p>0.647874781631571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65709656569671" calcext:value-type="float">
            <text:p>-1.65709656569671</text:p>
          </table:table-cell>
          <table:table-cell office:value-type="float" office:value="-2.2038665641041" calcext:value-type="float">
            <text:p>-2.2038665641041</text:p>
          </table:table-cell>
          <table:table-cell office:value-type="float" office:value="-1.11032656728932" calcext:value-type="float">
            <text:p>-1.11032656728932</text:p>
          </table:table-cell>
          <table:table-cell office:value-type="float" office:value="0.190691838344154" calcext:value-type="float">
            <text:p>0.190691838344154</text:p>
          </table:table-cell>
          <table:table-cell office:value-type="float" office:value="0.110375558052323" calcext:value-type="float">
            <text:p>0.110375558052323</text:p>
          </table:table-cell>
          <table:table-cell office:value-type="float" office:value="0.329451355469793" calcext:value-type="float">
            <text:p>0.329451355469793</text:p>
          </table:table-cell>
          <table:table-cell office:value-type="float" office:value="0.809308161655847" calcext:value-type="float">
            <text:p>0.809308161655847</text:p>
          </table:table-cell>
          <table:table-cell office:value-type="float" office:value="0.889624441947677" calcext:value-type="float">
            <text:p>0.889624441947677</text:p>
          </table:table-cell>
          <table:table-cell office:value-type="float" office:value="0.670548644530207" calcext:value-type="float">
            <text:p>0.670548644530207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03627638758387" calcext:value-type="float">
            <text:p>-1.03627638758387</text:p>
          </table:table-cell>
          <table:table-cell office:value-type="float" office:value="-1.47872165790541" calcext:value-type="float">
            <text:p>-1.47872165790541</text:p>
          </table:table-cell>
          <table:table-cell office:value-type="float" office:value="-0.593831117262333" calcext:value-type="float">
            <text:p>-0.593831117262333</text:p>
          </table:table-cell>
          <table:table-cell office:value-type="float" office:value="0.354773263621043" calcext:value-type="float">
            <text:p>0.354773263621043</text:p>
          </table:table-cell>
          <table:table-cell office:value-type="float" office:value="0.227928873300505" calcext:value-type="float">
            <text:p>0.227928873300505</text:p>
          </table:table-cell>
          <table:table-cell office:value-type="float" office:value="0.552207654773011" calcext:value-type="float">
            <text:p>0.552207654773011</text:p>
          </table:table-cell>
          <table:table-cell office:value-type="float" office:value="0.645226736378957" calcext:value-type="float">
            <text:p>0.645226736378957</text:p>
          </table:table-cell>
          <table:table-cell office:value-type="float" office:value="0.772071126699495" calcext:value-type="float">
            <text:p>0.772071126699495</text:p>
          </table:table-cell>
          <table:table-cell office:value-type="float" office:value="0.447792345226989" calcext:value-type="float">
            <text:p>0.447792345226989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-1.4512813716064" calcext:value-type="float">
            <text:p>-1.4512813716064</text:p>
          </table:table-cell>
          <table:table-cell office:value-type="float" office:value="-2.10750582297729" calcext:value-type="float">
            <text:p>-2.10750582297729</text:p>
          </table:table-cell>
          <table:table-cell office:value-type="float" office:value="-0.795056920235516" calcext:value-type="float">
            <text:p>-0.795056920235516</text:p>
          </table:table-cell>
          <table:table-cell office:value-type="float" office:value="0.234269908876729" calcext:value-type="float">
            <text:p>0.234269908876729</text:p>
          </table:table-cell>
          <table:table-cell office:value-type="float" office:value="0.121540732803045" calcext:value-type="float">
            <text:p>0.121540732803045</text:p>
          </table:table-cell>
          <table:table-cell office:value-type="float" office:value="0.451555531543874" calcext:value-type="float">
            <text:p>0.451555531543874</text:p>
          </table:table-cell>
          <table:table-cell office:value-type="float" office:value="0.765730091123271" calcext:value-type="float">
            <text:p>0.765730091123271</text:p>
          </table:table-cell>
          <table:table-cell office:value-type="float" office:value="0.878459267196955" calcext:value-type="float">
            <text:p>0.878459267196955</text:p>
          </table:table-cell>
          <table:table-cell office:value-type="float" office:value="0.548444468456126" calcext:value-type="float">
            <text:p>0.548444468456126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-1.10404771407632" calcext:value-type="float">
            <text:p>-1.10404771407632</text:p>
          </table:table-cell>
          <table:table-cell office:value-type="float" office:value="-1.90651463217932" calcext:value-type="float">
            <text:p>-1.90651463217932</text:p>
          </table:table-cell>
          <table:table-cell office:value-type="float" office:value="-0.301580795973332" calcext:value-type="float">
            <text:p>-0.301580795973332</text:p>
          </table:table-cell>
          <table:table-cell office:value-type="float" office:value="0.331526439929633" calcext:value-type="float">
            <text:p>0.331526439929633</text:p>
          </table:table-cell>
          <table:table-cell office:value-type="float" office:value="0.148597401680264" calcext:value-type="float">
            <text:p>0.148597401680264</text:p>
          </table:table-cell>
          <table:table-cell office:value-type="float" office:value="0.739648063355165" calcext:value-type="float">
            <text:p>0.739648063355165</text:p>
          </table:table-cell>
          <table:table-cell office:value-type="float" office:value="0.668473560070367" calcext:value-type="float">
            <text:p>0.668473560070367</text:p>
          </table:table-cell>
          <table:table-cell office:value-type="float" office:value="0.851402598319736" calcext:value-type="float">
            <text:p>0.851402598319736</text:p>
          </table:table-cell>
          <table:table-cell office:value-type="float" office:value="0.260351936644835" calcext:value-type="float">
            <text:p>0.260351936644835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54292113896676" calcext:value-type="float">
            <text:p>-2.54292113896676</text:p>
          </table:table-cell>
          <table:table-cell office:value-type="float" office:value="-4.50366850388742" calcext:value-type="float">
            <text:p>-4.50366850388742</text:p>
          </table:table-cell>
          <table:table-cell office:value-type="float" office:value="-0.582173774046096" calcext:value-type="float">
            <text:p>-0.582173774046096</text:p>
          </table:table-cell>
          <table:table-cell office:value-type="float" office:value="0.0786363562352567" calcext:value-type="float">
            <text:p>0.0786363562352567</text:p>
          </table:table-cell>
          <table:table-cell office:value-type="float" office:value="0.0110683178019285" calcext:value-type="float">
            <text:p>0.0110683178019285</text:p>
          </table:table-cell>
          <table:table-cell office:value-type="float" office:value="0.558682595911797" calcext:value-type="float">
            <text:p>0.558682595911797</text:p>
          </table:table-cell>
          <table:table-cell office:value-type="float" office:value="0.921363643764743" calcext:value-type="float">
            <text:p>0.921363643764743</text:p>
          </table:table-cell>
          <table:table-cell office:value-type="float" office:value="0.988931682198071" calcext:value-type="float">
            <text:p>0.988931682198071</text:p>
          </table:table-cell>
          <table:table-cell office:value-type="float" office:value="0.441317404088203" calcext:value-type="float">
            <text:p>0.441317404088203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1.75306446814822" calcext:value-type="float">
            <text:p>-1.75306446814822</text:p>
          </table:table-cell>
          <table:table-cell office:value-type="float" office:value="-2.73492882294841" calcext:value-type="float">
            <text:p>-2.73492882294841</text:p>
          </table:table-cell>
          <table:table-cell office:value-type="float" office:value="-0.771200113348034" calcext:value-type="float">
            <text:p>-0.771200113348034</text:p>
          </table:table-cell>
          <table:table-cell office:value-type="float" office:value="0.173242233855415" calcext:value-type="float">
            <text:p>0.173242233855415</text:p>
          </table:table-cell>
          <table:table-cell office:value-type="float" office:value="0.0648986262323469" calcext:value-type="float">
            <text:p>0.0648986262323469</text:p>
          </table:table-cell>
          <table:table-cell office:value-type="float" office:value="0.462457733446678" calcext:value-type="float">
            <text:p>0.462457733446678</text:p>
          </table:table-cell>
          <table:table-cell office:value-type="float" office:value="0.826757766144585" calcext:value-type="float">
            <text:p>0.826757766144585</text:p>
          </table:table-cell>
          <table:table-cell office:value-type="float" office:value="0.935101373767653" calcext:value-type="float">
            <text:p>0.935101373767653</text:p>
          </table:table-cell>
          <table:table-cell office:value-type="float" office:value="0.537542266553322" calcext:value-type="float">
            <text:p>0.537542266553322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0.993026931379605" calcext:value-type="float">
            <text:p>-0.993026931379605</text:p>
          </table:table-cell>
          <table:table-cell office:value-type="float" office:value="-1.47261810915928" calcext:value-type="float">
            <text:p>-1.47261810915928</text:p>
          </table:table-cell>
          <table:table-cell office:value-type="float" office:value="-0.513435753599931" calcext:value-type="float">
            <text:p>-0.513435753599931</text:p>
          </table:table-cell>
          <table:table-cell office:value-type="float" office:value="0.370453654410908" calcext:value-type="float">
            <text:p>0.370453654410908</text:p>
          </table:table-cell>
          <table:table-cell office:value-type="float" office:value="0.229324302492365" calcext:value-type="float">
            <text:p>0.229324302492365</text:p>
          </table:table-cell>
          <table:table-cell office:value-type="float" office:value="0.598435964155897" calcext:value-type="float">
            <text:p>0.598435964155897</text:p>
          </table:table-cell>
          <table:table-cell office:value-type="float" office:value="0.629546345589092" calcext:value-type="float">
            <text:p>0.629546345589092</text:p>
          </table:table-cell>
          <table:table-cell office:value-type="float" office:value="0.770675697507635" calcext:value-type="float">
            <text:p>0.770675697507635</text:p>
          </table:table-cell>
          <table:table-cell office:value-type="float" office:value="0.401564035844103" calcext:value-type="float">
            <text:p>0.401564035844103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1.28655489680488" calcext:value-type="float">
            <text:p>-1.28655489680488</text:p>
          </table:table-cell>
          <table:table-cell office:value-type="float" office:value="-1.79641431461513" calcext:value-type="float">
            <text:p>-1.79641431461513</text:p>
          </table:table-cell>
          <table:table-cell office:value-type="float" office:value="-0.776695478994629" calcext:value-type="float">
            <text:p>-0.776695478994629</text:p>
          </table:table-cell>
          <table:table-cell office:value-type="float" office:value="0.276220754779771" calcext:value-type="float">
            <text:p>0.276220754779771</text:p>
          </table:table-cell>
          <table:table-cell office:value-type="float" office:value="0.165892661935897" calcext:value-type="float">
            <text:p>0.165892661935897</text:p>
          </table:table-cell>
          <table:table-cell office:value-type="float" office:value="0.459923329222293" calcext:value-type="float">
            <text:p>0.459923329222293</text:p>
          </table:table-cell>
          <table:table-cell office:value-type="float" office:value="0.723779245220229" calcext:value-type="float">
            <text:p>0.723779245220229</text:p>
          </table:table-cell>
          <table:table-cell office:value-type="float" office:value="0.834107338064103" calcext:value-type="float">
            <text:p>0.834107338064103</text:p>
          </table:table-cell>
          <table:table-cell office:value-type="float" office:value="0.540076670777707" calcext:value-type="float">
            <text:p>0.540076670777707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883476184498491" calcext:value-type="float">
            <text:p>-0.883476184498491</text:p>
          </table:table-cell>
          <table:table-cell office:value-type="float" office:value="-1.33739026668952" calcext:value-type="float">
            <text:p>-1.33739026668952</text:p>
          </table:table-cell>
          <table:table-cell office:value-type="float" office:value="-0.429562102307465" calcext:value-type="float">
            <text:p>-0.429562102307465</text:p>
          </table:table-cell>
          <table:table-cell office:value-type="float" office:value="0.413343552941442" calcext:value-type="float">
            <text:p>0.413343552941442</text:p>
          </table:table-cell>
          <table:table-cell office:value-type="float" office:value="0.262529908397201" calcext:value-type="float">
            <text:p>0.262529908397201</text:p>
          </table:table-cell>
          <table:table-cell office:value-type="float" office:value="0.650794013532961" calcext:value-type="float">
            <text:p>0.650794013532961</text:p>
          </table:table-cell>
          <table:table-cell office:value-type="float" office:value="0.586656447058558" calcext:value-type="float">
            <text:p>0.586656447058558</text:p>
          </table:table-cell>
          <table:table-cell office:value-type="float" office:value="0.737470091602799" calcext:value-type="float">
            <text:p>0.737470091602799</text:p>
          </table:table-cell>
          <table:table-cell office:value-type="float" office:value="0.349205986467039" calcext:value-type="float">
            <text:p>0.349205986467039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28575578784715" calcext:value-type="float">
            <text:p>-1.28575578784715</text:p>
          </table:table-cell>
          <table:table-cell office:value-type="float" office:value="-1.98257908143189" calcext:value-type="float">
            <text:p>-1.98257908143189</text:p>
          </table:table-cell>
          <table:table-cell office:value-type="float" office:value="-0.588932494262408" calcext:value-type="float">
            <text:p>-0.588932494262408</text:p>
          </table:table-cell>
          <table:table-cell office:value-type="float" office:value="0.276441573476574" calcext:value-type="float">
            <text:p>0.276441573476574</text:p>
          </table:table-cell>
          <table:table-cell office:value-type="float" office:value="0.137713604304999" calcext:value-type="float">
            <text:p>0.137713604304999</text:p>
          </table:table-cell>
          <table:table-cell office:value-type="float" office:value="0.554919348250841" calcext:value-type="float">
            <text:p>0.554919348250841</text:p>
          </table:table-cell>
          <table:table-cell office:value-type="float" office:value="0.723558426523426" calcext:value-type="float">
            <text:p>0.723558426523426</text:p>
          </table:table-cell>
          <table:table-cell office:value-type="float" office:value="0.862286395695001" calcext:value-type="float">
            <text:p>0.862286395695001</text:p>
          </table:table-cell>
          <table:table-cell office:value-type="float" office:value="0.445080651749159" calcext:value-type="float">
            <text:p>0.445080651749159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07004600912993" calcext:value-type="float">
            <text:p>-1.07004600912993</text:p>
          </table:table-cell>
          <table:table-cell office:value-type="float" office:value="-1.95032785423812" calcext:value-type="float">
            <text:p>-1.95032785423812</text:p>
          </table:table-cell>
          <table:table-cell office:value-type="float" office:value="-0.189764164021736" calcext:value-type="float">
            <text:p>-0.189764164021736</text:p>
          </table:table-cell>
          <table:table-cell office:value-type="float" office:value="0.342992736258303" calcext:value-type="float">
            <text:p>0.342992736258303</text:p>
          </table:table-cell>
          <table:table-cell office:value-type="float" office:value="0.14222743407474" calcext:value-type="float">
            <text:p>0.14222743407474</text:p>
          </table:table-cell>
          <table:table-cell office:value-type="float" office:value="0.827154183658667" calcext:value-type="float">
            <text:p>0.827154183658667</text:p>
          </table:table-cell>
          <table:table-cell office:value-type="float" office:value="0.657007263741697" calcext:value-type="float">
            <text:p>0.657007263741697</text:p>
          </table:table-cell>
          <table:table-cell office:value-type="float" office:value="0.85777256592526" calcext:value-type="float">
            <text:p>0.85777256592526</text:p>
          </table:table-cell>
          <table:table-cell office:value-type="float" office:value="0.172845816341333" calcext:value-type="float">
            <text:p>0.172845816341333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29513415975037" calcext:value-type="float">
            <text:p>-1.29513415975037</text:p>
          </table:table-cell>
          <table:table-cell office:value-type="float" office:value="-2.27732579760998" calcext:value-type="float">
            <text:p>-2.27732579760998</text:p>
          </table:table-cell>
          <table:table-cell office:value-type="float" office:value="-0.312942521890768" calcext:value-type="float">
            <text:p>-0.312942521890768</text:p>
          </table:table-cell>
          <table:table-cell office:value-type="float" office:value="0.273861120727151" calcext:value-type="float">
            <text:p>0.273861120727151</text:p>
          </table:table-cell>
          <table:table-cell office:value-type="float" office:value="0.102558101447344" calcext:value-type="float">
            <text:p>0.102558101447344</text:p>
          </table:table-cell>
          <table:table-cell office:value-type="float" office:value="0.731291944639183" calcext:value-type="float">
            <text:p>0.731291944639183</text:p>
          </table:table-cell>
          <table:table-cell office:value-type="float" office:value="0.726138879272849" calcext:value-type="float">
            <text:p>0.726138879272849</text:p>
          </table:table-cell>
          <table:table-cell office:value-type="float" office:value="0.897441898552656" calcext:value-type="float">
            <text:p>0.897441898552656</text:p>
          </table:table-cell>
          <table:table-cell office:value-type="float" office:value="0.268708055360817" calcext:value-type="float">
            <text:p>0.268708055360817</text:p>
          </table:table-cell>
        </table:table-row>
        <table:table-row table:style-name="ro1">
          <table:table-cell office:value-type="string" calcext:value-type="string">
            <text:p>Immunitysecbnew_001-061</text:p>
          </table:table-cell>
          <table:table-cell office:value-type="float" office:value="-1.67935452283814" calcext:value-type="float">
            <text:p>-1.67935452283814</text:p>
          </table:table-cell>
          <table:table-cell office:value-type="float" office:value="-2.02239609989209" calcext:value-type="float">
            <text:p>-2.02239609989209</text:p>
          </table:table-cell>
          <table:table-cell office:value-type="float" office:value="-1.33631294578419" calcext:value-type="float">
            <text:p>-1.33631294578419</text:p>
          </table:table-cell>
          <table:table-cell office:value-type="float" office:value="0.186494315018362" calcext:value-type="float">
            <text:p>0.186494315018362</text:p>
          </table:table-cell>
          <table:table-cell office:value-type="float" office:value="0.132337989837648" calcext:value-type="float">
            <text:p>0.132337989837648</text:p>
          </table:table-cell>
          <table:table-cell office:value-type="float" office:value="0.26281288975929" calcext:value-type="float">
            <text:p>0.26281288975929</text:p>
          </table:table-cell>
          <table:table-cell office:value-type="float" office:value="0.813505684981638" calcext:value-type="float">
            <text:p>0.813505684981638</text:p>
          </table:table-cell>
          <table:table-cell office:value-type="float" office:value="0.867662010162352" calcext:value-type="float">
            <text:p>0.867662010162352</text:p>
          </table:table-cell>
          <table:table-cell office:value-type="float" office:value="0.73718711024071" calcext:value-type="float">
            <text:p>0.73718711024071</text:p>
          </table:table-cell>
        </table:table-row>
        <table:table-row table:style-name="ro1">
          <table:table-cell office:value-type="string" calcext:value-type="string">
            <text:p>Immunitysecbnew_062-122</text:p>
          </table:table-cell>
          <table:table-cell office:value-type="float" office:value="-1.27179841503532" calcext:value-type="float">
            <text:p>-1.27179841503532</text:p>
          </table:table-cell>
          <table:table-cell office:value-type="float" office:value="-1.59952310441139" calcext:value-type="float">
            <text:p>-1.59952310441139</text:p>
          </table:table-cell>
          <table:table-cell office:value-type="float" office:value="-0.944073725659247" calcext:value-type="float">
            <text:p>-0.944073725659247</text:p>
          </table:table-cell>
          <table:table-cell office:value-type="float" office:value="0.28032702384164" calcext:value-type="float">
            <text:p>0.28032702384164</text:p>
          </table:table-cell>
          <table:table-cell office:value-type="float" office:value="0.201992824515695" calcext:value-type="float">
            <text:p>0.201992824515695</text:p>
          </table:table-cell>
          <table:table-cell office:value-type="float" office:value="0.389039761607005" calcext:value-type="float">
            <text:p>0.389039761607005</text:p>
          </table:table-cell>
          <table:table-cell office:value-type="float" office:value="0.71967297615836" calcext:value-type="float">
            <text:p>0.71967297615836</text:p>
          </table:table-cell>
          <table:table-cell office:value-type="float" office:value="0.798007175484305" calcext:value-type="float">
            <text:p>0.798007175484305</text:p>
          </table:table-cell>
          <table:table-cell office:value-type="float" office:value="0.610960238392995" calcext:value-type="float">
            <text:p>0.610960238392995</text:p>
          </table:table-cell>
        </table:table-row>
        <table:table-row table:style-name="ro1">
          <table:table-cell office:value-type="string" calcext:value-type="string">
            <text:p>Immunitysecbnew_123-183</text:p>
          </table:table-cell>
          <table:table-cell office:value-type="float" office:value="-0.691942008686389" calcext:value-type="float">
            <text:p>-0.691942008686389</text:p>
          </table:table-cell>
          <table:table-cell office:value-type="float" office:value="-1.08350047750969" calcext:value-type="float">
            <text:p>-1.08350047750969</text:p>
          </table:table-cell>
          <table:table-cell office:value-type="float" office:value="-0.30038353986309" calcext:value-type="float">
            <text:p>-0.30038353986309</text:p>
          </table:table-cell>
          <table:table-cell office:value-type="float" office:value="0.500602949192503" calcext:value-type="float">
            <text:p>0.500602949192503</text:p>
          </table:table-cell>
          <table:table-cell office:value-type="float" office:value="0.338408857309659" calcext:value-type="float">
            <text:p>0.338408857309659</text:p>
          </table:table-cell>
          <table:table-cell office:value-type="float" office:value="0.740534141844045" calcext:value-type="float">
            <text:p>0.740534141844045</text:p>
          </table:table-cell>
          <table:table-cell office:value-type="float" office:value="0.499397050807497" calcext:value-type="float">
            <text:p>0.499397050807497</text:p>
          </table:table-cell>
          <table:table-cell office:value-type="float" office:value="0.661591142690341" calcext:value-type="float">
            <text:p>0.661591142690341</text:p>
          </table:table-cell>
          <table:table-cell office:value-type="float" office:value="0.259465858155955" calcext:value-type="float">
            <text:p>0.259465858155955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1.23264069092864" calcext:value-type="float">
            <text:p>-1.23264069092864</text:p>
          </table:table-cell>
          <table:table-cell office:value-type="float" office:value="-1.43652978728189" calcext:value-type="float">
            <text:p>-1.43652978728189</text:p>
          </table:table-cell>
          <table:table-cell office:value-type="float" office:value="-1.02875159457539" calcext:value-type="float">
            <text:p>-1.02875159457539</text:p>
          </table:table-cell>
          <table:table-cell office:value-type="float" office:value="0.291521741540407" calcext:value-type="float">
            <text:p>0.291521741540407</text:p>
          </table:table-cell>
          <table:table-cell office:value-type="float" office:value="0.237751376641808" calcext:value-type="float">
            <text:p>0.237751376641808</text:p>
          </table:table-cell>
          <table:table-cell office:value-type="float" office:value="0.357452928311698" calcext:value-type="float">
            <text:p>0.357452928311698</text:p>
          </table:table-cell>
          <table:table-cell office:value-type="float" office:value="0.708478258459593" calcext:value-type="float">
            <text:p>0.708478258459593</text:p>
          </table:table-cell>
          <table:table-cell office:value-type="float" office:value="0.762248623358192" calcext:value-type="float">
            <text:p>0.762248623358192</text:p>
          </table:table-cell>
          <table:table-cell office:value-type="float" office:value="0.642547071688302" calcext:value-type="float">
            <text:p>0.642547071688302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-0.862692477748439" calcext:value-type="float">
            <text:p>-0.862692477748439</text:p>
          </table:table-cell>
          <table:table-cell office:value-type="float" office:value="-1.06968322412225" calcext:value-type="float">
            <text:p>-1.06968322412225</text:p>
          </table:table-cell>
          <table:table-cell office:value-type="float" office:value="-0.655701731374632" calcext:value-type="float">
            <text:p>-0.655701731374632</text:p>
          </table:table-cell>
          <table:table-cell office:value-type="float" office:value="0.422024260294745" calcext:value-type="float">
            <text:p>0.422024260294745</text:p>
          </table:table-cell>
          <table:table-cell office:value-type="float" office:value="0.343117191454637" calcext:value-type="float">
            <text:p>0.343117191454637</text:p>
          </table:table-cell>
          <table:table-cell office:value-type="float" office:value="0.519077681658145" calcext:value-type="float">
            <text:p>0.519077681658145</text:p>
          </table:table-cell>
          <table:table-cell office:value-type="float" office:value="0.577975739705255" calcext:value-type="float">
            <text:p>0.577975739705255</text:p>
          </table:table-cell>
          <table:table-cell office:value-type="float" office:value="0.656882808545363" calcext:value-type="float">
            <text:p>0.656882808545363</text:p>
          </table:table-cell>
          <table:table-cell office:value-type="float" office:value="0.480922318341855" calcext:value-type="float">
            <text:p>0.480922318341855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-0.515995943265656" calcext:value-type="float">
            <text:p>-0.515995943265656</text:p>
          </table:table-cell>
          <table:table-cell office:value-type="float" office:value="-0.728347200249797" calcext:value-type="float">
            <text:p>-0.728347200249797</text:p>
          </table:table-cell>
          <table:table-cell office:value-type="float" office:value="-0.303644686281515" calcext:value-type="float">
            <text:p>-0.303644686281515</text:p>
          </table:table-cell>
          <table:table-cell office:value-type="float" office:value="0.596905814157763" calcext:value-type="float">
            <text:p>0.596905814157763</text:p>
          </table:table-cell>
          <table:table-cell office:value-type="float" office:value="0.482706147738156" calcext:value-type="float">
            <text:p>0.482706147738156</text:p>
          </table:table-cell>
          <table:table-cell office:value-type="float" office:value="0.738123085120961" calcext:value-type="float">
            <text:p>0.738123085120961</text:p>
          </table:table-cell>
          <table:table-cell office:value-type="float" office:value="0.403094185842237" calcext:value-type="float">
            <text:p>0.403094185842237</text:p>
          </table:table-cell>
          <table:table-cell office:value-type="float" office:value="0.517293852261844" calcext:value-type="float">
            <text:p>0.517293852261844</text:p>
          </table:table-cell>
          <table:table-cell office:value-type="float" office:value="0.261876914879039" calcext:value-type="float">
            <text:p>0.261876914879039</text:p>
          </table:table-cell>
        </table:table-row>
        <table:table-row table:style-name="ro1">
          <table:table-cell office:value-type="string" calcext:value-type="string">
            <text:p>Immunitysecboost_184-244</text:p>
          </table:table-cell>
          <table:table-cell office:value-type="float" office:value="-0.257337563656821" calcext:value-type="float">
            <text:p>-0.257337563656821</text:p>
          </table:table-cell>
          <table:table-cell office:value-type="float" office:value="-0.563011780188479" calcext:value-type="float">
            <text:p>-0.563011780188479</text:p>
          </table:table-cell>
          <table:table-cell office:value-type="float" office:value="0.0483366528748374" calcext:value-type="float">
            <text:p>0.0483366528748374</text:p>
          </table:table-cell>
          <table:table-cell office:value-type="float" office:value="0.773107196820537" calcext:value-type="float">
            <text:p>0.773107196820537</text:p>
          </table:table-cell>
          <table:table-cell office:value-type="float" office:value="0.569491295775225" calcext:value-type="float">
            <text:p>0.569491295775225</text:p>
          </table:table-cell>
          <table:table-cell office:value-type="float" office:value="1.04952392110241" calcext:value-type="float">
            <text:p>1.04952392110241</text:p>
          </table:table-cell>
          <table:table-cell office:value-type="float" office:value="0.226892803179463" calcext:value-type="float">
            <text:p>0.226892803179463</text:p>
          </table:table-cell>
          <table:table-cell office:value-type="float" office:value="0.430508704224775" calcext:value-type="float">
            <text:p>0.430508704224775</text:p>
          </table:table-cell>
          <table:table-cell office:value-type="float" office:value="-0.0495239211024139" calcext:value-type="float">
            <text:p>-0.0495239211024139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19223979950768" calcext:value-type="float">
            <text:p>-1.19223979950768</text:p>
          </table:table-cell>
          <table:table-cell office:value-type="float" office:value="-1.63739644382882" calcext:value-type="float">
            <text:p>-1.63739644382882</text:p>
          </table:table-cell>
          <table:table-cell office:value-type="float" office:value="-0.747083155186541" calcext:value-type="float">
            <text:p>-0.747083155186541</text:p>
          </table:table-cell>
          <table:table-cell office:value-type="float" office:value="0.303540631953502" calcext:value-type="float">
            <text:p>0.303540631953502</text:p>
          </table:table-cell>
          <table:table-cell office:value-type="float" office:value="0.194485738245341" calcext:value-type="float">
            <text:p>0.194485738245341</text:p>
          </table:table-cell>
          <table:table-cell office:value-type="float" office:value="0.473746384069057" calcext:value-type="float">
            <text:p>0.473746384069057</text:p>
          </table:table-cell>
          <table:table-cell office:value-type="float" office:value="0.696459368046498" calcext:value-type="float">
            <text:p>0.696459368046498</text:p>
          </table:table-cell>
          <table:table-cell office:value-type="float" office:value="0.805514261754659" calcext:value-type="float">
            <text:p>0.805514261754659</text:p>
          </table:table-cell>
          <table:table-cell office:value-type="float" office:value="0.526253615930943" calcext:value-type="float">
            <text:p>0.526253615930943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70324130009231" calcext:value-type="float">
            <text:p>-2.70324130009231</text:p>
          </table:table-cell>
          <table:table-cell office:value-type="float" office:value="-4.11805918568525" calcext:value-type="float">
            <text:p>-4.11805918568525</text:p>
          </table:table-cell>
          <table:table-cell office:value-type="float" office:value="-1.28842341449938" calcext:value-type="float">
            <text:p>-1.28842341449938</text:p>
          </table:table-cell>
          <table:table-cell office:value-type="float" office:value="0.0669880321554261" calcext:value-type="float">
            <text:p>0.0669880321554261</text:p>
          </table:table-cell>
          <table:table-cell office:value-type="float" office:value="0.0162760726425127" calcext:value-type="float">
            <text:p>0.0162760726425127</text:p>
          </table:table-cell>
          <table:table-cell office:value-type="float" office:value="0.27570511330451" calcext:value-type="float">
            <text:p>0.27570511330451</text:p>
          </table:table-cell>
          <table:table-cell office:value-type="float" office:value="0.933011967844574" calcext:value-type="float">
            <text:p>0.933011967844574</text:p>
          </table:table-cell>
          <table:table-cell office:value-type="float" office:value="0.983723927357487" calcext:value-type="float">
            <text:p>0.983723927357487</text:p>
          </table:table-cell>
          <table:table-cell office:value-type="float" office:value="0.72429488669549" calcext:value-type="float">
            <text:p>0.72429488669549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1.82048538050836" calcext:value-type="float">
            <text:p>-1.82048538050836</text:p>
          </table:table-cell>
          <table:table-cell office:value-type="float" office:value="-3.23514711088022" calcext:value-type="float">
            <text:p>-3.23514711088022</text:p>
          </table:table-cell>
          <table:table-cell office:value-type="float" office:value="-0.405823650136507" calcext:value-type="float">
            <text:p>-0.405823650136507</text:p>
          </table:table-cell>
          <table:table-cell office:value-type="float" office:value="0.161947125875603" calcext:value-type="float">
            <text:p>0.161947125875603</text:p>
          </table:table-cell>
          <table:table-cell office:value-type="float" office:value="0.0393544150515999" calcext:value-type="float">
            <text:p>0.0393544150515999</text:p>
          </table:table-cell>
          <table:table-cell office:value-type="float" office:value="0.666427681493446" calcext:value-type="float">
            <text:p>0.666427681493446</text:p>
          </table:table-cell>
          <table:table-cell office:value-type="float" office:value="0.838052874124397" calcext:value-type="float">
            <text:p>0.838052874124397</text:p>
          </table:table-cell>
          <table:table-cell office:value-type="float" office:value="0.9606455849484" calcext:value-type="float">
            <text:p>0.9606455849484</text:p>
          </table:table-cell>
          <table:table-cell office:value-type="float" office:value="0.333572318506554" calcext:value-type="float">
            <text:p>0.333572318506554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1.43543984900655" calcext:value-type="float">
            <text:p>-1.43543984900655</text:p>
          </table:table-cell>
          <table:table-cell office:value-type="float" office:value="-2.11697044109433" calcext:value-type="float">
            <text:p>-2.11697044109433</text:p>
          </table:table-cell>
          <table:table-cell office:value-type="float" office:value="-0.753909256918776" calcext:value-type="float">
            <text:p>-0.753909256918776</text:p>
          </table:table-cell>
          <table:table-cell office:value-type="float" office:value="0.238010652238754" calcext:value-type="float">
            <text:p>0.238010652238754</text:p>
          </table:table-cell>
          <table:table-cell office:value-type="float" office:value="0.12039582279604" calcext:value-type="float">
            <text:p>0.12039582279604</text:p>
          </table:table-cell>
          <table:table-cell office:value-type="float" office:value="0.470523555248963" calcext:value-type="float">
            <text:p>0.470523555248963</text:p>
          </table:table-cell>
          <table:table-cell office:value-type="float" office:value="0.761989347761246" calcext:value-type="float">
            <text:p>0.761989347761246</text:p>
          </table:table-cell>
          <table:table-cell office:value-type="float" office:value="0.87960417720396" calcext:value-type="float">
            <text:p>0.87960417720396</text:p>
          </table:table-cell>
          <table:table-cell office:value-type="float" office:value="0.529476444751037" calcext:value-type="float">
            <text:p>0.529476444751037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1.38606411932168" calcext:value-type="float">
            <text:p>-1.38606411932168</text:p>
          </table:table-cell>
          <table:table-cell office:value-type="float" office:value="-2.09810490420318" calcext:value-type="float">
            <text:p>-2.09810490420318</text:p>
          </table:table-cell>
          <table:table-cell office:value-type="float" office:value="-0.67402333444019" calcext:value-type="float">
            <text:p>-0.67402333444019</text:p>
          </table:table-cell>
          <table:table-cell office:value-type="float" office:value="0.250057567076471" calcext:value-type="float">
            <text:p>0.250057567076471</text:p>
          </table:table-cell>
          <table:table-cell office:value-type="float" office:value="0.122688714948709" calcext:value-type="float">
            <text:p>0.122688714948709</text:p>
          </table:table-cell>
          <table:table-cell office:value-type="float" office:value="0.509653939063136" calcext:value-type="float">
            <text:p>0.509653939063136</text:p>
          </table:table-cell>
          <table:table-cell office:value-type="float" office:value="0.749942432923529" calcext:value-type="float">
            <text:p>0.749942432923529</text:p>
          </table:table-cell>
          <table:table-cell office:value-type="float" office:value="0.877311285051291" calcext:value-type="float">
            <text:p>0.877311285051291</text:p>
          </table:table-cell>
          <table:table-cell office:value-type="float" office:value="0.490346060936864" calcext:value-type="float">
            <text:p>0.490346060936864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971777347110379" calcext:value-type="float">
            <text:p>-0.971777347110379</text:p>
          </table:table-cell>
          <table:table-cell office:value-type="float" office:value="-1.53763697868435" calcext:value-type="float">
            <text:p>-1.53763697868435</text:p>
          </table:table-cell>
          <table:table-cell office:value-type="float" office:value="-0.40591771553641" calcext:value-type="float">
            <text:p>-0.40591771553641</text:p>
          </table:table-cell>
          <table:table-cell office:value-type="float" office:value="0.378409874361056" calcext:value-type="float">
            <text:p>0.378409874361056</text:p>
          </table:table-cell>
          <table:table-cell office:value-type="float" office:value="0.214888287549127" calcext:value-type="float">
            <text:p>0.214888287549127</text:p>
          </table:table-cell>
          <table:table-cell office:value-type="float" office:value="0.666364996655364" calcext:value-type="float">
            <text:p>0.666364996655364</text:p>
          </table:table-cell>
          <table:table-cell office:value-type="float" office:value="0.621590125638944" calcext:value-type="float">
            <text:p>0.621590125638944</text:p>
          </table:table-cell>
          <table:table-cell office:value-type="float" office:value="0.785111712450873" calcext:value-type="float">
            <text:p>0.785111712450873</text:p>
          </table:table-cell>
          <table:table-cell office:value-type="float" office:value="0.333635003344636" calcext:value-type="float">
            <text:p>0.333635003344636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760456726793817" calcext:value-type="float">
            <text:p>-0.760456726793817</text:p>
          </table:table-cell>
          <table:table-cell office:value-type="float" office:value="-1.28211803290833" calcext:value-type="float">
            <text:p>-1.28211803290833</text:p>
          </table:table-cell>
          <table:table-cell office:value-type="float" office:value="-0.238795420679305" calcext:value-type="float">
            <text:p>-0.238795420679305</text:p>
          </table:table-cell>
          <table:table-cell office:value-type="float" office:value="0.46745287999216" calcext:value-type="float">
            <text:p>0.46745287999216</text:p>
          </table:table-cell>
          <table:table-cell office:value-type="float" office:value="0.277449031507502" calcext:value-type="float">
            <text:p>0.277449031507502</text:p>
          </table:table-cell>
          <table:table-cell office:value-type="float" office:value="0.787575987653271" calcext:value-type="float">
            <text:p>0.787575987653271</text:p>
          </table:table-cell>
          <table:table-cell office:value-type="float" office:value="0.53254712000784" calcext:value-type="float">
            <text:p>0.53254712000784</text:p>
          </table:table-cell>
          <table:table-cell office:value-type="float" office:value="0.722550968492498" calcext:value-type="float">
            <text:p>0.722550968492498</text:p>
          </table:table-cell>
          <table:table-cell office:value-type="float" office:value="0.212424012346729" calcext:value-type="float">
            <text:p>0.212424012346729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-0.0572303166549487" calcext:value-type="float">
            <text:p>-0.0572303166549487</text:p>
          </table:table-cell>
          <table:table-cell office:value-type="float" office:value="-0.457328625277172" calcext:value-type="float">
            <text:p>-0.457328625277172</text:p>
          </table:table-cell>
          <table:table-cell office:value-type="float" office:value="0.342867991967274" calcext:value-type="float">
            <text:p>0.342867991967274</text:p>
          </table:table-cell>
          <table:table-cell office:value-type="float" office:value="0.944376538671615" calcext:value-type="float">
            <text:p>0.944376538671615</text:p>
          </table:table-cell>
          <table:table-cell office:value-type="float" office:value="0.632972295184282" calcext:value-type="float">
            <text:p>0.632972295184282</text:p>
          </table:table-cell>
          <table:table-cell office:value-type="float" office:value="1.40898275260804" calcext:value-type="float">
            <text:p>1.40898275260804</text:p>
          </table:table-cell>
          <table:table-cell office:value-type="float" office:value="0.0556234613283849" calcext:value-type="float">
            <text:p>0.0556234613283849</text:p>
          </table:table-cell>
          <table:table-cell office:value-type="float" office:value="0.367027704815718" calcext:value-type="float">
            <text:p>0.367027704815718</text:p>
          </table:table-cell>
          <table:table-cell office:value-type="float" office:value="-0.408982752608043" calcext:value-type="float">
            <text:p>-0.408982752608043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675017192269258" calcext:value-type="float">
            <text:p>0.675017192269258</text:p>
          </table:table-cell>
          <table:table-cell office:value-type="float" office:value="0.31538409983438" calcext:value-type="float">
            <text:p>0.31538409983438</text:p>
          </table:table-cell>
          <table:table-cell office:value-type="float" office:value="1.03465028470414" calcext:value-type="float">
            <text:p>1.03465028470414</text:p>
          </table:table-cell>
          <table:table-cell office:value-type="float" office:value="1.96406674244386" calcext:value-type="float">
            <text:p>1.96406674244386</text:p>
          </table:table-cell>
          <table:table-cell office:value-type="float" office:value="1.37078572842335" calcext:value-type="float">
            <text:p>1.37078572842335</text:p>
          </table:table-cell>
          <table:table-cell office:value-type="float" office:value="2.81412192203878" calcext:value-type="float">
            <text:p>2.81412192203878</text:p>
          </table:table-cell>
          <table:table-cell office:value-type="float" office:value="-0.964066742443862" calcext:value-type="float">
            <text:p>-0.964066742443862</text:p>
          </table:table-cell>
          <table:table-cell office:value-type="float" office:value="-0.370785728423352" calcext:value-type="float">
            <text:p>-0.370785728423352</text:p>
          </table:table-cell>
          <table:table-cell office:value-type="float" office:value="-1.81412192203878" calcext:value-type="float">
            <text:p>-1.81412192203878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15350449083244" calcext:value-type="float">
            <text:p>1.15350449083244</text:p>
          </table:table-cell>
          <table:table-cell office:value-type="float" office:value="0.819371072441384" calcext:value-type="float">
            <text:p>0.819371072441384</text:p>
          </table:table-cell>
          <table:table-cell office:value-type="float" office:value="1.4876379092235" calcext:value-type="float">
            <text:p>1.4876379092235</text:p>
          </table:table-cell>
          <table:table-cell office:value-type="float" office:value="3.16928018406725" calcext:value-type="float">
            <text:p>3.16928018406725</text:p>
          </table:table-cell>
          <table:table-cell office:value-type="float" office:value="2.26907230656659" calcext:value-type="float">
            <text:p>2.26907230656659</text:p>
          </table:table-cell>
          <table:table-cell office:value-type="float" office:value="4.42662706519026" calcext:value-type="float">
            <text:p>4.42662706519026</text:p>
          </table:table-cell>
          <table:table-cell office:value-type="float" office:value="-2.16928018406725" calcext:value-type="float">
            <text:p>-2.16928018406725</text:p>
          </table:table-cell>
          <table:table-cell office:value-type="float" office:value="-1.26907230656659" calcext:value-type="float">
            <text:p>-1.26907230656659</text:p>
          </table:table-cell>
          <table:table-cell office:value-type="float" office:value="-3.42662706519026" calcext:value-type="float">
            <text:p>-3.42662706519026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76012132730628" calcext:value-type="float">
            <text:p>1.76012132730628</text:p>
          </table:table-cell>
          <table:table-cell office:value-type="float" office:value="1.44479080825841" calcext:value-type="float">
            <text:p>1.44479080825841</text:p>
          </table:table-cell>
          <table:table-cell office:value-type="float" office:value="2.07545184635416" calcext:value-type="float">
            <text:p>2.07545184635416</text:p>
          </table:table-cell>
          <table:table-cell office:value-type="float" office:value="5.81314264455677" calcext:value-type="float">
            <text:p>5.81314264455677</text:p>
          </table:table-cell>
          <table:table-cell office:value-type="float" office:value="4.24096487519087" calcext:value-type="float">
            <text:p>4.24096487519087</text:p>
          </table:table-cell>
          <table:table-cell office:value-type="float" office:value="7.96814602347859" calcext:value-type="float">
            <text:p>7.96814602347859</text:p>
          </table:table-cell>
          <table:table-cell office:value-type="float" office:value="-4.81314264455677" calcext:value-type="float">
            <text:p>-4.81314264455677</text:p>
          </table:table-cell>
          <table:table-cell office:value-type="float" office:value="-3.24096487519087" calcext:value-type="float">
            <text:p>-3.24096487519087</text:p>
          </table:table-cell>
          <table:table-cell office:value-type="float" office:value="-6.96814602347859" calcext:value-type="float">
            <text:p>-6.96814602347859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50564219698352" calcext:value-type="float">
            <text:p>2.50564219698352</text:p>
          </table:table-cell>
          <table:table-cell office:value-type="float" office:value="2.20780388980762" calcext:value-type="float">
            <text:p>2.20780388980762</text:p>
          </table:table-cell>
          <table:table-cell office:value-type="float" office:value="2.80348050415942" calcext:value-type="float">
            <text:p>2.80348050415942</text:p>
          </table:table-cell>
          <table:table-cell office:value-type="float" office:value="12.2514242677027" calcext:value-type="float">
            <text:p>12.2514242677027</text:p>
          </table:table-cell>
          <table:table-cell office:value-type="float" office:value="9.09571924137004" calcext:value-type="float">
            <text:p>9.09571924137004</text:p>
          </table:table-cell>
          <table:table-cell office:value-type="float" office:value="16.5019821527216" calcext:value-type="float">
            <text:p>16.5019821527216</text:p>
          </table:table-cell>
          <table:table-cell office:value-type="float" office:value="-11.2514242677027" calcext:value-type="float">
            <text:p>-11.2514242677027</text:p>
          </table:table-cell>
          <table:table-cell office:value-type="float" office:value="-8.09571924137004" calcext:value-type="float">
            <text:p>-8.09571924137004</text:p>
          </table:table-cell>
          <table:table-cell office:value-type="float" office:value="-15.5019821527216" calcext:value-type="float">
            <text:p>-15.5019821527216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16510910033347" calcext:value-type="float">
            <text:p>3.16510910033347</text:p>
          </table:table-cell>
          <table:table-cell office:value-type="float" office:value="2.87292700499188" calcext:value-type="float">
            <text:p>2.87292700499188</text:p>
          </table:table-cell>
          <table:table-cell office:value-type="float" office:value="3.45729119567505" calcext:value-type="float">
            <text:p>3.45729119567505</text:p>
          </table:table-cell>
          <table:table-cell office:value-type="float" office:value="23.6913286236918" calcext:value-type="float">
            <text:p>23.6913286236918</text:p>
          </table:table-cell>
          <table:table-cell office:value-type="float" office:value="17.6887174652436" calcext:value-type="float">
            <text:p>17.6887174652436</text:p>
          </table:table-cell>
          <table:table-cell office:value-type="float" office:value="31.7309071762047" calcext:value-type="float">
            <text:p>31.7309071762047</text:p>
          </table:table-cell>
          <table:table-cell office:value-type="float" office:value="-22.6913286236918" calcext:value-type="float">
            <text:p>-22.6913286236918</text:p>
          </table:table-cell>
          <table:table-cell office:value-type="float" office:value="-16.6887174652436" calcext:value-type="float">
            <text:p>-16.6887174652436</text:p>
          </table:table-cell>
          <table:table-cell office:value-type="float" office:value="-30.7309071762047" calcext:value-type="float">
            <text:p>-30.7309071762047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85758186429003" calcext:value-type="float">
            <text:p>3.85758186429003</text:p>
          </table:table-cell>
          <table:table-cell office:value-type="float" office:value="3.56735538849318" calcext:value-type="float">
            <text:p>3.56735538849318</text:p>
          </table:table-cell>
          <table:table-cell office:value-type="float" office:value="4.14780834008687" calcext:value-type="float">
            <text:p>4.14780834008687</text:p>
          </table:table-cell>
          <table:table-cell office:value-type="float" office:value="47.350712369912" calcext:value-type="float">
            <text:p>47.350712369912</text:p>
          </table:table-cell>
          <table:table-cell office:value-type="float" office:value="35.4227896522752" calcext:value-type="float">
            <text:p>35.4227896522752</text:p>
          </table:table-cell>
          <table:table-cell office:value-type="float" office:value="63.2951267798901" calcext:value-type="float">
            <text:p>63.2951267798901</text:p>
          </table:table-cell>
          <table:table-cell office:value-type="float" office:value="-46.350712369912" calcext:value-type="float">
            <text:p>-46.350712369912</text:p>
          </table:table-cell>
          <table:table-cell office:value-type="float" office:value="-34.4227896522752" calcext:value-type="float">
            <text:p>-34.4227896522752</text:p>
          </table:table-cell>
          <table:table-cell office:value-type="float" office:value="-62.2951267798901" calcext:value-type="float">
            <text:p>-62.2951267798901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61621541543993" calcext:value-type="float">
            <text:p>4.61621541543993</text:p>
          </table:table-cell>
          <table:table-cell office:value-type="float" office:value="4.32898167599465" calcext:value-type="float">
            <text:p>4.32898167599465</text:p>
          </table:table-cell>
          <table:table-cell office:value-type="float" office:value="4.9034491548852" calcext:value-type="float">
            <text:p>4.9034491548852</text:p>
          </table:table-cell>
          <table:table-cell office:value-type="float" office:value="101.110645320115" calcext:value-type="float">
            <text:p>101.110645320115</text:p>
          </table:table-cell>
          <table:table-cell office:value-type="float" office:value="75.866990042239" calcext:value-type="float">
            <text:p>75.866990042239</text:p>
          </table:table-cell>
          <table:table-cell office:value-type="float" office:value="134.753765654314" calcext:value-type="float">
            <text:p>134.753765654314</text:p>
          </table:table-cell>
          <table:table-cell office:value-type="float" office:value="-100.110645320115" calcext:value-type="float">
            <text:p>-100.110645320115</text:p>
          </table:table-cell>
          <table:table-cell office:value-type="float" office:value="-74.866990042239" calcext:value-type="float">
            <text:p>-74.866990042239</text:p>
          </table:table-cell>
          <table:table-cell office:value-type="float" office:value="-133.753765654314" calcext:value-type="float">
            <text:p>-133.753765654314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558680921888719" calcext:value-type="float">
            <text:p>0.558680921888719</text:p>
          </table:table-cell>
          <table:table-cell office:value-type="float" office:value="0.505899673789181" calcext:value-type="float">
            <text:p>0.505899673789181</text:p>
          </table:table-cell>
          <table:table-cell office:value-type="float" office:value="0.611462169988256" calcext:value-type="float">
            <text:p>0.611462169988256</text:p>
          </table:table-cell>
          <table:table-cell office:value-type="float" office:value="1.74836474890773" calcext:value-type="float">
            <text:p>1.74836474890773</text:p>
          </table:table-cell>
          <table:table-cell office:value-type="float" office:value="1.65847693769656" calcext:value-type="float">
            <text:p>1.65847693769656</text:p>
          </table:table-cell>
          <table:table-cell office:value-type="float" office:value="1.84312439066455" calcext:value-type="float">
            <text:p>1.84312439066455</text:p>
          </table:table-cell>
          <table:table-cell office:value-type="float" office:value="-0.748364748907727" calcext:value-type="float">
            <text:p>-0.748364748907727</text:p>
          </table:table-cell>
          <table:table-cell office:value-type="float" office:value="-0.658476937696561" calcext:value-type="float">
            <text:p>-0.658476937696561</text:p>
          </table:table-cell>
          <table:table-cell office:value-type="float" office:value="-0.843124390664548" calcext:value-type="float">
            <text:p>-0.843124390664548</text:p>
          </table:table-cell>
        </table:table-row>
      </table:table>
      <table:table table:name="ProxyNew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_123-183</text:p>
          </table:table-cell>
          <table:table-cell office:value-type="float" office:value="-0.216668028432934" calcext:value-type="float">
            <text:p>-0.216668028432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_184-244</text:p>
          </table:table-cell>
          <table:table-cell office:value-type="float" office:value="-0.184203888171639" calcext:value-type="float">
            <text:p>-0.1842038881716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full_245-305</text:p>
          </table:table-cell>
          <table:table-cell office:value-type="float" office:value="-0.151739747910344" calcext:value-type="float">
            <text:p>-0.1517397479103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full_306-366</text:p>
          </table:table-cell>
          <table:table-cell office:value-type="float" office:value="-0.119275607649049" calcext:value-type="float">
            <text:p>-0.1192756076490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367-427</text:p>
          </table:table-cell>
          <table:table-cell office:value-type="float" office:value="-0.0868114673877545" calcext:value-type="float">
            <text:p>-0.08681146738775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428-488</text:p>
          </table:table-cell>
          <table:table-cell office:value-type="float" office:value="-0.0543473271264596" calcext:value-type="float">
            <text:p>-0.05434732712645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489-549</text:p>
          </table:table-cell>
          <table:table-cell office:value-type="float" office:value="-0.0218831868651646" calcext:value-type="float">
            <text:p>-0.02188318686516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boost_001-061</text:p>
          </table:table-cell>
          <table:table-cell office:value-type="float" office:value="0.455303744384892" calcext:value-type="float">
            <text:p>0.455303744384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boost_062-122</text:p>
          </table:table-cell>
          <table:table-cell office:value-type="float" office:value="0.432274968988038" calcext:value-type="float">
            <text:p>0.4322749689880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boost_123-183</text:p>
          </table:table-cell>
          <table:table-cell office:value-type="float" office:value="0.409246193591183" calcext:value-type="float">
            <text:p>0.4092461935911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boost_184-244</text:p>
          </table:table-cell>
          <table:table-cell office:value-type="float" office:value="0.386217418194328" calcext:value-type="float">
            <text:p>0.3862174181943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boost_245-305</text:p>
          </table:table-cell>
          <table:table-cell office:value-type="float" office:value="0.363188642797473" calcext:value-type="float">
            <text:p>0.3631886427974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boost_306-366</text:p>
          </table:table-cell>
          <table:table-cell office:value-type="float" office:value="0.340159867400618" calcext:value-type="float">
            <text:p>0.3401598674006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boost_367-427</text:p>
          </table:table-cell>
          <table:table-cell office:value-type="float" office:value="0.317131092003764" calcext:value-type="float">
            <text:p>0.317131092003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boost_428-488</text:p>
          </table:table-cell>
          <table:table-cell office:value-type="float" office:value="0.294102316606909" calcext:value-type="float">
            <text:p>0.2941023166069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boost_489-549</text:p>
          </table:table-cell>
          <table:table-cell office:value-type="float" office:value="0.271073541210054" calcext:value-type="float">
            <text:p>0.2710735412100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secboost_001-061</text:p>
          </table:table-cell>
          <table:table-cell office:value-type="float" office:value="0.713151125687024" calcext:value-type="float">
            <text:p>0.7131511256870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secboost_062-122</text:p>
          </table:table-cell>
          <table:table-cell office:value-type="float" office:value="0.561098418194063" calcext:value-type="float">
            <text:p>0.5610984181940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secboost_123-183</text:p>
          </table:table-cell>
          <table:table-cell office:value-type="float" office:value="0.409045710701101" calcext:value-type="float">
            <text:p>0.4090457107011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secboost_184-244</text:p>
          </table:table-cell>
          <table:table-cell office:value-type="float" office:value="0.256993003208139" calcext:value-type="float">
            <text:p>0.2569930032081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secbnew_001-061</text:p>
          </table:table-cell>
          <table:table-cell office:value-type="float" office:value="0.820426002960479" calcext:value-type="float">
            <text:p>0.8204260029604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secbnew_062-122</text:p>
          </table:table-cell>
          <table:table-cell office:value-type="float" office:value="0.692067052018483" calcext:value-type="float">
            <text:p>0.6920670520184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secbnew_123-183</text:p>
          </table:table-cell>
          <table:table-cell office:value-type="float" office:value="0.563708101076486" calcext:value-type="float">
            <text:p>0.5637081010764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inf_062-122</text:p>
          </table:table-cell>
          <table:table-cell office:value-type="float" office:value="0.837055124772052" calcext:value-type="float">
            <text:p>0.8370551247720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inf_123-183</text:p>
          </table:table-cell>
          <table:table-cell office:value-type="float" office:value="0.802953480548881" calcext:value-type="float">
            <text:p>0.8029534805488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inf_184-244</text:p>
          </table:table-cell>
          <table:table-cell office:value-type="float" office:value="0.768851836325711" calcext:value-type="float">
            <text:p>0.7688518363257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inf_245-305</text:p>
          </table:table-cell>
          <table:table-cell office:value-type="float" office:value="0.73475019210254" calcext:value-type="float">
            <text:p>0.734750192102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inf_306-366</text:p>
          </table:table-cell>
          <table:table-cell office:value-type="float" office:value="0.700648547879369" calcext:value-type="float">
            <text:p>0.7006485478793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munityinf_367-427</text:p>
          </table:table-cell>
          <table:table-cell office:value-type="float" office:value="0.666546903656198" calcext:value-type="float">
            <text:p>0.6665469036561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munityinf_428-488</text:p>
          </table:table-cell>
          <table:table-cell office:value-type="float" office:value="0.632445259433027" calcext:value-type="float">
            <text:p>0.6324452594330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munityinf_489-549</text:p>
          </table:table-cell>
          <table:table-cell office:value-type="float" office:value="0.598343615209857" calcext:value-type="float">
            <text:p>0.5983436152098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89443098281408" calcext:value-type="float">
            <text:p>0.894430982814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865827274320969" calcext:value-type="float">
            <text:p>0.8658272743209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837223565827858" calcext:value-type="float">
            <text:p>0.8372235658278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808619857334746" calcext:value-type="float">
            <text:p>0.8086198573347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mmunityhybridfull_306-366</text:p>
          </table:table-cell>
          <table:table-cell office:value-type="float" office:value="0.780016148841635" calcext:value-type="float">
            <text:p>0.7800161488416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munityhybridfull_367-427</text:p>
          </table:table-cell>
          <table:table-cell office:value-type="float" office:value="0.751412440348524" calcext:value-type="float">
            <text:p>0.7514124403485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mmunityhybridfull_428-488</text:p>
          </table:table-cell>
          <table:table-cell office:value-type="float" office:value="0.722808731855412" calcext:value-type="float">
            <text:p>0.7228087318554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mmunityhybridfull_489-549</text:p>
          </table:table-cell>
          <table:table-cell office:value-type="float" office:value="0.694205023362301" calcext:value-type="float">
            <text:p>0.6942050233623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943085366809742" calcext:value-type="float">
            <text:p>0.9430853668097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917675873691765" calcext:value-type="float">
            <text:p>0.9176758736917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892266380573788" calcext:value-type="float">
            <text:p>0.8922663805737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munityhybridboost_184-244</text:p>
          </table:table-cell>
          <table:table-cell office:value-type="float" office:value="0.866856887455811" calcext:value-type="float">
            <text:p>0.8668568874558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munityhybridboost_245-305</text:p>
          </table:table-cell>
          <table:table-cell office:value-type="float" office:value="0.841447394337834" calcext:value-type="float">
            <text:p>0.8414473943378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munityhybridboost_306-366</text:p>
          </table:table-cell>
          <table:table-cell office:value-type="float" office:value="0.816037901219858" calcext:value-type="float">
            <text:p>0.8160379012198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munityhybridboost_367-427</text:p>
          </table:table-cell>
          <table:table-cell office:value-type="float" office:value="0.790628408101881" calcext:value-type="float">
            <text:p>0.7906284081018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mmunityhybridboost_428-488</text:p>
          </table:table-cell>
          <table:table-cell office:value-type="float" office:value="0.765218914983904" calcext:value-type="float">
            <text:p>0.7652189149839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mmunityhybridboost_489-549</text:p>
          </table:table-cell>
          <table:table-cell office:value-type="float" office:value="0.739809421865927" calcext:value-type="float">
            <text:p>0.739809421865927</text:p>
          </table:table-cell>
        </table:table-row>
      </table:table>
      <table:table table:name="ProxyNew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</text:p>
          </table:table-cell>
          <table:table-cell office:value-type="float" office:value="-0.0162320701306475" calcext:value-type="float">
            <text:p>-0.0162320701306475</text:p>
          </table:table-cell>
          <table:table-cell office:value-type="float" office:value="-0.0475301464932612" calcext:value-type="float">
            <text:p>-0.0475301464932612</text:p>
          </table:table-cell>
          <table:table-cell office:value-type="float" office:value="0.0150660062319663" calcext:value-type="float">
            <text:p>0.0150660062319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</text:p>
          </table:table-cell>
          <table:table-cell office:value-type="float" office:value="0.0115143876984274" calcext:value-type="float">
            <text:p>0.0115143876984274</text:p>
          </table:table-cell>
          <table:table-cell office:value-type="float" office:value="-0.00105103151463509" calcext:value-type="float">
            <text:p>-0.00105103151463509</text:p>
          </table:table-cell>
          <table:table-cell office:value-type="float" office:value="0.0240798069114899" calcext:value-type="float">
            <text:p>0.02407980691148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secboost</text:p>
          </table:table-cell>
          <table:table-cell office:value-type="float" office:value="0.0760263537464809" calcext:value-type="float">
            <text:p>0.0760263537464809</text:p>
          </table:table-cell>
          <table:table-cell office:value-type="float" office:value="0.0487436043249142" calcext:value-type="float">
            <text:p>0.0487436043249142</text:p>
          </table:table-cell>
          <table:table-cell office:value-type="float" office:value="0.103309103168048" calcext:value-type="float">
            <text:p>0.1033091031680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secbnew</text:p>
          </table:table-cell>
          <table:table-cell office:value-type="float" office:value="0.0641794754709982" calcext:value-type="float">
            <text:p>0.0641794754709982</text:p>
          </table:table-cell>
          <table:table-cell office:value-type="float" office:value="0.0230092100844355" calcext:value-type="float">
            <text:p>0.0230092100844355</text:p>
          </table:table-cell>
          <table:table-cell office:value-type="float" office:value="0.105349740857561" calcext:value-type="float">
            <text:p>0.1053497408575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0.0170508221115854" calcext:value-type="float">
            <text:p>0.0170508221115854</text:p>
          </table:table-cell>
          <table:table-cell table:style-name="ce1" office:value-type="float" office:value="0.00116272795275061" calcext:value-type="float">
            <text:p>1.16E-03</text:p>
          </table:table-cell>
          <table:table-cell office:value-type="float" office:value="0.0329389162704202" calcext:value-type="float">
            <text:p>0.03293891627042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hybridfull</text:p>
          </table:table-cell>
          <table:table-cell office:value-type="float" office:value="0.0143018542465557" calcext:value-type="float">
            <text:p>0.0143018542465557</text:p>
          </table:table-cell>
          <table:table-cell table:style-name="ce1" office:value-type="float" office:value="-0.0000262685893220333" calcext:value-type="float">
            <text:p>-2.63E-05</text:p>
          </table:table-cell>
          <table:table-cell office:value-type="float" office:value="0.0286299770824334" calcext:value-type="float">
            <text:p>0.02862997708243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hybridboost</text:p>
          </table:table-cell>
          <table:table-cell office:value-type="float" office:value="0.0127047465589884" calcext:value-type="float">
            <text:p>0.0127047465589884</text:p>
          </table:table-cell>
          <table:table-cell office:value-type="float" office:value="0.00810813911436148" calcext:value-type="float">
            <text:p>0.00810813911436148</text:p>
          </table:table-cell>
          <table:table-cell office:value-type="float" office:value="0.0173013540036154" calcext:value-type="float">
            <text:p>0.0173013540036154</text:p>
          </table:table-cell>
        </table:table-row>
      </table:table>
      <table:table table:name="LCAllC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526456725428792" calcext:value-type="float">
            <text:p>-0.526456725428792</text:p>
          </table:table-cell>
          <table:table-cell office:value-type="float" office:value="-0.743146637459365" calcext:value-type="float">
            <text:p>-0.743146637459365</text:p>
          </table:table-cell>
          <table:table-cell office:value-type="float" office:value="-0.309766813398218" calcext:value-type="float">
            <text:p>-0.309766813398218</text:p>
          </table:table-cell>
          <table:table-cell office:value-type="float" office:value="0.590694257975069" calcext:value-type="float">
            <text:p>0.590694257975069</text:p>
          </table:table-cell>
          <table:table-cell office:value-type="float" office:value="0.475614970557053" calcext:value-type="float">
            <text:p>0.475614970557053</text:p>
          </table:table-cell>
          <table:table-cell office:value-type="float" office:value="0.733618006170101" calcext:value-type="float">
            <text:p>0.733618006170101</text:p>
          </table:table-cell>
          <table:table-cell office:value-type="float" office:value="0.409305742024931" calcext:value-type="float">
            <text:p>0.409305742024931</text:p>
          </table:table-cell>
          <table:table-cell office:value-type="float" office:value="0.524385029442947" calcext:value-type="float">
            <text:p>0.524385029442947</text:p>
          </table:table-cell>
          <table:table-cell office:value-type="float" office:value="0.266381993829899" calcext:value-type="float">
            <text:p>0.266381993829899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939695173635282" calcext:value-type="float">
            <text:p>-0.939695173635282</text:p>
          </table:table-cell>
          <table:table-cell office:value-type="float" office:value="-1.01049932735306" calcext:value-type="float">
            <text:p>-1.01049932735306</text:p>
          </table:table-cell>
          <table:table-cell office:value-type="float" office:value="-0.868891019917508" calcext:value-type="float">
            <text:p>-0.868891019917508</text:p>
          </table:table-cell>
          <table:table-cell office:value-type="float" office:value="0.390746927171771" calcext:value-type="float">
            <text:p>0.390746927171771</text:p>
          </table:table-cell>
          <table:table-cell office:value-type="float" office:value="0.364037160469924" calcext:value-type="float">
            <text:p>0.364037160469924</text:p>
          </table:table-cell>
          <table:table-cell office:value-type="float" office:value="0.419416415887564" calcext:value-type="float">
            <text:p>0.419416415887564</text:p>
          </table:table-cell>
          <table:table-cell office:value-type="float" office:value="0.609253072828229" calcext:value-type="float">
            <text:p>0.609253072828229</text:p>
          </table:table-cell>
          <table:table-cell office:value-type="float" office:value="0.635962839530076" calcext:value-type="float">
            <text:p>0.635962839530076</text:p>
          </table:table-cell>
          <table:table-cell office:value-type="float" office:value="0.580583584112436" calcext:value-type="float">
            <text:p>0.580583584112436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439770236267685" calcext:value-type="float">
            <text:p>-0.439770236267685</text:p>
          </table:table-cell>
          <table:table-cell office:value-type="float" office:value="-0.509797366312583" calcext:value-type="float">
            <text:p>-0.509797366312583</text:p>
          </table:table-cell>
          <table:table-cell office:value-type="float" office:value="-0.369743106222786" calcext:value-type="float">
            <text:p>-0.369743106222786</text:p>
          </table:table-cell>
          <table:table-cell office:value-type="float" office:value="0.644184414296082" calcext:value-type="float">
            <text:p>0.644184414296082</text:p>
          </table:table-cell>
          <table:table-cell office:value-type="float" office:value="0.600617271774809" calcext:value-type="float">
            <text:p>0.600617271774809</text:p>
          </table:table-cell>
          <table:table-cell office:value-type="float" office:value="0.690911798782859" calcext:value-type="float">
            <text:p>0.690911798782859</text:p>
          </table:table-cell>
          <table:table-cell office:value-type="float" office:value="0.355815585703918" calcext:value-type="float">
            <text:p>0.355815585703918</text:p>
          </table:table-cell>
          <table:table-cell office:value-type="float" office:value="0.399382728225191" calcext:value-type="float">
            <text:p>0.399382728225191</text:p>
          </table:table-cell>
          <table:table-cell office:value-type="float" office:value="0.309088201217141" calcext:value-type="float">
            <text:p>0.309088201217141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0.117004134353136" calcext:value-type="float">
            <text:p>0.117004134353136</text:p>
          </table:table-cell>
          <table:table-cell office:value-type="float" office:value="-0.0314268767490509" calcext:value-type="float">
            <text:p>-0.0314268767490509</text:p>
          </table:table-cell>
          <table:table-cell office:value-type="float" office:value="0.265435145455324" calcext:value-type="float">
            <text:p>0.265435145455324</text:p>
          </table:table-cell>
          <table:table-cell office:value-type="float" office:value="1.12412407720683" calcext:value-type="float">
            <text:p>1.12412407720683</text:p>
          </table:table-cell>
          <table:table-cell office:value-type="float" office:value="0.969061814813281" calcext:value-type="float">
            <text:p>0.969061814813281</text:p>
          </table:table-cell>
          <table:table-cell office:value-type="float" office:value="1.30399828126506" calcext:value-type="float">
            <text:p>1.30399828126506</text:p>
          </table:table-cell>
          <table:table-cell office:value-type="float" office:value="-0.124124077206834" calcext:value-type="float">
            <text:p>-0.124124077206834</text:p>
          </table:table-cell>
          <table:table-cell office:value-type="float" office:value="0.0309381851867189" calcext:value-type="float">
            <text:p>0.0309381851867189</text:p>
          </table:table-cell>
          <table:table-cell office:value-type="float" office:value="-0.303998281265057" calcext:value-type="float">
            <text:p>-0.303998281265057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507580296379276" calcext:value-type="float">
            <text:p>-0.507580296379276</text:p>
          </table:table-cell>
          <table:table-cell office:value-type="float" office:value="-0.658740943342049" calcext:value-type="float">
            <text:p>-0.658740943342049</text:p>
          </table:table-cell>
          <table:table-cell office:value-type="float" office:value="-0.356419649416502" calcext:value-type="float">
            <text:p>-0.356419649416502</text:p>
          </table:table-cell>
          <table:table-cell office:value-type="float" office:value="0.601950359497785" calcext:value-type="float">
            <text:p>0.601950359497785</text:p>
          </table:table-cell>
          <table:table-cell office:value-type="float" office:value="0.517502489440029" calcext:value-type="float">
            <text:p>0.517502489440029</text:p>
          </table:table-cell>
          <table:table-cell office:value-type="float" office:value="0.700178728978855" calcext:value-type="float">
            <text:p>0.700178728978855</text:p>
          </table:table-cell>
          <table:table-cell office:value-type="float" office:value="0.398049640502215" calcext:value-type="float">
            <text:p>0.398049640502215</text:p>
          </table:table-cell>
          <table:table-cell office:value-type="float" office:value="0.482497510559971" calcext:value-type="float">
            <text:p>0.482497510559971</text:p>
          </table:table-cell>
          <table:table-cell office:value-type="float" office:value="0.299821271021145" calcext:value-type="float">
            <text:p>0.299821271021145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391723900109738" calcext:value-type="float">
            <text:p>-0.391723900109738</text:p>
          </table:table-cell>
          <table:table-cell office:value-type="float" office:value="-0.524788982251794" calcext:value-type="float">
            <text:p>-0.524788982251794</text:p>
          </table:table-cell>
          <table:table-cell office:value-type="float" office:value="-0.258658817967682" calcext:value-type="float">
            <text:p>-0.258658817967682</text:p>
          </table:table-cell>
          <table:table-cell office:value-type="float" office:value="0.675890701549561" calcext:value-type="float">
            <text:p>0.675890701549561</text:p>
          </table:table-cell>
          <table:table-cell office:value-type="float" office:value="0.591680206219203" calcext:value-type="float">
            <text:p>0.591680206219203</text:p>
          </table:table-cell>
          <table:table-cell office:value-type="float" office:value="0.772086400118503" calcext:value-type="float">
            <text:p>0.772086400118503</text:p>
          </table:table-cell>
          <table:table-cell office:value-type="float" office:value="0.324109298450439" calcext:value-type="float">
            <text:p>0.324109298450439</text:p>
          </table:table-cell>
          <table:table-cell office:value-type="float" office:value="0.408319793780797" calcext:value-type="float">
            <text:p>0.408319793780797</text:p>
          </table:table-cell>
          <table:table-cell office:value-type="float" office:value="0.227913599881497" calcext:value-type="float">
            <text:p>0.227913599881497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168657372454872" calcext:value-type="float">
            <text:p>-0.168657372454872</text:p>
          </table:table-cell>
          <table:table-cell office:value-type="float" office:value="-0.267862330262801" calcext:value-type="float">
            <text:p>-0.267862330262801</text:p>
          </table:table-cell>
          <table:table-cell office:value-type="float" office:value="-0.0694524146469438" calcext:value-type="float">
            <text:p>-0.0694524146469438</text:p>
          </table:table-cell>
          <table:table-cell office:value-type="float" office:value="0.844798304974087" calcext:value-type="float">
            <text:p>0.844798304974087</text:p>
          </table:table-cell>
          <table:table-cell office:value-type="float" office:value="0.765013093005035" calcext:value-type="float">
            <text:p>0.765013093005035</text:p>
          </table:table-cell>
          <table:table-cell office:value-type="float" office:value="0.93290452491954" calcext:value-type="float">
            <text:p>0.93290452491954</text:p>
          </table:table-cell>
          <table:table-cell office:value-type="float" office:value="0.155201695025913" calcext:value-type="float">
            <text:p>0.155201695025913</text:p>
          </table:table-cell>
          <table:table-cell office:value-type="float" office:value="0.234986906994965" calcext:value-type="float">
            <text:p>0.234986906994965</text:p>
          </table:table-cell>
          <table:table-cell office:value-type="float" office:value="0.0670954750804599" calcext:value-type="float">
            <text:p>0.0670954750804599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0657047533880128" calcext:value-type="float">
            <text:p>-0.0657047533880128</text:p>
          </table:table-cell>
          <table:table-cell office:value-type="float" office:value="-0.140597220682877" calcext:value-type="float">
            <text:p>-0.140597220682877</text:p>
          </table:table-cell>
          <table:table-cell office:value-type="float" office:value="0.00918771390685115" calcext:value-type="float">
            <text:p>0.00918771390685115</text:p>
          </table:table-cell>
          <table:table-cell office:value-type="float" office:value="0.93640729456322" calcext:value-type="float">
            <text:p>0.93640729456322</text:p>
          </table:table-cell>
          <table:table-cell office:value-type="float" office:value="0.868839191687044" calcext:value-type="float">
            <text:p>0.868839191687044</text:p>
          </table:table-cell>
          <table:table-cell office:value-type="float" office:value="1.0092300505098" calcext:value-type="float">
            <text:p>1.0092300505098</text:p>
          </table:table-cell>
          <table:table-cell office:value-type="float" office:value="0.06359270543678" calcext:value-type="float">
            <text:p>0.06359270543678</text:p>
          </table:table-cell>
          <table:table-cell office:value-type="float" office:value="0.131160808312956" calcext:value-type="float">
            <text:p>0.131160808312956</text:p>
          </table:table-cell>
          <table:table-cell office:value-type="float" office:value="-0.00923005050980041" calcext:value-type="float">
            <text:p>-0.00923005050980041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299527125633078" calcext:value-type="float">
            <text:p>0.299527125633078</text:p>
          </table:table-cell>
          <table:table-cell office:value-type="float" office:value="0.175641015237835" calcext:value-type="float">
            <text:p>0.175641015237835</text:p>
          </table:table-cell>
          <table:table-cell office:value-type="float" office:value="0.423413236028322" calcext:value-type="float">
            <text:p>0.423413236028322</text:p>
          </table:table-cell>
          <table:table-cell office:value-type="float" office:value="1.34922064484423" calcext:value-type="float">
            <text:p>1.34922064484423</text:p>
          </table:table-cell>
          <table:table-cell office:value-type="float" office:value="1.19201006838338" calcext:value-type="float">
            <text:p>1.19201006838338</text:p>
          </table:table-cell>
          <table:table-cell office:value-type="float" office:value="1.52716524529254" calcext:value-type="float">
            <text:p>1.52716524529254</text:p>
          </table:table-cell>
          <table:table-cell office:value-type="float" office:value="-0.349220644844228" calcext:value-type="float">
            <text:p>-0.349220644844228</text:p>
          </table:table-cell>
          <table:table-cell office:value-type="float" office:value="-0.192010068383376" calcext:value-type="float">
            <text:p>-0.192010068383376</text:p>
          </table:table-cell>
          <table:table-cell office:value-type="float" office:value="-0.527165245292538" calcext:value-type="float">
            <text:p>-0.527165245292538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440694428471807" calcext:value-type="float">
            <text:p>0.440694428471807</text:p>
          </table:table-cell>
          <table:table-cell office:value-type="float" office:value="0.204730081987636" calcext:value-type="float">
            <text:p>0.204730081987636</text:p>
          </table:table-cell>
          <table:table-cell office:value-type="float" office:value="0.676658774955977" calcext:value-type="float">
            <text:p>0.676658774955977</text:p>
          </table:table-cell>
          <table:table-cell office:value-type="float" office:value="1.55378583708063" calcext:value-type="float">
            <text:p>1.55378583708063</text:p>
          </table:table-cell>
          <table:table-cell office:value-type="float" office:value="1.22719377854961" calcext:value-type="float">
            <text:p>1.22719377854961</text:p>
          </table:table-cell>
          <table:table-cell office:value-type="float" office:value="1.96729356822986" calcext:value-type="float">
            <text:p>1.96729356822986</text:p>
          </table:table-cell>
          <table:table-cell office:value-type="float" office:value="-0.553785837080627" calcext:value-type="float">
            <text:p>-0.553785837080627</text:p>
          </table:table-cell>
          <table:table-cell office:value-type="float" office:value="-0.227193778549612" calcext:value-type="float">
            <text:p>-0.227193778549612</text:p>
          </table:table-cell>
          <table:table-cell office:value-type="float" office:value="-0.967293568229855" calcext:value-type="float">
            <text:p>-0.967293568229855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552520983545875" calcext:value-type="float">
            <text:p>0.552520983545875</text:p>
          </table:table-cell>
          <table:table-cell office:value-type="float" office:value="-0.0405856564965787" calcext:value-type="float">
            <text:p>-0.0405856564965787</text:p>
          </table:table-cell>
          <table:table-cell office:value-type="float" office:value="1.14562762358833" calcext:value-type="float">
            <text:p>1.14562762358833</text:p>
          </table:table-cell>
          <table:table-cell office:value-type="float" office:value="1.73762803255924" calcext:value-type="float">
            <text:p>1.73762803255924</text:p>
          </table:table-cell>
          <table:table-cell office:value-type="float" office:value="0.960226911315559" calcext:value-type="float">
            <text:p>0.960226911315559</text:p>
          </table:table-cell>
          <table:table-cell office:value-type="float" office:value="3.14441424621085" calcext:value-type="float">
            <text:p>3.14441424621085</text:p>
          </table:table-cell>
          <table:table-cell office:value-type="float" office:value="-0.737628032559237" calcext:value-type="float">
            <text:p>-0.737628032559237</text:p>
          </table:table-cell>
          <table:table-cell office:value-type="float" office:value="0.039773088684441" calcext:value-type="float">
            <text:p>0.039773088684441</text:p>
          </table:table-cell>
          <table:table-cell office:value-type="float" office:value="-2.14441424621085" calcext:value-type="float">
            <text:p>-2.14441424621085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1.94356089226005" calcext:value-type="float">
            <text:p>-1.94356089226005</text:p>
          </table:table-cell>
          <table:table-cell office:value-type="float" office:value="-2.10611610193203" calcext:value-type="float">
            <text:p>-2.10611610193203</text:p>
          </table:table-cell>
          <table:table-cell office:value-type="float" office:value="-1.78100568258806" calcext:value-type="float">
            <text:p>-1.78100568258806</text:p>
          </table:table-cell>
          <table:table-cell office:value-type="float" office:value="0.143193145494458" calcext:value-type="float">
            <text:p>0.143193145494458</text:p>
          </table:table-cell>
          <table:table-cell office:value-type="float" office:value="0.121709757938967" calcext:value-type="float">
            <text:p>0.121709757938967</text:p>
          </table:table-cell>
          <table:table-cell office:value-type="float" office:value="0.168468636071721" calcext:value-type="float">
            <text:p>0.168468636071721</text:p>
          </table:table-cell>
          <table:table-cell office:value-type="float" office:value="0.856806854505542" calcext:value-type="float">
            <text:p>0.856806854505542</text:p>
          </table:table-cell>
          <table:table-cell office:value-type="float" office:value="0.878290242061033" calcext:value-type="float">
            <text:p>0.878290242061033</text:p>
          </table:table-cell>
          <table:table-cell office:value-type="float" office:value="0.831531363928279" calcext:value-type="float">
            <text:p>0.831531363928279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0.81476548392176" calcext:value-type="float">
            <text:p>-0.81476548392176</text:p>
          </table:table-cell>
          <table:table-cell office:value-type="float" office:value="-0.974938165961496" calcext:value-type="float">
            <text:p>-0.974938165961496</text:p>
          </table:table-cell>
          <table:table-cell office:value-type="float" office:value="-0.654592801882024" calcext:value-type="float">
            <text:p>-0.654592801882024</text:p>
          </table:table-cell>
          <table:table-cell office:value-type="float" office:value="0.442743145573523" calcext:value-type="float">
            <text:p>0.442743145573523</text:p>
          </table:table-cell>
          <table:table-cell office:value-type="float" office:value="0.377215677610773" calcext:value-type="float">
            <text:p>0.377215677610773</text:p>
          </table:table-cell>
          <table:table-cell office:value-type="float" office:value="0.519653621487601" calcext:value-type="float">
            <text:p>0.519653621487601</text:p>
          </table:table-cell>
          <table:table-cell office:value-type="float" office:value="0.557256854426477" calcext:value-type="float">
            <text:p>0.557256854426477</text:p>
          </table:table-cell>
          <table:table-cell office:value-type="float" office:value="0.622784322389227" calcext:value-type="float">
            <text:p>0.622784322389227</text:p>
          </table:table-cell>
          <table:table-cell office:value-type="float" office:value="0.480346378512399" calcext:value-type="float">
            <text:p>0.480346378512399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1.00829324737804" calcext:value-type="float">
            <text:p>-1.00829324737804</text:p>
          </table:table-cell>
          <table:table-cell office:value-type="float" office:value="-1.70347862497142" calcext:value-type="float">
            <text:p>-1.70347862497142</text:p>
          </table:table-cell>
          <table:table-cell office:value-type="float" office:value="-0.313107869784673" calcext:value-type="float">
            <text:p>-0.313107869784673</text:p>
          </table:table-cell>
          <table:table-cell office:value-type="float" office:value="0.36484114205757" calcext:value-type="float">
            <text:p>0.36484114205757</text:p>
          </table:table-cell>
          <table:table-cell office:value-type="float" office:value="0.182049140614847" calcext:value-type="float">
            <text:p>0.182049140614847</text:p>
          </table:table-cell>
          <table:table-cell office:value-type="float" office:value="0.73117103705249" calcext:value-type="float">
            <text:p>0.73117103705249</text:p>
          </table:table-cell>
          <table:table-cell office:value-type="float" office:value="0.63515885794243" calcext:value-type="float">
            <text:p>0.63515885794243</text:p>
          </table:table-cell>
          <table:table-cell office:value-type="float" office:value="0.817950859385153" calcext:value-type="float">
            <text:p>0.817950859385153</text:p>
          </table:table-cell>
          <table:table-cell office:value-type="float" office:value="0.26882896294751" calcext:value-type="float">
            <text:p>0.26882896294751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3.36531674674467" calcext:value-type="float">
            <text:p>-3.36531674674467</text:p>
          </table:table-cell>
          <table:table-cell office:value-type="float" office:value="-3.75966557079394" calcext:value-type="float">
            <text:p>-3.75966557079394</text:p>
          </table:table-cell>
          <table:table-cell office:value-type="float" office:value="-2.97096792269539" calcext:value-type="float">
            <text:p>-2.97096792269539</text:p>
          </table:table-cell>
          <table:table-cell office:value-type="float" office:value="0.0345510704455042" calcext:value-type="float">
            <text:p>0.0345510704455042</text:p>
          </table:table-cell>
          <table:table-cell office:value-type="float" office:value="0.0232915284399102" calcext:value-type="float">
            <text:p>0.0232915284399102</text:p>
          </table:table-cell>
          <table:table-cell office:value-type="float" office:value="0.0512536767181259" calcext:value-type="float">
            <text:p>0.0512536767181259</text:p>
          </table:table-cell>
          <table:table-cell office:value-type="float" office:value="0.965448929554496" calcext:value-type="float">
            <text:p>0.965448929554496</text:p>
          </table:table-cell>
          <table:table-cell office:value-type="float" office:value="0.97670847156009" calcext:value-type="float">
            <text:p>0.97670847156009</text:p>
          </table:table-cell>
          <table:table-cell office:value-type="float" office:value="0.948746323281874" calcext:value-type="float">
            <text:p>0.948746323281874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5895616904969" calcext:value-type="float">
            <text:p>-1.5895616904969</text:p>
          </table:table-cell>
          <table:table-cell office:value-type="float" office:value="-1.79300418986464" calcext:value-type="float">
            <text:p>-1.79300418986464</text:p>
          </table:table-cell>
          <table:table-cell office:value-type="float" office:value="-1.38611919112917" calcext:value-type="float">
            <text:p>-1.38611919112917</text:p>
          </table:table-cell>
          <table:table-cell office:value-type="float" office:value="0.204015013859231" calcext:value-type="float">
            <text:p>0.204015013859231</text:p>
          </table:table-cell>
          <table:table-cell office:value-type="float" office:value="0.166459342284473" calcext:value-type="float">
            <text:p>0.166459342284473</text:p>
          </table:table-cell>
          <table:table-cell office:value-type="float" office:value="0.250043796333471" calcext:value-type="float">
            <text:p>0.250043796333471</text:p>
          </table:table-cell>
          <table:table-cell office:value-type="float" office:value="0.795984986140769" calcext:value-type="float">
            <text:p>0.795984986140769</text:p>
          </table:table-cell>
          <table:table-cell office:value-type="float" office:value="0.833540657715527" calcext:value-type="float">
            <text:p>0.833540657715527</text:p>
          </table:table-cell>
          <table:table-cell office:value-type="float" office:value="0.749956203666529" calcext:value-type="float">
            <text:p>0.749956203666529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0.721150568300548" calcext:value-type="float">
            <text:p>-0.721150568300548</text:p>
          </table:table-cell>
          <table:table-cell office:value-type="float" office:value="-0.900860552244228" calcext:value-type="float">
            <text:p>-0.900860552244228</text:p>
          </table:table-cell>
          <table:table-cell office:value-type="float" office:value="-0.541440584356868" calcext:value-type="float">
            <text:p>-0.541440584356868</text:p>
          </table:table-cell>
          <table:table-cell office:value-type="float" office:value="0.486192536303638" calcext:value-type="float">
            <text:p>0.486192536303638</text:p>
          </table:table-cell>
          <table:table-cell office:value-type="float" office:value="0.406219935806915" calcext:value-type="float">
            <text:p>0.406219935806915</text:p>
          </table:table-cell>
          <table:table-cell office:value-type="float" office:value="0.581909358751221" calcext:value-type="float">
            <text:p>0.581909358751221</text:p>
          </table:table-cell>
          <table:table-cell office:value-type="float" office:value="0.513807463696362" calcext:value-type="float">
            <text:p>0.513807463696362</text:p>
          </table:table-cell>
          <table:table-cell office:value-type="float" office:value="0.593780064193085" calcext:value-type="float">
            <text:p>0.593780064193085</text:p>
          </table:table-cell>
          <table:table-cell office:value-type="float" office:value="0.418090641248779" calcext:value-type="float">
            <text:p>0.418090641248779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0.350889192509602" calcext:value-type="float">
            <text:p>-0.350889192509602</text:p>
          </table:table-cell>
          <table:table-cell office:value-type="float" office:value="-0.502704693396822" calcext:value-type="float">
            <text:p>-0.502704693396822</text:p>
          </table:table-cell>
          <table:table-cell office:value-type="float" office:value="-0.199073691622382" calcext:value-type="float">
            <text:p>-0.199073691622382</text:p>
          </table:table-cell>
          <table:table-cell office:value-type="float" office:value="0.704061764850688" calcext:value-type="float">
            <text:p>0.704061764850688</text:p>
          </table:table-cell>
          <table:table-cell office:value-type="float" office:value="0.604892396740568" calcext:value-type="float">
            <text:p>0.604892396740568</text:p>
          </table:table-cell>
          <table:table-cell office:value-type="float" office:value="0.819489501596872" calcext:value-type="float">
            <text:p>0.819489501596872</text:p>
          </table:table-cell>
          <table:table-cell office:value-type="float" office:value="0.295938235149312" calcext:value-type="float">
            <text:p>0.295938235149312</text:p>
          </table:table-cell>
          <table:table-cell office:value-type="float" office:value="0.395107603259432" calcext:value-type="float">
            <text:p>0.395107603259432</text:p>
          </table:table-cell>
          <table:table-cell office:value-type="float" office:value="0.180510498403128" calcext:value-type="float">
            <text:p>0.180510498403128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0.0435991344956642" calcext:value-type="float">
            <text:p>0.0435991344956642</text:p>
          </table:table-cell>
          <table:table-cell office:value-type="float" office:value="-0.232016282052119" calcext:value-type="float">
            <text:p>-0.232016282052119</text:p>
          </table:table-cell>
          <table:table-cell office:value-type="float" office:value="0.319214551043447" calcext:value-type="float">
            <text:p>0.319214551043447</text:p>
          </table:table-cell>
          <table:table-cell office:value-type="float" office:value="1.04456354145927" calcext:value-type="float">
            <text:p>1.04456354145927</text:p>
          </table:table-cell>
          <table:table-cell office:value-type="float" office:value="0.792933212621683" calcext:value-type="float">
            <text:p>0.792933212621683</text:p>
          </table:table-cell>
          <table:table-cell office:value-type="float" office:value="1.37604652545498" calcext:value-type="float">
            <text:p>1.37604652545498</text:p>
          </table:table-cell>
          <table:table-cell office:value-type="float" office:value="-0.044563541459266" calcext:value-type="float">
            <text:p>-0.044563541459266</text:p>
          </table:table-cell>
          <table:table-cell office:value-type="float" office:value="0.207066787378317" calcext:value-type="float">
            <text:p>0.207066787378317</text:p>
          </table:table-cell>
          <table:table-cell office:value-type="float" office:value="-0.376046525454982" calcext:value-type="float">
            <text:p>-0.376046525454982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0.229534801513796" calcext:value-type="float">
            <text:p>0.229534801513796</text:p>
          </table:table-cell>
          <table:table-cell office:value-type="float" office:value="-0.296133600457371" calcext:value-type="float">
            <text:p>-0.296133600457371</text:p>
          </table:table-cell>
          <table:table-cell office:value-type="float" office:value="0.755203203484963" calcext:value-type="float">
            <text:p>0.755203203484963</text:p>
          </table:table-cell>
          <table:table-cell office:value-type="float" office:value="1.25801464727559" calcext:value-type="float">
            <text:p>1.25801464727559</text:p>
          </table:table-cell>
          <table:table-cell office:value-type="float" office:value="0.743688064317275" calcext:value-type="float">
            <text:p>0.743688064317275</text:p>
          </table:table-cell>
          <table:table-cell office:value-type="float" office:value="2.12804390536077" calcext:value-type="float">
            <text:p>2.12804390536077</text:p>
          </table:table-cell>
          <table:table-cell office:value-type="float" office:value="-0.258014647275589" calcext:value-type="float">
            <text:p>-0.258014647275589</text:p>
          </table:table-cell>
          <table:table-cell office:value-type="float" office:value="0.256311935682725" calcext:value-type="float">
            <text:p>0.256311935682725</text:p>
          </table:table-cell>
          <table:table-cell office:value-type="float" office:value="-1.12804390536077" calcext:value-type="float">
            <text:p>-1.12804390536077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343850190962104" calcext:value-type="float">
            <text:p>-0.343850190962104</text:p>
          </table:table-cell>
          <table:table-cell office:value-type="float" office:value="-2.30446559917221" calcext:value-type="float">
            <text:p>-2.30446559917221</text:p>
          </table:table-cell>
          <table:table-cell office:value-type="float" office:value="1.616765217248" calcext:value-type="float">
            <text:p>1.616765217248</text:p>
          </table:table-cell>
          <table:table-cell office:value-type="float" office:value="0.709035139965712" calcext:value-type="float">
            <text:p>0.709035139965712</text:p>
          </table:table-cell>
          <table:table-cell office:value-type="float" office:value="0.0998121260865762" calcext:value-type="float">
            <text:p>0.0998121260865762</text:p>
          </table:table-cell>
          <table:table-cell office:value-type="float" office:value="5.03677107599264" calcext:value-type="float">
            <text:p>5.03677107599264</text:p>
          </table:table-cell>
          <table:table-cell office:value-type="float" office:value="0.290964860034288" calcext:value-type="float">
            <text:p>0.290964860034288</text:p>
          </table:table-cell>
          <table:table-cell office:value-type="float" office:value="0.900187873913424" calcext:value-type="float">
            <text:p>0.900187873913424</text:p>
          </table:table-cell>
          <table:table-cell office:value-type="float" office:value="-4.03677107599264" calcext:value-type="float">
            <text:p>-4.03677107599264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0.856074026484442" calcext:value-type="float">
            <text:p>-0.856074026484442</text:p>
          </table:table-cell>
          <table:table-cell office:value-type="float" office:value="-1.01729297115759" calcext:value-type="float">
            <text:p>-1.01729297115759</text:p>
          </table:table-cell>
          <table:table-cell office:value-type="float" office:value="-0.694855081811294" calcext:value-type="float">
            <text:p>-0.694855081811294</text:p>
          </table:table-cell>
          <table:table-cell office:value-type="float" office:value="0.424826670872946" calcext:value-type="float">
            <text:p>0.424826670872946</text:p>
          </table:table-cell>
          <table:table-cell office:value-type="float" office:value="0.361572403490345" calcext:value-type="float">
            <text:p>0.361572403490345</text:p>
          </table:table-cell>
          <table:table-cell office:value-type="float" office:value="0.499146778191022" calcext:value-type="float">
            <text:p>0.499146778191022</text:p>
          </table:table-cell>
          <table:table-cell office:value-type="float" office:value="0.575173329127054" calcext:value-type="float">
            <text:p>0.575173329127054</text:p>
          </table:table-cell>
          <table:table-cell office:value-type="float" office:value="0.638427596509655" calcext:value-type="float">
            <text:p>0.638427596509655</text:p>
          </table:table-cell>
          <table:table-cell office:value-type="float" office:value="0.500853221808978" calcext:value-type="float">
            <text:p>0.500853221808978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0.768047565593336" calcext:value-type="float">
            <text:p>-0.768047565593336</text:p>
          </table:table-cell>
          <table:table-cell office:value-type="float" office:value="-1.14842873749707" calcext:value-type="float">
            <text:p>-1.14842873749707</text:p>
          </table:table-cell>
          <table:table-cell office:value-type="float" office:value="-0.387666393689599" calcext:value-type="float">
            <text:p>-0.387666393689599</text:p>
          </table:table-cell>
          <table:table-cell office:value-type="float" office:value="0.463917954034091" calcext:value-type="float">
            <text:p>0.463917954034091</text:p>
          </table:table-cell>
          <table:table-cell office:value-type="float" office:value="0.317134679933479" calcext:value-type="float">
            <text:p>0.317134679933479</text:p>
          </table:table-cell>
          <table:table-cell office:value-type="float" office:value="0.678638703658399" calcext:value-type="float">
            <text:p>0.678638703658399</text:p>
          </table:table-cell>
          <table:table-cell office:value-type="float" office:value="0.536082045965909" calcext:value-type="float">
            <text:p>0.536082045965909</text:p>
          </table:table-cell>
          <table:table-cell office:value-type="float" office:value="0.682865320066521" calcext:value-type="float">
            <text:p>0.682865320066521</text:p>
          </table:table-cell>
          <table:table-cell office:value-type="float" office:value="0.321361296341601" calcext:value-type="float">
            <text:p>0.321361296341601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0.0155467548587339" calcext:value-type="float">
            <text:p>-0.0155467548587339</text:p>
          </table:table-cell>
          <table:table-cell office:value-type="float" office:value="-0.816910055291856" calcext:value-type="float">
            <text:p>-0.816910055291856</text:p>
          </table:table-cell>
          <table:table-cell office:value-type="float" office:value="0.785816545574389" calcext:value-type="float">
            <text:p>0.785816545574389</text:p>
          </table:table-cell>
          <table:table-cell office:value-type="float" office:value="0.984573472081969" calcext:value-type="float">
            <text:p>0.984573472081969</text:p>
          </table:table-cell>
          <table:table-cell office:value-type="float" office:value="0.441794668700911" calcext:value-type="float">
            <text:p>0.441794668700911</text:p>
          </table:table-cell>
          <table:table-cell office:value-type="float" office:value="2.19419787200692" calcext:value-type="float">
            <text:p>2.19419787200692</text:p>
          </table:table-cell>
          <table:table-cell office:value-type="float" office:value="0.0154265279180312" calcext:value-type="float">
            <text:p>0.0154265279180312</text:p>
          </table:table-cell>
          <table:table-cell office:value-type="float" office:value="0.558205331299089" calcext:value-type="float">
            <text:p>0.558205331299089</text:p>
          </table:table-cell>
          <table:table-cell office:value-type="float" office:value="-1.19419787200692" calcext:value-type="float">
            <text:p>-1.19419787200692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0.156831017662303" calcext:value-type="float">
            <text:p>-0.156831017662303</text:p>
          </table:table-cell>
          <table:table-cell office:value-type="float" office:value="-0.551289081257111" calcext:value-type="float">
            <text:p>-0.551289081257111</text:p>
          </table:table-cell>
          <table:table-cell office:value-type="float" office:value="0.237627045932505" calcext:value-type="float">
            <text:p>0.237627045932505</text:p>
          </table:table-cell>
          <table:table-cell office:value-type="float" office:value="0.854848500911321" calcext:value-type="float">
            <text:p>0.854848500911321</text:p>
          </table:table-cell>
          <table:table-cell office:value-type="float" office:value="0.576206554355262" calcext:value-type="float">
            <text:p>0.576206554355262</text:p>
          </table:table-cell>
          <table:table-cell office:value-type="float" office:value="1.2682361107954" calcext:value-type="float">
            <text:p>1.2682361107954</text:p>
          </table:table-cell>
          <table:table-cell office:value-type="float" office:value="0.145151499088679" calcext:value-type="float">
            <text:p>0.145151499088679</text:p>
          </table:table-cell>
          <table:table-cell office:value-type="float" office:value="0.423793445644738" calcext:value-type="float">
            <text:p>0.423793445644738</text:p>
          </table:table-cell>
          <table:table-cell office:value-type="float" office:value="-0.268236110795395" calcext:value-type="float">
            <text:p>-0.268236110795395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261912038727927" calcext:value-type="float">
            <text:p>-0.261912038727927</text:p>
          </table:table-cell>
          <table:table-cell office:value-type="float" office:value="-0.442218413284326" calcext:value-type="float">
            <text:p>-0.442218413284326</text:p>
          </table:table-cell>
          <table:table-cell office:value-type="float" office:value="-0.0816056641715278" calcext:value-type="float">
            <text:p>-0.0816056641715278</text:p>
          </table:table-cell>
          <table:table-cell office:value-type="float" office:value="0.769578713853107" calcext:value-type="float">
            <text:p>0.769578713853107</text:p>
          </table:table-cell>
          <table:table-cell office:value-type="float" office:value="0.642609265726517" calcext:value-type="float">
            <text:p>0.642609265726517</text:p>
          </table:table-cell>
          <table:table-cell office:value-type="float" office:value="0.921635320876084" calcext:value-type="float">
            <text:p>0.921635320876084</text:p>
          </table:table-cell>
          <table:table-cell office:value-type="float" office:value="0.230421286146893" calcext:value-type="float">
            <text:p>0.230421286146893</text:p>
          </table:table-cell>
          <table:table-cell office:value-type="float" office:value="0.357390734273483" calcext:value-type="float">
            <text:p>0.357390734273483</text:p>
          </table:table-cell>
          <table:table-cell office:value-type="float" office:value="0.0783646791239161" calcext:value-type="float">
            <text:p>0.0783646791239161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0.087262692250465" calcext:value-type="float">
            <text:p>-0.087262692250465</text:p>
          </table:table-cell>
          <table:table-cell office:value-type="float" office:value="-0.266152922006943" calcext:value-type="float">
            <text:p>-0.266152922006943</text:p>
          </table:table-cell>
          <table:table-cell office:value-type="float" office:value="0.0916275375060129" calcext:value-type="float">
            <text:p>0.0916275375060129</text:p>
          </table:table-cell>
          <table:table-cell office:value-type="float" office:value="0.91643632328985" calcext:value-type="float">
            <text:p>0.91643632328985</text:p>
          </table:table-cell>
          <table:table-cell office:value-type="float" office:value="0.766321931052628" calcext:value-type="float">
            <text:p>0.766321931052628</text:p>
          </table:table-cell>
          <table:table-cell office:value-type="float" office:value="1.09595654334384" calcext:value-type="float">
            <text:p>1.09595654334384</text:p>
          </table:table-cell>
          <table:table-cell office:value-type="float" office:value="0.0835636767101504" calcext:value-type="float">
            <text:p>0.0835636767101504</text:p>
          </table:table-cell>
          <table:table-cell office:value-type="float" office:value="0.233678068947372" calcext:value-type="float">
            <text:p>0.233678068947372</text:p>
          </table:table-cell>
          <table:table-cell office:value-type="float" office:value="-0.0959565433438434" calcext:value-type="float">
            <text:p>-0.0959565433438434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0.143935074878983" calcext:value-type="float">
            <text:p>0.143935074878983</text:p>
          </table:table-cell>
          <table:table-cell office:value-type="float" office:value="-0.0412851789411735" calcext:value-type="float">
            <text:p>-0.0412851789411735</text:p>
          </table:table-cell>
          <table:table-cell office:value-type="float" office:value="0.32915532869914" calcext:value-type="float">
            <text:p>0.32915532869914</text:p>
          </table:table-cell>
          <table:table-cell office:value-type="float" office:value="1.15480912996843" calcext:value-type="float">
            <text:p>1.15480912996843</text:p>
          </table:table-cell>
          <table:table-cell office:value-type="float" office:value="0.959555445919128" calcext:value-type="float">
            <text:p>0.959555445919128</text:p>
          </table:table-cell>
          <table:table-cell office:value-type="float" office:value="1.38979371367232" calcext:value-type="float">
            <text:p>1.38979371367232</text:p>
          </table:table-cell>
          <table:table-cell office:value-type="float" office:value="-0.15480912996843" calcext:value-type="float">
            <text:p>-0.15480912996843</text:p>
          </table:table-cell>
          <table:table-cell office:value-type="float" office:value="0.0404445540808716" calcext:value-type="float">
            <text:p>0.0404445540808716</text:p>
          </table:table-cell>
          <table:table-cell office:value-type="float" office:value="-0.389793713672316" calcext:value-type="float">
            <text:p>-0.389793713672316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0.0582740854305787" calcext:value-type="float">
            <text:p>-0.0582740854305787</text:p>
          </table:table-cell>
          <table:table-cell office:value-type="float" office:value="-0.375345333516759" calcext:value-type="float">
            <text:p>-0.375345333516759</text:p>
          </table:table-cell>
          <table:table-cell office:value-type="float" office:value="0.258797162655601" calcext:value-type="float">
            <text:p>0.258797162655601</text:p>
          </table:table-cell>
          <table:table-cell office:value-type="float" office:value="0.943391342176226" calcext:value-type="float">
            <text:p>0.943391342176226</text:p>
          </table:table-cell>
          <table:table-cell office:value-type="float" office:value="0.687051975744003" calcext:value-type="float">
            <text:p>0.687051975744003</text:p>
          </table:table-cell>
          <table:table-cell office:value-type="float" office:value="1.29537102855909" calcext:value-type="float">
            <text:p>1.29537102855909</text:p>
          </table:table-cell>
          <table:table-cell office:value-type="float" office:value="0.0566086578237742" calcext:value-type="float">
            <text:p>0.0566086578237742</text:p>
          </table:table-cell>
          <table:table-cell office:value-type="float" office:value="0.312948024255997" calcext:value-type="float">
            <text:p>0.312948024255997</text:p>
          </table:table-cell>
          <table:table-cell office:value-type="float" office:value="-0.295371028559085" calcext:value-type="float">
            <text:p>-0.295371028559085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3.41198242546157" calcext:value-type="float">
            <text:p>-3.41198242546157</text:p>
          </table:table-cell>
          <table:table-cell office:value-type="float" office:value="-3.66956201700439" calcext:value-type="float">
            <text:p>-3.66956201700439</text:p>
          </table:table-cell>
          <table:table-cell office:value-type="float" office:value="-3.15440283391875" calcext:value-type="float">
            <text:p>-3.15440283391875</text:p>
          </table:table-cell>
          <table:table-cell office:value-type="float" office:value="0.0329757635422341" calcext:value-type="float">
            <text:p>0.0329757635422341</text:p>
          </table:table-cell>
          <table:table-cell office:value-type="float" office:value="0.0254876306512267" calcext:value-type="float">
            <text:p>0.0254876306512267</text:p>
          </table:table-cell>
          <table:table-cell office:value-type="float" office:value="0.0426638708035813" calcext:value-type="float">
            <text:p>0.0426638708035813</text:p>
          </table:table-cell>
          <table:table-cell office:value-type="float" office:value="0.967024236457766" calcext:value-type="float">
            <text:p>0.967024236457766</text:p>
          </table:table-cell>
          <table:table-cell office:value-type="float" office:value="0.974512369348773" calcext:value-type="float">
            <text:p>0.974512369348773</text:p>
          </table:table-cell>
          <table:table-cell office:value-type="float" office:value="0.957336129196419" calcext:value-type="float">
            <text:p>0.957336129196419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28857390384535" calcext:value-type="float">
            <text:p>-2.28857390384535</text:p>
          </table:table-cell>
          <table:table-cell office:value-type="float" office:value="-2.58611539814902" calcext:value-type="float">
            <text:p>-2.58611539814902</text:p>
          </table:table-cell>
          <table:table-cell office:value-type="float" office:value="-1.99103240954169" calcext:value-type="float">
            <text:p>-1.99103240954169</text:p>
          </table:table-cell>
          <table:table-cell office:value-type="float" office:value="0.101410980590042" calcext:value-type="float">
            <text:p>0.101410980590042</text:p>
          </table:table-cell>
          <table:table-cell office:value-type="float" office:value="0.0753120298366871" calcext:value-type="float">
            <text:p>0.0753120298366871</text:p>
          </table:table-cell>
          <table:table-cell office:value-type="float" office:value="0.136554372608665" calcext:value-type="float">
            <text:p>0.136554372608665</text:p>
          </table:table-cell>
          <table:table-cell office:value-type="float" office:value="0.898589019409958" calcext:value-type="float">
            <text:p>0.898589019409958</text:p>
          </table:table-cell>
          <table:table-cell office:value-type="float" office:value="0.924687970163313" calcext:value-type="float">
            <text:p>0.924687970163313</text:p>
          </table:table-cell>
          <table:table-cell office:value-type="float" office:value="0.863445627391335" calcext:value-type="float">
            <text:p>0.863445627391335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2792543856144" calcext:value-type="float">
            <text:p>-2.2792543856144</text:p>
          </table:table-cell>
          <table:table-cell office:value-type="float" office:value="-2.73444243751851" calcext:value-type="float">
            <text:p>-2.73444243751851</text:p>
          </table:table-cell>
          <table:table-cell office:value-type="float" office:value="-1.82406633371029" calcext:value-type="float">
            <text:p>-1.82406633371029</text:p>
          </table:table-cell>
          <table:table-cell office:value-type="float" office:value="0.102360499730535" calcext:value-type="float">
            <text:p>0.102360499730535</text:p>
          </table:table-cell>
          <table:table-cell office:value-type="float" office:value="0.0649301996563713" calcext:value-type="float">
            <text:p>0.0649301996563713</text:p>
          </table:table-cell>
          <table:table-cell office:value-type="float" office:value="0.161368237900631" calcext:value-type="float">
            <text:p>0.161368237900631</text:p>
          </table:table-cell>
          <table:table-cell office:value-type="float" office:value="0.897639500269465" calcext:value-type="float">
            <text:p>0.897639500269465</text:p>
          </table:table-cell>
          <table:table-cell office:value-type="float" office:value="0.935069800343629" calcext:value-type="float">
            <text:p>0.935069800343629</text:p>
          </table:table-cell>
          <table:table-cell office:value-type="float" office:value="0.838631762099369" calcext:value-type="float">
            <text:p>0.838631762099369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982402705723512" calcext:value-type="float">
            <text:p>-0.982402705723512</text:p>
          </table:table-cell>
          <table:table-cell office:value-type="float" office:value="-1.12417415284108" calcext:value-type="float">
            <text:p>-1.12417415284108</text:p>
          </table:table-cell>
          <table:table-cell office:value-type="float" office:value="-0.840631258605944" calcext:value-type="float">
            <text:p>-0.840631258605944</text:p>
          </table:table-cell>
          <table:table-cell office:value-type="float" office:value="0.374410419193478" calcext:value-type="float">
            <text:p>0.374410419193478</text:p>
          </table:table-cell>
          <table:table-cell office:value-type="float" office:value="0.324920691416948" calcext:value-type="float">
            <text:p>0.324920691416948</text:p>
          </table:table-cell>
          <table:table-cell office:value-type="float" office:value="0.4314380884434" calcext:value-type="float">
            <text:p>0.4314380884434</text:p>
          </table:table-cell>
          <table:table-cell office:value-type="float" office:value="0.625589580806522" calcext:value-type="float">
            <text:p>0.625589580806522</text:p>
          </table:table-cell>
          <table:table-cell office:value-type="float" office:value="0.675079308583052" calcext:value-type="float">
            <text:p>0.675079308583052</text:p>
          </table:table-cell>
          <table:table-cell office:value-type="float" office:value="0.5685619115566" calcext:value-type="float">
            <text:p>0.5685619115566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518360668958599" calcext:value-type="float">
            <text:p>-0.518360668958599</text:p>
          </table:table-cell>
          <table:table-cell office:value-type="float" office:value="-0.640049699909944" calcext:value-type="float">
            <text:p>-0.640049699909944</text:p>
          </table:table-cell>
          <table:table-cell office:value-type="float" office:value="-0.396671638007255" calcext:value-type="float">
            <text:p>-0.396671638007255</text:p>
          </table:table-cell>
          <table:table-cell office:value-type="float" office:value="0.595495963255065" calcext:value-type="float">
            <text:p>0.595495963255065</text:p>
          </table:table-cell>
          <table:table-cell office:value-type="float" office:value="0.527266218308276" calcext:value-type="float">
            <text:p>0.527266218308276</text:p>
          </table:table-cell>
          <table:table-cell office:value-type="float" office:value="0.672554830823137" calcext:value-type="float">
            <text:p>0.672554830823137</text:p>
          </table:table-cell>
          <table:table-cell office:value-type="float" office:value="0.404504036744935" calcext:value-type="float">
            <text:p>0.404504036744935</text:p>
          </table:table-cell>
          <table:table-cell office:value-type="float" office:value="0.472733781691724" calcext:value-type="float">
            <text:p>0.472733781691724</text:p>
          </table:table-cell>
          <table:table-cell office:value-type="float" office:value="0.327445169176863" calcext:value-type="float">
            <text:p>0.327445169176863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267844866214883" calcext:value-type="float">
            <text:p>-0.267844866214883</text:p>
          </table:table-cell>
          <table:table-cell office:value-type="float" office:value="-0.375733116689398" calcext:value-type="float">
            <text:p>-0.375733116689398</text:p>
          </table:table-cell>
          <table:table-cell office:value-type="float" office:value="-0.159956615740369" calcext:value-type="float">
            <text:p>-0.159956615740369</text:p>
          </table:table-cell>
          <table:table-cell office:value-type="float" office:value="0.765026453347011" calcext:value-type="float">
            <text:p>0.765026453347011</text:p>
          </table:table-cell>
          <table:table-cell office:value-type="float" office:value="0.686785600200396" calcext:value-type="float">
            <text:p>0.686785600200396</text:p>
          </table:table-cell>
          <table:table-cell office:value-type="float" office:value="0.852180759395557" calcext:value-type="float">
            <text:p>0.852180759395557</text:p>
          </table:table-cell>
          <table:table-cell office:value-type="float" office:value="0.234973546652989" calcext:value-type="float">
            <text:p>0.234973546652989</text:p>
          </table:table-cell>
          <table:table-cell office:value-type="float" office:value="0.313214399799604" calcext:value-type="float">
            <text:p>0.313214399799604</text:p>
          </table:table-cell>
          <table:table-cell office:value-type="float" office:value="0.147819240604443" calcext:value-type="float">
            <text:p>0.147819240604443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38992514062416" calcext:value-type="float">
            <text:p>-0.138992514062416</text:p>
          </table:table-cell>
          <table:table-cell office:value-type="float" office:value="-0.242396144484283" calcext:value-type="float">
            <text:p>-0.242396144484283</text:p>
          </table:table-cell>
          <table:table-cell office:value-type="float" office:value="-0.0355888836405483" calcext:value-type="float">
            <text:p>-0.0355888836405483</text:p>
          </table:table-cell>
          <table:table-cell office:value-type="float" office:value="0.87023454295534" calcext:value-type="float">
            <text:p>0.87023454295534</text:p>
          </table:table-cell>
          <table:table-cell office:value-type="float" office:value="0.784745243468717" calcext:value-type="float">
            <text:p>0.784745243468717</text:p>
          </table:table-cell>
          <table:table-cell office:value-type="float" office:value="0.965036954420074" calcext:value-type="float">
            <text:p>0.965036954420074</text:p>
          </table:table-cell>
          <table:table-cell office:value-type="float" office:value="0.12976545704466" calcext:value-type="float">
            <text:p>0.12976545704466</text:p>
          </table:table-cell>
          <table:table-cell office:value-type="float" office:value="0.215254756531283" calcext:value-type="float">
            <text:p>0.215254756531283</text:p>
          </table:table-cell>
          <table:table-cell office:value-type="float" office:value="0.0349630455799265" calcext:value-type="float">
            <text:p>0.0349630455799265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290188174096003" calcext:value-type="float">
            <text:p>0.290188174096003</text:p>
          </table:table-cell>
          <table:table-cell office:value-type="float" office:value="0.200496743405927" calcext:value-type="float">
            <text:p>0.200496743405927</text:p>
          </table:table-cell>
          <table:table-cell office:value-type="float" office:value="0.37987960478608" calcext:value-type="float">
            <text:p>0.37987960478608</text:p>
          </table:table-cell>
          <table:table-cell office:value-type="float" office:value="1.3366789927225" calcext:value-type="float">
            <text:p>1.3366789927225</text:p>
          </table:table-cell>
          <table:table-cell office:value-type="float" office:value="1.22200963264424" calcext:value-type="float">
            <text:p>1.22200963264424</text:p>
          </table:table-cell>
          <table:table-cell office:value-type="float" office:value="1.46210854796575" calcext:value-type="float">
            <text:p>1.46210854796575</text:p>
          </table:table-cell>
          <table:table-cell office:value-type="float" office:value="-0.336678992722498" calcext:value-type="float">
            <text:p>-0.336678992722498</text:p>
          </table:table-cell>
          <table:table-cell office:value-type="float" office:value="-0.222009632644237" calcext:value-type="float">
            <text:p>-0.222009632644237</text:p>
          </table:table-cell>
          <table:table-cell office:value-type="float" office:value="-0.462108547965755" calcext:value-type="float">
            <text:p>-0.462108547965755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392689233276562" calcext:value-type="float">
            <text:p>0.392689233276562</text:p>
          </table:table-cell>
          <table:table-cell office:value-type="float" office:value="0.300648993192886" calcext:value-type="float">
            <text:p>0.300648993192886</text:p>
          </table:table-cell>
          <table:table-cell office:value-type="float" office:value="0.484729473360239" calcext:value-type="float">
            <text:p>0.484729473360239</text:p>
          </table:table-cell>
          <table:table-cell office:value-type="float" office:value="1.48095808531766" calcext:value-type="float">
            <text:p>1.48095808531766</text:p>
          </table:table-cell>
          <table:table-cell office:value-type="float" office:value="1.35073514108996" calcext:value-type="float">
            <text:p>1.35073514108996</text:p>
          </table:table-cell>
          <table:table-cell office:value-type="float" office:value="1.62373568566369" calcext:value-type="float">
            <text:p>1.62373568566369</text:p>
          </table:table-cell>
          <table:table-cell office:value-type="float" office:value="-0.480958085317662" calcext:value-type="float">
            <text:p>-0.480958085317662</text:p>
          </table:table-cell>
          <table:table-cell office:value-type="float" office:value="-0.350735141089961" calcext:value-type="float">
            <text:p>-0.350735141089961</text:p>
          </table:table-cell>
          <table:table-cell office:value-type="float" office:value="-0.623735685663694" calcext:value-type="float">
            <text:p>-0.623735685663694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0.443793798207963" calcext:value-type="float">
            <text:p>0.443793798207963</text:p>
          </table:table-cell>
          <table:table-cell office:value-type="float" office:value="0.352549640836747" calcext:value-type="float">
            <text:p>0.352549640836747</text:p>
          </table:table-cell>
          <table:table-cell office:value-type="float" office:value="0.535037955579178" calcext:value-type="float">
            <text:p>0.535037955579178</text:p>
          </table:table-cell>
          <table:table-cell office:value-type="float" office:value="1.55860906450206" calcext:value-type="float">
            <text:p>1.55860906450206</text:p>
          </table:table-cell>
          <table:table-cell office:value-type="float" office:value="1.42269027753156" calcext:value-type="float">
            <text:p>1.42269027753156</text:p>
          </table:table-cell>
          <table:table-cell office:value-type="float" office:value="1.70751305067108" calcext:value-type="float">
            <text:p>1.70751305067108</text:p>
          </table:table-cell>
          <table:table-cell office:value-type="float" office:value="-0.558609064502063" calcext:value-type="float">
            <text:p>-0.558609064502063</text:p>
          </table:table-cell>
          <table:table-cell office:value-type="float" office:value="-0.422690277531562" calcext:value-type="float">
            <text:p>-0.422690277531562</text:p>
          </table:table-cell>
          <table:table-cell office:value-type="float" office:value="-0.707513050671076" calcext:value-type="float">
            <text:p>-0.707513050671076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0.146569532981349" calcext:value-type="float">
            <text:p>0.146569532981349</text:p>
          </table:table-cell>
          <table:table-cell office:value-type="float" office:value="0.0469460084178595" calcext:value-type="float">
            <text:p>0.0469460084178595</text:p>
          </table:table-cell>
          <table:table-cell office:value-type="float" office:value="0.246193057544838" calcext:value-type="float">
            <text:p>0.246193057544838</text:p>
          </table:table-cell>
          <table:table-cell office:value-type="float" office:value="1.15785543716002" calcext:value-type="float">
            <text:p>1.15785543716002</text:p>
          </table:table-cell>
          <table:table-cell office:value-type="float" office:value="1.04806542084177" calcext:value-type="float">
            <text:p>1.04806542084177</text:p>
          </table:table-cell>
          <table:table-cell office:value-type="float" office:value="1.2791464985881" calcext:value-type="float">
            <text:p>1.2791464985881</text:p>
          </table:table-cell>
          <table:table-cell office:value-type="float" office:value="-0.157855437160017" calcext:value-type="float">
            <text:p>-0.157855437160017</text:p>
          </table:table-cell>
          <table:table-cell office:value-type="float" office:value="-0.0480654208417672" calcext:value-type="float">
            <text:p>-0.0480654208417672</text:p>
          </table:table-cell>
          <table:table-cell office:value-type="float" office:value="-0.279146498588105" calcext:value-type="float">
            <text:p>-0.279146498588105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-0.0944828978478552" calcext:value-type="float">
            <text:p>-0.0944828978478552</text:p>
          </table:table-cell>
          <table:table-cell office:value-type="float" office:value="-0.198526905724311" calcext:value-type="float">
            <text:p>-0.198526905724311</text:p>
          </table:table-cell>
          <table:table-cell office:value-type="float" office:value="0.00956111002860063" calcext:value-type="float">
            <text:p>0.00956111002860063</text:p>
          </table:table-cell>
          <table:table-cell office:value-type="float" office:value="0.909843294771429" calcext:value-type="float">
            <text:p>0.909843294771429</text:p>
          </table:table-cell>
          <table:table-cell office:value-type="float" office:value="0.819937709425656" calcext:value-type="float">
            <text:p>0.819937709425656</text:p>
          </table:table-cell>
          <table:table-cell office:value-type="float" office:value="1.00960696346115" calcext:value-type="float">
            <text:p>1.00960696346115</text:p>
          </table:table-cell>
          <table:table-cell office:value-type="float" office:value="0.0901567052285713" calcext:value-type="float">
            <text:p>0.0901567052285713</text:p>
          </table:table-cell>
          <table:table-cell office:value-type="float" office:value="0.180062290574344" calcext:value-type="float">
            <text:p>0.180062290574344</text:p>
          </table:table-cell>
          <table:table-cell office:value-type="float" office:value="-0.00960696346115153" calcext:value-type="float">
            <text:p>-0.00960696346115153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-0.161894741499845" calcext:value-type="float">
            <text:p>-0.161894741499845</text:p>
          </table:table-cell>
          <table:table-cell office:value-type="float" office:value="-0.269541758068414" calcext:value-type="float">
            <text:p>-0.269541758068414</text:p>
          </table:table-cell>
          <table:table-cell office:value-type="float" office:value="-0.0542477249312762" calcext:value-type="float">
            <text:p>-0.0542477249312762</text:p>
          </table:table-cell>
          <table:table-cell office:value-type="float" office:value="0.850530725417227" calcext:value-type="float">
            <text:p>0.850530725417227</text:p>
          </table:table-cell>
          <table:table-cell office:value-type="float" office:value="0.763729386992492" calcext:value-type="float">
            <text:p>0.763729386992492</text:p>
          </table:table-cell>
          <table:table-cell office:value-type="float" office:value="0.947197433016763" calcext:value-type="float">
            <text:p>0.947197433016763</text:p>
          </table:table-cell>
          <table:table-cell office:value-type="float" office:value="0.149469274582773" calcext:value-type="float">
            <text:p>0.149469274582773</text:p>
          </table:table-cell>
          <table:table-cell office:value-type="float" office:value="0.236270613007508" calcext:value-type="float">
            <text:p>0.236270613007508</text:p>
          </table:table-cell>
          <table:table-cell office:value-type="float" office:value="0.0528025669832372" calcext:value-type="float">
            <text:p>0.0528025669832372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-0.0492126888885978" calcext:value-type="float">
            <text:p>-0.0492126888885978</text:p>
          </table:table-cell>
          <table:table-cell office:value-type="float" office:value="-0.164823506378968" calcext:value-type="float">
            <text:p>-0.164823506378968</text:p>
          </table:table-cell>
          <table:table-cell office:value-type="float" office:value="0.0663981286017719" calcext:value-type="float">
            <text:p>0.0663981286017719</text:p>
          </table:table-cell>
          <table:table-cell office:value-type="float" office:value="0.95197863288746" calcext:value-type="float">
            <text:p>0.95197863288746</text:p>
          </table:table-cell>
          <table:table-cell office:value-type="float" office:value="0.848043365124722" calcext:value-type="float">
            <text:p>0.848043365124722</text:p>
          </table:table-cell>
          <table:table-cell office:value-type="float" office:value="1.06865209344689" calcext:value-type="float">
            <text:p>1.06865209344689</text:p>
          </table:table-cell>
          <table:table-cell office:value-type="float" office:value="0.0480213671125403" calcext:value-type="float">
            <text:p>0.0480213671125403</text:p>
          </table:table-cell>
          <table:table-cell office:value-type="float" office:value="0.151956634875278" calcext:value-type="float">
            <text:p>0.151956634875278</text:p>
          </table:table-cell>
          <table:table-cell office:value-type="float" office:value="-0.0686520934468873" calcext:value-type="float">
            <text:p>-0.0686520934468873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-0.0341896481703402" calcext:value-type="float">
            <text:p>-0.0341896481703402</text:p>
          </table:table-cell>
          <table:table-cell office:value-type="float" office:value="-0.141765442276585" calcext:value-type="float">
            <text:p>-0.141765442276585</text:p>
          </table:table-cell>
          <table:table-cell office:value-type="float" office:value="0.0733861459359046" calcext:value-type="float">
            <text:p>0.0733861459359046</text:p>
          </table:table-cell>
          <table:table-cell office:value-type="float" office:value="0.966388213501113" calcext:value-type="float">
            <text:p>0.966388213501113</text:p>
          </table:table-cell>
          <table:table-cell office:value-type="float" office:value="0.867824787621588" calcext:value-type="float">
            <text:p>0.867824787621588</text:p>
          </table:table-cell>
          <table:table-cell office:value-type="float" office:value="1.07614600610037" calcext:value-type="float">
            <text:p>1.07614600610037</text:p>
          </table:table-cell>
          <table:table-cell office:value-type="float" office:value="0.0336117864988872" calcext:value-type="float">
            <text:p>0.0336117864988872</text:p>
          </table:table-cell>
          <table:table-cell office:value-type="float" office:value="0.132175212378412" calcext:value-type="float">
            <text:p>0.132175212378412</text:p>
          </table:table-cell>
          <table:table-cell office:value-type="float" office:value="-0.0761460061003678" calcext:value-type="float">
            <text:p>-0.0761460061003678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-0.400966083599838" calcext:value-type="float">
            <text:p>-0.400966083599838</text:p>
          </table:table-cell>
          <table:table-cell office:value-type="float" office:value="-0.443521854498972" calcext:value-type="float">
            <text:p>-0.443521854498972</text:p>
          </table:table-cell>
          <table:table-cell office:value-type="float" office:value="-0.358410312700705" calcext:value-type="float">
            <text:p>-0.358410312700705</text:p>
          </table:table-cell>
          <table:table-cell office:value-type="float" office:value="0.669672773542534" calcext:value-type="float">
            <text:p>0.669672773542534</text:p>
          </table:table-cell>
          <table:table-cell office:value-type="float" office:value="0.641772207970955" calcext:value-type="float">
            <text:p>0.641772207970955</text:p>
          </table:table-cell>
          <table:table-cell office:value-type="float" office:value="0.698786295283834" calcext:value-type="float">
            <text:p>0.698786295283834</text:p>
          </table:table-cell>
          <table:table-cell office:value-type="float" office:value="0.330327226457466" calcext:value-type="float">
            <text:p>0.330327226457466</text:p>
          </table:table-cell>
          <table:table-cell office:value-type="float" office:value="0.358227792029045" calcext:value-type="float">
            <text:p>0.358227792029045</text:p>
          </table:table-cell>
          <table:table-cell office:value-type="float" office:value="0.301213704716166" calcext:value-type="float">
            <text:p>0.301213704716166</text:p>
          </table:table-cell>
        </table:table-row>
      </table:table>
      <table:table table:name="LCAll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_001-061</text:p>
          </table:table-cell>
          <table:table-cell office:value-type="float" office:value="0.448474705714491" calcext:value-type="float">
            <text:p>0.4484747057144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_062-122</text:p>
          </table:table-cell>
          <table:table-cell office:value-type="float" office:value="0.304874884252316" calcext:value-type="float">
            <text:p>0.3048748842523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full_123-183</text:p>
          </table:table-cell>
          <table:table-cell office:value-type="float" office:value="0.161275062790141" calcext:value-type="float">
            <text:p>0.1612750627901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full_184-244</text:p>
          </table:table-cell>
          <table:table-cell office:value-type="float" office:value="0.0176752413279655" calcext:value-type="float">
            <text:p>0.01767524132796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245-305</text:p>
          </table:table-cell>
          <table:table-cell office:value-type="float" office:value="-0.12592458013421" calcext:value-type="float">
            <text:p>-0.125924580134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306-366</text:p>
          </table:table-cell>
          <table:table-cell office:value-type="float" office:value="-0.269524401596385" calcext:value-type="float">
            <text:p>-0.2695244015963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367-427</text:p>
          </table:table-cell>
          <table:table-cell office:value-type="float" office:value="-0.41312422305856" calcext:value-type="float">
            <text:p>-0.413124223058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boost_001-061</text:p>
          </table:table-cell>
          <table:table-cell office:value-type="float" office:value="0.61378731825763" calcext:value-type="float">
            <text:p>0.613787318257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boost_062-122</text:p>
          </table:table-cell>
          <table:table-cell office:value-type="float" office:value="0.342288236602993" calcext:value-type="float">
            <text:p>0.3422882366029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boost_123-183</text:p>
          </table:table-cell>
          <table:table-cell office:value-type="float" office:value="0.0707891549483569" calcext:value-type="float">
            <text:p>0.07078915494835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inf_062-122</text:p>
          </table:table-cell>
          <table:table-cell office:value-type="float" office:value="0.580329778120875" calcext:value-type="float">
            <text:p>0.5803297781208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inf_123-183</text:p>
          </table:table-cell>
          <table:table-cell office:value-type="float" office:value="0.481896365438548" calcext:value-type="float">
            <text:p>0.4818963654385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inf_184-244</text:p>
          </table:table-cell>
          <table:table-cell office:value-type="float" office:value="0.383462952756221" calcext:value-type="float">
            <text:p>0.3834629527562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inf_245-305</text:p>
          </table:table-cell>
          <table:table-cell office:value-type="float" office:value="0.285029540073894" calcext:value-type="float">
            <text:p>0.2850295400738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inf_306-366</text:p>
          </table:table-cell>
          <table:table-cell office:value-type="float" office:value="0.186596127391567" calcext:value-type="float">
            <text:p>0.1865961273915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inf_367-427</text:p>
          </table:table-cell>
          <table:table-cell office:value-type="float" office:value="0.0881627147092393" calcext:value-type="float">
            <text:p>0.08816271470923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inf_428-488</text:p>
          </table:table-cell>
          <table:table-cell office:value-type="float" office:value="-0.010270697973088" calcext:value-type="float">
            <text:p>-0.0102706979730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inf_489-549</text:p>
          </table:table-cell>
          <table:table-cell office:value-type="float" office:value="-0.108704110655415" calcext:value-type="float">
            <text:p>-0.1087041106554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968455609065032" calcext:value-type="float">
            <text:p>0.9684556090650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755849324654703" calcext:value-type="float">
            <text:p>0.7558493246547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543243040244374" calcext:value-type="float">
            <text:p>0.5432430402443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330636755834045" calcext:value-type="float">
            <text:p>0.3306367558340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118030471423716" calcext:value-type="float">
            <text:p>0.1180304714237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hybridfull_306-366</text:p>
          </table:table-cell>
          <table:table-cell office:value-type="float" office:value="-0.094575812986613" calcext:value-type="float">
            <text:p>-0.0945758129866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hybridfull_367-427</text:p>
          </table:table-cell>
          <table:table-cell office:value-type="float" office:value="-0.307182097396942" calcext:value-type="float">
            <text:p>-0.3071820973969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854940403561675" calcext:value-type="float">
            <text:p>0.8549404035616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600610021913665" calcext:value-type="float">
            <text:p>0.6006100219136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346279640265655" calcext:value-type="float">
            <text:p>0.346279640265655</text:p>
          </table:table-cell>
        </table:table-row>
      </table:table>
      <table:table table:name="LCAll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</text:p>
          </table:table-cell>
          <table:table-cell office:value-type="float" office:value="0.0717999107310876" calcext:value-type="float">
            <text:p>0.0717999107310876</text:p>
          </table:table-cell>
          <table:table-cell office:value-type="float" office:value="0.0570048315491433" calcext:value-type="float">
            <text:p>0.0570048315491433</text:p>
          </table:table-cell>
          <table:table-cell office:value-type="float" office:value="0.0865949899130318" calcext:value-type="float">
            <text:p>0.0865949899130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</text:p>
          </table:table-cell>
          <table:table-cell office:value-type="float" office:value="0.135749540827318" calcext:value-type="float">
            <text:p>0.135749540827318</text:p>
          </table:table-cell>
          <table:table-cell office:value-type="float" office:value="0.114886816173045" calcext:value-type="float">
            <text:p>0.114886816173045</text:p>
          </table:table-cell>
          <table:table-cell office:value-type="float" office:value="0.156612265481591" calcext:value-type="float">
            <text:p>0.1566122654815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secboost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secbnew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0.0492167063411636" calcext:value-type="float">
            <text:p>0.0492167063411636</text:p>
          </table:table-cell>
          <table:table-cell office:value-type="float" office:value="0.038258220314344" calcext:value-type="float">
            <text:p>0.038258220314344</text:p>
          </table:table-cell>
          <table:table-cell office:value-type="float" office:value="0.0601751923679832" calcext:value-type="float">
            <text:p>0.0601751923679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hybridfull</text:p>
          </table:table-cell>
          <table:table-cell office:value-type="float" office:value="0.106303142205164" calcext:value-type="float">
            <text:p>0.106303142205164</text:p>
          </table:table-cell>
          <table:table-cell office:value-type="float" office:value="0.0943777058609463" calcext:value-type="float">
            <text:p>0.0943777058609463</text:p>
          </table:table-cell>
          <table:table-cell office:value-type="float" office:value="0.118228578549383" calcext:value-type="float">
            <text:p>0.118228578549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hybridboost</text:p>
          </table:table-cell>
          <table:table-cell office:value-type="float" office:value="0.127165190824005" calcext:value-type="float">
            <text:p>0.127165190824005</text:p>
          </table:table-cell>
          <table:table-cell office:value-type="float" office:value="0.0949501595497689" calcext:value-type="float">
            <text:p>0.0949501595497689</text:p>
          </table:table-cell>
          <table:table-cell office:value-type="float" office:value="0.159380222098241" calcext:value-type="float">
            <text:p>0.159380222098241</text:p>
          </table:table-cell>
        </table:table-row>
      </table:table>
      <table:table table:name="LCInfL" table:style-name="ta1"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Estimate</text:p>
          </table:table-cell>
          <table:table-cell office:value-type="string" calcext:value-type="string">
            <text:p>Std.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(&gt;|z|)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-4.700211" calcext:value-type="float">
            <text:p>-4.700211</text:p>
          </table:table-cell>
          <table:table-cell office:value-type="float" office:value="0.041154" calcext:value-type="float">
            <text:p>0.041154</text:p>
          </table:table-cell>
          <table:table-cell office:value-type="float" office:value="-114.21" calcext:value-type="float">
            <text:p>-114.21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023005" calcext:value-type="float">
            <text:p>-0.023005</text:p>
          </table:table-cell>
          <table:table-cell office:value-type="float" office:value="0.111529" calcext:value-type="float">
            <text:p>0.111529</text:p>
          </table:table-cell>
          <table:table-cell office:value-type="float" office:value="-0.206" calcext:value-type="float">
            <text:p>-0.206</text:p>
          </table:table-cell>
          <table:table-cell office:value-type="float" office:value="0.836578" calcext:value-type="float">
            <text:p>0.836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29042" calcext:value-type="float">
            <text:p>-0.29042</text:p>
          </table:table-cell>
          <table:table-cell office:value-type="float" office:value="0.036257" calcext:value-type="float">
            <text:p>0.036257</text:p>
          </table:table-cell>
          <table:table-cell office:value-type="float" office:value="-8.01" calcext:value-type="float">
            <text:p>-8.01</text:p>
          </table:table-cell>
          <table:table-cell table:style-name="ce1" office:value-type="float" office:value="1.15E-015" calcext:value-type="float">
            <text:p>1.15E-15</text:p>
          </table:table-cell>
          <table:table-cell table:style-name="ce1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253508" calcext:value-type="float">
            <text:p>-0.253508</text:p>
          </table:table-cell>
          <table:table-cell office:value-type="float" office:value="0.035752" calcext:value-type="float">
            <text:p>0.035752</text:p>
          </table:table-cell>
          <table:table-cell office:value-type="float" office:value="-7.091" calcext:value-type="float">
            <text:p>-7.091</text:p>
          </table:table-cell>
          <table:table-cell table:style-name="ce1" office:value-type="float" office:value="0.00000000000133" calcext:value-type="float">
            <text:p>1.33E-12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271591" calcext:value-type="float">
            <text:p>-0.271591</text:p>
          </table:table-cell>
          <table:table-cell office:value-type="float" office:value="0.074733" calcext:value-type="float">
            <text:p>0.074733</text:p>
          </table:table-cell>
          <table:table-cell office:value-type="float" office:value="-3.634" calcext:value-type="float">
            <text:p>-3.634</text:p>
          </table:table-cell>
          <table:table-cell table:style-name="ce1" office:value-type="float" office:value="0.000279" calcext:value-type="float">
            <text:p>2.79E-04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136517" calcext:value-type="float">
            <text:p>-0.136517</text:p>
          </table:table-cell>
          <table:table-cell office:value-type="float" office:value="0.077453" calcext:value-type="float">
            <text:p>0.077453</text:p>
          </table:table-cell>
          <table:table-cell office:value-type="float" office:value="-1.763" calcext:value-type="float">
            <text:p>-1.763</text:p>
          </table:table-cell>
          <table:table-cell office:value-type="float" office:value="0.077969" calcext:value-type="float">
            <text:p>0.077969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069035" calcext:value-type="float">
            <text:p>-0.069035</text:p>
          </table:table-cell>
          <table:table-cell office:value-type="float" office:value="0.068216" calcext:value-type="float">
            <text:p>0.068216</text:p>
          </table:table-cell>
          <table:table-cell office:value-type="float" office:value="-1.012" calcext:value-type="float">
            <text:p>-1.012</text:p>
          </table:table-cell>
          <table:table-cell office:value-type="float" office:value="0.311535" calcext:value-type="float">
            <text:p>0.311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195359" calcext:value-type="float">
            <text:p>-0.195359</text:p>
          </table:table-cell>
          <table:table-cell office:value-type="float" office:value="0.050541" calcext:value-type="float">
            <text:p>0.050541</text:p>
          </table:table-cell>
          <table:table-cell office:value-type="float" office:value="-3.865" calcext:value-type="float">
            <text:p>-3.865</text:p>
          </table:table-cell>
          <table:table-cell office:value-type="float" office:value="0.000111" calcext:value-type="float">
            <text:p>0.000111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184089" calcext:value-type="float">
            <text:p>-0.184089</text:p>
          </table:table-cell>
          <table:table-cell office:value-type="float" office:value="0.038452" calcext:value-type="float">
            <text:p>0.038452</text:p>
          </table:table-cell>
          <table:table-cell office:value-type="float" office:value="-4.787" calcext:value-type="float">
            <text:p>-4.787</text:p>
          </table:table-cell>
          <table:table-cell table:style-name="ce1" office:value-type="float" office:value="0.00000169" calcext:value-type="float">
            <text:p>1.69E-06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.06339" calcext:value-type="float">
            <text:p>0.06339</text:p>
          </table:table-cell>
          <table:table-cell office:value-type="float" office:value="0.061" calcext:value-type="float">
            <text:p>0.061</text:p>
          </table:table-cell>
          <table:table-cell table:style-name="ce1" office:value-type="float" office:value="0.951717" calcext:value-type="float">
            <text:p>9.52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43611" calcext:value-type="float">
            <text:p>-0.043611</text:p>
          </table:table-cell>
          <table:table-cell office:value-type="float" office:value="0.121898" calcext:value-type="float">
            <text:p>0.121898</text:p>
          </table:table-cell>
          <table:table-cell office:value-type="float" office:value="-0.358" calcext:value-type="float">
            <text:p>-0.358</text:p>
          </table:table-cell>
          <table:table-cell office:value-type="float" office:value="0.720516" calcext:value-type="float">
            <text:p>0.720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06282" calcext:value-type="float">
            <text:p>0.006282</text:p>
          </table:table-cell>
          <table:table-cell office:value-type="float" office:value="0.306035" calcext:value-type="float">
            <text:p>0.306035</text:p>
          </table:table-cell>
          <table:table-cell office:value-type="float" office:value="0.021" calcext:value-type="float">
            <text:p>0.021</text:p>
          </table:table-cell>
          <table:table-cell office:value-type="float" office:value="0.983623" calcext:value-type="float">
            <text:p>0.983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0.237109" calcext:value-type="float">
            <text:p>-0.237109</text:p>
          </table:table-cell>
          <table:table-cell office:value-type="float" office:value="0.083559" calcext:value-type="float">
            <text:p>0.083559</text:p>
          </table:table-cell>
          <table:table-cell office:value-type="float" office:value="-2.838" calcext:value-type="float">
            <text:p>-2.838</text:p>
          </table:table-cell>
          <table:table-cell office:value-type="float" office:value="0.004545" calcext:value-type="float">
            <text:p>0.004545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0.034445" calcext:value-type="float">
            <text:p>0.034445</text:p>
          </table:table-cell>
          <table:table-cell office:value-type="float" office:value="0.082475" calcext:value-type="float">
            <text:p>0.082475</text:p>
          </table:table-cell>
          <table:table-cell office:value-type="float" office:value="0.418" calcext:value-type="float">
            <text:p>0.418</text:p>
          </table:table-cell>
          <table:table-cell office:value-type="float" office:value="0.676213" calcext:value-type="float">
            <text:p>0.676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0.689314" calcext:value-type="float">
            <text:p>-0.689314</text:p>
          </table:table-cell>
          <table:table-cell office:value-type="float" office:value="0.356963" calcext:value-type="float">
            <text:p>0.356963</text:p>
          </table:table-cell>
          <table:table-cell office:value-type="float" office:value="-1.931" calcext:value-type="float">
            <text:p>-1.931</text:p>
          </table:table-cell>
          <table:table-cell office:value-type="float" office:value="0.053477" calcext:value-type="float">
            <text:p>0.053477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0.188548" calcext:value-type="float">
            <text:p>-0.188548</text:p>
          </table:table-cell>
          <table:table-cell office:value-type="float" office:value="0.202394" calcext:value-type="float">
            <text:p>0.202394</text:p>
          </table:table-cell>
          <table:table-cell office:value-type="float" office:value="-0.932" calcext:value-type="float">
            <text:p>-0.932</text:p>
          </table:table-cell>
          <table:table-cell office:value-type="float" office:value="0.351551" calcext:value-type="float">
            <text:p>0.351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0.106272" calcext:value-type="float">
            <text:p>-0.106272</text:p>
          </table:table-cell>
          <table:table-cell office:value-type="float" office:value="0.104559" calcext:value-type="float">
            <text:p>0.104559</text:p>
          </table:table-cell>
          <table:table-cell office:value-type="float" office:value="-1.016" calcext:value-type="float">
            <text:p>-1.016</text:p>
          </table:table-cell>
          <table:table-cell office:value-type="float" office:value="0.309447" calcext:value-type="float">
            <text:p>0.309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0.099128" calcext:value-type="float">
            <text:p>-0.099128</text:p>
          </table:table-cell>
          <table:table-cell office:value-type="float" office:value="0.09227" calcext:value-type="float">
            <text:p>0.09227</text:p>
          </table:table-cell>
          <table:table-cell office:value-type="float" office:value="-1.074" calcext:value-type="float">
            <text:p>-1.074</text:p>
          </table:table-cell>
          <table:table-cell office:value-type="float" office:value="0.282679" calcext:value-type="float">
            <text:p>0.282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0.094377" calcext:value-type="float">
            <text:p>-0.094377</text:p>
          </table:table-cell>
          <table:table-cell office:value-type="float" office:value="0.078036" calcext:value-type="float">
            <text:p>0.078036</text:p>
          </table:table-cell>
          <table:table-cell office:value-type="float" office:value="-1.209" calcext:value-type="float">
            <text:p>-1.209</text:p>
          </table:table-cell>
          <table:table-cell office:value-type="float" office:value="0.226507" calcext:value-type="float">
            <text:p>0.226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0.055975" calcext:value-type="float">
            <text:p>0.055975</text:p>
          </table:table-cell>
          <table:table-cell office:value-type="float" office:value="0.141884" calcext:value-type="float">
            <text:p>0.141884</text:p>
          </table:table-cell>
          <table:table-cell office:value-type="float" office:value="0.395" calcext:value-type="float">
            <text:p>0.395</text:p>
          </table:table-cell>
          <table:table-cell office:value-type="float" office:value="0.693202" calcext:value-type="float">
            <text:p>0.693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0.078597" calcext:value-type="float">
            <text:p>0.078597</text:p>
          </table:table-cell>
          <table:table-cell office:value-type="float" office:value="0.271242" calcext:value-type="float">
            <text:p>0.271242</text:p>
          </table:table-cell>
          <table:table-cell office:value-type="float" office:value="0.29" calcext:value-type="float">
            <text:p>0.29</text:p>
          </table:table-cell>
          <table:table-cell office:value-type="float" office:value="0.771996" calcext:value-type="float">
            <text:p>0.771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403024" calcext:value-type="float">
            <text:p>-0.403024</text:p>
          </table:table-cell>
          <table:table-cell office:value-type="float" office:value="1.007832" calcext:value-type="float">
            <text:p>1.007832</text:p>
          </table:table-cell>
          <table:table-cell office:value-type="float" office:value="-0.4" calcext:value-type="float">
            <text:p>-0.4</text:p>
          </table:table-cell>
          <table:table-cell office:value-type="float" office:value="0.689236" calcext:value-type="float">
            <text:p>0.689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0.440949" calcext:value-type="float">
            <text:p>0.440949</text:p>
          </table:table-cell>
          <table:table-cell office:value-type="float" office:value="0.083062" calcext:value-type="float">
            <text:p>0.083062</text:p>
          </table:table-cell>
          <table:table-cell office:value-type="float" office:value="5.309" calcext:value-type="float">
            <text:p>5.309</text:p>
          </table:table-cell>
          <table:table-cell table:style-name="ce1" office:value-type="float" office:value="0.00000011" calcext:value-type="float">
            <text:p>1.10E-07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0.081783" calcext:value-type="float">
            <text:p>0.081783</text:p>
          </table:table-cell>
          <table:table-cell office:value-type="float" office:value="0.195172" calcext:value-type="float">
            <text:p>0.195172</text:p>
          </table:table-cell>
          <table:table-cell office:value-type="float" office:value="0.419" calcext:value-type="float">
            <text:p>0.419</text:p>
          </table:table-cell>
          <table:table-cell office:value-type="float" office:value="0.675193" calcext:value-type="float">
            <text:p>0.675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0.451456" calcext:value-type="float">
            <text:p>0.451456</text:p>
          </table:table-cell>
          <table:table-cell office:value-type="float" office:value="0.413217" calcext:value-type="float">
            <text:p>0.413217</text:p>
          </table:table-cell>
          <table:table-cell office:value-type="float" office:value="1.093" calcext:value-type="float">
            <text:p>1.093</text:p>
          </table:table-cell>
          <table:table-cell table:style-name="ce1" office:value-type="float" office:value="0.274596" calcext:value-type="float">
            <text:p>2.75E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0.172072" calcext:value-type="float">
            <text:p>0.172072</text:p>
          </table:table-cell>
          <table:table-cell office:value-type="float" office:value="0.202903" calcext:value-type="float">
            <text:p>0.202903</text:p>
          </table:table-cell>
          <table:table-cell office:value-type="float" office:value="0.848" calcext:value-type="float">
            <text:p>0.848</text:p>
          </table:table-cell>
          <table:table-cell office:value-type="float" office:value="0.396409" calcext:value-type="float">
            <text:p>0.396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036991" calcext:value-type="float">
            <text:p>-0.036991</text:p>
          </table:table-cell>
          <table:table-cell office:value-type="float" office:value="0.092631" calcext:value-type="float">
            <text:p>0.092631</text:p>
          </table:table-cell>
          <table:table-cell office:value-type="float" office:value="-0.399" calcext:value-type="float">
            <text:p>-0.399</text:p>
          </table:table-cell>
          <table:table-cell office:value-type="float" office:value="0.689646" calcext:value-type="float">
            <text:p>0.689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0.083316" calcext:value-type="float">
            <text:p>-0.083316</text:p>
          </table:table-cell>
          <table:table-cell office:value-type="float" office:value="0.091937" calcext:value-type="float">
            <text:p>0.091937</text:p>
          </table:table-cell>
          <table:table-cell office:value-type="float" office:value="-0.906" calcext:value-type="float">
            <text:p>-0.906</text:p>
          </table:table-cell>
          <table:table-cell office:value-type="float" office:value="0.36481" calcext:value-type="float">
            <text:p>0.36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0.011299" calcext:value-type="float">
            <text:p>-0.011299</text:p>
          </table:table-cell>
          <table:table-cell office:value-type="float" office:value="0.09526" calcext:value-type="float">
            <text:p>0.09526</text:p>
          </table:table-cell>
          <table:table-cell office:value-type="float" office:value="-0.119" calcext:value-type="float">
            <text:p>-0.119</text:p>
          </table:table-cell>
          <table:table-cell office:value-type="float" office:value="0.905585" calcext:value-type="float">
            <text:p>0.905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0.052207" calcext:value-type="float">
            <text:p>-0.052207</text:p>
          </table:table-cell>
          <table:table-cell office:value-type="float" office:value="0.162889" calcext:value-type="float">
            <text:p>0.162889</text:p>
          </table:table-cell>
          <table:table-cell office:value-type="float" office:value="-0.321" calcext:value-type="float">
            <text:p>-0.321</text:p>
          </table:table-cell>
          <table:table-cell office:value-type="float" office:value="0.748586" calcext:value-type="float">
            <text:p>0.748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CI</text:p>
          </table:table-cell>
          <table:table-cell office:value-type="float" office:value="0.393879" calcext:value-type="float">
            <text:p>0.393879</text:p>
          </table:table-cell>
          <table:table-cell office:value-type="float" office:value="0.013985" calcext:value-type="float">
            <text:p>0.013985</text:p>
          </table:table-cell>
          <table:table-cell office:value-type="float" office:value="28.165" calcext:value-type="float">
            <text:p>28.165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2.486336" calcext:value-type="float">
            <text:p>-2.486336</text:p>
          </table:table-cell>
          <table:table-cell office:value-type="float" office:value="0.131709" calcext:value-type="float">
            <text:p>0.131709</text:p>
          </table:table-cell>
          <table:table-cell office:value-type="float" office:value="-18.877" calcext:value-type="float">
            <text:p>-18.877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3971" calcext:value-type="float">
            <text:p>-2.3971</text:p>
          </table:table-cell>
          <table:table-cell office:value-type="float" office:value="0.152032" calcext:value-type="float">
            <text:p>0.152032</text:p>
          </table:table-cell>
          <table:table-cell office:value-type="float" office:value="-15.767" calcext:value-type="float">
            <text:p>-15.767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474842" calcext:value-type="float">
            <text:p>-2.474842</text:p>
          </table:table-cell>
          <table:table-cell office:value-type="float" office:value="0.232389" calcext:value-type="float">
            <text:p>0.232389</text:p>
          </table:table-cell>
          <table:table-cell office:value-type="float" office:value="-10.65" calcext:value-type="float">
            <text:p>-10.65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970187" calcext:value-type="float">
            <text:p>-0.970187</text:p>
          </table:table-cell>
          <table:table-cell office:value-type="float" office:value="0.072752" calcext:value-type="float">
            <text:p>0.072752</text:p>
          </table:table-cell>
          <table:table-cell office:value-type="float" office:value="-13.335" calcext:value-type="float">
            <text:p>-13.335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49419" calcext:value-type="float">
            <text:p>-0.449419</text:p>
          </table:table-cell>
          <table:table-cell office:value-type="float" office:value="0.0624" calcext:value-type="float">
            <text:p>0.0624</text:p>
          </table:table-cell>
          <table:table-cell office:value-type="float" office:value="-7.202" calcext:value-type="float">
            <text:p>-7.202</text:p>
          </table:table-cell>
          <table:table-cell table:style-name="ce1" office:value-type="float" office:value="0.000000000000592" calcext:value-type="float">
            <text:p>5.92E-13</text:p>
          </table:table-cell>
          <table:table-cell table:style-name="ce1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307333" calcext:value-type="float">
            <text:p>-0.307333</text:p>
          </table:table-cell>
          <table:table-cell office:value-type="float" office:value="0.055353" calcext:value-type="float">
            <text:p>0.055353</text:p>
          </table:table-cell>
          <table:table-cell office:value-type="float" office:value="-5.552" calcext:value-type="float">
            <text:p>-5.552</text:p>
          </table:table-cell>
          <table:table-cell table:style-name="ce1" office:value-type="float" office:value="0.0000000282" calcext:value-type="float">
            <text:p>2.82E-08</text:p>
          </table:table-cell>
          <table:table-cell table:style-name="ce1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97092" calcext:value-type="float">
            <text:p>-0.197092</text:p>
          </table:table-cell>
          <table:table-cell office:value-type="float" office:value="0.053029" calcext:value-type="float">
            <text:p>0.053029</text:p>
          </table:table-cell>
          <table:table-cell office:value-type="float" office:value="-3.717" calcext:value-type="float">
            <text:p>-3.717</text:p>
          </table:table-cell>
          <table:table-cell office:value-type="float" office:value="0.000202" calcext:value-type="float">
            <text:p>0.000202</text:p>
          </table:table-cell>
          <table:table-cell table:style-name="ce1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192167" calcext:value-type="float">
            <text:p>0.192167</text:p>
          </table:table-cell>
          <table:table-cell office:value-type="float" office:value="0.046008" calcext:value-type="float">
            <text:p>0.046008</text:p>
          </table:table-cell>
          <table:table-cell office:value-type="float" office:value="4.177" calcext:value-type="float">
            <text:p>4.177</text:p>
          </table:table-cell>
          <table:table-cell table:style-name="ce1" office:value-type="float" office:value="0.0000296" calcext:value-type="float">
            <text:p>2.96E-05</text:p>
          </table:table-cell>
          <table:table-cell table:style-name="ce1"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35226" calcext:value-type="float">
            <text:p>0.35226</text:p>
          </table:table-cell>
          <table:table-cell office:value-type="float" office:value="0.047329" calcext:value-type="float">
            <text:p>0.047329</text:p>
          </table:table-cell>
          <table:table-cell office:value-type="float" office:value="7.443" calcext:value-type="float">
            <text:p>7.443</text:p>
          </table:table-cell>
          <table:table-cell table:style-name="ce1" office:value-type="float" office:value="0.0000000000000986" calcext:value-type="float">
            <text:p>9.86E-14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0.494999" calcext:value-type="float">
            <text:p>0.494999</text:p>
          </table:table-cell>
          <table:table-cell office:value-type="float" office:value="0.047139" calcext:value-type="float">
            <text:p>0.047139</text:p>
          </table:table-cell>
          <table:table-cell office:value-type="float" office:value="10.501" calcext:value-type="float">
            <text:p>10.501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0.490839" calcext:value-type="float">
            <text:p>0.490839</text:p>
          </table:table-cell>
          <table:table-cell office:value-type="float" office:value="0.051717" calcext:value-type="float">
            <text:p>0.051717</text:p>
          </table:table-cell>
          <table:table-cell office:value-type="float" office:value="9.491" calcext:value-type="float">
            <text:p>9.491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0.609812" calcext:value-type="float">
            <text:p>0.609812</text:p>
          </table:table-cell>
          <table:table-cell office:value-type="float" office:value="0.054485" calcext:value-type="float">
            <text:p>0.054485</text:p>
          </table:table-cell>
          <table:table-cell office:value-type="float" office:value="11.192" calcext:value-type="float">
            <text:p>11.192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0.697469" calcext:value-type="float">
            <text:p>0.697469</text:p>
          </table:table-cell>
          <table:table-cell office:value-type="float" office:value="0.056705" calcext:value-type="float">
            <text:p>0.056705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0.750957" calcext:value-type="float">
            <text:p>0.750957</text:p>
          </table:table-cell>
          <table:table-cell office:value-type="float" office:value="0.06089" calcext:value-type="float">
            <text:p>0.06089</text:p>
          </table:table-cell>
          <table:table-cell office:value-type="float" office:value="12.333" calcext:value-type="float">
            <text:p>12.333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0.810112" calcext:value-type="float">
            <text:p>0.810112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14.121" calcext:value-type="float">
            <text:p>14.121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-0.21571" calcext:value-type="float">
            <text:p>-0.21571</text:p>
          </table:table-cell>
          <table:table-cell office:value-type="float" office:value="0.021815" calcext:value-type="float">
            <text:p>0.021815</text:p>
          </table:table-cell>
          <table:table-cell office:value-type="float" office:value="-9.888" calcext:value-type="float">
            <text:p>-9.888</text:p>
          </table:table-cell>
          <table:table-cell office:value-type="string" calcext:value-type="string">
            <text:p>&lt;</text:p>
          </table:table-cell>
          <table:table-cell table:style-name="ce1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table:number-columns-repeated="5"/>
          <table:table-cell table:style-name="ce1"/>
          <table:table-cell/>
        </table:table-row>
        <table:table-row table:style-name="ro1">
          <table:table-cell table:number-columns-repeated="5"/>
          <table:table-cell table:style-name="ce1"/>
          <table:table-cell/>
        </table:table-row>
      </table:table>
      <table:table table:name="LCInfC" table:style-name="ta1">
        <table:table-column table:style-name="co6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</table:table-row>
        <table:table-row table:style-name="ro1">
          <table:table-cell table:formula="of:=[$LCInfL.A3]" office:value-type="string" office:string-value="Immunity_other" calcext:value-type="string">
            <text:p>Immunity_other</text:p>
          </table:table-cell>
          <table:table-cell table:formula="of:=[$LCInfL.B3]" office:value-type="float" office:value="-0.023005" calcext:value-type="float">
            <text:p>-0.023005</text:p>
          </table:table-cell>
          <table:table-cell table:formula="of:=[$LCInfL.B3]-[$LCInfL.C3]*1.96" office:value-type="float" office:value="-0.24160184" calcext:value-type="float">
            <text:p>-0.24160184</text:p>
          </table:table-cell>
          <table:table-cell table:formula="of:=[$LCInfL.B3]+[$LCInfL.C3]*1.96" office:value-type="float" office:value="0.19559184" calcext:value-type="float">
            <text:p>0.19559184</text:p>
          </table:table-cell>
          <table:table-cell table:formula="of:=EXP([.B2])" office:value-type="float" office:value="0.977257597473074" calcext:value-type="float">
            <text:p>0.977257597473074</text:p>
          </table:table-cell>
          <table:table-cell table:formula="of:=EXP([.C2])" office:value-type="float" office:value="0.785368817755765" calcext:value-type="float">
            <text:p>0.785368817755765</text:p>
          </table:table-cell>
          <table:table-cell table:formula="of:=EXP([.D2])" office:value-type="float" office:value="1.21603046903225" calcext:value-type="float">
            <text:p>1.21603046903225</text:p>
          </table:table-cell>
          <table:table-cell table:formula="of:=1-[.E2]" office:value-type="float" office:value="0.0227424025269261" calcext:value-type="float">
            <text:p>0.0227424025269261</text:p>
          </table:table-cell>
          <table:table-cell table:formula="of:=1-[.F2]" office:value-type="float" office:value="0.214631182244235" calcext:value-type="float">
            <text:p>0.214631182244235</text:p>
          </table:table-cell>
          <table:table-cell table:formula="of:=1-[.G2]" office:value-type="float" office:value="-0.216030469032247" calcext:value-type="float">
            <text:p>-0.216030469032247</text:p>
          </table:table-cell>
        </table:table-row>
        <table:table-row table:style-name="ro1">
          <table:table-cell table:formula="of:=[$LCInfL.A4]" office:value-type="string" office:string-value="Immunityboost_001-061" calcext:value-type="string">
            <text:p>Immunityboost_001-061</text:p>
          </table:table-cell>
          <table:table-cell table:formula="of:=[$LCInfL.B4]" office:value-type="float" office:value="-0.29042" calcext:value-type="float">
            <text:p>-0.29042</text:p>
          </table:table-cell>
          <table:table-cell table:formula="of:=[$LCInfL.B4]-[$LCInfL.C4]*1.96" office:value-type="float" office:value="-0.36148372" calcext:value-type="float">
            <text:p>-0.36148372</text:p>
          </table:table-cell>
          <table:table-cell table:formula="of:=[$LCInfL.B4]+[$LCInfL.C4]*1.96" office:value-type="float" office:value="-0.21935628" calcext:value-type="float">
            <text:p>-0.21935628</text:p>
          </table:table-cell>
          <table:table-cell table:formula="of:=EXP([.B3])" office:value-type="float" office:value="0.74794936286779" calcext:value-type="float">
            <text:p>0.74794936286779</text:p>
          </table:table-cell>
          <table:table-cell table:formula="of:=EXP([.C3])" office:value-type="float" office:value="0.696641937313917" calcext:value-type="float">
            <text:p>0.696641937313917</text:p>
          </table:table-cell>
          <table:table-cell table:formula="of:=EXP([.D3])" office:value-type="float" office:value="0.803035561670825" calcext:value-type="float">
            <text:p>0.803035561670825</text:p>
          </table:table-cell>
          <table:table-cell table:formula="of:=1-[.E3]" office:value-type="float" office:value="0.25205063713221" calcext:value-type="float">
            <text:p>0.25205063713221</text:p>
          </table:table-cell>
          <table:table-cell table:formula="of:=1-[.F3]" office:value-type="float" office:value="0.303358062686083" calcext:value-type="float">
            <text:p>0.303358062686083</text:p>
          </table:table-cell>
          <table:table-cell table:formula="of:=1-[.G3]" office:value-type="float" office:value="0.196964438329174" calcext:value-type="float">
            <text:p>0.196964438329174</text:p>
          </table:table-cell>
        </table:table-row>
        <table:table-row table:style-name="ro1">
          <table:table-cell table:formula="of:=[$LCInfL.A5]" office:value-type="string" office:string-value="Immunityboost_062-122" calcext:value-type="string">
            <text:p>Immunityboost_062-122</text:p>
          </table:table-cell>
          <table:table-cell table:formula="of:=[$LCInfL.B5]" office:value-type="float" office:value="-0.253508" calcext:value-type="float">
            <text:p>-0.253508</text:p>
          </table:table-cell>
          <table:table-cell table:formula="of:=[$LCInfL.B5]-[$LCInfL.C5]*1.96" office:value-type="float" office:value="-0.32358192" calcext:value-type="float">
            <text:p>-0.32358192</text:p>
          </table:table-cell>
          <table:table-cell table:formula="of:=[$LCInfL.B5]+[$LCInfL.C5]*1.96" office:value-type="float" office:value="-0.18343408" calcext:value-type="float">
            <text:p>-0.18343408</text:p>
          </table:table-cell>
          <table:table-cell table:formula="of:=EXP([.B4])" office:value-type="float" office:value="0.776073536312012" calcext:value-type="float">
            <text:p>0.776073536312012</text:p>
          </table:table-cell>
          <table:table-cell table:formula="of:=EXP([.C4])" office:value-type="float" office:value="0.723552682058762" calcext:value-type="float">
            <text:p>0.723552682058762</text:p>
          </table:table-cell>
          <table:table-cell table:formula="of:=EXP([.D4])" office:value-type="float" office:value="0.832406746182053" calcext:value-type="float">
            <text:p>0.832406746182053</text:p>
          </table:table-cell>
          <table:table-cell table:formula="of:=1-[.E4]" office:value-type="float" office:value="0.223926463687988" calcext:value-type="float">
            <text:p>0.223926463687988</text:p>
          </table:table-cell>
          <table:table-cell table:formula="of:=1-[.F4]" office:value-type="float" office:value="0.276447317941238" calcext:value-type="float">
            <text:p>0.276447317941238</text:p>
          </table:table-cell>
          <table:table-cell table:formula="of:=1-[.G4]" office:value-type="float" office:value="0.167593253817947" calcext:value-type="float">
            <text:p>0.167593253817947</text:p>
          </table:table-cell>
        </table:table-row>
        <table:table-row table:style-name="ro1">
          <table:table-cell table:formula="of:=[$LCInfL.A6]" office:value-type="string" office:string-value="Immunityboost_123-183" calcext:value-type="string">
            <text:p>Immunityboost_123-183</text:p>
          </table:table-cell>
          <table:table-cell table:formula="of:=[$LCInfL.B6]" office:value-type="float" office:value="-0.271591" calcext:value-type="float">
            <text:p>-0.271591</text:p>
          </table:table-cell>
          <table:table-cell table:formula="of:=[$LCInfL.B6]-[$LCInfL.C6]*1.96" office:value-type="float" office:value="-0.41806768" calcext:value-type="float">
            <text:p>-0.41806768</text:p>
          </table:table-cell>
          <table:table-cell table:formula="of:=[$LCInfL.B6]+[$LCInfL.C6]*1.96" office:value-type="float" office:value="-0.12511432" calcext:value-type="float">
            <text:p>-0.12511432</text:p>
          </table:table-cell>
          <table:table-cell table:formula="of:=EXP([.B5])" office:value-type="float" office:value="0.762165923213183" calcext:value-type="float">
            <text:p>0.762165923213183</text:p>
          </table:table-cell>
          <table:table-cell table:formula="of:=EXP([.C5])" office:value-type="float" office:value="0.658317671977015" calcext:value-type="float">
            <text:p>0.658317671977015</text:p>
          </table:table-cell>
          <table:table-cell table:formula="of:=EXP([.D5])" office:value-type="float" office:value="0.882396021305176" calcext:value-type="float">
            <text:p>0.882396021305176</text:p>
          </table:table-cell>
          <table:table-cell table:formula="of:=1-[.E5]" office:value-type="float" office:value="0.237834076786817" calcext:value-type="float">
            <text:p>0.237834076786817</text:p>
          </table:table-cell>
          <table:table-cell table:formula="of:=1-[.F5]" office:value-type="float" office:value="0.341682328022985" calcext:value-type="float">
            <text:p>0.341682328022985</text:p>
          </table:table-cell>
          <table:table-cell table:formula="of:=1-[.G5]" office:value-type="float" office:value="0.117603978694824" calcext:value-type="float">
            <text:p>0.117603978694824</text:p>
          </table:table-cell>
        </table:table-row>
        <table:table-row table:style-name="ro1">
          <table:table-cell table:formula="of:=[$LCInfL.A7]" office:value-type="string" office:string-value="Immunityfull_001-061" calcext:value-type="string">
            <text:p>Immunityfull_001-061</text:p>
          </table:table-cell>
          <table:table-cell table:formula="of:=[$LCInfL.B7]" office:value-type="float" office:value="-0.136517" calcext:value-type="float">
            <text:p>-0.136517</text:p>
          </table:table-cell>
          <table:table-cell table:formula="of:=[$LCInfL.B7]-[$LCInfL.C7]*1.96" office:value-type="float" office:value="-0.28832488" calcext:value-type="float">
            <text:p>-0.28832488</text:p>
          </table:table-cell>
          <table:table-cell table:formula="of:=[$LCInfL.B7]+[$LCInfL.C7]*1.96" office:value-type="float" office:value="0.01529088" calcext:value-type="float">
            <text:p>0.01529088</text:p>
          </table:table-cell>
          <table:table-cell table:formula="of:=EXP([.B6])" office:value-type="float" office:value="0.87239148947824" calcext:value-type="float">
            <text:p>0.87239148947824</text:p>
          </table:table-cell>
          <table:table-cell table:formula="of:=EXP([.C6])" office:value-type="float" office:value="0.749518049256219" calcext:value-type="float">
            <text:p>0.749518049256219</text:p>
          </table:table-cell>
          <table:table-cell table:formula="of:=EXP([.D6])" office:value-type="float" office:value="1.01540838365307" calcext:value-type="float">
            <text:p>1.01540838365307</text:p>
          </table:table-cell>
          <table:table-cell table:formula="of:=1-[.E6]" office:value-type="float" office:value="0.12760851052176" calcext:value-type="float">
            <text:p>0.12760851052176</text:p>
          </table:table-cell>
          <table:table-cell table:formula="of:=1-[.F6]" office:value-type="float" office:value="0.250481950743781" calcext:value-type="float">
            <text:p>0.250481950743781</text:p>
          </table:table-cell>
          <table:table-cell table:formula="of:=1-[.G6]" office:value-type="float" office:value="-0.015408383653073" calcext:value-type="float">
            <text:p>-0.015408383653073</text:p>
          </table:table-cell>
        </table:table-row>
        <table:table-row table:style-name="ro1">
          <table:table-cell table:formula="of:=[$LCInfL.A8]" office:value-type="string" office:string-value="Immunityfull_062-122" calcext:value-type="string">
            <text:p>Immunityfull_062-122</text:p>
          </table:table-cell>
          <table:table-cell table:formula="of:=[$LCInfL.B8]" office:value-type="float" office:value="-0.069035" calcext:value-type="float">
            <text:p>-0.069035</text:p>
          </table:table-cell>
          <table:table-cell table:formula="of:=[$LCInfL.B8]-[$LCInfL.C8]*1.96" office:value-type="float" office:value="-0.20273836" calcext:value-type="float">
            <text:p>-0.20273836</text:p>
          </table:table-cell>
          <table:table-cell table:formula="of:=[$LCInfL.B8]+[$LCInfL.C8]*1.96" office:value-type="float" office:value="0.06466836" calcext:value-type="float">
            <text:p>0.06466836</text:p>
          </table:table-cell>
          <table:table-cell table:formula="of:=EXP([.B7])" office:value-type="float" office:value="0.933294014216055" calcext:value-type="float">
            <text:p>0.933294014216055</text:p>
          </table:table-cell>
          <table:table-cell table:formula="of:=EXP([.C7])" office:value-type="float" office:value="0.816491840406497" calcext:value-type="float">
            <text:p>0.816491840406497</text:p>
          </table:table-cell>
          <table:table-cell table:formula="of:=EXP([.D7])" office:value-type="float" office:value="1.06680517044465" calcext:value-type="float">
            <text:p>1.06680517044465</text:p>
          </table:table-cell>
          <table:table-cell table:formula="of:=1-[.E7]" office:value-type="float" office:value="0.0667059857839448" calcext:value-type="float">
            <text:p>0.0667059857839448</text:p>
          </table:table-cell>
          <table:table-cell table:formula="of:=1-[.F7]" office:value-type="float" office:value="0.183508159593503" calcext:value-type="float">
            <text:p>0.183508159593503</text:p>
          </table:table-cell>
          <table:table-cell table:formula="of:=1-[.G7]" office:value-type="float" office:value="-0.0668051704446493" calcext:value-type="float">
            <text:p>-0.0668051704446493</text:p>
          </table:table-cell>
        </table:table-row>
        <table:table-row table:style-name="ro1">
          <table:table-cell table:formula="of:=[$LCInfL.A9]" office:value-type="string" office:string-value="Immunityfull_123-183" calcext:value-type="string">
            <text:p>Immunityfull_123-183</text:p>
          </table:table-cell>
          <table:table-cell table:formula="of:=[$LCInfL.B9]" office:value-type="float" office:value="-0.195359" calcext:value-type="float">
            <text:p>-0.195359</text:p>
          </table:table-cell>
          <table:table-cell table:formula="of:=[$LCInfL.B9]-[$LCInfL.C9]*1.96" office:value-type="float" office:value="-0.29441936" calcext:value-type="float">
            <text:p>-0.29441936</text:p>
          </table:table-cell>
          <table:table-cell table:formula="of:=[$LCInfL.B9]+[$LCInfL.C9]*1.96" office:value-type="float" office:value="-0.09629864" calcext:value-type="float">
            <text:p>-0.09629864</text:p>
          </table:table-cell>
          <table:table-cell table:formula="of:=EXP([.B8])" office:value-type="float" office:value="0.822539313431308" calcext:value-type="float">
            <text:p>0.822539313431308</text:p>
          </table:table-cell>
          <table:table-cell table:formula="of:=EXP([.C8])" office:value-type="float" office:value="0.744964017817886" calcext:value-type="float">
            <text:p>0.744964017817886</text:p>
          </table:table-cell>
          <table:table-cell table:formula="of:=EXP([.D8])" office:value-type="float" office:value="0.908192752881983" calcext:value-type="float">
            <text:p>0.908192752881983</text:p>
          </table:table-cell>
          <table:table-cell table:formula="of:=1-[.E8]" office:value-type="float" office:value="0.177460686568692" calcext:value-type="float">
            <text:p>0.177460686568692</text:p>
          </table:table-cell>
          <table:table-cell table:formula="of:=1-[.F8]" office:value-type="float" office:value="0.255035982182114" calcext:value-type="float">
            <text:p>0.255035982182114</text:p>
          </table:table-cell>
          <table:table-cell table:formula="of:=1-[.G8]" office:value-type="float" office:value="0.0918072471180175" calcext:value-type="float">
            <text:p>0.0918072471180175</text:p>
          </table:table-cell>
        </table:table-row>
        <table:table-row table:style-name="ro1">
          <table:table-cell table:formula="of:=[$LCInfL.A10]" office:value-type="string" office:string-value="Immunityfull_184-244" calcext:value-type="string">
            <text:p>Immunityfull_184-244</text:p>
          </table:table-cell>
          <table:table-cell table:formula="of:=[$LCInfL.B10]" office:value-type="float" office:value="-0.184089" calcext:value-type="float">
            <text:p>-0.184089</text:p>
          </table:table-cell>
          <table:table-cell table:formula="of:=[$LCInfL.B10]-[$LCInfL.C10]*1.96" office:value-type="float" office:value="-0.25945492" calcext:value-type="float">
            <text:p>-0.25945492</text:p>
          </table:table-cell>
          <table:table-cell table:formula="of:=[$LCInfL.B10]+[$LCInfL.C10]*1.96" office:value-type="float" office:value="-0.10872308" calcext:value-type="float">
            <text:p>-0.10872308</text:p>
          </table:table-cell>
          <table:table-cell table:formula="of:=EXP([.B9])" office:value-type="float" office:value="0.831861764834915" calcext:value-type="float">
            <text:p>0.831861764834915</text:p>
          </table:table-cell>
          <table:table-cell table:formula="of:=EXP([.C9])" office:value-type="float" office:value="0.77147198516719" calcext:value-type="float">
            <text:p>0.77147198516719</text:p>
          </table:table-cell>
          <table:table-cell table:formula="of:=EXP([.D9])" office:value-type="float" office:value="0.896978774471368" calcext:value-type="float">
            <text:p>0.896978774471368</text:p>
          </table:table-cell>
          <table:table-cell table:formula="of:=1-[.E9]" office:value-type="float" office:value="0.168138235165085" calcext:value-type="float">
            <text:p>0.168138235165085</text:p>
          </table:table-cell>
          <table:table-cell table:formula="of:=1-[.F9]" office:value-type="float" office:value="0.22852801483281" calcext:value-type="float">
            <text:p>0.22852801483281</text:p>
          </table:table-cell>
          <table:table-cell table:formula="of:=1-[.G9]" office:value-type="float" office:value="0.103021225528632" calcext:value-type="float">
            <text:p>0.103021225528632</text:p>
          </table:table-cell>
        </table:table-row>
        <table:table-row table:style-name="ro1">
          <table:table-cell table:formula="of:=[$LCInfL.A11]" office:value-type="string" office:string-value="Immunityfull_245-305" calcext:value-type="string">
            <text:p>Immunityfull_245-305</text:p>
          </table:table-cell>
          <table:table-cell table:formula="of:=[$LCInfL.B11]" office:value-type="float" office:value="0.003838" calcext:value-type="float">
            <text:p>0.003838</text:p>
          </table:table-cell>
          <table:table-cell table:formula="of:=[$LCInfL.B11]-[$LCInfL.C11]*1.96" office:value-type="float" office:value="-0.1204064" calcext:value-type="float">
            <text:p>-0.1204064</text:p>
          </table:table-cell>
          <table:table-cell table:formula="of:=[$LCInfL.B11]+[$LCInfL.C11]*1.96" office:value-type="float" office:value="0.1280824" calcext:value-type="float">
            <text:p>0.1280824</text:p>
          </table:table-cell>
          <table:table-cell table:formula="of:=EXP([.B10])" office:value-type="float" office:value="1.00384537455349" calcext:value-type="float">
            <text:p>1.00384537455349</text:p>
          </table:table-cell>
          <table:table-cell table:formula="of:=EXP([.C10])" office:value-type="float" office:value="0.88656006548407" calcext:value-type="float">
            <text:p>0.88656006548407</text:p>
          </table:table-cell>
          <table:table-cell table:formula="of:=EXP([.D10])" office:value-type="float" office:value="1.13664665852305" calcext:value-type="float">
            <text:p>1.13664665852305</text:p>
          </table:table-cell>
          <table:table-cell table:formula="of:=1-[.E10]" office:value-type="float" office:value="-0.00384537455349387" calcext:value-type="float">
            <text:p>-0.00384537455349387</text:p>
          </table:table-cell>
          <table:table-cell table:formula="of:=1-[.F10]" office:value-type="float" office:value="0.11343993451593" calcext:value-type="float">
            <text:p>0.11343993451593</text:p>
          </table:table-cell>
          <table:table-cell table:formula="of:=1-[.G10]" office:value-type="float" office:value="-0.13664665852305" calcext:value-type="float">
            <text:p>-0.13664665852305</text:p>
          </table:table-cell>
        </table:table-row>
        <table:table-row table:style-name="ro1">
          <table:table-cell table:formula="of:=[$LCInfL.A12]" office:value-type="string" office:string-value="Immunityfull_306-366" calcext:value-type="string">
            <text:p>Immunityfull_306-366</text:p>
          </table:table-cell>
          <table:table-cell table:formula="of:=[$LCInfL.B12]" office:value-type="float" office:value="-0.043611" calcext:value-type="float">
            <text:p>-0.043611</text:p>
          </table:table-cell>
          <table:table-cell table:formula="of:=[$LCInfL.B12]-[$LCInfL.C12]*1.96" office:value-type="float" office:value="-0.28253108" calcext:value-type="float">
            <text:p>-0.28253108</text:p>
          </table:table-cell>
          <table:table-cell table:formula="of:=[$LCInfL.B12]+[$LCInfL.C12]*1.96" office:value-type="float" office:value="0.19530908" calcext:value-type="float">
            <text:p>0.19530908</text:p>
          </table:table-cell>
          <table:table-cell table:formula="of:=EXP([.B11])" office:value-type="float" office:value="0.957326284975508" calcext:value-type="float">
            <text:p>0.957326284975508</text:p>
          </table:table-cell>
          <table:table-cell table:formula="of:=EXP([.C11])" office:value-type="float" office:value="0.753873211215804" calcext:value-type="float">
            <text:p>0.753873211215804</text:p>
          </table:table-cell>
          <table:table-cell table:formula="of:=EXP([.D11])" office:value-type="float" office:value="1.21568667286502" calcext:value-type="float">
            <text:p>1.21568667286502</text:p>
          </table:table-cell>
          <table:table-cell table:formula="of:=1-[.E11]" office:value-type="float" office:value="0.0426737150244921" calcext:value-type="float">
            <text:p>0.0426737150244921</text:p>
          </table:table-cell>
          <table:table-cell table:formula="of:=1-[.F11]" office:value-type="float" office:value="0.246126788784196" calcext:value-type="float">
            <text:p>0.246126788784196</text:p>
          </table:table-cell>
          <table:table-cell table:formula="of:=1-[.G11]" office:value-type="float" office:value="-0.215686672865017" calcext:value-type="float">
            <text:p>-0.215686672865017</text:p>
          </table:table-cell>
        </table:table-row>
        <table:table-row table:style-name="ro1">
          <table:table-cell table:formula="of:=[$LCInfL.A13]" office:value-type="string" office:string-value="Immunityfull_367-427" calcext:value-type="string">
            <text:p>Immunityfull_367-427</text:p>
          </table:table-cell>
          <table:table-cell table:formula="of:=[$LCInfL.B13]" office:value-type="float" office:value="0.006282" calcext:value-type="float">
            <text:p>0.006282</text:p>
          </table:table-cell>
          <table:table-cell table:formula="of:=[$LCInfL.B13]-[$LCInfL.C13]*1.96" office:value-type="float" office:value="-0.5935466" calcext:value-type="float">
            <text:p>-0.5935466</text:p>
          </table:table-cell>
          <table:table-cell table:formula="of:=[$LCInfL.B13]+[$LCInfL.C13]*1.96" office:value-type="float" office:value="0.6061106" calcext:value-type="float">
            <text:p>0.6061106</text:p>
          </table:table-cell>
          <table:table-cell table:formula="of:=EXP([.B12])" office:value-type="float" office:value="1.00630177314528" calcext:value-type="float">
            <text:p>1.00630177314528</text:p>
          </table:table-cell>
          <table:table-cell table:formula="of:=EXP([.C12])" office:value-type="float" office:value="0.552364789735931" calcext:value-type="float">
            <text:p>0.552364789735931</text:p>
          </table:table-cell>
          <table:table-cell table:formula="of:=EXP([.D12])" office:value-type="float" office:value="1.83328712737004" calcext:value-type="float">
            <text:p>1.83328712737004</text:p>
          </table:table-cell>
          <table:table-cell table:formula="of:=1-[.E12]" office:value-type="float" office:value="-0.00630177314528169" calcext:value-type="float">
            <text:p>-0.00630177314528169</text:p>
          </table:table-cell>
          <table:table-cell table:formula="of:=1-[.F12]" office:value-type="float" office:value="0.447635210264069" calcext:value-type="float">
            <text:p>0.447635210264069</text:p>
          </table:table-cell>
          <table:table-cell table:formula="of:=1-[.G12]" office:value-type="float" office:value="-0.833287127370035" calcext:value-type="float">
            <text:p>-0.833287127370035</text:p>
          </table:table-cell>
        </table:table-row>
        <table:table-row table:style-name="ro1">
          <table:table-cell table:formula="of:=[$LCInfL.A14]" office:value-type="string" office:string-value="Immunityhybridboost_001-061" calcext:value-type="string">
            <text:p>Immunityhybridboost_001-061</text:p>
          </table:table-cell>
          <table:table-cell table:formula="of:=[$LCInfL.B14]" office:value-type="float" office:value="-0.237109" calcext:value-type="float">
            <text:p>-0.237109</text:p>
          </table:table-cell>
          <table:table-cell table:formula="of:=[$LCInfL.B14]-[$LCInfL.C14]*1.96" office:value-type="float" office:value="-0.40088464" calcext:value-type="float">
            <text:p>-0.40088464</text:p>
          </table:table-cell>
          <table:table-cell table:formula="of:=[$LCInfL.B14]+[$LCInfL.C14]*1.96" office:value-type="float" office:value="-0.07333336" calcext:value-type="float">
            <text:p>-0.07333336</text:p>
          </table:table-cell>
          <table:table-cell table:formula="of:=EXP([.B13])" office:value-type="float" office:value="0.788905292654048" calcext:value-type="float">
            <text:p>0.788905292654048</text:p>
          </table:table-cell>
          <table:table-cell table:formula="of:=EXP([.C13])" office:value-type="float" office:value="0.669727316324975" calcext:value-type="float">
            <text:p>0.669727316324975</text:p>
          </table:table-cell>
          <table:table-cell table:formula="of:=EXP([.D13])" office:value-type="float" office:value="0.92929098994011" calcext:value-type="float">
            <text:p>0.92929098994011</text:p>
          </table:table-cell>
          <table:table-cell table:formula="of:=1-[.E13]" office:value-type="float" office:value="0.211094707345952" calcext:value-type="float">
            <text:p>0.211094707345952</text:p>
          </table:table-cell>
          <table:table-cell table:formula="of:=1-[.F13]" office:value-type="float" office:value="0.330272683675025" calcext:value-type="float">
            <text:p>0.330272683675025</text:p>
          </table:table-cell>
          <table:table-cell table:formula="of:=1-[.G13]" office:value-type="float" office:value="0.0707090100598898" calcext:value-type="float">
            <text:p>0.0707090100598898</text:p>
          </table:table-cell>
        </table:table-row>
        <table:table-row table:style-name="ro1">
          <table:table-cell table:formula="of:=[$LCInfL.A15]" office:value-type="string" office:string-value="Immunityhybridboost_062-122" calcext:value-type="string">
            <text:p>Immunityhybridboost_062-122</text:p>
          </table:table-cell>
          <table:table-cell table:formula="of:=[$LCInfL.B15]" office:value-type="float" office:value="0.034445" calcext:value-type="float">
            <text:p>0.034445</text:p>
          </table:table-cell>
          <table:table-cell table:formula="of:=[$LCInfL.B15]-[$LCInfL.C15]*1.96" office:value-type="float" office:value="-0.127206" calcext:value-type="float">
            <text:p>-0.127206</text:p>
          </table:table-cell>
          <table:table-cell table:formula="of:=[$LCInfL.B15]+[$LCInfL.C15]*1.96" office:value-type="float" office:value="0.196096" calcext:value-type="float">
            <text:p>0.196096</text:p>
          </table:table-cell>
          <table:table-cell table:formula="of:=EXP([.B14])" office:value-type="float" office:value="1.03504509933012" calcext:value-type="float">
            <text:p>1.03504509933012</text:p>
          </table:table-cell>
          <table:table-cell table:formula="of:=EXP([.C14])" office:value-type="float" office:value="0.880552260146726" calcext:value-type="float">
            <text:p>0.880552260146726</text:p>
          </table:table-cell>
          <table:table-cell table:formula="of:=EXP([.D14])" office:value-type="float" office:value="1.21664369752316" calcext:value-type="float">
            <text:p>1.21664369752316</text:p>
          </table:table-cell>
          <table:table-cell table:formula="of:=1-[.E14]" office:value-type="float" office:value="-0.0350450993301168" calcext:value-type="float">
            <text:p>-0.0350450993301168</text:p>
          </table:table-cell>
          <table:table-cell table:formula="of:=1-[.F14]" office:value-type="float" office:value="0.119447739853274" calcext:value-type="float">
            <text:p>0.119447739853274</text:p>
          </table:table-cell>
          <table:table-cell table:formula="of:=1-[.G14]" office:value-type="float" office:value="-0.216643697523164" calcext:value-type="float">
            <text:p>-0.216643697523164</text:p>
          </table:table-cell>
        </table:table-row>
        <table:table-row table:style-name="ro1">
          <table:table-cell table:formula="of:=[$LCInfL.A16]" office:value-type="string" office:string-value="Immunityhybridboost_123-183" calcext:value-type="string">
            <text:p>Immunityhybridboost_123-183</text:p>
          </table:table-cell>
          <table:table-cell table:formula="of:=[$LCInfL.B16]" office:value-type="float" office:value="-0.689314" calcext:value-type="float">
            <text:p>-0.689314</text:p>
          </table:table-cell>
          <table:table-cell table:formula="of:=[$LCInfL.B16]-[$LCInfL.C16]*1.96" office:value-type="float" office:value="-1.38896148" calcext:value-type="float">
            <text:p>-1.38896148</text:p>
          </table:table-cell>
          <table:table-cell table:formula="of:=[$LCInfL.B16]+[$LCInfL.C16]*1.96" office:value-type="float" office:value="0.01033348" calcext:value-type="float">
            <text:p>0.01033348</text:p>
          </table:table-cell>
          <table:table-cell table:formula="of:=EXP([.B15])" office:value-type="float" office:value="0.501920268296273" calcext:value-type="float">
            <text:p>0.501920268296273</text:p>
          </table:table-cell>
          <table:table-cell table:formula="of:=EXP([.C15])" office:value-type="float" office:value="0.249334108680364" calcext:value-type="float">
            <text:p>0.249334108680364</text:p>
          </table:table-cell>
          <table:table-cell table:formula="of:=EXP([.D15])" office:value-type="float" office:value="1.01038705478342" calcext:value-type="float">
            <text:p>1.01038705478342</text:p>
          </table:table-cell>
          <table:table-cell table:formula="of:=1-[.E15]" office:value-type="float" office:value="0.498079731703727" calcext:value-type="float">
            <text:p>0.498079731703727</text:p>
          </table:table-cell>
          <table:table-cell table:formula="of:=1-[.F15]" office:value-type="float" office:value="0.750665891319636" calcext:value-type="float">
            <text:p>0.750665891319636</text:p>
          </table:table-cell>
          <table:table-cell table:formula="of:=1-[.G15]" office:value-type="float" office:value="-0.0103870547834202" calcext:value-type="float">
            <text:p>-0.0103870547834202</text:p>
          </table:table-cell>
        </table:table-row>
        <table:table-row table:style-name="ro1">
          <table:table-cell table:formula="of:=[$LCInfL.A17]" office:value-type="string" office:string-value="Immunityhybridfull_001-061" calcext:value-type="string">
            <text:p>Immunityhybridfull_001-061</text:p>
          </table:table-cell>
          <table:table-cell table:formula="of:=[$LCInfL.B17]" office:value-type="float" office:value="-0.188548" calcext:value-type="float">
            <text:p>-0.188548</text:p>
          </table:table-cell>
          <table:table-cell table:formula="of:=[$LCInfL.B17]-[$LCInfL.C17]*1.96" office:value-type="float" office:value="-0.58524024" calcext:value-type="float">
            <text:p>-0.58524024</text:p>
          </table:table-cell>
          <table:table-cell table:formula="of:=[$LCInfL.B17]+[$LCInfL.C17]*1.96" office:value-type="float" office:value="0.20814424" calcext:value-type="float">
            <text:p>0.20814424</text:p>
          </table:table-cell>
          <table:table-cell table:formula="of:=EXP([.B16])" office:value-type="float" office:value="0.828160750768549" calcext:value-type="float">
            <text:p>0.828160750768549</text:p>
          </table:table-cell>
          <table:table-cell table:formula="of:=EXP([.C16])" office:value-type="float" office:value="0.556972038775399" calcext:value-type="float">
            <text:p>0.556972038775399</text:p>
          </table:table-cell>
          <table:table-cell table:formula="of:=EXP([.D16])" office:value-type="float" office:value="1.23139077254486" calcext:value-type="float">
            <text:p>1.23139077254486</text:p>
          </table:table-cell>
          <table:table-cell table:formula="of:=1-[.E16]" office:value-type="float" office:value="0.171839249231451" calcext:value-type="float">
            <text:p>0.171839249231451</text:p>
          </table:table-cell>
          <table:table-cell table:formula="of:=1-[.F16]" office:value-type="float" office:value="0.443027961224601" calcext:value-type="float">
            <text:p>0.443027961224601</text:p>
          </table:table-cell>
          <table:table-cell table:formula="of:=1-[.G16]" office:value-type="float" office:value="-0.231390772544864" calcext:value-type="float">
            <text:p>-0.231390772544864</text:p>
          </table:table-cell>
        </table:table-row>
        <table:table-row table:style-name="ro1">
          <table:table-cell table:formula="of:=[$LCInfL.A18]" office:value-type="string" office:string-value="Immunityhybridfull_062-122" calcext:value-type="string">
            <text:p>Immunityhybridfull_062-122</text:p>
          </table:table-cell>
          <table:table-cell table:formula="of:=[$LCInfL.B18]" office:value-type="float" office:value="-0.106272" calcext:value-type="float">
            <text:p>-0.106272</text:p>
          </table:table-cell>
          <table:table-cell table:formula="of:=[$LCInfL.B18]-[$LCInfL.C18]*1.96" office:value-type="float" office:value="-0.31120764" calcext:value-type="float">
            <text:p>-0.31120764</text:p>
          </table:table-cell>
          <table:table-cell table:formula="of:=[$LCInfL.B18]+[$LCInfL.C18]*1.96" office:value-type="float" office:value="0.09866364" calcext:value-type="float">
            <text:p>0.09866364</text:p>
          </table:table-cell>
          <table:table-cell table:formula="of:=EXP([.B17])" office:value-type="float" office:value="0.899180037840148" calcext:value-type="float">
            <text:p>0.899180037840148</text:p>
          </table:table-cell>
          <table:table-cell table:formula="of:=EXP([.C17])" office:value-type="float" office:value="0.732561750954302" calcext:value-type="float">
            <text:p>0.732561750954302</text:p>
          </table:table-cell>
          <table:table-cell table:formula="of:=EXP([.D17])" office:value-type="float" office:value="1.10369499826731" calcext:value-type="float">
            <text:p>1.10369499826731</text:p>
          </table:table-cell>
          <table:table-cell table:formula="of:=1-[.E17]" office:value-type="float" office:value="0.100819962159852" calcext:value-type="float">
            <text:p>0.100819962159852</text:p>
          </table:table-cell>
          <table:table-cell table:formula="of:=1-[.F17]" office:value-type="float" office:value="0.267438249045698" calcext:value-type="float">
            <text:p>0.267438249045698</text:p>
          </table:table-cell>
          <table:table-cell table:formula="of:=1-[.G17]" office:value-type="float" office:value="-0.103694998267314" calcext:value-type="float">
            <text:p>-0.103694998267314</text:p>
          </table:table-cell>
        </table:table-row>
        <table:table-row table:style-name="ro1">
          <table:table-cell table:formula="of:=[$LCInfL.A19]" office:value-type="string" office:string-value="Immunityhybridfull_123-183" calcext:value-type="string">
            <text:p>Immunityhybridfull_123-183</text:p>
          </table:table-cell>
          <table:table-cell table:formula="of:=[$LCInfL.B19]" office:value-type="float" office:value="-0.099128" calcext:value-type="float">
            <text:p>-0.099128</text:p>
          </table:table-cell>
          <table:table-cell table:formula="of:=[$LCInfL.B19]-[$LCInfL.C19]*1.96" office:value-type="float" office:value="-0.2799772" calcext:value-type="float">
            <text:p>-0.2799772</text:p>
          </table:table-cell>
          <table:table-cell table:formula="of:=[$LCInfL.B19]+[$LCInfL.C19]*1.96" office:value-type="float" office:value="0.0817212" calcext:value-type="float">
            <text:p>0.0817212</text:p>
          </table:table-cell>
          <table:table-cell table:formula="of:=EXP([.B18])" office:value-type="float" office:value="0.905626780376449" calcext:value-type="float">
            <text:p>0.905626780376449</text:p>
          </table:table-cell>
          <table:table-cell table:formula="of:=EXP([.C18])" office:value-type="float" office:value="0.755800973521475" calcext:value-type="float">
            <text:p>0.755800973521475</text:p>
          </table:table-cell>
          <table:table-cell table:formula="of:=EXP([.D18])" office:value-type="float" office:value="1.08515322693178" calcext:value-type="float">
            <text:p>1.08515322693178</text:p>
          </table:table-cell>
          <table:table-cell table:formula="of:=1-[.E18]" office:value-type="float" office:value="0.0943732196235508" calcext:value-type="float">
            <text:p>0.0943732196235508</text:p>
          </table:table-cell>
          <table:table-cell table:formula="of:=1-[.F18]" office:value-type="float" office:value="0.244199026478525" calcext:value-type="float">
            <text:p>0.244199026478525</text:p>
          </table:table-cell>
          <table:table-cell table:formula="of:=1-[.G18]" office:value-type="float" office:value="-0.0851532269317845" calcext:value-type="float">
            <text:p>-0.0851532269317845</text:p>
          </table:table-cell>
        </table:table-row>
        <table:table-row table:style-name="ro1">
          <table:table-cell table:formula="of:=[$LCInfL.A20]" office:value-type="string" office:string-value="Immunityhybridfull_184-244" calcext:value-type="string">
            <text:p>Immunityhybridfull_184-244</text:p>
          </table:table-cell>
          <table:table-cell table:formula="of:=[$LCInfL.B20]" office:value-type="float" office:value="-0.094377" calcext:value-type="float">
            <text:p>-0.094377</text:p>
          </table:table-cell>
          <table:table-cell table:formula="of:=[$LCInfL.B20]-[$LCInfL.C20]*1.96" office:value-type="float" office:value="-0.24732756" calcext:value-type="float">
            <text:p>-0.24732756</text:p>
          </table:table-cell>
          <table:table-cell table:formula="of:=[$LCInfL.B20]+[$LCInfL.C20]*1.96" office:value-type="float" office:value="0.05857356" calcext:value-type="float">
            <text:p>0.05857356</text:p>
          </table:table-cell>
          <table:table-cell table:formula="of:=EXP([.B19])" office:value-type="float" office:value="0.909939650320063" calcext:value-type="float">
            <text:p>0.909939650320063</text:p>
          </table:table-cell>
          <table:table-cell table:formula="of:=EXP([.C19])" office:value-type="float" office:value="0.78088486498769" calcext:value-type="float">
            <text:p>0.78088486498769</text:p>
          </table:table-cell>
          <table:table-cell table:formula="of:=EXP([.D19])" office:value-type="float" office:value="1.06032298018435" calcext:value-type="float">
            <text:p>1.06032298018435</text:p>
          </table:table-cell>
          <table:table-cell table:formula="of:=1-[.E19]" office:value-type="float" office:value="0.0900603496799369" calcext:value-type="float">
            <text:p>0.0900603496799369</text:p>
          </table:table-cell>
          <table:table-cell table:formula="of:=1-[.F19]" office:value-type="float" office:value="0.21911513501231" calcext:value-type="float">
            <text:p>0.21911513501231</text:p>
          </table:table-cell>
          <table:table-cell table:formula="of:=1-[.G19]" office:value-type="float" office:value="-0.0603229801843472" calcext:value-type="float">
            <text:p>-0.0603229801843472</text:p>
          </table:table-cell>
        </table:table-row>
        <table:table-row table:style-name="ro1">
          <table:table-cell table:formula="of:=[$LCInfL.A21]" office:value-type="string" office:string-value="Immunityhybridfull_245-305" calcext:value-type="string">
            <text:p>Immunityhybridfull_245-305</text:p>
          </table:table-cell>
          <table:table-cell table:formula="of:=[$LCInfL.B21]" office:value-type="float" office:value="0.055975" calcext:value-type="float">
            <text:p>0.055975</text:p>
          </table:table-cell>
          <table:table-cell table:formula="of:=[$LCInfL.B21]-[$LCInfL.C21]*1.96" office:value-type="float" office:value="-0.22211764" calcext:value-type="float">
            <text:p>-0.22211764</text:p>
          </table:table-cell>
          <table:table-cell table:formula="of:=[$LCInfL.B21]+[$LCInfL.C21]*1.96" office:value-type="float" office:value="0.33406764" calcext:value-type="float">
            <text:p>0.33406764</text:p>
          </table:table-cell>
          <table:table-cell table:formula="of:=EXP([.B20])" office:value-type="float" office:value="1.05757124412501" calcext:value-type="float">
            <text:p>1.05757124412501</text:p>
          </table:table-cell>
          <table:table-cell table:formula="of:=EXP([.C20])" office:value-type="float" office:value="0.800821150192983" calcext:value-type="float">
            <text:p>0.800821150192983</text:p>
          </table:table-cell>
          <table:table-cell table:formula="of:=EXP([.D20])" office:value-type="float" office:value="1.39663760894752" calcext:value-type="float">
            <text:p>1.39663760894752</text:p>
          </table:table-cell>
          <table:table-cell table:formula="of:=1-[.E20]" office:value-type="float" office:value="-0.0575712441250145" calcext:value-type="float">
            <text:p>-0.0575712441250145</text:p>
          </table:table-cell>
          <table:table-cell table:formula="of:=1-[.F20]" office:value-type="float" office:value="0.199178849807017" calcext:value-type="float">
            <text:p>0.199178849807017</text:p>
          </table:table-cell>
          <table:table-cell table:formula="of:=1-[.G20]" office:value-type="float" office:value="-0.39663760894752" calcext:value-type="float">
            <text:p>-0.39663760894752</text:p>
          </table:table-cell>
        </table:table-row>
        <table:table-row table:style-name="ro1">
          <table:table-cell table:formula="of:=[$LCInfL.A22]" office:value-type="string" office:string-value="Immunityhybridfull_306-366" calcext:value-type="string">
            <text:p>Immunityhybridfull_306-366</text:p>
          </table:table-cell>
          <table:table-cell table:formula="of:=[$LCInfL.B22]" office:value-type="float" office:value="0.078597" calcext:value-type="float">
            <text:p>0.078597</text:p>
          </table:table-cell>
          <table:table-cell table:formula="of:=[$LCInfL.B22]-[$LCInfL.C22]*1.96" office:value-type="float" office:value="-0.45303732" calcext:value-type="float">
            <text:p>-0.45303732</text:p>
          </table:table-cell>
          <table:table-cell table:formula="of:=[$LCInfL.B22]+[$LCInfL.C22]*1.96" office:value-type="float" office:value="0.61023132" calcext:value-type="float">
            <text:p>0.61023132</text:p>
          </table:table-cell>
          <table:table-cell table:formula="of:=EXP([.B21])" office:value-type="float" office:value="1.08176828159658" calcext:value-type="float">
            <text:p>1.08176828159658</text:p>
          </table:table-cell>
          <table:table-cell table:formula="of:=EXP([.C21])" office:value-type="float" office:value="0.63569440906837" calcext:value-type="float">
            <text:p>0.63569440906837</text:p>
          </table:table-cell>
          <table:table-cell table:formula="of:=EXP([.D21])" office:value-type="float" office:value="1.84085717661637" calcext:value-type="float">
            <text:p>1.84085717661637</text:p>
          </table:table-cell>
          <table:table-cell table:formula="of:=1-[.E21]" office:value-type="float" office:value="-0.0817682815965772" calcext:value-type="float">
            <text:p>-0.0817682815965772</text:p>
          </table:table-cell>
          <table:table-cell table:formula="of:=1-[.F21]" office:value-type="float" office:value="0.36430559093163" calcext:value-type="float">
            <text:p>0.36430559093163</text:p>
          </table:table-cell>
          <table:table-cell table:formula="of:=1-[.G21]" office:value-type="float" office:value="-0.840857176616369" calcext:value-type="float">
            <text:p>-0.840857176616369</text:p>
          </table:table-cell>
        </table:table-row>
        <table:table-row table:style-name="ro1">
          <table:table-cell table:formula="of:=[$LCInfL.A23]" office:value-type="string" office:string-value="Immunityhybridfull_367-427" calcext:value-type="string">
            <text:p>Immunityhybridfull_367-427</text:p>
          </table:table-cell>
          <table:table-cell table:formula="of:=[$LCInfL.B23]" office:value-type="float" office:value="-0.403024" calcext:value-type="float">
            <text:p>-0.403024</text:p>
          </table:table-cell>
          <table:table-cell table:formula="of:=[$LCInfL.B23]-[$LCInfL.C23]*1.96" office:value-type="float" office:value="-2.37837472" calcext:value-type="float">
            <text:p>-2.37837472</text:p>
          </table:table-cell>
          <table:table-cell table:formula="of:=[$LCInfL.B23]+[$LCInfL.C23]*1.96" office:value-type="float" office:value="1.57232672" calcext:value-type="float">
            <text:p>1.57232672</text:p>
          </table:table-cell>
          <table:table-cell table:formula="of:=EXP([.B22])" office:value-type="float" office:value="0.668296060025649" calcext:value-type="float">
            <text:p>0.668296060025649</text:p>
          </table:table-cell>
          <table:table-cell table:formula="of:=EXP([.C22])" office:value-type="float" office:value="0.0927011204170083" calcext:value-type="float">
            <text:p>0.0927011204170083</text:p>
          </table:table-cell>
          <table:table-cell table:formula="of:=EXP([.D22])" office:value-type="float" office:value="4.81784493905494" calcext:value-type="float">
            <text:p>4.81784493905494</text:p>
          </table:table-cell>
          <table:table-cell table:formula="of:=1-[.E22]" office:value-type="float" office:value="0.331703939974351" calcext:value-type="float">
            <text:p>0.331703939974351</text:p>
          </table:table-cell>
          <table:table-cell table:formula="of:=1-[.F22]" office:value-type="float" office:value="0.907298879582992" calcext:value-type="float">
            <text:p>0.907298879582992</text:p>
          </table:table-cell>
          <table:table-cell table:formula="of:=1-[.G22]" office:value-type="float" office:value="-3.81784493905494" calcext:value-type="float">
            <text:p>-3.81784493905494</text:p>
          </table:table-cell>
        </table:table-row>
        <table:table-row table:style-name="ro1">
          <table:table-cell table:formula="of:=[$LCInfL.A24]" office:value-type="string" office:string-value="Immunityinf_062-122" calcext:value-type="string">
            <text:p>Immunityinf_062-122</text:p>
          </table:table-cell>
          <table:table-cell table:formula="of:=[$LCInfL.B24]" office:value-type="float" office:value="0.440949" calcext:value-type="float">
            <text:p>0.440949</text:p>
          </table:table-cell>
          <table:table-cell table:formula="of:=[$LCInfL.B24]-[$LCInfL.C24]*1.96" office:value-type="float" office:value="0.27814748" calcext:value-type="float">
            <text:p>0.27814748</text:p>
          </table:table-cell>
          <table:table-cell table:formula="of:=[$LCInfL.B24]+[$LCInfL.C24]*1.96" office:value-type="float" office:value="0.60375052" calcext:value-type="float">
            <text:p>0.60375052</text:p>
          </table:table-cell>
          <table:table-cell table:formula="of:=EXP([.B23])" office:value-type="float" office:value="1.55418143706777" calcext:value-type="float">
            <text:p>1.55418143706777</text:p>
          </table:table-cell>
          <table:table-cell table:formula="of:=EXP([.C23])" office:value-type="float" office:value="1.32068095687468" calcext:value-type="float">
            <text:p>1.32068095687468</text:p>
          </table:table-cell>
          <table:table-cell table:formula="of:=EXP([.D23])" office:value-type="float" office:value="1.82896552475636" calcext:value-type="float">
            <text:p>1.82896552475636</text:p>
          </table:table-cell>
          <table:table-cell table:formula="of:=1-[.E23]" office:value-type="float" office:value="-0.554181437067768" calcext:value-type="float">
            <text:p>-0.554181437067768</text:p>
          </table:table-cell>
          <table:table-cell table:formula="of:=1-[.F23]" office:value-type="float" office:value="-0.320680956874684" calcext:value-type="float">
            <text:p>-0.320680956874684</text:p>
          </table:table-cell>
          <table:table-cell table:formula="of:=1-[.G23]" office:value-type="float" office:value="-0.828965524756355" calcext:value-type="float">
            <text:p>-0.828965524756355</text:p>
          </table:table-cell>
        </table:table-row>
        <table:table-row table:style-name="ro1">
          <table:table-cell table:formula="of:=[$LCInfL.A25]" office:value-type="string" office:string-value="Immunityinf_123-183" calcext:value-type="string">
            <text:p>Immunityinf_123-183</text:p>
          </table:table-cell>
          <table:table-cell table:formula="of:=[$LCInfL.B25]" office:value-type="float" office:value="0.081783" calcext:value-type="float">
            <text:p>0.081783</text:p>
          </table:table-cell>
          <table:table-cell table:formula="of:=[$LCInfL.B25]-[$LCInfL.C25]*1.96" office:value-type="float" office:value="-0.30075412" calcext:value-type="float">
            <text:p>-0.30075412</text:p>
          </table:table-cell>
          <table:table-cell table:formula="of:=[$LCInfL.B25]+[$LCInfL.C25]*1.96" office:value-type="float" office:value="0.46432012" calcext:value-type="float">
            <text:p>0.46432012</text:p>
          </table:table-cell>
          <table:table-cell table:formula="of:=EXP([.B24])" office:value-type="float" office:value="1.08522029147348" calcext:value-type="float">
            <text:p>1.08522029147348</text:p>
          </table:table-cell>
          <table:table-cell table:formula="of:=EXP([.C24])" office:value-type="float" office:value="0.740259765442736" calcext:value-type="float">
            <text:p>0.740259765442736</text:p>
          </table:table-cell>
          <table:table-cell table:formula="of:=EXP([.D24])" office:value-type="float" office:value="1.59093217814077" calcext:value-type="float">
            <text:p>1.59093217814077</text:p>
          </table:table-cell>
          <table:table-cell table:formula="of:=1-[.E24]" office:value-type="float" office:value="-0.0852202914734819" calcext:value-type="float">
            <text:p>-0.0852202914734819</text:p>
          </table:table-cell>
          <table:table-cell table:formula="of:=1-[.F24]" office:value-type="float" office:value="0.259740234557264" calcext:value-type="float">
            <text:p>0.259740234557264</text:p>
          </table:table-cell>
          <table:table-cell table:formula="of:=1-[.G24]" office:value-type="float" office:value="-0.590932178140773" calcext:value-type="float">
            <text:p>-0.590932178140773</text:p>
          </table:table-cell>
        </table:table-row>
        <table:table-row table:style-name="ro1">
          <table:table-cell table:formula="of:=[$LCInfL.A26]" office:value-type="string" office:string-value="Immunityinf_184-244" calcext:value-type="string">
            <text:p>Immunityinf_184-244</text:p>
          </table:table-cell>
          <table:table-cell table:formula="of:=[$LCInfL.B26]" office:value-type="float" office:value="0.451456" calcext:value-type="float">
            <text:p>0.451456</text:p>
          </table:table-cell>
          <table:table-cell table:formula="of:=[$LCInfL.B26]-[$LCInfL.C26]*1.96" office:value-type="float" office:value="-0.35844932" calcext:value-type="float">
            <text:p>-0.35844932</text:p>
          </table:table-cell>
          <table:table-cell table:formula="of:=[$LCInfL.B26]+[$LCInfL.C26]*1.96" office:value-type="float" office:value="1.26136132" calcext:value-type="float">
            <text:p>1.26136132</text:p>
          </table:table-cell>
          <table:table-cell table:formula="of:=EXP([.B25])" office:value-type="float" office:value="1.57059731120007" calcext:value-type="float">
            <text:p>1.57059731120007</text:p>
          </table:table-cell>
          <table:table-cell table:formula="of:=EXP([.C25])" office:value-type="float" office:value="0.69875903804929" calcext:value-type="float">
            <text:p>0.69875903804929</text:p>
          </table:table-cell>
          <table:table-cell table:formula="of:=EXP([.D25])" office:value-type="float" office:value="3.53022398226908" calcext:value-type="float">
            <text:p>3.53022398226908</text:p>
          </table:table-cell>
          <table:table-cell table:formula="of:=1-[.E25]" office:value-type="float" office:value="-0.570597311200066" calcext:value-type="float">
            <text:p>-0.570597311200066</text:p>
          </table:table-cell>
          <table:table-cell table:formula="of:=1-[.F25]" office:value-type="float" office:value="0.30124096195071" calcext:value-type="float">
            <text:p>0.30124096195071</text:p>
          </table:table-cell>
          <table:table-cell table:formula="of:=1-[.G25]" office:value-type="float" office:value="-2.53022398226908" calcext:value-type="float">
            <text:p>-2.53022398226908</text:p>
          </table:table-cell>
        </table:table-row>
        <table:table-row table:style-name="ro1">
          <table:table-cell table:formula="of:=[$LCInfL.A27]" office:value-type="string" office:string-value="Immunityinf_245-305" calcext:value-type="string">
            <text:p>Immunityinf_245-305</text:p>
          </table:table-cell>
          <table:table-cell table:formula="of:=[$LCInfL.B27]" office:value-type="float" office:value="0.172072" calcext:value-type="float">
            <text:p>0.172072</text:p>
          </table:table-cell>
          <table:table-cell table:formula="of:=[$LCInfL.B27]-[$LCInfL.C27]*1.96" office:value-type="float" office:value="-0.22561788" calcext:value-type="float">
            <text:p>-0.22561788</text:p>
          </table:table-cell>
          <table:table-cell table:formula="of:=[$LCInfL.B27]+[$LCInfL.C27]*1.96" office:value-type="float" office:value="0.56976188" calcext:value-type="float">
            <text:p>0.56976188</text:p>
          </table:table-cell>
          <table:table-cell table:formula="of:=EXP([.B26])" office:value-type="float" office:value="1.18776334909643" calcext:value-type="float">
            <text:p>1.18776334909643</text:p>
          </table:table-cell>
          <table:table-cell table:formula="of:=EXP([.C26])" office:value-type="float" office:value="0.798022983953783" calcext:value-type="float">
            <text:p>0.798022983953783</text:p>
          </table:table-cell>
          <table:table-cell table:formula="of:=EXP([.D26])" office:value-type="float" office:value="1.76784604181084" calcext:value-type="float">
            <text:p>1.76784604181084</text:p>
          </table:table-cell>
          <table:table-cell table:formula="of:=1-[.E26]" office:value-type="float" office:value="-0.187763349096432" calcext:value-type="float">
            <text:p>-0.187763349096432</text:p>
          </table:table-cell>
          <table:table-cell table:formula="of:=1-[.F26]" office:value-type="float" office:value="0.201977016046217" calcext:value-type="float">
            <text:p>0.201977016046217</text:p>
          </table:table-cell>
          <table:table-cell table:formula="of:=1-[.G26]" office:value-type="float" office:value="-0.767846041810843" calcext:value-type="float">
            <text:p>-0.767846041810843</text:p>
          </table:table-cell>
        </table:table-row>
        <table:table-row table:style-name="ro1">
          <table:table-cell table:formula="of:=[$LCInfL.A28]" office:value-type="string" office:string-value="Immunityinf_306-366" calcext:value-type="string">
            <text:p>Immunityinf_306-366</text:p>
          </table:table-cell>
          <table:table-cell table:formula="of:=[$LCInfL.B28]" office:value-type="float" office:value="-0.036991" calcext:value-type="float">
            <text:p>-0.036991</text:p>
          </table:table-cell>
          <table:table-cell table:formula="of:=[$LCInfL.B28]-[$LCInfL.C28]*1.96" office:value-type="float" office:value="-0.21854776" calcext:value-type="float">
            <text:p>-0.21854776</text:p>
          </table:table-cell>
          <table:table-cell table:formula="of:=[$LCInfL.B28]+[$LCInfL.C28]*1.96" office:value-type="float" office:value="0.14456576" calcext:value-type="float">
            <text:p>0.14456576</text:p>
          </table:table-cell>
          <table:table-cell table:formula="of:=EXP([.B27])" office:value-type="float" office:value="0.963684808473301" calcext:value-type="float">
            <text:p>0.963684808473301</text:p>
          </table:table-cell>
          <table:table-cell table:formula="of:=EXP([.C27])" office:value-type="float" office:value="0.803685094527917" calcext:value-type="float">
            <text:p>0.803685094527917</text:p>
          </table:table-cell>
          <table:table-cell table:formula="of:=EXP([.D27])" office:value-type="float" office:value="1.15553768062319" calcext:value-type="float">
            <text:p>1.15553768062319</text:p>
          </table:table-cell>
          <table:table-cell table:formula="of:=1-[.E27]" office:value-type="float" office:value="0.0363151915266994" calcext:value-type="float">
            <text:p>0.0363151915266994</text:p>
          </table:table-cell>
          <table:table-cell table:formula="of:=1-[.F27]" office:value-type="float" office:value="0.196314905472083" calcext:value-type="float">
            <text:p>0.196314905472083</text:p>
          </table:table-cell>
          <table:table-cell table:formula="of:=1-[.G27]" office:value-type="float" office:value="-0.155537680623195" calcext:value-type="float">
            <text:p>-0.155537680623195</text:p>
          </table:table-cell>
        </table:table-row>
        <table:table-row table:style-name="ro1">
          <table:table-cell table:formula="of:=[$LCInfL.A29]" office:value-type="string" office:string-value="Immunityinf_367-427" calcext:value-type="string">
            <text:p>Immunityinf_367-427</text:p>
          </table:table-cell>
          <table:table-cell table:formula="of:=[$LCInfL.B29]" office:value-type="float" office:value="-0.083316" calcext:value-type="float">
            <text:p>-0.083316</text:p>
          </table:table-cell>
          <table:table-cell table:formula="of:=[$LCInfL.B29]-[$LCInfL.C29]*1.96" office:value-type="float" office:value="-0.26351252" calcext:value-type="float">
            <text:p>-0.26351252</text:p>
          </table:table-cell>
          <table:table-cell table:formula="of:=[$LCInfL.B29]+[$LCInfL.C29]*1.96" office:value-type="float" office:value="0.09688052" calcext:value-type="float">
            <text:p>0.09688052</text:p>
          </table:table-cell>
          <table:table-cell table:formula="of:=EXP([.B28])" office:value-type="float" office:value="0.920060362204055" calcext:value-type="float">
            <text:p>0.920060362204055</text:p>
          </table:table-cell>
          <table:table-cell table:formula="of:=EXP([.C28])" office:value-type="float" office:value="0.768348002662015" calcext:value-type="float">
            <text:p>0.768348002662015</text:p>
          </table:table-cell>
          <table:table-cell table:formula="of:=EXP([.D28])" office:value-type="float" office:value="1.10172873120804" calcext:value-type="float">
            <text:p>1.10172873120804</text:p>
          </table:table-cell>
          <table:table-cell table:formula="of:=1-[.E28]" office:value-type="float" office:value="0.0799396377959446" calcext:value-type="float">
            <text:p>0.0799396377959446</text:p>
          </table:table-cell>
          <table:table-cell table:formula="of:=1-[.F28]" office:value-type="float" office:value="0.231651997337985" calcext:value-type="float">
            <text:p>0.231651997337985</text:p>
          </table:table-cell>
          <table:table-cell table:formula="of:=1-[.G28]" office:value-type="float" office:value="-0.101728731208045" calcext:value-type="float">
            <text:p>-0.101728731208045</text:p>
          </table:table-cell>
        </table:table-row>
        <table:table-row table:style-name="ro1">
          <table:table-cell table:formula="of:=[$LCInfL.A30]" office:value-type="string" office:string-value="Immunityinf_428-488" calcext:value-type="string">
            <text:p>Immunityinf_428-488</text:p>
          </table:table-cell>
          <table:table-cell table:formula="of:=[$LCInfL.B30]" office:value-type="float" office:value="-0.011299" calcext:value-type="float">
            <text:p>-0.011299</text:p>
          </table:table-cell>
          <table:table-cell table:formula="of:=[$LCInfL.B30]-[$LCInfL.C30]*1.96" office:value-type="float" office:value="-0.1980086" calcext:value-type="float">
            <text:p>-0.1980086</text:p>
          </table:table-cell>
          <table:table-cell table:formula="of:=[$LCInfL.B30]+[$LCInfL.C30]*1.96" office:value-type="float" office:value="0.1754106" calcext:value-type="float">
            <text:p>0.1754106</text:p>
          </table:table-cell>
          <table:table-cell table:formula="of:=EXP([.B29])" office:value-type="float" office:value="0.988764593959098" calcext:value-type="float">
            <text:p>0.988764593959098</text:p>
          </table:table-cell>
          <table:table-cell table:formula="of:=EXP([.C29])" office:value-type="float" office:value="0.820362797987431" calcext:value-type="float">
            <text:p>0.820362797987431</text:p>
          </table:table-cell>
          <table:table-cell table:formula="of:=EXP([.D29])" office:value-type="float" office:value="1.19173544274015" calcext:value-type="float">
            <text:p>1.19173544274015</text:p>
          </table:table-cell>
          <table:table-cell table:formula="of:=1-[.E29]" office:value-type="float" office:value="0.0112354060409022" calcext:value-type="float">
            <text:p>0.0112354060409022</text:p>
          </table:table-cell>
          <table:table-cell table:formula="of:=1-[.F29]" office:value-type="float" office:value="0.179637202012569" calcext:value-type="float">
            <text:p>0.179637202012569</text:p>
          </table:table-cell>
          <table:table-cell table:formula="of:=1-[.G29]" office:value-type="float" office:value="-0.19173544274015" calcext:value-type="float">
            <text:p>-0.19173544274015</text:p>
          </table:table-cell>
        </table:table-row>
        <table:table-row table:style-name="ro1">
          <table:table-cell table:formula="of:=[$LCInfL.A31]" office:value-type="string" office:string-value="Immunityinf_489-549" calcext:value-type="string">
            <text:p>Immunityinf_489-549</text:p>
          </table:table-cell>
          <table:table-cell table:formula="of:=[$LCInfL.B31]" office:value-type="float" office:value="-0.052207" calcext:value-type="float">
            <text:p>-0.052207</text:p>
          </table:table-cell>
          <table:table-cell table:formula="of:=[$LCInfL.B31]-[$LCInfL.C31]*1.96" office:value-type="float" office:value="-0.37146944" calcext:value-type="float">
            <text:p>-0.37146944</text:p>
          </table:table-cell>
          <table:table-cell table:formula="of:=[$LCInfL.B31]+[$LCInfL.C31]*1.96" office:value-type="float" office:value="0.26705544" calcext:value-type="float">
            <text:p>0.26705544</text:p>
          </table:table-cell>
          <table:table-cell table:formula="of:=EXP([.B30])" office:value-type="float" office:value="0.949132376104946" calcext:value-type="float">
            <text:p>0.949132376104946</text:p>
          </table:table-cell>
          <table:table-cell table:formula="of:=EXP([.C30])" office:value-type="float" office:value="0.689720083352809" calcext:value-type="float">
            <text:p>0.689720083352809</text:p>
          </table:table-cell>
          <table:table-cell table:formula="of:=EXP([.D30])" office:value-type="float" office:value="1.30611285522015" calcext:value-type="float">
            <text:p>1.30611285522015</text:p>
          </table:table-cell>
          <table:table-cell table:formula="of:=1-[.E30]" office:value-type="float" office:value="0.0508676238950539" calcext:value-type="float">
            <text:p>0.0508676238950539</text:p>
          </table:table-cell>
          <table:table-cell table:formula="of:=1-[.F30]" office:value-type="float" office:value="0.310279916647191" calcext:value-type="float">
            <text:p>0.310279916647191</text:p>
          </table:table-cell>
          <table:table-cell table:formula="of:=1-[.G30]" office:value-type="float" office:value="-0.306112855220155" calcext:value-type="float">
            <text:p>-0.306112855220155</text:p>
          </table:table-cell>
        </table:table-row>
        <table:table-row table:style-name="ro1">
          <table:table-cell table:formula="of:=[$LCInfL.A32]" office:value-type="string" office:string-value="DCCI" calcext:value-type="string">
            <text:p>DCCI</text:p>
          </table:table-cell>
          <table:table-cell table:formula="of:=[$LCInfL.B32]" office:value-type="float" office:value="0.393879" calcext:value-type="float">
            <text:p>0.393879</text:p>
          </table:table-cell>
          <table:table-cell table:formula="of:=[$LCInfL.B32]-[$LCInfL.C32]*1.96" office:value-type="float" office:value="0.3664684" calcext:value-type="float">
            <text:p>0.3664684</text:p>
          </table:table-cell>
          <table:table-cell table:formula="of:=[$LCInfL.B32]+[$LCInfL.C32]*1.96" office:value-type="float" office:value="0.4212896" calcext:value-type="float">
            <text:p>0.4212896</text:p>
          </table:table-cell>
          <table:table-cell table:formula="of:=EXP([.B31])" office:value-type="float" office:value="1.4827211285635" calcext:value-type="float">
            <text:p>1.4827211285635</text:p>
          </table:table-cell>
          <table:table-cell table:formula="of:=EXP([.C31])" office:value-type="float" office:value="1.44263081269633" calcext:value-type="float">
            <text:p>1.44263081269633</text:p>
          </table:table-cell>
          <table:table-cell table:formula="of:=EXP([.D31])" office:value-type="float" office:value="1.52392554334786" calcext:value-type="float">
            <text:p>1.52392554334786</text:p>
          </table:table-cell>
          <table:table-cell table:formula="of:=1-[.E31]" office:value-type="float" office:value="-0.482721128563499" calcext:value-type="float">
            <text:p>-0.482721128563499</text:p>
          </table:table-cell>
          <table:table-cell table:formula="of:=1-[.F31]" office:value-type="float" office:value="-0.442630812696328" calcext:value-type="float">
            <text:p>-0.442630812696328</text:p>
          </table:table-cell>
          <table:table-cell table:formula="of:=1-[.G31]" office:value-type="float" office:value="-0.52392554334786" calcext:value-type="float">
            <text:p>-0.52392554334786</text:p>
          </table:table-cell>
        </table:table-row>
        <table:table-row table:style-name="ro1">
          <table:table-cell table:formula="of:=[$LCInfL.A33]" office:value-type="string" office:string-value="AgeGr0-11" calcext:value-type="string">
            <text:p>AgeGr0-11</text:p>
          </table:table-cell>
          <table:table-cell table:formula="of:=[$LCInfL.B33]" office:value-type="float" office:value="-2.486336" calcext:value-type="float">
            <text:p>-2.486336</text:p>
          </table:table-cell>
          <table:table-cell table:formula="of:=[$LCInfL.B33]-[$LCInfL.C33]*1.96" office:value-type="float" office:value="-2.74448564" calcext:value-type="float">
            <text:p>-2.74448564</text:p>
          </table:table-cell>
          <table:table-cell table:formula="of:=[$LCInfL.B33]+[$LCInfL.C33]*1.96" office:value-type="float" office:value="-2.22818636" calcext:value-type="float">
            <text:p>-2.22818636</text:p>
          </table:table-cell>
          <table:table-cell table:formula="of:=EXP([.B32])" office:value-type="float" office:value="0.0832143059018737" calcext:value-type="float">
            <text:p>0.0832143059018737</text:p>
          </table:table-cell>
          <table:table-cell table:formula="of:=EXP([.C32])" office:value-type="float" office:value="0.064281356200999" calcext:value-type="float">
            <text:p>0.064281356200999</text:p>
          </table:table-cell>
          <table:table-cell table:formula="of:=EXP([.D32])" office:value-type="float" office:value="0.107723624950884" calcext:value-type="float">
            <text:p>0.107723624950884</text:p>
          </table:table-cell>
          <table:table-cell table:formula="of:=1-[.E32]" office:value-type="float" office:value="0.916785694098126" calcext:value-type="float">
            <text:p>0.916785694098126</text:p>
          </table:table-cell>
          <table:table-cell table:formula="of:=1-[.F32]" office:value-type="float" office:value="0.935718643799001" calcext:value-type="float">
            <text:p>0.935718643799001</text:p>
          </table:table-cell>
          <table:table-cell table:formula="of:=1-[.G32]" office:value-type="float" office:value="0.892276375049116" calcext:value-type="float">
            <text:p>0.892276375049116</text:p>
          </table:table-cell>
        </table:table-row>
        <table:table-row table:style-name="ro1">
          <table:table-cell table:formula="of:=[$LCInfL.A34]" office:value-type="string" office:string-value="AgeGr12-15" calcext:value-type="string">
            <text:p>AgeGr12-15</text:p>
          </table:table-cell>
          <table:table-cell table:formula="of:=[$LCInfL.B34]" office:value-type="float" office:value="-2.3971" calcext:value-type="float">
            <text:p>-2.3971</text:p>
          </table:table-cell>
          <table:table-cell table:formula="of:=[$LCInfL.B34]-[$LCInfL.C34]*1.96" office:value-type="float" office:value="-2.69508272" calcext:value-type="float">
            <text:p>-2.69508272</text:p>
          </table:table-cell>
          <table:table-cell table:formula="of:=[$LCInfL.B34]+[$LCInfL.C34]*1.96" office:value-type="float" office:value="-2.09911728" calcext:value-type="float">
            <text:p>-2.09911728</text:p>
          </table:table-cell>
          <table:table-cell table:formula="of:=EXP([.B33])" office:value-type="float" office:value="0.0909814171919662" calcext:value-type="float">
            <text:p>0.0909814171919662</text:p>
          </table:table-cell>
          <table:table-cell table:formula="of:=EXP([.C33])" office:value-type="float" office:value="0.0675367948994805" calcext:value-type="float">
            <text:p>0.0675367948994805</text:p>
          </table:table-cell>
          <table:table-cell table:formula="of:=EXP([.D33])" office:value-type="float" office:value="0.122564570714064" calcext:value-type="float">
            <text:p>0.122564570714064</text:p>
          </table:table-cell>
          <table:table-cell table:formula="of:=1-[.E33]" office:value-type="float" office:value="0.909018582808034" calcext:value-type="float">
            <text:p>0.909018582808034</text:p>
          </table:table-cell>
          <table:table-cell table:formula="of:=1-[.F33]" office:value-type="float" office:value="0.932463205100519" calcext:value-type="float">
            <text:p>0.932463205100519</text:p>
          </table:table-cell>
          <table:table-cell table:formula="of:=1-[.G33]" office:value-type="float" office:value="0.877435429285936" calcext:value-type="float">
            <text:p>0.877435429285936</text:p>
          </table:table-cell>
        </table:table-row>
        <table:table-row table:style-name="ro1">
          <table:table-cell table:formula="of:=[$LCInfL.A35]" office:value-type="string" office:string-value="AgeGr16-17" calcext:value-type="string">
            <text:p>AgeGr16-17</text:p>
          </table:table-cell>
          <table:table-cell table:formula="of:=[$LCInfL.B35]" office:value-type="float" office:value="-2.474842" calcext:value-type="float">
            <text:p>-2.474842</text:p>
          </table:table-cell>
          <table:table-cell table:formula="of:=[$LCInfL.B35]-[$LCInfL.C35]*1.96" office:value-type="float" office:value="-2.93032444" calcext:value-type="float">
            <text:p>-2.93032444</text:p>
          </table:table-cell>
          <table:table-cell table:formula="of:=[$LCInfL.B35]+[$LCInfL.C35]*1.96" office:value-type="float" office:value="-2.01935956" calcext:value-type="float">
            <text:p>-2.01935956</text:p>
          </table:table-cell>
          <table:table-cell table:formula="of:=EXP([.B34])" office:value-type="float" office:value="0.0841762890603488" calcext:value-type="float">
            <text:p>0.0841762890603488</text:p>
          </table:table-cell>
          <table:table-cell table:formula="of:=EXP([.C34])" office:value-type="float" office:value="0.0533797168201585" calcext:value-type="float">
            <text:p>0.0533797168201585</text:p>
          </table:table-cell>
          <table:table-cell table:formula="of:=EXP([.D34])" office:value-type="float" office:value="0.132740450157194" calcext:value-type="float">
            <text:p>0.132740450157194</text:p>
          </table:table-cell>
          <table:table-cell table:formula="of:=1-[.E34]" office:value-type="float" office:value="0.915823710939651" calcext:value-type="float">
            <text:p>0.915823710939651</text:p>
          </table:table-cell>
          <table:table-cell table:formula="of:=1-[.F34]" office:value-type="float" office:value="0.946620283179841" calcext:value-type="float">
            <text:p>0.946620283179841</text:p>
          </table:table-cell>
          <table:table-cell table:formula="of:=1-[.G34]" office:value-type="float" office:value="0.867259549842806" calcext:value-type="float">
            <text:p>0.867259549842806</text:p>
          </table:table-cell>
        </table:table-row>
        <table:table-row table:style-name="ro1">
          <table:table-cell table:formula="of:=[$LCInfL.A36]" office:value-type="string" office:string-value="AgeGr18-24" calcext:value-type="string">
            <text:p>AgeGr18-24</text:p>
          </table:table-cell>
          <table:table-cell table:formula="of:=[$LCInfL.B36]" office:value-type="float" office:value="-0.970187" calcext:value-type="float">
            <text:p>-0.970187</text:p>
          </table:table-cell>
          <table:table-cell table:formula="of:=[$LCInfL.B36]-[$LCInfL.C36]*1.96" office:value-type="float" office:value="-1.11278092" calcext:value-type="float">
            <text:p>-1.11278092</text:p>
          </table:table-cell>
          <table:table-cell table:formula="of:=[$LCInfL.B36]+[$LCInfL.C36]*1.96" office:value-type="float" office:value="-0.82759308" calcext:value-type="float">
            <text:p>-0.82759308</text:p>
          </table:table-cell>
          <table:table-cell table:formula="of:=EXP([.B35])" office:value-type="float" office:value="0.379012156202938" calcext:value-type="float">
            <text:p>0.379012156202938</text:p>
          </table:table-cell>
          <table:table-cell table:formula="of:=EXP([.C35])" office:value-type="float" office:value="0.328643757113468" calcext:value-type="float">
            <text:p>0.328643757113468</text:p>
          </table:table-cell>
          <table:table-cell table:formula="of:=EXP([.D35])" office:value-type="float" office:value="0.437100086158043" calcext:value-type="float">
            <text:p>0.437100086158043</text:p>
          </table:table-cell>
          <table:table-cell table:formula="of:=1-[.E35]" office:value-type="float" office:value="0.620987843797062" calcext:value-type="float">
            <text:p>0.620987843797062</text:p>
          </table:table-cell>
          <table:table-cell table:formula="of:=1-[.F35]" office:value-type="float" office:value="0.671356242886532" calcext:value-type="float">
            <text:p>0.671356242886532</text:p>
          </table:table-cell>
          <table:table-cell table:formula="of:=1-[.G35]" office:value-type="float" office:value="0.562899913841957" calcext:value-type="float">
            <text:p>0.562899913841957</text:p>
          </table:table-cell>
        </table:table-row>
        <table:table-row table:style-name="ro1">
          <table:table-cell table:formula="of:=[$LCInfL.A37]" office:value-type="string" office:string-value="AgeGr25-29" calcext:value-type="string">
            <text:p>AgeGr25-29</text:p>
          </table:table-cell>
          <table:table-cell table:formula="of:=[$LCInfL.B37]" office:value-type="float" office:value="-0.449419" calcext:value-type="float">
            <text:p>-0.449419</text:p>
          </table:table-cell>
          <table:table-cell table:formula="of:=[$LCInfL.B37]-[$LCInfL.C37]*1.96" office:value-type="float" office:value="-0.571723" calcext:value-type="float">
            <text:p>-0.571723</text:p>
          </table:table-cell>
          <table:table-cell table:formula="of:=[$LCInfL.B37]+[$LCInfL.C37]*1.96" office:value-type="float" office:value="-0.327115" calcext:value-type="float">
            <text:p>-0.327115</text:p>
          </table:table-cell>
          <table:table-cell table:formula="of:=EXP([.B36])" office:value-type="float" office:value="0.637998721217909" calcext:value-type="float">
            <text:p>0.637998721217909</text:p>
          </table:table-cell>
          <table:table-cell table:formula="of:=EXP([.C36])" office:value-type="float" office:value="0.564551877332629" calcext:value-type="float">
            <text:p>0.564551877332629</text:p>
          </table:table-cell>
          <table:table-cell table:formula="of:=EXP([.D36])" office:value-type="float" office:value="0.721000823164142" calcext:value-type="float">
            <text:p>0.721000823164142</text:p>
          </table:table-cell>
          <table:table-cell table:formula="of:=1-[.E36]" office:value-type="float" office:value="0.362001278782091" calcext:value-type="float">
            <text:p>0.362001278782091</text:p>
          </table:table-cell>
          <table:table-cell table:formula="of:=1-[.F36]" office:value-type="float" office:value="0.435448122667371" calcext:value-type="float">
            <text:p>0.435448122667371</text:p>
          </table:table-cell>
          <table:table-cell table:formula="of:=1-[.G36]" office:value-type="float" office:value="0.278999176835858" calcext:value-type="float">
            <text:p>0.278999176835858</text:p>
          </table:table-cell>
        </table:table-row>
        <table:table-row table:style-name="ro1">
          <table:table-cell table:formula="of:=[$LCInfL.A38]" office:value-type="string" office:string-value="AgeGr30-34" calcext:value-type="string">
            <text:p>AgeGr30-34</text:p>
          </table:table-cell>
          <table:table-cell table:formula="of:=[$LCInfL.B38]" office:value-type="float" office:value="-0.307333" calcext:value-type="float">
            <text:p>-0.307333</text:p>
          </table:table-cell>
          <table:table-cell table:formula="of:=[$LCInfL.B38]-[$LCInfL.C38]*1.96" office:value-type="float" office:value="-0.41582488" calcext:value-type="float">
            <text:p>-0.41582488</text:p>
          </table:table-cell>
          <table:table-cell table:formula="of:=[$LCInfL.B38]+[$LCInfL.C38]*1.96" office:value-type="float" office:value="-0.19884112" calcext:value-type="float">
            <text:p>-0.19884112</text:p>
          </table:table-cell>
          <table:table-cell table:formula="of:=EXP([.B37])" office:value-type="float" office:value="0.735405670040404" calcext:value-type="float">
            <text:p>0.735405670040404</text:p>
          </table:table-cell>
          <table:table-cell table:formula="of:=EXP([.C37])" office:value-type="float" office:value="0.659795803809159" calcext:value-type="float">
            <text:p>0.659795803809159</text:p>
          </table:table-cell>
          <table:table-cell table:formula="of:=EXP([.D37])" office:value-type="float" office:value="0.819680113764415" calcext:value-type="float">
            <text:p>0.819680113764415</text:p>
          </table:table-cell>
          <table:table-cell table:formula="of:=1-[.E37]" office:value-type="float" office:value="0.264594329959596" calcext:value-type="float">
            <text:p>0.264594329959596</text:p>
          </table:table-cell>
          <table:table-cell table:formula="of:=1-[.F37]" office:value-type="float" office:value="0.340204196190841" calcext:value-type="float">
            <text:p>0.340204196190841</text:p>
          </table:table-cell>
          <table:table-cell table:formula="of:=1-[.G37]" office:value-type="float" office:value="0.180319886235584" calcext:value-type="float">
            <text:p>0.180319886235584</text:p>
          </table:table-cell>
        </table:table-row>
        <table:table-row table:style-name="ro1">
          <table:table-cell table:formula="of:=[$LCInfL.A39]" office:value-type="string" office:string-value="AgeGr35-39" calcext:value-type="string">
            <text:p>AgeGr35-39</text:p>
          </table:table-cell>
          <table:table-cell table:formula="of:=[$LCInfL.B39]" office:value-type="float" office:value="-0.197092" calcext:value-type="float">
            <text:p>-0.197092</text:p>
          </table:table-cell>
          <table:table-cell table:formula="of:=[$LCInfL.B39]-[$LCInfL.C39]*1.96" office:value-type="float" office:value="-0.30102884" calcext:value-type="float">
            <text:p>-0.30102884</text:p>
          </table:table-cell>
          <table:table-cell table:formula="of:=[$LCInfL.B39]+[$LCInfL.C39]*1.96" office:value-type="float" office:value="-0.09315516" calcext:value-type="float">
            <text:p>-0.09315516</text:p>
          </table:table-cell>
          <table:table-cell table:formula="of:=EXP([.B38])" office:value-type="float" office:value="0.821115087249565" calcext:value-type="float">
            <text:p>0.821115087249565</text:p>
          </table:table-cell>
          <table:table-cell table:formula="of:=EXP([.C38])" office:value-type="float" office:value="0.740056429211517" calcext:value-type="float">
            <text:p>0.740056429211517</text:p>
          </table:table-cell>
          <table:table-cell table:formula="of:=EXP([.D38])" office:value-type="float" office:value="0.911052130480389" calcext:value-type="float">
            <text:p>0.911052130480389</text:p>
          </table:table-cell>
          <table:table-cell table:formula="of:=1-[.E38]" office:value-type="float" office:value="0.178884912750435" calcext:value-type="float">
            <text:p>0.178884912750435</text:p>
          </table:table-cell>
          <table:table-cell table:formula="of:=1-[.F38]" office:value-type="float" office:value="0.259943570788483" calcext:value-type="float">
            <text:p>0.259943570788483</text:p>
          </table:table-cell>
          <table:table-cell table:formula="of:=1-[.G38]" office:value-type="float" office:value="0.0889478695196114" calcext:value-type="float">
            <text:p>0.0889478695196114</text:p>
          </table:table-cell>
        </table:table-row>
        <table:table-row table:style-name="ro1">
          <table:table-cell table:formula="of:=[$LCInfL.A40]" office:value-type="string" office:string-value="AgeGr45-49" calcext:value-type="string">
            <text:p>AgeGr45-49</text:p>
          </table:table-cell>
          <table:table-cell table:formula="of:=[$LCInfL.B40]" office:value-type="float" office:value="0.192167" calcext:value-type="float">
            <text:p>0.192167</text:p>
          </table:table-cell>
          <table:table-cell table:formula="of:=[$LCInfL.B40]-[$LCInfL.C40]*1.96" office:value-type="float" office:value="0.10199132" calcext:value-type="float">
            <text:p>0.10199132</text:p>
          </table:table-cell>
          <table:table-cell table:formula="of:=[$LCInfL.B40]+[$LCInfL.C40]*1.96" office:value-type="float" office:value="0.28234268" calcext:value-type="float">
            <text:p>0.28234268</text:p>
          </table:table-cell>
          <table:table-cell table:formula="of:=EXP([.B39])" office:value-type="float" office:value="1.21187288283831" calcext:value-type="float">
            <text:p>1.21187288283831</text:p>
          </table:table-cell>
          <table:table-cell table:formula="of:=EXP([.C39])" office:value-type="float" office:value="1.10737385968112" calcext:value-type="float">
            <text:p>1.10737385968112</text:p>
          </table:table-cell>
          <table:table-cell table:formula="of:=EXP([.D39])" office:value-type="float" office:value="1.32623311569027" calcext:value-type="float">
            <text:p>1.32623311569027</text:p>
          </table:table-cell>
          <table:table-cell table:formula="of:=1-[.E39]" office:value-type="float" office:value="-0.211872882838314" calcext:value-type="float">
            <text:p>-0.211872882838314</text:p>
          </table:table-cell>
          <table:table-cell table:formula="of:=1-[.F39]" office:value-type="float" office:value="-0.107373859681115" calcext:value-type="float">
            <text:p>-0.107373859681115</text:p>
          </table:table-cell>
          <table:table-cell table:formula="of:=1-[.G39]" office:value-type="float" office:value="-0.32623311569027" calcext:value-type="float">
            <text:p>-0.32623311569027</text:p>
          </table:table-cell>
        </table:table-row>
        <table:table-row table:style-name="ro1">
          <table:table-cell table:formula="of:=[$LCInfL.A41]" office:value-type="string" office:string-value="AgeGr50-54" calcext:value-type="string">
            <text:p>AgeGr50-54</text:p>
          </table:table-cell>
          <table:table-cell table:formula="of:=[$LCInfL.B41]" office:value-type="float" office:value="0.35226" calcext:value-type="float">
            <text:p>0.35226</text:p>
          </table:table-cell>
          <table:table-cell table:formula="of:=[$LCInfL.B41]-[$LCInfL.C41]*1.96" office:value-type="float" office:value="0.25949516" calcext:value-type="float">
            <text:p>0.25949516</text:p>
          </table:table-cell>
          <table:table-cell table:formula="of:=[$LCInfL.B41]+[$LCInfL.C41]*1.96" office:value-type="float" office:value="0.44502484" calcext:value-type="float">
            <text:p>0.44502484</text:p>
          </table:table-cell>
          <table:table-cell table:formula="of:=EXP([.B40])" office:value-type="float" office:value="1.42227826799942" calcext:value-type="float">
            <text:p>1.42227826799942</text:p>
          </table:table-cell>
          <table:table-cell table:formula="of:=EXP([.C40])" office:value-type="float" office:value="1.29627550972303" calcext:value-type="float">
            <text:p>1.29627550972303</text:p>
          </table:table-cell>
          <table:table-cell table:formula="of:=EXP([.D40])" office:value-type="float" office:value="1.56052895889057" calcext:value-type="float">
            <text:p>1.56052895889057</text:p>
          </table:table-cell>
          <table:table-cell table:formula="of:=1-[.E40]" office:value-type="float" office:value="-0.422278267999418" calcext:value-type="float">
            <text:p>-0.422278267999418</text:p>
          </table:table-cell>
          <table:table-cell table:formula="of:=1-[.F40]" office:value-type="float" office:value="-0.296275509723034" calcext:value-type="float">
            <text:p>-0.296275509723034</text:p>
          </table:table-cell>
          <table:table-cell table:formula="of:=1-[.G40]" office:value-type="float" office:value="-0.560528958890566" calcext:value-type="float">
            <text:p>-0.560528958890566</text:p>
          </table:table-cell>
        </table:table-row>
        <table:table-row table:style-name="ro1">
          <table:table-cell table:formula="of:=[$LCInfL.A42]" office:value-type="string" office:string-value="AgeGr55-59" calcext:value-type="string">
            <text:p>AgeGr55-59</text:p>
          </table:table-cell>
          <table:table-cell table:formula="of:=[$LCInfL.B42]" office:value-type="float" office:value="0.494999" calcext:value-type="float">
            <text:p>0.494999</text:p>
          </table:table-cell>
          <table:table-cell table:formula="of:=[$LCInfL.B42]-[$LCInfL.C42]*1.96" office:value-type="float" office:value="0.40260656" calcext:value-type="float">
            <text:p>0.40260656</text:p>
          </table:table-cell>
          <table:table-cell table:formula="of:=[$LCInfL.B42]+[$LCInfL.C42]*1.96" office:value-type="float" office:value="0.58739144" calcext:value-type="float">
            <text:p>0.58739144</text:p>
          </table:table-cell>
          <table:table-cell table:formula="of:=EXP([.B41])" office:value-type="float" office:value="1.64049659855963" calcext:value-type="float">
            <text:p>1.64049659855963</text:p>
          </table:table-cell>
          <table:table-cell table:formula="of:=EXP([.C41])" office:value-type="float" office:value="1.49571830047538" calcext:value-type="float">
            <text:p>1.49571830047538</text:p>
          </table:table-cell>
          <table:table-cell table:formula="of:=EXP([.D41])" office:value-type="float" office:value="1.79928873574012" calcext:value-type="float">
            <text:p>1.79928873574012</text:p>
          </table:table-cell>
          <table:table-cell table:formula="of:=1-[.E41]" office:value-type="float" office:value="-0.640496598559625" calcext:value-type="float">
            <text:p>-0.640496598559625</text:p>
          </table:table-cell>
          <table:table-cell table:formula="of:=1-[.F41]" office:value-type="float" office:value="-0.495718300475378" calcext:value-type="float">
            <text:p>-0.495718300475378</text:p>
          </table:table-cell>
          <table:table-cell table:formula="of:=1-[.G41]" office:value-type="float" office:value="-0.799288735740118" calcext:value-type="float">
            <text:p>-0.799288735740118</text:p>
          </table:table-cell>
        </table:table-row>
        <table:table-row table:style-name="ro1">
          <table:table-cell table:formula="of:=[$LCInfL.A43]" office:value-type="string" office:string-value="AgeGr60-64" calcext:value-type="string">
            <text:p>AgeGr60-64</text:p>
          </table:table-cell>
          <table:table-cell table:formula="of:=[$LCInfL.B43]" office:value-type="float" office:value="0.490839" calcext:value-type="float">
            <text:p>0.490839</text:p>
          </table:table-cell>
          <table:table-cell table:formula="of:=[$LCInfL.B43]-[$LCInfL.C43]*1.96" office:value-type="float" office:value="0.38947368" calcext:value-type="float">
            <text:p>0.38947368</text:p>
          </table:table-cell>
          <table:table-cell table:formula="of:=[$LCInfL.B43]+[$LCInfL.C43]*1.96" office:value-type="float" office:value="0.59220432" calcext:value-type="float">
            <text:p>0.59220432</text:p>
          </table:table-cell>
          <table:table-cell table:formula="of:=EXP([.B42])" office:value-type="float" office:value="1.63368630793546" calcext:value-type="float">
            <text:p>1.63368630793546</text:p>
          </table:table-cell>
          <table:table-cell table:formula="of:=EXP([.C42])" office:value-type="float" office:value="1.47620363388657" calcext:value-type="float">
            <text:p>1.47620363388657</text:p>
          </table:table-cell>
          <table:table-cell table:formula="of:=EXP([.D42])" office:value-type="float" office:value="1.80796936917774" calcext:value-type="float">
            <text:p>1.80796936917774</text:p>
          </table:table-cell>
          <table:table-cell table:formula="of:=1-[.E42]" office:value-type="float" office:value="-0.63368630793546" calcext:value-type="float">
            <text:p>-0.63368630793546</text:p>
          </table:table-cell>
          <table:table-cell table:formula="of:=1-[.F42]" office:value-type="float" office:value="-0.476203633886571" calcext:value-type="float">
            <text:p>-0.476203633886571</text:p>
          </table:table-cell>
          <table:table-cell table:formula="of:=1-[.G42]" office:value-type="float" office:value="-0.807969369177742" calcext:value-type="float">
            <text:p>-0.807969369177742</text:p>
          </table:table-cell>
        </table:table-row>
        <table:table-row table:style-name="ro1">
          <table:table-cell table:formula="of:=[$LCInfL.A44]" office:value-type="string" office:string-value="AgeGr65-69" calcext:value-type="string">
            <text:p>AgeGr65-69</text:p>
          </table:table-cell>
          <table:table-cell table:formula="of:=[$LCInfL.B44]" office:value-type="float" office:value="0.609812" calcext:value-type="float">
            <text:p>0.609812</text:p>
          </table:table-cell>
          <table:table-cell table:formula="of:=[$LCInfL.B44]-[$LCInfL.C44]*1.96" office:value-type="float" office:value="0.5030214" calcext:value-type="float">
            <text:p>0.5030214</text:p>
          </table:table-cell>
          <table:table-cell table:formula="of:=[$LCInfL.B44]+[$LCInfL.C44]*1.96" office:value-type="float" office:value="0.7166026" calcext:value-type="float">
            <text:p>0.7166026</text:p>
          </table:table-cell>
          <table:table-cell table:formula="of:=EXP([.B43])" office:value-type="float" office:value="1.84008543020073" calcext:value-type="float">
            <text:p>1.84008543020073</text:p>
          </table:table-cell>
          <table:table-cell table:formula="of:=EXP([.C43])" office:value-type="float" office:value="1.65371025020345" calcext:value-type="float">
            <text:p>1.65371025020345</text:p>
          </table:table-cell>
          <table:table-cell table:formula="of:=EXP([.D43])" office:value-type="float" office:value="2.0474653223081" calcext:value-type="float">
            <text:p>2.0474653223081</text:p>
          </table:table-cell>
          <table:table-cell table:formula="of:=1-[.E43]" office:value-type="float" office:value="-0.840085430200732" calcext:value-type="float">
            <text:p>-0.840085430200732</text:p>
          </table:table-cell>
          <table:table-cell table:formula="of:=1-[.F43]" office:value-type="float" office:value="-0.653710250203451" calcext:value-type="float">
            <text:p>-0.653710250203451</text:p>
          </table:table-cell>
          <table:table-cell table:formula="of:=1-[.G43]" office:value-type="float" office:value="-1.0474653223081" calcext:value-type="float">
            <text:p>-1.0474653223081</text:p>
          </table:table-cell>
        </table:table-row>
        <table:table-row table:style-name="ro1">
          <table:table-cell table:formula="of:=[$LCInfL.A45]" office:value-type="string" office:string-value="AgeGr70-74" calcext:value-type="string">
            <text:p>AgeGr70-74</text:p>
          </table:table-cell>
          <table:table-cell table:formula="of:=[$LCInfL.B45]" office:value-type="float" office:value="0.697469" calcext:value-type="float">
            <text:p>0.697469</text:p>
          </table:table-cell>
          <table:table-cell table:formula="of:=[$LCInfL.B45]-[$LCInfL.C45]*1.96" office:value-type="float" office:value="0.5863272" calcext:value-type="float">
            <text:p>0.5863272</text:p>
          </table:table-cell>
          <table:table-cell table:formula="of:=[$LCInfL.B45]+[$LCInfL.C45]*1.96" office:value-type="float" office:value="0.8086108" calcext:value-type="float">
            <text:p>0.8086108</text:p>
          </table:table-cell>
          <table:table-cell table:formula="of:=EXP([.B44])" office:value-type="float" office:value="2.00866234394031" calcext:value-type="float">
            <text:p>2.00866234394031</text:p>
          </table:table-cell>
          <table:table-cell table:formula="of:=EXP([.C44])" office:value-type="float" office:value="1.79737487927793" calcext:value-type="float">
            <text:p>1.79737487927793</text:p>
          </table:table-cell>
          <table:table-cell table:formula="of:=EXP([.D44])" office:value-type="float" office:value="2.24478736098985" calcext:value-type="float">
            <text:p>2.24478736098985</text:p>
          </table:table-cell>
          <table:table-cell table:formula="of:=1-[.E44]" office:value-type="float" office:value="-1.00866234394031" calcext:value-type="float">
            <text:p>-1.00866234394031</text:p>
          </table:table-cell>
          <table:table-cell table:formula="of:=1-[.F44]" office:value-type="float" office:value="-0.797374879277932" calcext:value-type="float">
            <text:p>-0.797374879277932</text:p>
          </table:table-cell>
          <table:table-cell table:formula="of:=1-[.G44]" office:value-type="float" office:value="-1.24478736098985" calcext:value-type="float">
            <text:p>-1.24478736098985</text:p>
          </table:table-cell>
        </table:table-row>
        <table:table-row table:style-name="ro1">
          <table:table-cell table:formula="of:=[$LCInfL.A46]" office:value-type="string" office:string-value="AgeGr75-79" calcext:value-type="string">
            <text:p>AgeGr75-79</text:p>
          </table:table-cell>
          <table:table-cell table:formula="of:=[$LCInfL.B46]" office:value-type="float" office:value="0.750957" calcext:value-type="float">
            <text:p>0.750957</text:p>
          </table:table-cell>
          <table:table-cell table:formula="of:=[$LCInfL.B46]-[$LCInfL.C46]*1.96" office:value-type="float" office:value="0.6316126" calcext:value-type="float">
            <text:p>0.6316126</text:p>
          </table:table-cell>
          <table:table-cell table:formula="of:=[$LCInfL.B46]+[$LCInfL.C46]*1.96" office:value-type="float" office:value="0.8703014" calcext:value-type="float">
            <text:p>0.8703014</text:p>
          </table:table-cell>
          <table:table-cell table:formula="of:=EXP([.B45])" office:value-type="float" office:value="2.11902695536407" calcext:value-type="float">
            <text:p>2.11902695536407</text:p>
          </table:table-cell>
          <table:table-cell table:formula="of:=EXP([.C45])" office:value-type="float" office:value="1.88064085674051" calcext:value-type="float">
            <text:p>1.88064085674051</text:p>
          </table:table-cell>
          <table:table-cell table:formula="of:=EXP([.D45])" office:value-type="float" office:value="2.38763037688225" calcext:value-type="float">
            <text:p>2.38763037688225</text:p>
          </table:table-cell>
          <table:table-cell table:formula="of:=1-[.E45]" office:value-type="float" office:value="-1.11902695536407" calcext:value-type="float">
            <text:p>-1.11902695536407</text:p>
          </table:table-cell>
          <table:table-cell table:formula="of:=1-[.F45]" office:value-type="float" office:value="-0.880640856740513" calcext:value-type="float">
            <text:p>-0.880640856740513</text:p>
          </table:table-cell>
          <table:table-cell table:formula="of:=1-[.G45]" office:value-type="float" office:value="-1.38763037688225" calcext:value-type="float">
            <text:p>-1.38763037688225</text:p>
          </table:table-cell>
        </table:table-row>
        <table:table-row table:style-name="ro1">
          <table:table-cell table:formula="of:=[$LCInfL.A47]" office:value-type="string" office:string-value="AgeGr80+" calcext:value-type="string">
            <text:p>AgeGr80+</text:p>
          </table:table-cell>
          <table:table-cell table:formula="of:=[$LCInfL.B47]" office:value-type="float" office:value="0.810112" calcext:value-type="float">
            <text:p>0.810112</text:p>
          </table:table-cell>
          <table:table-cell table:formula="of:=[$LCInfL.B47]-[$LCInfL.C47]*1.96" office:value-type="float" office:value="0.69766876" calcext:value-type="float">
            <text:p>0.69766876</text:p>
          </table:table-cell>
          <table:table-cell table:formula="of:=[$LCInfL.B47]+[$LCInfL.C47]*1.96" office:value-type="float" office:value="0.92255524" calcext:value-type="float">
            <text:p>0.92255524</text:p>
          </table:table-cell>
          <table:table-cell table:formula="of:=EXP([.B46])" office:value-type="float" office:value="2.24815976647038" calcext:value-type="float">
            <text:p>2.24815976647038</text:p>
          </table:table-cell>
          <table:table-cell table:formula="of:=EXP([.C46])" office:value-type="float" office:value="2.00906363440969" calcext:value-type="float">
            <text:p>2.00906363440969</text:p>
          </table:table-cell>
          <table:table-cell table:formula="of:=EXP([.D46])" office:value-type="float" office:value="2.51571042798812" calcext:value-type="float">
            <text:p>2.51571042798812</text:p>
          </table:table-cell>
          <table:table-cell table:formula="of:=1-[.E46]" office:value-type="float" office:value="-1.24815976647038" calcext:value-type="float">
            <text:p>-1.24815976647038</text:p>
          </table:table-cell>
          <table:table-cell table:formula="of:=1-[.F46]" office:value-type="float" office:value="-1.00906363440969" calcext:value-type="float">
            <text:p>-1.00906363440969</text:p>
          </table:table-cell>
          <table:table-cell table:formula="of:=1-[.G46]" office:value-type="float" office:value="-1.51571042798812" calcext:value-type="float">
            <text:p>-1.51571042798812</text:p>
          </table:table-cell>
        </table:table-row>
        <table:table-row table:style-name="ro1">
          <table:table-cell table:formula="of:=[$LCInfL.A48]" office:value-type="string" office:string-value="SexM" calcext:value-type="string">
            <text:p>SexM</text:p>
          </table:table-cell>
          <table:table-cell table:formula="of:=[$LCInfL.B48]" office:value-type="float" office:value="-0.21571" calcext:value-type="float">
            <text:p>-0.21571</text:p>
          </table:table-cell>
          <table:table-cell table:formula="of:=[$LCInfL.B48]-[$LCInfL.C48]*1.96" office:value-type="float" office:value="-0.2584674" calcext:value-type="float">
            <text:p>-0.2584674</text:p>
          </table:table-cell>
          <table:table-cell table:formula="of:=[$LCInfL.B48]+[$LCInfL.C48]*1.96" office:value-type="float" office:value="-0.1729526" calcext:value-type="float">
            <text:p>-0.1729526</text:p>
          </table:table-cell>
          <table:table-cell table:formula="of:=EXP([.B47])" office:value-type="float" office:value="0.805968998995468" calcext:value-type="float">
            <text:p>0.805968998995468</text:p>
          </table:table-cell>
          <table:table-cell table:formula="of:=EXP([.C47])" office:value-type="float" office:value="0.772234205473938" calcext:value-type="float">
            <text:p>0.772234205473938</text:p>
          </table:table-cell>
          <table:table-cell table:formula="of:=EXP([.D47])" office:value-type="float" office:value="0.841177485712499" calcext:value-type="float">
            <text:p>0.841177485712499</text:p>
          </table:table-cell>
          <table:table-cell table:formula="of:=1-[.E47]" office:value-type="float" office:value="0.194031001004532" calcext:value-type="float">
            <text:p>0.194031001004532</text:p>
          </table:table-cell>
          <table:table-cell table:formula="of:=1-[.F47]" office:value-type="float" office:value="0.227765794526062" calcext:value-type="float">
            <text:p>0.227765794526062</text:p>
          </table:table-cell>
          <table:table-cell table:formula="of:=1-[.G47]" office:value-type="float" office:value="0.158822514287501" calcext:value-type="float">
            <text:p>0.158822514287501</text:p>
          </table:table-cell>
        </table:table-row>
        <table:table-row table:style-name="ro1">
          <table:table-cell table:formula="of:=[$LCInfL.A49]" office:value-type="string" office:string-value="---" calcext:value-type="string">
            <text:p>---</text:p>
          </table:table-cell>
          <table:table-cell table:formula="of:=[$LCInfL.B49]" office:value-type="float" office:value="0" calcext:value-type="float">
            <text:p>0</text:p>
          </table:table-cell>
          <table:table-cell table:formula="of:=[$LCInfL.B49]-[$LCInfL.C49]*1.96" office:value-type="float" office:value="0" calcext:value-type="float">
            <text:p>0</text:p>
          </table:table-cell>
          <table:table-cell table:formula="of:=[$LCInfL.B49]+[$LCInfL.C49]*1.96" office:value-type="float" office:value="0" calcext:value-type="float">
            <text:p>0</text:p>
          </table:table-cell>
          <table:table-cell table:formula="of:=EXP([.B48])" office:value-type="float" office:value="1" calcext:value-type="float">
            <text:p>1</text:p>
          </table:table-cell>
          <table:table-cell table:formula="of:=EXP([.C48])" office:value-type="float" office:value="1" calcext:value-type="float">
            <text:p>1</text:p>
          </table:table-cell>
          <table:table-cell table:formula="of:=EXP([.D48])" office:value-type="float" office:value="1" calcext:value-type="float">
            <text:p>1</text:p>
          </table:table-cell>
          <table:table-cell table:formula="of:=1-[.E48]" office:value-type="float" office:value="0" calcext:value-type="float">
            <text:p>0</text:p>
          </table:table-cell>
          <table:table-cell table:formula="of:=1-[.F48]" office:value-type="float" office:value="0" calcext:value-type="float">
            <text:p>0</text:p>
          </table:table-cell>
          <table:table-cell table:formula="of:=1-[.G48]" office:value-type="float" office:value="0" calcext:value-type="float">
            <text:p>0</text:p>
          </table:table-cell>
        </table:table-row>
        <table:table-row table:style-name="ro1">
          <table:table-cell table:formula="of:=[$LCInfL.A50]" office:value-type="float" office:value="0" calcext:value-type="float">
            <text:p>0</text:p>
          </table:table-cell>
          <table:table-cell table:formula="of:=[$LCInfL.B50]" office:value-type="float" office:value="0" calcext:value-type="float">
            <text:p>0</text:p>
          </table:table-cell>
          <table:table-cell table:formula="of:=[$LCInfL.B50]-[$LCInfL.C50]*1.96" office:value-type="float" office:value="0" calcext:value-type="float">
            <text:p>0</text:p>
          </table:table-cell>
          <table:table-cell table:formula="of:=[$LCInfL.B50]+[$LCInfL.C50]*1.96" office:value-type="float" office:value="0" calcext:value-type="float">
            <text:p>0</text:p>
          </table:table-cell>
          <table:table-cell table:formula="of:=EXP([.B49])" office:value-type="float" office:value="1" calcext:value-type="float">
            <text:p>1</text:p>
          </table:table-cell>
          <table:table-cell table:formula="of:=EXP([.C49])" office:value-type="float" office:value="1" calcext:value-type="float">
            <text:p>1</text:p>
          </table:table-cell>
          <table:table-cell table:formula="of:=EXP([.D49])" office:value-type="float" office:value="1" calcext:value-type="float">
            <text:p>1</text:p>
          </table:table-cell>
          <table:table-cell table:formula="of:=1-[.E49]" office:value-type="float" office:value="0" calcext:value-type="float">
            <text:p>0</text:p>
          </table:table-cell>
          <table:table-cell table:formula="of:=1-[.F49]" office:value-type="float" office:value="0" calcext:value-type="float">
            <text:p>0</text:p>
          </table:table-cell>
          <table:table-cell table:formula="of:=1-[.G49]" office:value-type="float" office:value="0" calcext:value-type="float">
            <text:p>0</text:p>
          </table:table-cell>
        </table:table-row>
        <table:table-row table:style-name="ro1">
          <table:table-cell table:formula="of:=[$LCInfL.A51]" office:value-type="float" office:value="0" calcext:value-type="float">
            <text:p>0</text:p>
          </table:table-cell>
          <table:table-cell table:formula="of:=[$LCInfL.B51]" office:value-type="float" office:value="0" calcext:value-type="float">
            <text:p>0</text:p>
          </table:table-cell>
          <table:table-cell table:formula="of:=[$LCInfL.B51]-[$LCInfL.C51]*1.96" office:value-type="float" office:value="0" calcext:value-type="float">
            <text:p>0</text:p>
          </table:table-cell>
          <table:table-cell table:formula="of:=[$LCInfL.B51]+[$LCInfL.C51]*1.96" office:value-type="float" office:value="0" calcext:value-type="float">
            <text:p>0</text:p>
          </table:table-cell>
          <table:table-cell table:formula="of:=EXP([.B50])" office:value-type="float" office:value="1" calcext:value-type="float">
            <text:p>1</text:p>
          </table:table-cell>
          <table:table-cell table:formula="of:=EXP([.C50])" office:value-type="float" office:value="1" calcext:value-type="float">
            <text:p>1</text:p>
          </table:table-cell>
          <table:table-cell table:formula="of:=EXP([.D50])" office:value-type="float" office:value="1" calcext:value-type="float">
            <text:p>1</text:p>
          </table:table-cell>
          <table:table-cell table:formula="of:=1-[.E50]" office:value-type="float" office:value="0" calcext:value-type="float">
            <text:p>0</text:p>
          </table:table-cell>
          <table:table-cell table:formula="of:=1-[.F50]" office:value-type="float" office:value="0" calcext:value-type="float">
            <text:p>0</text:p>
          </table:table-cell>
          <table:table-cell table:formula="of:=1-[.G50]" office:value-type="float" office:value="0" calcext:value-type="float">
            <text:p>0</text:p>
          </table:table-cell>
        </table:table-row>
        <table:table-row table:style-name="ro1">
          <table:table-cell table:formula="of:=[$LCInfL.A52]" office:value-type="float" office:value="0" calcext:value-type="float">
            <text:p>0</text:p>
          </table:table-cell>
          <table:table-cell table:formula="of:=[$LCInfL.B52]" office:value-type="float" office:value="0" calcext:value-type="float">
            <text:p>0</text:p>
          </table:table-cell>
          <table:table-cell table:formula="of:=[$LCInfL.B52]-[$LCInfL.C52]*1.96" office:value-type="float" office:value="0" calcext:value-type="float">
            <text:p>0</text:p>
          </table:table-cell>
          <table:table-cell table:formula="of:=[$LCInfL.B52]+[$LCInfL.C52]*1.96" office:value-type="float" office:value="0" calcext:value-type="float">
            <text:p>0</text:p>
          </table:table-cell>
          <table:table-cell table:formula="of:=EXP([.B51])" office:value-type="float" office:value="1" calcext:value-type="float">
            <text:p>1</text:p>
          </table:table-cell>
          <table:table-cell table:formula="of:=EXP([.C51])" office:value-type="float" office:value="1" calcext:value-type="float">
            <text:p>1</text:p>
          </table:table-cell>
          <table:table-cell table:formula="of:=EXP([.D51])" office:value-type="float" office:value="1" calcext:value-type="float">
            <text:p>1</text:p>
          </table:table-cell>
          <table:table-cell table:formula="of:=1-[.E51]" office:value-type="float" office:value="0" calcext:value-type="float">
            <text:p>0</text:p>
          </table:table-cell>
          <table:table-cell table:formula="of:=1-[.F51]" office:value-type="float" office:value="0" calcext:value-type="float">
            <text:p>0</text:p>
          </table:table-cell>
          <table:table-cell table:formula="of:=1-[.G51]" office:value-type="float" office:value="0" calcext:value-type="float">
            <text:p>0</text:p>
          </table:table-cell>
        </table:table-row>
        <table:table-row table:style-name="ro1">
          <table:table-cell table:formula="of:=[$LCInfL.A53]" office:value-type="float" office:value="0" calcext:value-type="float">
            <text:p>0</text:p>
          </table:table-cell>
          <table:table-cell table:formula="of:=[$LCInfL.B53]" office:value-type="float" office:value="0" calcext:value-type="float">
            <text:p>0</text:p>
          </table:table-cell>
          <table:table-cell table:formula="of:=[$LCInfL.B53]-[$LCInfL.C53]*1.96" office:value-type="float" office:value="0" calcext:value-type="float">
            <text:p>0</text:p>
          </table:table-cell>
          <table:table-cell table:formula="of:=[$LCInfL.B53]+[$LCInfL.C53]*1.96" office:value-type="float" office:value="0" calcext:value-type="float">
            <text:p>0</text:p>
          </table:table-cell>
          <table:table-cell table:formula="of:=EXP([.B52])" office:value-type="float" office:value="1" calcext:value-type="float">
            <text:p>1</text:p>
          </table:table-cell>
          <table:table-cell table:formula="of:=EXP([.C52])" office:value-type="float" office:value="1" calcext:value-type="float">
            <text:p>1</text:p>
          </table:table-cell>
          <table:table-cell table:formula="of:=EXP([.D52])" office:value-type="float" office:value="1" calcext:value-type="float">
            <text:p>1</text:p>
          </table:table-cell>
          <table:table-cell table:formula="of:=1-[.E52]" office:value-type="float" office:value="0" calcext:value-type="float">
            <text:p>0</text:p>
          </table:table-cell>
          <table:table-cell table:formula="of:=1-[.F52]" office:value-type="float" office:value="0" calcext:value-type="float">
            <text:p>0</text:p>
          </table:table-cell>
          <table:table-cell table:formula="of:=1-[.G52]" office:value-type="float" office:value="0" calcext:value-type="float">
            <text:p>0</text:p>
          </table:table-cell>
        </table:table-row>
        <table:table-row table:style-name="ro1">
          <table:table-cell table:formula="of:=[$LCInfL.A54]" office:value-type="float" office:value="0" calcext:value-type="float">
            <text:p>0</text:p>
          </table:table-cell>
          <table:table-cell table:formula="of:=[$LCInfL.B54]" office:value-type="float" office:value="0" calcext:value-type="float">
            <text:p>0</text:p>
          </table:table-cell>
          <table:table-cell table:formula="of:=[$LCInfL.B54]-[$LCInfL.C54]*1.96" office:value-type="float" office:value="0" calcext:value-type="float">
            <text:p>0</text:p>
          </table:table-cell>
          <table:table-cell table:formula="of:=[$LCInfL.B54]+[$LCInfL.C54]*1.96" office:value-type="float" office:value="0" calcext:value-type="float">
            <text:p>0</text:p>
          </table:table-cell>
          <table:table-cell table:formula="of:=EXP([.B53])" office:value-type="float" office:value="1" calcext:value-type="float">
            <text:p>1</text:p>
          </table:table-cell>
          <table:table-cell table:formula="of:=EXP([.C53])" office:value-type="float" office:value="1" calcext:value-type="float">
            <text:p>1</text:p>
          </table:table-cell>
          <table:table-cell table:formula="of:=EXP([.D53])" office:value-type="float" office:value="1" calcext:value-type="float">
            <text:p>1</text:p>
          </table:table-cell>
          <table:table-cell table:formula="of:=1-[.E53]" office:value-type="float" office:value="0" calcext:value-type="float">
            <text:p>0</text:p>
          </table:table-cell>
          <table:table-cell table:formula="of:=1-[.F53]" office:value-type="float" office:value="0" calcext:value-type="float">
            <text:p>0</text:p>
          </table:table-cell>
          <table:table-cell table:formula="of:=1-[.G53]" office:value-type="float" office:value="0" calcext:value-type="float">
            <text:p>0</text:p>
          </table:table-cell>
        </table:table-row>
        <table:table-row table:style-name="ro1">
          <table:table-cell table:formula="of:=[$LCInfL.A55]" office:value-type="float" office:value="0" calcext:value-type="float">
            <text:p>0</text:p>
          </table:table-cell>
          <table:table-cell table:formula="of:=[$LCInfL.B55]" office:value-type="float" office:value="0" calcext:value-type="float">
            <text:p>0</text:p>
          </table:table-cell>
          <table:table-cell table:formula="of:=[$LCInfL.B55]-[$LCInfL.C55]*1.96" office:value-type="float" office:value="0" calcext:value-type="float">
            <text:p>0</text:p>
          </table:table-cell>
          <table:table-cell table:formula="of:=[$LCInfL.B55]+[$LCInfL.C55]*1.96" office:value-type="float" office:value="0" calcext:value-type="float">
            <text:p>0</text:p>
          </table:table-cell>
          <table:table-cell table:formula="of:=EXP([.B54])" office:value-type="float" office:value="1" calcext:value-type="float">
            <text:p>1</text:p>
          </table:table-cell>
          <table:table-cell table:formula="of:=EXP([.C54])" office:value-type="float" office:value="1" calcext:value-type="float">
            <text:p>1</text:p>
          </table:table-cell>
          <table:table-cell table:formula="of:=EXP([.D54])" office:value-type="float" office:value="1" calcext:value-type="float">
            <text:p>1</text:p>
          </table:table-cell>
          <table:table-cell table:formula="of:=1-[.E54]" office:value-type="float" office:value="0" calcext:value-type="float">
            <text:p>0</text:p>
          </table:table-cell>
          <table:table-cell table:formula="of:=1-[.F54]" office:value-type="float" office:value="0" calcext:value-type="float">
            <text:p>0</text:p>
          </table:table-cell>
          <table:table-cell table:formula="of:=1-[.G54]" office:value-type="float" office:value="0" calcext:value-type="float">
            <text:p>0</text:p>
          </table:table-cell>
        </table:table-row>
        <table:table-row table:style-name="ro1">
          <table:table-cell table:formula="of:=[$LCInfL.A56]" office:value-type="float" office:value="0" calcext:value-type="float">
            <text:p>0</text:p>
          </table:table-cell>
          <table:table-cell table:formula="of:=[$LCInfL.B56]" office:value-type="float" office:value="0" calcext:value-type="float">
            <text:p>0</text:p>
          </table:table-cell>
          <table:table-cell table:formula="of:=[$LCInfL.B56]-[$LCInfL.C56]*1.96" office:value-type="float" office:value="0" calcext:value-type="float">
            <text:p>0</text:p>
          </table:table-cell>
          <table:table-cell table:formula="of:=[$LCInfL.B56]+[$LCInfL.C56]*1.96" office:value-type="float" office:value="0" calcext:value-type="float">
            <text:p>0</text:p>
          </table:table-cell>
          <table:table-cell table:formula="of:=EXP([.B55])" office:value-type="float" office:value="1" calcext:value-type="float">
            <text:p>1</text:p>
          </table:table-cell>
          <table:table-cell table:formula="of:=EXP([.C55])" office:value-type="float" office:value="1" calcext:value-type="float">
            <text:p>1</text:p>
          </table:table-cell>
          <table:table-cell table:formula="of:=EXP([.D55])" office:value-type="float" office:value="1" calcext:value-type="float">
            <text:p>1</text:p>
          </table:table-cell>
          <table:table-cell table:formula="of:=1-[.E55]" office:value-type="float" office:value="0" calcext:value-type="float">
            <text:p>0</text:p>
          </table:table-cell>
          <table:table-cell table:formula="of:=1-[.F55]" office:value-type="float" office:value="0" calcext:value-type="float">
            <text:p>0</text:p>
          </table:table-cell>
          <table:table-cell table:formula="of:=1-[.G55]" office:value-type="float" office:value="0" calcext:value-type="float">
            <text:p>0</text:p>
          </table:table-cell>
        </table:table-row>
        <table:table-row table:style-name="ro1">
          <table:table-cell table:formula="of:=[$LCInfL.A57]" office:value-type="float" office:value="0" calcext:value-type="float">
            <text:p>0</text:p>
          </table:table-cell>
          <table:table-cell table:formula="of:=[$LCInfL.B57]" office:value-type="float" office:value="0" calcext:value-type="float">
            <text:p>0</text:p>
          </table:table-cell>
          <table:table-cell table:formula="of:=[$LCInfL.B57]-[$LCInfL.C57]*1.96" office:value-type="float" office:value="0" calcext:value-type="float">
            <text:p>0</text:p>
          </table:table-cell>
          <table:table-cell table:formula="of:=[$LCInfL.B57]+[$LCInfL.C57]*1.96" office:value-type="float" office:value="0" calcext:value-type="float">
            <text:p>0</text:p>
          </table:table-cell>
          <table:table-cell table:formula="of:=EXP([.B56])" office:value-type="float" office:value="1" calcext:value-type="float">
            <text:p>1</text:p>
          </table:table-cell>
          <table:table-cell table:formula="of:=EXP([.C56])" office:value-type="float" office:value="1" calcext:value-type="float">
            <text:p>1</text:p>
          </table:table-cell>
          <table:table-cell table:formula="of:=EXP([.D56])" office:value-type="float" office:value="1" calcext:value-type="float">
            <text:p>1</text:p>
          </table:table-cell>
          <table:table-cell table:formula="of:=1-[.E56]" office:value-type="float" office:value="0" calcext:value-type="float">
            <text:p>0</text:p>
          </table:table-cell>
          <table:table-cell table:formula="of:=1-[.F56]" office:value-type="float" office:value="0" calcext:value-type="float">
            <text:p>0</text:p>
          </table:table-cell>
          <table:table-cell table:formula="of:=1-[.G56]" office:value-type="float" office:value="0" calcext:value-type="float">
            <text:p>0</text:p>
          </table:table-cell>
        </table:table-row>
        <table:table-row table:style-name="ro1">
          <table:table-cell table:formula="of:=[$LCInfL.A58]" office:value-type="float" office:value="0" calcext:value-type="float">
            <text:p>0</text:p>
          </table:table-cell>
          <table:table-cell table:formula="of:=[$LCInfL.B58]" office:value-type="float" office:value="0" calcext:value-type="float">
            <text:p>0</text:p>
          </table:table-cell>
          <table:table-cell table:formula="of:=[$LCInfL.B58]-[$LCInfL.C58]*1.96" office:value-type="float" office:value="0" calcext:value-type="float">
            <text:p>0</text:p>
          </table:table-cell>
          <table:table-cell table:formula="of:=[$LCInfL.B58]+[$LCInfL.C58]*1.96" office:value-type="float" office:value="0" calcext:value-type="float">
            <text:p>0</text:p>
          </table:table-cell>
          <table:table-cell table:formula="of:=EXP([.B57])" office:value-type="float" office:value="1" calcext:value-type="float">
            <text:p>1</text:p>
          </table:table-cell>
          <table:table-cell table:formula="of:=EXP([.C57])" office:value-type="float" office:value="1" calcext:value-type="float">
            <text:p>1</text:p>
          </table:table-cell>
          <table:table-cell table:formula="of:=EXP([.D57])" office:value-type="float" office:value="1" calcext:value-type="float">
            <text:p>1</text:p>
          </table:table-cell>
          <table:table-cell table:formula="of:=1-[.E57]" office:value-type="float" office:value="0" calcext:value-type="float">
            <text:p>0</text:p>
          </table:table-cell>
          <table:table-cell table:formula="of:=1-[.F57]" office:value-type="float" office:value="0" calcext:value-type="float">
            <text:p>0</text:p>
          </table:table-cell>
          <table:table-cell table:formula="of:=1-[.G57]" office:value-type="float" office:value="0" calcext:value-type="float">
            <text:p>0</text:p>
          </table:table-cell>
        </table:table-row>
        <table:table-row table:style-name="ro1">
          <table:table-cell table:formula="of:=[$LCInfL.A59]" office:value-type="float" office:value="0" calcext:value-type="float">
            <text:p>0</text:p>
          </table:table-cell>
          <table:table-cell table:formula="of:=[$LCInfL.B59]" office:value-type="float" office:value="0" calcext:value-type="float">
            <text:p>0</text:p>
          </table:table-cell>
          <table:table-cell table:formula="of:=[$LCInfL.B59]-[$LCInfL.C59]*1.96" office:value-type="float" office:value="0" calcext:value-type="float">
            <text:p>0</text:p>
          </table:table-cell>
          <table:table-cell table:formula="of:=[$LCInfL.B59]+[$LCInfL.C59]*1.96" office:value-type="float" office:value="0" calcext:value-type="float">
            <text:p>0</text:p>
          </table:table-cell>
          <table:table-cell table:formula="of:=EXP([.B58])" office:value-type="float" office:value="1" calcext:value-type="float">
            <text:p>1</text:p>
          </table:table-cell>
          <table:table-cell table:formula="of:=EXP([.C58])" office:value-type="float" office:value="1" calcext:value-type="float">
            <text:p>1</text:p>
          </table:table-cell>
          <table:table-cell table:formula="of:=EXP([.D58])" office:value-type="float" office:value="1" calcext:value-type="float">
            <text:p>1</text:p>
          </table:table-cell>
          <table:table-cell table:formula="of:=1-[.E58]" office:value-type="float" office:value="0" calcext:value-type="float">
            <text:p>0</text:p>
          </table:table-cell>
          <table:table-cell table:formula="of:=1-[.F58]" office:value-type="float" office:value="0" calcext:value-type="float">
            <text:p>0</text:p>
          </table:table-cell>
          <table:table-cell table:formula="of:=1-[.G58]" office:value-type="float" office:value="0" calcext:value-type="float">
            <text:p>0</text:p>
          </table:table-cell>
        </table:table-row>
        <table:table-row table:style-name="ro1">
          <table:table-cell table:formula="of:=[$LCInfL.A60]" office:value-type="float" office:value="0" calcext:value-type="float">
            <text:p>0</text:p>
          </table:table-cell>
          <table:table-cell table:formula="of:=[$LCInfL.B60]" office:value-type="float" office:value="0" calcext:value-type="float">
            <text:p>0</text:p>
          </table:table-cell>
          <table:table-cell table:formula="of:=[$LCInfL.B60]-[$LCInfL.C60]*1.96" office:value-type="float" office:value="0" calcext:value-type="float">
            <text:p>0</text:p>
          </table:table-cell>
          <table:table-cell table:formula="of:=[$LCInfL.B60]+[$LCInfL.C60]*1.96" office:value-type="float" office:value="0" calcext:value-type="float">
            <text:p>0</text:p>
          </table:table-cell>
          <table:table-cell table:formula="of:=EXP([.B59])" office:value-type="float" office:value="1" calcext:value-type="float">
            <text:p>1</text:p>
          </table:table-cell>
          <table:table-cell table:formula="of:=EXP([.C59])" office:value-type="float" office:value="1" calcext:value-type="float">
            <text:p>1</text:p>
          </table:table-cell>
          <table:table-cell table:formula="of:=EXP([.D59])" office:value-type="float" office:value="1" calcext:value-type="float">
            <text:p>1</text:p>
          </table:table-cell>
          <table:table-cell table:formula="of:=1-[.E59]" office:value-type="float" office:value="0" calcext:value-type="float">
            <text:p>0</text:p>
          </table:table-cell>
          <table:table-cell table:formula="of:=1-[.F59]" office:value-type="float" office:value="0" calcext:value-type="float">
            <text:p>0</text:p>
          </table:table-cell>
          <table:table-cell table:formula="of:=1-[.G59]" office:value-type="float" office:value="0" calcext:value-type="float">
            <text:p>0</text:p>
          </table:table-cell>
        </table:table-row>
        <table:table-row table:style-name="ro1">
          <table:table-cell table:formula="of:=[$LCInfL.A61]" office:value-type="float" office:value="0" calcext:value-type="float">
            <text:p>0</text:p>
          </table:table-cell>
          <table:table-cell table:formula="of:=[$LCInfL.B61]" office:value-type="float" office:value="0" calcext:value-type="float">
            <text:p>0</text:p>
          </table:table-cell>
          <table:table-cell table:formula="of:=[$LCInfL.B61]-[$LCInfL.C61]*1.96" office:value-type="float" office:value="0" calcext:value-type="float">
            <text:p>0</text:p>
          </table:table-cell>
          <table:table-cell table:formula="of:=[$LCInfL.B61]+[$LCInfL.C61]*1.96" office:value-type="float" office:value="0" calcext:value-type="float">
            <text:p>0</text:p>
          </table:table-cell>
          <table:table-cell table:formula="of:=EXP([.B60])" office:value-type="float" office:value="1" calcext:value-type="float">
            <text:p>1</text:p>
          </table:table-cell>
          <table:table-cell table:formula="of:=EXP([.C60])" office:value-type="float" office:value="1" calcext:value-type="float">
            <text:p>1</text:p>
          </table:table-cell>
          <table:table-cell table:formula="of:=EXP([.D60])" office:value-type="float" office:value="1" calcext:value-type="float">
            <text:p>1</text:p>
          </table:table-cell>
          <table:table-cell table:formula="of:=1-[.E60]" office:value-type="float" office:value="0" calcext:value-type="float">
            <text:p>0</text:p>
          </table:table-cell>
          <table:table-cell table:formula="of:=1-[.F60]" office:value-type="float" office:value="0" calcext:value-type="float">
            <text:p>0</text:p>
          </table:table-cell>
          <table:table-cell table:formula="of:=1-[.G60]" office:value-type="float" office:value="0" calcext:value-type="float">
            <text:p>0</text:p>
          </table:table-cell>
        </table:table-row>
        <table:table-row table:style-name="ro1">
          <table:table-cell table:formula="of:=[$LCInfL.A62]" office:value-type="float" office:value="0" calcext:value-type="float">
            <text:p>0</text:p>
          </table:table-cell>
          <table:table-cell table:formula="of:=[$LCInfL.B62]" office:value-type="float" office:value="0" calcext:value-type="float">
            <text:p>0</text:p>
          </table:table-cell>
          <table:table-cell table:formula="of:=[$LCInfL.B62]-[$LCInfL.C62]*1.96" office:value-type="float" office:value="0" calcext:value-type="float">
            <text:p>0</text:p>
          </table:table-cell>
          <table:table-cell table:formula="of:=[$LCInfL.B62]+[$LCInfL.C62]*1.96" office:value-type="float" office:value="0" calcext:value-type="float">
            <text:p>0</text:p>
          </table:table-cell>
          <table:table-cell table:formula="of:=EXP([.B61])" office:value-type="float" office:value="1" calcext:value-type="float">
            <text:p>1</text:p>
          </table:table-cell>
          <table:table-cell table:formula="of:=EXP([.C61])" office:value-type="float" office:value="1" calcext:value-type="float">
            <text:p>1</text:p>
          </table:table-cell>
          <table:table-cell table:formula="of:=EXP([.D61])" office:value-type="float" office:value="1" calcext:value-type="float">
            <text:p>1</text:p>
          </table:table-cell>
          <table:table-cell table:formula="of:=1-[.E61]" office:value-type="float" office:value="0" calcext:value-type="float">
            <text:p>0</text:p>
          </table:table-cell>
          <table:table-cell table:formula="of:=1-[.F61]" office:value-type="float" office:value="0" calcext:value-type="float">
            <text:p>0</text:p>
          </table:table-cell>
          <table:table-cell table:formula="of:=1-[.G61]" office:value-type="float" office:value="0" calcext:value-type="float">
            <text:p>0</text:p>
          </table:table-cell>
        </table:table-row>
        <table:table-row table:style-name="ro1">
          <table:table-cell table:formula="of:=[$LCInfL.A63]" office:value-type="float" office:value="0" calcext:value-type="float">
            <text:p>0</text:p>
          </table:table-cell>
          <table:table-cell table:formula="of:=[$LCInfL.B63]" office:value-type="float" office:value="0" calcext:value-type="float">
            <text:p>0</text:p>
          </table:table-cell>
          <table:table-cell table:formula="of:=[$LCInfL.B63]-[$LCInfL.C63]*1.96" office:value-type="float" office:value="0" calcext:value-type="float">
            <text:p>0</text:p>
          </table:table-cell>
          <table:table-cell table:formula="of:=[$LCInfL.B63]+[$LCInfL.C63]*1.96" office:value-type="float" office:value="0" calcext:value-type="float">
            <text:p>0</text:p>
          </table:table-cell>
          <table:table-cell table:formula="of:=EXP([.B62])" office:value-type="float" office:value="1" calcext:value-type="float">
            <text:p>1</text:p>
          </table:table-cell>
          <table:table-cell table:formula="of:=EXP([.C62])" office:value-type="float" office:value="1" calcext:value-type="float">
            <text:p>1</text:p>
          </table:table-cell>
          <table:table-cell table:formula="of:=EXP([.D62])" office:value-type="float" office:value="1" calcext:value-type="float">
            <text:p>1</text:p>
          </table:table-cell>
          <table:table-cell table:formula="of:=1-[.E62]" office:value-type="float" office:value="0" calcext:value-type="float">
            <text:p>0</text:p>
          </table:table-cell>
          <table:table-cell table:formula="of:=1-[.F62]" office:value-type="float" office:value="0" calcext:value-type="float">
            <text:p>0</text:p>
          </table:table-cell>
          <table:table-cell table:formula="of:=1-[.G62]" office:value-type="float" office:value="0" calcext:value-type="float">
            <text:p>0</text:p>
          </table:table-cell>
        </table:table-row>
        <table:table-row table:style-name="ro1">
          <table:table-cell table:formula="of:=[$LCInfL.A64]" office:value-type="float" office:value="0" calcext:value-type="float">
            <text:p>0</text:p>
          </table:table-cell>
          <table:table-cell table:formula="of:=[$LCInfL.B64]" office:value-type="float" office:value="0" calcext:value-type="float">
            <text:p>0</text:p>
          </table:table-cell>
          <table:table-cell table:formula="of:=[$LCInfL.B64]-[$LCInfL.C64]*1.96" office:value-type="float" office:value="0" calcext:value-type="float">
            <text:p>0</text:p>
          </table:table-cell>
          <table:table-cell table:formula="of:=[$LCInfL.B64]+[$LCInfL.C64]*1.96" office:value-type="float" office:value="0" calcext:value-type="float">
            <text:p>0</text:p>
          </table:table-cell>
          <table:table-cell table:formula="of:=EXP([.B63])" office:value-type="float" office:value="1" calcext:value-type="float">
            <text:p>1</text:p>
          </table:table-cell>
          <table:table-cell table:formula="of:=EXP([.C63])" office:value-type="float" office:value="1" calcext:value-type="float">
            <text:p>1</text:p>
          </table:table-cell>
          <table:table-cell table:formula="of:=EXP([.D63])" office:value-type="float" office:value="1" calcext:value-type="float">
            <text:p>1</text:p>
          </table:table-cell>
          <table:table-cell table:formula="of:=1-[.E63]" office:value-type="float" office:value="0" calcext:value-type="float">
            <text:p>0</text:p>
          </table:table-cell>
          <table:table-cell table:formula="of:=1-[.F63]" office:value-type="float" office:value="0" calcext:value-type="float">
            <text:p>0</text:p>
          </table:table-cell>
          <table:table-cell table:formula="of:=1-[.G63]" office:value-type="float" office:value="0" calcext:value-type="float">
            <text:p>0</text:p>
          </table:table-cell>
        </table:table-row>
      </table:table>
      <table:table table:name="LCInf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s_fin</text:p>
          </table:table-cell>
          <table:table-cell office:value-type="string" calcext:value-type="string">
            <text:p>eff_tau_f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_001-061</text:p>
          </table:table-cell>
          <table:table-cell office:value-type="float" office:value="0.166038936531418" calcext:value-type="float">
            <text:p>0.1660389365314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full_062-122</text:p>
          </table:table-cell>
          <table:table-cell office:value-type="float" office:value="0.156251000201427" calcext:value-type="float">
            <text:p>0.1562510002014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full_123-183</text:p>
          </table:table-cell>
          <table:table-cell office:value-type="float" office:value="0.146463063871437" calcext:value-type="float">
            <text:p>0.1464630638714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full_184-244</text:p>
          </table:table-cell>
          <table:table-cell office:value-type="float" office:value="0.136675127541447" calcext:value-type="float">
            <text:p>0.1366751275414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full_245-305</text:p>
          </table:table-cell>
          <table:table-cell office:value-type="float" office:value="0.126887191211457" calcext:value-type="float">
            <text:p>0.1268871912114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full_306-366</text:p>
          </table:table-cell>
          <table:table-cell office:value-type="float" office:value="0.117099254881467" calcext:value-type="float">
            <text:p>0.1170992548814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full_367-427</text:p>
          </table:table-cell>
          <table:table-cell office:value-type="float" office:value="0.107311318551477" calcext:value-type="float">
            <text:p>0.1073113185514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munityboost_001-061</text:p>
          </table:table-cell>
          <table:table-cell office:value-type="float" office:value="0.248361730621095" calcext:value-type="float">
            <text:p>0.2483617306210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unityboost_062-122</text:p>
          </table:table-cell>
          <table:table-cell office:value-type="float" office:value="0.23144736571782" calcext:value-type="float">
            <text:p>0.231447365717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munityboost_123-183</text:p>
          </table:table-cell>
          <table:table-cell office:value-type="float" office:value="0.214533000814545" calcext:value-type="float">
            <text:p>0.2145330008145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munityinf_062-122</text:p>
          </table:table-cell>
          <table:table-cell office:value-type="float" office:value="-0.389501744390977" calcext:value-type="float">
            <text:p>-0.3895017443909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munityinf_123-183</text:p>
          </table:table-cell>
          <table:table-cell office:value-type="float" office:value="-0.307674879911142" calcext:value-type="float">
            <text:p>-0.3076748799111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munityinf_184-244</text:p>
          </table:table-cell>
          <table:table-cell office:value-type="float" office:value="-0.225848015431306" calcext:value-type="float">
            <text:p>-0.2258480154313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munityinf_245-305</text:p>
          </table:table-cell>
          <table:table-cell office:value-type="float" office:value="-0.144021150951471" calcext:value-type="float">
            <text:p>-0.1440211509514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munityinf_306-366</text:p>
          </table:table-cell>
          <table:table-cell office:value-type="float" office:value="-0.0621942864716354" calcext:value-type="float">
            <text:p>-0.06219428647163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munityinf_367-427</text:p>
          </table:table-cell>
          <table:table-cell office:value-type="float" office:value="0.0196325780081998" calcext:value-type="float">
            <text:p>0.01963257800819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munityinf_428-488</text:p>
          </table:table-cell>
          <table:table-cell office:value-type="float" office:value="0.101459442488035" calcext:value-type="float">
            <text:p>0.1014594424880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munityinf_489-549</text:p>
          </table:table-cell>
          <table:table-cell office:value-type="float" office:value="0.183286306967871" calcext:value-type="float">
            <text:p>0.1832863069678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munityhybridfull_001-061</text:p>
          </table:table-cell>
          <table:table-cell office:value-type="float" office:value="0.155630899451485" calcext:value-type="float">
            <text:p>0.1556308994514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unityhybridfull_062-122</text:p>
          </table:table-cell>
          <table:table-cell office:value-type="float" office:value="0.124470447927514" calcext:value-type="float">
            <text:p>0.1244704479275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unityhybridfull_123-183</text:p>
          </table:table-cell>
          <table:table-cell office:value-type="float" office:value="0.093309996403544" calcext:value-type="float">
            <text:p>0.0933099964035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unityhybridfull_184-244</text:p>
          </table:table-cell>
          <table:table-cell office:value-type="float" office:value="0.0621495448795737" calcext:value-type="float">
            <text:p>0.06214954487957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munityhybridfull_245-305</text:p>
          </table:table-cell>
          <table:table-cell office:value-type="float" office:value="0.0309890933556034" calcext:value-type="float">
            <text:p>0.03098909335560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munityhybridfull_306-366</text:p>
          </table:table-cell>
          <table:table-cell office:value-type="float" office:value="-0.000171358168366886" calcext:value-type="float">
            <text:p>-0.0001713581683668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munityhybridfull_367-427</text:p>
          </table:table-cell>
          <table:table-cell office:value-type="float" office:value="-0.0313318096923372" calcext:value-type="float">
            <text:p>-0.03133180969233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munityhybridboost_001-061</text:p>
          </table:table-cell>
          <table:table-cell office:value-type="float" office:value="0.16485382539501" calcext:value-type="float">
            <text:p>0.164853825395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munityhybridboost_062-122</text:p>
          </table:table-cell>
          <table:table-cell office:value-type="float" office:value="0.136206493366207" calcext:value-type="float">
            <text:p>0.1362064933662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hybridboost_123-183</text:p>
          </table:table-cell>
          <table:table-cell office:value-type="float" office:value="0.107559161337404" calcext:value-type="float">
            <text:p>0.107559161337404</text:p>
          </table:table-cell>
        </table:table-row>
      </table:table>
      <table:table table:name="LCInfE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munities</text:p>
          </table:table-cell>
          <table:table-cell office:value-type="string" calcext:value-type="string">
            <text:p>deltas</text:p>
          </table:table-cell>
          <table:table-cell office:value-type="string" calcext:value-type="string">
            <text:p>lower_of_deltas</text:p>
          </table:table-cell>
          <table:table-cell office:value-type="string" calcext:value-type="string">
            <text:p>upper_of_delt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unityfull</text:p>
          </table:table-cell>
          <table:table-cell office:value-type="float" office:value="0.0048939681649951" calcext:value-type="float">
            <text:p>0.0048939681649951</text:p>
          </table:table-cell>
          <table:table-cell office:value-type="float" office:value="-0.0110400000789798" calcext:value-type="float">
            <text:p>-0.0110400000789798</text:p>
          </table:table-cell>
          <table:table-cell office:value-type="float" office:value="0.02082793640897" calcext:value-type="float">
            <text:p>0.02082793640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munityboost</text:p>
          </table:table-cell>
          <table:table-cell office:value-type="float" office:value="0.00845718245163756" calcext:value-type="float">
            <text:p>0.00845718245163756</text:p>
          </table:table-cell>
          <table:table-cell office:value-type="float" office:value="-0.0152571976583295" calcext:value-type="float">
            <text:p>-0.0152571976583295</text:p>
          </table:table-cell>
          <table:table-cell office:value-type="float" office:value="0.0321715625616046" calcext:value-type="float">
            <text:p>0.03217156256160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munitysecboost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munitysecbnew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munityinf</text:p>
          </table:table-cell>
          <table:table-cell office:value-type="float" office:value="-0.0409134322399177" calcext:value-type="float">
            <text:p>-0.0409134322399177</text:p>
          </table:table-cell>
          <table:table-cell office:value-type="float" office:value="-0.0618340796486381" calcext:value-type="float">
            <text:p>-0.0618340796486381</text:p>
          </table:table-cell>
          <table:table-cell office:value-type="float" office:value="-0.0199927848311973" calcext:value-type="float">
            <text:p>-0.01999278483119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munityhybridfull</text:p>
          </table:table-cell>
          <table:table-cell office:value-type="float" office:value="0.0155802257619852" calcext:value-type="float">
            <text:p>0.0155802257619852</text:p>
          </table:table-cell>
          <table:table-cell office:value-type="float" office:value="-0.0200998502469025" calcext:value-type="float">
            <text:p>-0.0200998502469025</text:p>
          </table:table-cell>
          <table:table-cell office:value-type="float" office:value="0.0512603017708728" calcext:value-type="float">
            <text:p>0.05126030177087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munityhybridboost</text:p>
          </table:table-cell>
          <table:table-cell office:value-type="float" office:value="0.0143236660144015" calcext:value-type="float">
            <text:p>0.0143236660144015</text:p>
          </table:table-cell>
          <table:table-cell office:value-type="float" office:value="-0.0611531321158849" calcext:value-type="float">
            <text:p>-0.0611531321158849</text:p>
          </table:table-cell>
          <table:table-cell office:value-type="float" office:value="0.0898004641446879" calcext:value-type="float">
            <text:p>0.0898004641446879</text:p>
          </table:table-cell>
        </table:table-row>
      </table:table>
      <table:table table:name="full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48131872721411" calcext:value-type="float">
            <text:p>0.48131872721411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568634425412168" calcext:value-type="float">
            <text:p>0.568634425412168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376328852862566" calcext:value-type="float">
            <text:p>0.376328852862566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496593563336826" calcext:value-type="float">
            <text:p>0.496593563336826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398049640502215" calcext:value-type="float">
            <text:p>0.398049640502215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482497510559971" calcext:value-type="float">
            <text:p>0.482497510559971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299821271021145" calcext:value-type="float">
            <text:p>0.299821271021145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448474705714491" calcext:value-type="float">
            <text:p>0.448474705714491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12760851052176" calcext:value-type="float">
            <text:p>0.12760851052176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250481950743781" calcext:value-type="float">
            <text:p>0.250481950743781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-0.015408383653073" calcext:value-type="float">
            <text:p>-0.015408383653073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166038936531418" calcext:value-type="float">
            <text:p>0.166038936531418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402380684972759" calcext:value-type="float">
            <text:p>0.402380684972759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489713379928301" calcext:value-type="float">
            <text:p>0.489713379928301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30010148876048" calcext:value-type="float">
            <text:p>0.30010148876048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432807114252896" calcext:value-type="float">
            <text:p>0.432807114252896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324109298450439" calcext:value-type="float">
            <text:p>0.324109298450439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408319793780797" calcext:value-type="float">
            <text:p>0.408319793780797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227913599881497" calcext:value-type="float">
            <text:p>0.227913599881497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304874884252316" calcext:value-type="float">
            <text:p>0.304874884252316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0667059857839448" calcext:value-type="float">
            <text:p>0.0667059857839448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183508159593503" calcext:value-type="float">
            <text:p>0.183508159593503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0.0668051704446493" calcext:value-type="float">
            <text:p>-0.0668051704446493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156251000201427" calcext:value-type="float">
            <text:p>0.156251000201427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351873982396493" calcext:value-type="float">
            <text:p>0.351873982396493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439902374863073" calcext:value-type="float">
            <text:p>0.439902374863073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250010505593756" calcext:value-type="float">
            <text:p>0.250010505593756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369020665168965" calcext:value-type="float">
            <text:p>0.369020665168965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-0.664460834065132" calcext:value-type="float">
            <text:p>-0.664460834065132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209331324612488" calcext:value-type="float">
            <text:p>0.209331324612488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-2.50390745754407" calcext:value-type="float">
            <text:p>-2.50390745754407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-0.216668028432934" calcext:value-type="float">
            <text:p>-0.216668028432934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155201695025913" calcext:value-type="float">
            <text:p>0.155201695025913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234986906994965" calcext:value-type="float">
            <text:p>0.234986906994965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0670954750804599" calcext:value-type="float">
            <text:p>0.0670954750804599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161275062790141" calcext:value-type="float">
            <text:p>0.161275062790141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177460686568692" calcext:value-type="float">
            <text:p>0.177460686568692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255035982182114" calcext:value-type="float">
            <text:p>0.255035982182114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0918072471180175" calcext:value-type="float">
            <text:p>0.0918072471180175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146463063871437" calcext:value-type="float">
            <text:p>0.146463063871437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331958126670662" calcext:value-type="float">
            <text:p>0.331958126670662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393303284931201" calcext:value-type="float">
            <text:p>0.393303284931201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264410151832183" calcext:value-type="float">
            <text:p>0.264410151832183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305234216085035" calcext:value-type="float">
            <text:p>0.305234216085035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-0.483479167212047" calcext:value-type="float">
            <text:p>-0.483479167212047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-0.0834294530900412" calcext:value-type="float">
            <text:p>-0.0834294530900412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1.03124479704287" calcext:value-type="float">
            <text:p>-1.03124479704287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-0.184203888171639" calcext:value-type="float">
            <text:p>-0.184203888171639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06359270543678" calcext:value-type="float">
            <text:p>0.06359270543678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131160808312956" calcext:value-type="float">
            <text:p>0.131160808312956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-0.00923005050980041" calcext:value-type="float">
            <text:p>-0.00923005050980041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.0176752413279655" calcext:value-type="float">
            <text:p>0.0176752413279655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168138235165085" calcext:value-type="float">
            <text:p>0.168138235165085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22852801483281" calcext:value-type="float">
            <text:p>0.22852801483281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.103021225528632" calcext:value-type="float">
            <text:p>0.103021225528632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136675127541447" calcext:value-type="float">
            <text:p>0.136675127541447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298541768212025" calcext:value-type="float">
            <text:p>0.298541768212025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372950197808487" calcext:value-type="float">
            <text:p>0.372950197808487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215303713957902" calcext:value-type="float">
            <text:p>0.215303713957902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241447767001105" calcext:value-type="float">
            <text:p>0.241447767001105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-0.0786603244205226" calcext:value-type="float">
            <text:p>-0.0786603244205226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170502889844925" calcext:value-type="float">
            <text:p>0.170502889844925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-0.402666846255159" calcext:value-type="float">
            <text:p>-0.402666846255159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-0.151739747910344" calcext:value-type="float">
            <text:p>-0.151739747910344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-0.349220644844228" calcext:value-type="float">
            <text:p>-0.349220644844228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-0.192010068383376" calcext:value-type="float">
            <text:p>-0.192010068383376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-0.527165245292538" calcext:value-type="float">
            <text:p>-0.527165245292538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-0.12592458013421" calcext:value-type="float">
            <text:p>-0.12592458013421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-0.00384537455349387" calcext:value-type="float">
            <text:p>-0.00384537455349387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11343993451593" calcext:value-type="float">
            <text:p>0.11343993451593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13664665852305" calcext:value-type="float">
            <text:p>-0.13664665852305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126887191211457" calcext:value-type="float">
            <text:p>0.126887191211457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0136773376823227" calcext:value-type="float">
            <text:p>0.0136773376823227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145403186717336" calcext:value-type="float">
            <text:p>0.145403186717336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-0.138352471108103" calcext:value-type="float">
            <text:p>-0.138352471108103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177661317917174" calcext:value-type="float">
            <text:p>0.177661317917174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-0.0418075951386436" calcext:value-type="float">
            <text:p>-0.0418075951386436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193442021605424" calcext:value-type="float">
            <text:p>0.193442021605424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-0.345672715864691" calcext:value-type="float">
            <text:p>-0.345672715864691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-0.119275607649049" calcext:value-type="float">
            <text:p>-0.119275607649049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-0.553785837080627" calcext:value-type="float">
            <text:p>-0.553785837080627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-0.227193778549612" calcext:value-type="float">
            <text:p>-0.227193778549612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-0.967293568229855" calcext:value-type="float">
            <text:p>-0.967293568229855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-0.269524401596385" calcext:value-type="float">
            <text:p>-0.269524401596385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0426737150244921" calcext:value-type="float">
            <text:p>0.0426737150244921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246126788784196" calcext:value-type="float">
            <text:p>0.246126788784196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215686672865017" calcext:value-type="float">
            <text:p>-0.215686672865017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.117099254881467" calcext:value-type="float">
            <text:p>0.117099254881467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-0.280130988733137" calcext:value-type="float">
            <text:p>-0.280130988733137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0487393329186118" calcext:value-type="float">
            <text:p>0.0487393329186118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-0.722698525255718" calcext:value-type="float">
            <text:p>-0.722698525255718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113874868833244" calcext:value-type="float">
            <text:p>0.113874868833244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-0.0379433928920063" calcext:value-type="float">
            <text:p>-0.0379433928920063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140087124645684" calcext:value-type="float">
            <text:p>0.140087124645684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-0.252832138842289" calcext:value-type="float">
            <text:p>-0.252832138842289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-0.0868114673877545" calcext:value-type="float">
            <text:p>-0.0868114673877545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-0.737628032559237" calcext:value-type="float">
            <text:p>-0.737628032559237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.039773088684441" calcext:value-type="float">
            <text:p>0.039773088684441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-2.14441424621085" calcext:value-type="float">
            <text:p>-2.14441424621085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-0.41312422305856" calcext:value-type="float">
            <text:p>-0.41312422305856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-0.00630177314528169" calcext:value-type="float">
            <text:p>-0.00630177314528169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447635210264069" calcext:value-type="float">
            <text:p>0.447635210264069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-0.833287127370035" calcext:value-type="float">
            <text:p>-0.833287127370035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.107311318551477" calcext:value-type="float">
            <text:p>0.107311318551477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.0477274286821546" calcext:value-type="float">
            <text:p>0.0477274286821546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866566643320886" calcext:value-type="float">
            <text:p>0.866566643320886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-5.79607462971247" calcext:value-type="float">
            <text:p>-5.79607462971247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.0500884197493137" calcext:value-type="float">
            <text:p>0.0500884197493137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-0.114441210226704" calcext:value-type="float">
            <text:p>-0.114441210226704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0544674566262141" calcext:value-type="float">
            <text:p>0.0544674566262141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-0.313523495045463" calcext:value-type="float">
            <text:p>-0.313523495045463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-0.0543473271264596" calcext:value-type="float">
            <text:p>-0.0543473271264596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-0.0278904232390398" calcext:value-type="float">
            <text:p>-0.0278904232390398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149809519076562" calcext:value-type="float">
            <text:p>0.149809519076562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-0.242731771166089" calcext:value-type="float">
            <text:p>-0.242731771166089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-0.0218831868651646" calcext:value-type="float">
            <text:p>-0.0218831868651646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boost" table:style-name="ta1"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874143893141008" calcext:value-type="float">
            <text:p>0.874143893141008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886084068863909" calcext:value-type="float">
            <text:p>0.886084068863909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860952199786886" calcext:value-type="float">
            <text:p>0.860952199786886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884324015740137" calcext:value-type="float">
            <text:p>0.884324015740137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441246241508942" calcext:value-type="float">
            <text:p>0.441246241508942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749509395550238" calcext:value-type="float">
            <text:p>0.749509395550238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-0.246377137831927" calcext:value-type="float">
            <text:p>-0.246377137831927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455303744384892" calcext:value-type="float">
            <text:p>0.455303744384892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609253072828229" calcext:value-type="float">
            <text:p>0.609253072828229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635962839530076" calcext:value-type="float">
            <text:p>0.635962839530076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580583584112436" calcext:value-type="float">
            <text:p>0.580583584112436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61378731825763" calcext:value-type="float">
            <text:p>0.61378731825763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25205063713221" calcext:value-type="float">
            <text:p>0.25205063713221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303358062686083" calcext:value-type="float">
            <text:p>0.303358062686083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196964438329174" calcext:value-type="float">
            <text:p>0.196964438329174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248361730621095" calcext:value-type="float">
            <text:p>0.248361730621095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836167485828421" calcext:value-type="float">
            <text:p>0.836167485828421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846422990504025" calcext:value-type="float">
            <text:p>0.846422990504025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25227143125977" calcext:value-type="float">
            <text:p>0.825227143125977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824928907558023" calcext:value-type="float">
            <text:p>0.824928907558023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619302730079656" calcext:value-type="float">
            <text:p>0.619302730079656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841824904311253" calcext:value-type="float">
            <text:p>0.841824904311253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083734321805033" calcext:value-type="float">
            <text:p>0.083734321805033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432274968988038" calcext:value-type="float">
            <text:p>0.432274968988038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355815585703918" calcext:value-type="float">
            <text:p>0.355815585703918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399382728225191" calcext:value-type="float">
            <text:p>0.399382728225191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309088201217141" calcext:value-type="float">
            <text:p>0.309088201217141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342288236602993" calcext:value-type="float">
            <text:p>0.342288236602993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223926463687988" calcext:value-type="float">
            <text:p>0.223926463687988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276447317941238" calcext:value-type="float">
            <text:p>0.276447317941238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.167593253817947" calcext:value-type="float">
            <text:p>0.167593253817947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23144736571782" calcext:value-type="float">
            <text:p>0.23144736571782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718029120743642" calcext:value-type="float">
            <text:p>0.718029120743642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743588421331976" calcext:value-type="float">
            <text:p>0.743588421331976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689922049692061" calcext:value-type="float">
            <text:p>0.689922049692061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765533799375909" calcext:value-type="float">
            <text:p>0.765533799375909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488965608790203" calcext:value-type="float">
            <text:p>0.488965608790203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679844904996123" calcext:value-type="float">
            <text:p>0.679844904996123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184282389771104" calcext:value-type="float">
            <text:p>0.184282389771104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409246193591183" calcext:value-type="float">
            <text:p>0.409246193591183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-0.124124077206834" calcext:value-type="float">
            <text:p>-0.124124077206834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0309381851867189" calcext:value-type="float">
            <text:p>0.0309381851867189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-0.303998281265057" calcext:value-type="float">
            <text:p>-0.303998281265057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0707891549483569" calcext:value-type="float">
            <text:p>0.0707891549483569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237834076786817" calcext:value-type="float">
            <text:p>0.237834076786817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341682328022985" calcext:value-type="float">
            <text:p>0.341682328022985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.117603978694824" calcext:value-type="float">
            <text:p>0.117603978694824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214533000814545" calcext:value-type="float">
            <text:p>0.214533000814545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64976651534077" calcext:value-type="float">
            <text:p>0.64976651534077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779925442819608" calcext:value-type="float">
            <text:p>0.779925442819608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442627556096811" calcext:value-type="float">
            <text:p>0.442627556096811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706138691193795" calcext:value-type="float">
            <text:p>0.706138691193795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378071176234458" calcext:value-type="float">
            <text:p>0.378071176234458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459754586514402" calcext:value-type="float">
            <text:p>0.459754586514402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284037490786209" calcext:value-type="float">
            <text:p>0.284037490786209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386217418194328" calcext:value-type="float">
            <text:p>0.386217418194328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351530159165599" calcext:value-type="float">
            <text:p>0.351530159165599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407226230610505" calcext:value-type="float">
            <text:p>0.407226230610505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290600974289256" calcext:value-type="float">
            <text:p>0.290600974289256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363188642797473" calcext:value-type="float">
            <text:p>0.363188642797473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323664513115008" calcext:value-type="float">
            <text:p>0.323664513115008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383881221506664" calcext:value-type="float">
            <text:p>0.383881221506664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257562491540083" calcext:value-type="float">
            <text:p>0.257562491540083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340159867400618" calcext:value-type="float">
            <text:p>0.340159867400618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346754598374552" calcext:value-type="float">
            <text:p>0.346754598374552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421271858560278" calcext:value-type="float">
            <text:p>0.421271858560278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262642466835633" calcext:value-type="float">
            <text:p>0.262642466835633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317131092003764" calcext:value-type="float">
            <text:p>0.317131092003764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279869855415042" calcext:value-type="float">
            <text:p>0.279869855415042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380677417848795" calcext:value-type="float">
            <text:p>0.380677417848795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162653776746441" calcext:value-type="float">
            <text:p>0.162653776746441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294102316606909" calcext:value-type="float">
            <text:p>0.294102316606909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40809050921943" calcext:value-type="float">
            <text:p>0.40809050921943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633107711163218" calcext:value-type="float">
            <text:p>0.633107711163218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0450689318467089" calcext:value-type="float">
            <text:p>0.0450689318467089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271073541210054" calcext:value-type="float">
            <text:p>0.271073541210054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oost" table:style-name="ta1"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mmunitysec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708478258459593" calcext:value-type="float">
            <text:p>0.708478258459593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762248623358192" calcext:value-type="float">
            <text:p>0.762248623358192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642547071688302" calcext:value-type="float">
            <text:p>0.642547071688302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713151125687024" calcext:value-type="float">
            <text:p>0.713151125687024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577975739705255" calcext:value-type="float">
            <text:p>0.577975739705255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656882808545363" calcext:value-type="float">
            <text:p>0.656882808545363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480922318341855" calcext:value-type="float">
            <text:p>0.480922318341855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561098418194063" calcext:value-type="float">
            <text:p>0.561098418194063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403094185842237" calcext:value-type="float">
            <text:p>0.403094185842237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517293852261844" calcext:value-type="float">
            <text:p>0.517293852261844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61876914879039" calcext:value-type="float">
            <text:p>0.261876914879039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409045710701101" calcext:value-type="float">
            <text:p>0.409045710701101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226892803179463" calcext:value-type="float">
            <text:p>0.226892803179463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430508704224775" calcext:value-type="float">
            <text:p>0.430508704224775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-0.0495239211024139" calcext:value-type="float">
            <text:p>-0.0495239211024139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256993003208139" calcext:value-type="float">
            <text:p>0.256993003208139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secb45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mmunitysecbnew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813505684981638" calcext:value-type="float">
            <text:p>0.813505684981638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867662010162352" calcext:value-type="float">
            <text:p>0.867662010162352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73718711024071" calcext:value-type="float">
            <text:p>0.73718711024071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820426002960479" calcext:value-type="float">
            <text:p>0.820426002960479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71967297615836" calcext:value-type="float">
            <text:p>0.71967297615836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798007175484305" calcext:value-type="float">
            <text:p>0.798007175484305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610960238392995" calcext:value-type="float">
            <text:p>0.610960238392995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692067052018483" calcext:value-type="float">
            <text:p>0.692067052018483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499397050807497" calcext:value-type="float">
            <text:p>0.499397050807497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661591142690341" calcext:value-type="float">
            <text:p>0.661591142690341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259465858155955" calcext:value-type="float">
            <text:p>0.259465858155955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563708101076486" calcext:value-type="float">
            <text:p>0.563708101076486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hybridfull" table:style-name="ta1">
        <table:table-column table:style-name="co1" table:number-columns-repeated="4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hybridfull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98742107866141" calcext:value-type="float">
            <text:p>0.98742107866141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995283009588228" calcext:value-type="float">
            <text:p>0.995283009588228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966455462439032" calcext:value-type="float">
            <text:p>0.966455462439032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984856108502341" calcext:value-type="float">
            <text:p>0.984856108502341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965448929554496" calcext:value-type="float">
            <text:p>0.965448929554496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97670847156009" calcext:value-type="float">
            <text:p>0.97670847156009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948746323281874" calcext:value-type="float">
            <text:p>0.948746323281874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968455609065032" calcext:value-type="float">
            <text:p>0.968455609065032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171839249231451" calcext:value-type="float">
            <text:p>0.171839249231451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443027961224601" calcext:value-type="float">
            <text:p>0.443027961224601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-0.231390772544864" calcext:value-type="float">
            <text:p>-0.231390772544864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155630899451485" calcext:value-type="float">
            <text:p>0.155630899451485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13567813774398" calcext:value-type="float">
            <text:p>0.913567813774398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38067755898192" calcext:value-type="float">
            <text:p>0.938067755898192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79375874004232" calcext:value-type="float">
            <text:p>0.879375874004232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3866654689229" calcext:value-type="float">
            <text:p>0.93866654689229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832874725212604" calcext:value-type="float">
            <text:p>0.832874725212604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58249894745201" calcext:value-type="float">
            <text:p>0.95824989474520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33099911240219" calcext:value-type="float">
            <text:p>0.33099911240219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89443098281408" calcext:value-type="float">
            <text:p>0.89443098281408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795984986140769" calcext:value-type="float">
            <text:p>0.795984986140769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833540657715527" calcext:value-type="float">
            <text:p>0.833540657715527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749956203666529" calcext:value-type="float">
            <text:p>0.749956203666529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755849324654703" calcext:value-type="float">
            <text:p>0.755849324654703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0.100819962159852" calcext:value-type="float">
            <text:p>0.100819962159852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267438249045698" calcext:value-type="float">
            <text:p>0.267438249045698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0.103694998267314" calcext:value-type="float">
            <text:p>-0.103694998267314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124470447927514" calcext:value-type="float">
            <text:p>0.124470447927514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15431105485206" calcext:value-type="float">
            <text:p>0.915431105485206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47506501404447" calcext:value-type="float">
            <text:p>0.947506501404447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863756501075351" calcext:value-type="float">
            <text:p>0.863756501075351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892476985282239" calcext:value-type="float">
            <text:p>0.892476985282239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813826277163919" calcext:value-type="float">
            <text:p>0.813826277163919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30267173969541" calcext:value-type="float">
            <text:p>0.930267173969541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502950661149078" calcext:value-type="float">
            <text:p>0.502950661149078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65827274320969" calcext:value-type="float">
            <text:p>0.865827274320969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513807463696362" calcext:value-type="float">
            <text:p>0.513807463696362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593780064193085" calcext:value-type="float">
            <text:p>0.593780064193085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418090641248779" calcext:value-type="float">
            <text:p>0.418090641248779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543243040244374" calcext:value-type="float">
            <text:p>0.543243040244374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0943732196235508" calcext:value-type="float">
            <text:p>0.0943732196235508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244199026478525" calcext:value-type="float">
            <text:p>0.244199026478525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-0.0851532269317845" calcext:value-type="float">
            <text:p>-0.0851532269317845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093309996403544" calcext:value-type="float">
            <text:p>0.093309996403544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.830262487339991" calcext:value-type="float">
            <text:p>0.830262487339991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.887428076968864" calcext:value-type="float">
            <text:p>0.887428076968864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.744067415495441" calcext:value-type="float">
            <text:p>0.744067415495441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.846287423672188" calcext:value-type="float">
            <text:p>0.846287423672188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880663544135294" calcext:value-type="float">
            <text:p>0.880663544135294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946535375853756" calcext:value-type="float">
            <text:p>0.946535375853756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73363340852459" calcext:value-type="float">
            <text:p>0.73363340852459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837223565827858" calcext:value-type="float">
            <text:p>0.837223565827858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295938235149312" calcext:value-type="float">
            <text:p>0.295938235149312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395107603259432" calcext:value-type="float">
            <text:p>0.395107603259432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.180510498403128" calcext:value-type="float">
            <text:p>0.180510498403128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.330636755834045" calcext:value-type="float">
            <text:p>0.330636755834045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.0900603496799369" calcext:value-type="float">
            <text:p>0.0900603496799369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21911513501231" calcext:value-type="float">
            <text:p>0.21911513501231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-0.0603229801843472" calcext:value-type="float">
            <text:p>-0.0603229801843472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.0621495448795737" calcext:value-type="float">
            <text:p>0.0621495448795737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829667921049605" calcext:value-type="float">
            <text:p>0.829667921049605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908462052547485" calcext:value-type="float">
            <text:p>0.908462052547485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683049293468002" calcext:value-type="float">
            <text:p>0.683049293468002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800097862062137" calcext:value-type="float">
            <text:p>0.800097862062137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785114929431032" calcext:value-type="float">
            <text:p>0.785114929431032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68865985323674" calcext:value-type="float">
            <text:p>0.868865985323674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647874781631571" calcext:value-type="float">
            <text:p>0.647874781631571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808619857334746" calcext:value-type="float">
            <text:p>0.808619857334746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-0.044563541459266" calcext:value-type="float">
            <text:p>-0.044563541459266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.207066787378317" calcext:value-type="float">
            <text:p>0.207066787378317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-0.376046525454982" calcext:value-type="float">
            <text:p>-0.376046525454982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.118030471423716" calcext:value-type="float">
            <text:p>0.118030471423716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-0.0575712441250145" calcext:value-type="float">
            <text:p>-0.0575712441250145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199178849807017" calcext:value-type="float">
            <text:p>0.199178849807017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39663760894752" calcext:value-type="float">
            <text:p>-0.39663760894752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.0309890933556034" calcext:value-type="float">
            <text:p>0.0309890933556034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748870478525582" calcext:value-type="float">
            <text:p>0.748870478525582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895554006690152" calcext:value-type="float">
            <text:p>0.895554006690152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.396185200049947" calcext:value-type="float">
            <text:p>0.396185200049947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753908300452086" calcext:value-type="float">
            <text:p>0.753908300452086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809308161655847" calcext:value-type="float">
            <text:p>0.809308161655847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889624441947677" calcext:value-type="float">
            <text:p>0.889624441947677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670548644530207" calcext:value-type="float">
            <text:p>0.670548644530207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780016148841635" calcext:value-type="float">
            <text:p>0.780016148841635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-0.258014647275589" calcext:value-type="float">
            <text:p>-0.258014647275589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.256311935682725" calcext:value-type="float">
            <text:p>0.256311935682725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-1.12804390536077" calcext:value-type="float">
            <text:p>-1.12804390536077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-0.094575812986613" calcext:value-type="float">
            <text:p>-0.094575812986613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-0.0817682815965772" calcext:value-type="float">
            <text:p>-0.0817682815965772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36430559093163" calcext:value-type="float">
            <text:p>0.36430559093163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840857176616369" calcext:value-type="float">
            <text:p>-0.840857176616369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-0.000171358168366886" calcext:value-type="float">
            <text:p>-0.000171358168366886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.771615804121968" calcext:value-type="float">
            <text:p>0.771615804121968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967847331174243" calcext:value-type="float">
            <text:p>0.967847331174243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-0.622239858517484" calcext:value-type="float">
            <text:p>-0.622239858517484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707718738842035" calcext:value-type="float">
            <text:p>0.707718738842035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645226736378957" calcext:value-type="float">
            <text:p>0.645226736378957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772071126699495" calcext:value-type="float">
            <text:p>0.772071126699495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447792345226989" calcext:value-type="float">
            <text:p>0.447792345226989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751412440348524" calcext:value-type="float">
            <text:p>0.751412440348524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.290964860034288" calcext:value-type="float">
            <text:p>0.290964860034288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.900187873913424" calcext:value-type="float">
            <text:p>0.900187873913424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-4.03677107599264" calcext:value-type="float">
            <text:p>-4.03677107599264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-0.307182097396942" calcext:value-type="float">
            <text:p>-0.307182097396942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.331703939974351" calcext:value-type="float">
            <text:p>0.331703939974351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907298879582992" calcext:value-type="float">
            <text:p>0.907298879582992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-3.81784493905494" calcext:value-type="float">
            <text:p>-3.81784493905494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-0.0313318096923372" calcext:value-type="float">
            <text:p>-0.0313318096923372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765730091123271" calcext:value-type="float">
            <text:p>0.765730091123271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878459267196955" calcext:value-type="float">
            <text:p>0.878459267196955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548444468456126" calcext:value-type="float">
            <text:p>0.548444468456126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722808731855412" calcext:value-type="float">
            <text:p>0.722808731855412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668473560070367" calcext:value-type="float">
            <text:p>0.668473560070367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851402598319736" calcext:value-type="float">
            <text:p>0.851402598319736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260351936644835" calcext:value-type="float">
            <text:p>0.260351936644835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694205023362301" calcext:value-type="float">
            <text:p>0.694205023362301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hybridboost" table:style-name="ta1"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munityhybridboost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.978931127698101" calcext:value-type="float">
            <text:p>0.978931127698101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.986021424967752" calcext:value-type="float">
            <text:p>0.986021424967752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.96824444701626" calcext:value-type="float">
            <text:p>0.96824444701626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.979085788465258" calcext:value-type="float">
            <text:p>0.979085788465258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.95287623104796" calcext:value-type="float">
            <text:p>0.95287623104796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.973972008008244" calcext:value-type="float">
            <text:p>0.973972008008244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.91468225436105" calcext:value-type="float">
            <text:p>0.91468225436105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.943085366809742" calcext:value-type="float">
            <text:p>0.943085366809742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.856806854505542" calcext:value-type="float">
            <text:p>0.856806854505542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.878290242061033" calcext:value-type="float">
            <text:p>0.878290242061033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.831531363928279" calcext:value-type="float">
            <text:p>0.831531363928279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.854940403561675" calcext:value-type="float">
            <text:p>0.854940403561675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.211094707345952" calcext:value-type="float">
            <text:p>0.211094707345952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.330272683675025" calcext:value-type="float">
            <text:p>0.330272683675025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.0707090100598898" calcext:value-type="float">
            <text:p>0.0707090100598898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.16485382539501" calcext:value-type="float">
            <text:p>0.16485382539501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962226212877188" calcext:value-type="float">
            <text:p>0.962226212877188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73060881641459" calcext:value-type="float">
            <text:p>0.973060881641459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947033938727726" calcext:value-type="float">
            <text:p>0.947033938727726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961537675310142" calcext:value-type="float">
            <text:p>0.961537675310142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877554684522842" calcext:value-type="float">
            <text:p>0.877554684522842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19698460742325" calcext:value-type="float">
            <text:p>0.919698460742325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813293052401014" calcext:value-type="float">
            <text:p>0.813293052401014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917675873691765" calcext:value-type="float">
            <text:p>0.917675873691765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557256854426477" calcext:value-type="float">
            <text:p>0.557256854426477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622784322389227" calcext:value-type="float">
            <text:p>0.622784322389227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480346378512399" calcext:value-type="float">
            <text:p>0.480346378512399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600610021913665" calcext:value-type="float">
            <text:p>0.600610021913665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-0.0350450993301168" calcext:value-type="float">
            <text:p>-0.0350450993301168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0.119447739853274" calcext:value-type="float">
            <text:p>0.119447739853274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0.216643697523164" calcext:value-type="float">
            <text:p>-0.216643697523164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0.136206493366207" calcext:value-type="float">
            <text:p>0.136206493366207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940983302769534" calcext:value-type="float">
            <text:p>0.940983302769534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68315329823355" calcext:value-type="float">
            <text:p>0.968315329823355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890073952716736" calcext:value-type="float">
            <text:p>0.890073952716736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943989562155026" calcext:value-type="float">
            <text:p>0.943989562155026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888218393719963" calcext:value-type="float">
            <text:p>0.888218393719963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2815634456889" calcext:value-type="float">
            <text:p>0.92815634456889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826078901086449" calcext:value-type="float">
            <text:p>0.826078901086449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92266380573788" calcext:value-type="float">
            <text:p>0.892266380573788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63515885794243" calcext:value-type="float">
            <text:p>0.63515885794243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817950859385153" calcext:value-type="float">
            <text:p>0.817950859385153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26882896294751" calcext:value-type="float">
            <text:p>0.26882896294751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346279640265655" calcext:value-type="float">
            <text:p>0.346279640265655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0.498079731703727" calcext:value-type="float">
            <text:p>0.498079731703727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750665891319636" calcext:value-type="float">
            <text:p>0.750665891319636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-0.0103870547834202" calcext:value-type="float">
            <text:p>-0.0103870547834202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0.107559161337404" calcext:value-type="float">
            <text:p>0.107559161337404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846264870723454" calcext:value-type="float">
            <text:p>0.846264870723454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890708325277477" calcext:value-type="float">
            <text:p>0.890708325277477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783748487396857" calcext:value-type="float">
            <text:p>0.783748487396857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866856887455811" calcext:value-type="float">
            <text:p>0.866856887455811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837589141355099" calcext:value-type="float">
            <text:p>0.837589141355099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81964961786796" calcext:value-type="float">
            <text:p>0.881964961786796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776530025278347" calcext:value-type="float">
            <text:p>0.776530025278347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841447394337834" calcext:value-type="float">
            <text:p>0.841447394337834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875863043694247" calcext:value-type="float">
            <text:p>0.875863043694247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921115299210274" calcext:value-type="float">
            <text:p>0.921115299210274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804651804892647" calcext:value-type="float">
            <text:p>0.804651804892647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816037901219858" calcext:value-type="float">
            <text:p>0.816037901219858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740642664715189" calcext:value-type="float">
            <text:p>0.740642664715189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830297581375072" calcext:value-type="float">
            <text:p>0.830297581375072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603622459178334" calcext:value-type="float">
            <text:p>0.603622459178334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790628408101881" calcext:value-type="float">
            <text:p>0.790628408101881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530193688907634" calcext:value-type="float">
            <text:p>0.530193688907634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714740918291758" calcext:value-type="float">
            <text:p>0.714740918291758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226254362804257" calcext:value-type="float">
            <text:p>0.226254362804257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765218914983904" calcext:value-type="float">
            <text:p>0.765218914983904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438820603136878" calcext:value-type="float">
            <text:p>0.438820603136878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921258453460298" calcext:value-type="float">
            <text:p>0.921258453460298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-2.99944285200028" calcext:value-type="float">
            <text:p>-2.99944285200028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739809421865927" calcext:value-type="float">
            <text:p>0.739809421865927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" calcext:value-type="float">
            <text:p>0</text:p>
          </table:table-cell>
        </table:table-row>
      </table:table>
      <table:table table:name="inf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1" table:default-cell-style-name="Default"/>
        <table:table-column table:style-name="co1" table:number-columns-repeated="7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mmunityinf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1</text:p>
          </table:table-cell>
          <table:table-cell office:value-type="string" calcext:value-type="string">
            <text:p>low1</text:p>
          </table:table-cell>
          <table:table-cell office:value-type="string" calcext:value-type="string">
            <text:p>trend1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2</text:p>
          </table:table-cell>
          <table:table-cell office:value-type="string" calcext:value-type="string">
            <text:p>low2</text:p>
          </table:table-cell>
          <table:table-cell office:value-type="string" calcext:value-type="string">
            <text:p>trend2</text:p>
          </table:table-cell>
          <table:table-cell office:value-type="string" calcext:value-type="string">
            <text:p>LCAll</text:p>
          </table:table-cell>
          <table:table-cell office:value-type="string" calcext:value-type="string">
            <text:p>high3</text:p>
          </table:table-cell>
          <table:table-cell office:value-type="string" calcext:value-type="string">
            <text:p>low3</text:p>
          </table:table-cell>
          <table:table-cell office:value-type="string" calcext:value-type="string">
            <text:p>trend3</text:p>
          </table:table-cell>
          <table:table-cell office:value-type="string" calcext:value-type="string">
            <text:p>LCInf</text:p>
          </table:table-cell>
          <table:table-cell office:value-type="string" calcext:value-type="string">
            <text:p>high4</text:p>
          </table:table-cell>
          <table:table-cell office:value-type="string" calcext:value-type="string">
            <text:p>low4</text:p>
          </table:table-cell>
          <table:table-cell office:value-type="string" calcext:value-type="string">
            <text:p>trend4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INDIRECT(&quot;$&quot;&amp;[.B$1]&amp;&quot;C.$A$2:$&quot;&amp;[.B$1]&amp;&quot;C.$A$101&quot;);[.$A$1]&amp;&quot;_&quot;&amp;[.$A2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2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2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h$2:$&quot;&amp;[.F$1]&amp;&quot;C.h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i$2:$&quot;&amp;[.F$1]&amp;&quot;C.i$101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2];INDIRECT(&quot;$&quot;&amp;[.F$1]&amp;&quot;C.j$2:$&quot;&amp;[.F$1]&amp;&quot;C.j$101&quot;))" office:value-type="float" office:value="0" calcext:value-type="float">
            <text:p>0</text:p>
          </table:table-cell>
          <table:table-cell table:formula="of:=SUMIF(INDIRECT(&quot;$&quot;&amp;[.F$1]&amp;&quot;T.$B$2:$&quot;&amp;[.F$1]&amp;&quot;T.$B$101&quot;);[.$A$1]&amp;&quot;_&quot;&amp;[.$A2];INDIRECT(&quot;$&quot;&amp;[.F$1]&amp;&quot;T.C$2:$&quot;&amp;[.F$1]&amp;&quot;T.C$112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h$2:$&quot;&amp;[.J$1]&amp;&quot;C.h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i$2:$&quot;&amp;[.J$1]&amp;&quot;C.i$101&quot;))" office:value-type="float" office:value="0" calcext:value-type="float">
            <text:p>0</text:p>
          </table:table-cell>
          <table:table-cell table:formula="of:=SUMIF(INDIRECT(&quot;$&quot;&amp;[.J$1]&amp;&quot;C.$A$2:$&quot;&amp;[.J$1]&amp;&quot;C.$A$101&quot;);[.$A$1]&amp;&quot;_&quot;&amp;[.$A2];INDIRECT(&quot;$&quot;&amp;[.J$1]&amp;&quot;C.j$2:$&quot;&amp;[.J$1]&amp;&quot;C.j$101&quot;))" office:value-type="float" office:value="0" calcext:value-type="float">
            <text:p>0</text:p>
          </table:table-cell>
          <table:table-cell table:formula="of:=SUMIF(INDIRECT(&quot;$&quot;&amp;[.J$1]&amp;&quot;T.$B$2:$&quot;&amp;[.J$1]&amp;&quot;T.$B$101&quot;);[.$A$1]&amp;&quot;_&quot;&amp;[.$A2];INDIRECT(&quot;$&quot;&amp;[.J$1]&amp;&quot;T.C$2:$&quot;&amp;[.J$1]&amp;&quot;T.C$112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h$2:$&quot;&amp;[.N$1]&amp;&quot;C.h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i$2:$&quot;&amp;[.N$1]&amp;&quot;C.i$101&quot;))" office:value-type="float" office:value="0" calcext:value-type="float">
            <text:p>0</text:p>
          </table:table-cell>
          <table:table-cell table:formula="of:=SUMIF(INDIRECT(&quot;$&quot;&amp;[.N$1]&amp;&quot;C.$A$2:$&quot;&amp;[.N$1]&amp;&quot;C.$A$101&quot;);[.$A$1]&amp;&quot;_&quot;&amp;[.$A2];INDIRECT(&quot;$&quot;&amp;[.N$1]&amp;&quot;C.j$2:$&quot;&amp;[.N$1]&amp;&quot;C.j$101&quot;))" office:value-type="float" office:value="0" calcext:value-type="float">
            <text:p>0</text:p>
          </table:table-cell>
          <table:table-cell table:formula="of:=SUMIF(INDIRECT(&quot;$&quot;&amp;[.N$1]&amp;&quot;T.$B$2:$&quot;&amp;[.N$1]&amp;&quot;T.$B$101&quot;);[.$A$1]&amp;&quot;_&quot;&amp;[.$A2];INDIRECT(&quot;$&quot;&amp;[.N$1]&amp;&quot;T.C$2:$&quot;&amp;[.N$1]&amp;&quot;T.C$112&quot;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INDIRECT(&quot;$&quot;&amp;[.B$1]&amp;&quot;C.$A$2:$&quot;&amp;[.B$1]&amp;&quot;C.$A$101&quot;);[.$A$1]&amp;&quot;_&quot;&amp;[.$A3];INDIRECT(&quot;$&quot;&amp;[.B$1]&amp;&quot;C.h$2:$&quot;&amp;[.B$1]&amp;&quot;C.h$101&quot;))" office:value-type="float" office:value="0.877595466693798" calcext:value-type="float">
            <text:p>0.877595466693798</text:p>
          </table:table-cell>
          <table:table-cell table:formula="of:=SUMIF(INDIRECT(&quot;$&quot;&amp;[.B$1]&amp;&quot;C.$A$2:$&quot;&amp;[.B$1]&amp;&quot;C.$A$101&quot;);[.$A$1]&amp;&quot;_&quot;&amp;[.$A3];INDIRECT(&quot;$&quot;&amp;[.B$1]&amp;&quot;C.i$2:$&quot;&amp;[.B$1]&amp;&quot;C.i$101&quot;))" office:value-type="float" office:value="0.918125016877393" calcext:value-type="float">
            <text:p>0.918125016877393</text:p>
          </table:table-cell>
          <table:table-cell table:formula="of:=SUMIF(INDIRECT(&quot;$&quot;&amp;[.B$1]&amp;&quot;C.$A$2:$&quot;&amp;[.B$1]&amp;&quot;C.$A$101&quot;);[.$A$1]&amp;&quot;_&quot;&amp;[.$A3];INDIRECT(&quot;$&quot;&amp;[.B$1]&amp;&quot;C.j$2:$&quot;&amp;[.B$1]&amp;&quot;C.j$101&quot;))" office:value-type="float" office:value="0.817003079542961" calcext:value-type="float">
            <text:p>0.817003079542961</text:p>
          </table:table-cell>
          <table:table-cell table:formula="of:=SUMIF(INDIRECT(&quot;$&quot;&amp;[.B$1]&amp;&quot;T.$B$2:$&quot;&amp;[.B$1]&amp;&quot;T.$B$101&quot;);[.$A$1]&amp;&quot;_&quot;&amp;[.$A3];INDIRECT(&quot;$&quot;&amp;[.B$1]&amp;&quot;T.C$2:$&quot;&amp;[.B$1]&amp;&quot;T.C$112&quot;))" office:value-type="float" office:value="0.882904861420684" calcext:value-type="float">
            <text:p>0.882904861420684</text:p>
          </table:table-cell>
          <table:table-cell table:formula="of:=SUMIF(INDIRECT(&quot;$&quot;&amp;[.F$1]&amp;&quot;C.$A$2:$&quot;&amp;[.F$1]&amp;&quot;C.$A$101&quot;);[.$A$1]&amp;&quot;_&quot;&amp;[.$A3];INDIRECT(&quot;$&quot;&amp;[.F$1]&amp;&quot;C.h$2:$&quot;&amp;[.F$1]&amp;&quot;C.h$101&quot;))" office:value-type="float" office:value="0.921363643764743" calcext:value-type="float">
            <text:p>0.921363643764743</text:p>
          </table:table-cell>
          <table:table-cell table:formula="of:=SUMIF(INDIRECT(&quot;$&quot;&amp;[.F$1]&amp;&quot;C.$A$2:$&quot;&amp;[.F$1]&amp;&quot;C.$A$101&quot;);[.$A$1]&amp;&quot;_&quot;&amp;[.$A3];INDIRECT(&quot;$&quot;&amp;[.F$1]&amp;&quot;C.i$2:$&quot;&amp;[.F$1]&amp;&quot;C.i$101&quot;))" office:value-type="float" office:value="0.988931682198071" calcext:value-type="float">
            <text:p>0.988931682198071</text:p>
          </table:table-cell>
          <table:table-cell table:formula="of:=SUMIF(INDIRECT(&quot;$&quot;&amp;[.F$1]&amp;&quot;C.$A$2:$&quot;&amp;[.F$1]&amp;&quot;C.$A$101&quot;);[.$A$1]&amp;&quot;_&quot;&amp;[.$A3];INDIRECT(&quot;$&quot;&amp;[.F$1]&amp;&quot;C.j$2:$&quot;&amp;[.F$1]&amp;&quot;C.j$101&quot;))" office:value-type="float" office:value="0.441317404088203" calcext:value-type="float">
            <text:p>0.441317404088203</text:p>
          </table:table-cell>
          <table:table-cell table:formula="of:=SUMIF(INDIRECT(&quot;$&quot;&amp;[.F$1]&amp;&quot;T.$B$2:$&quot;&amp;[.F$1]&amp;&quot;T.$B$101&quot;);[.$A$1]&amp;&quot;_&quot;&amp;[.$A3];INDIRECT(&quot;$&quot;&amp;[.F$1]&amp;&quot;T.C$2:$&quot;&amp;[.F$1]&amp;&quot;T.C$112&quot;))" office:value-type="float" office:value="0.837055124772052" calcext:value-type="float">
            <text:p>0.837055124772052</text:p>
          </table:table-cell>
          <table:table-cell table:formula="of:=SUMIF(INDIRECT(&quot;$&quot;&amp;[.J$1]&amp;&quot;C.$A$2:$&quot;&amp;[.J$1]&amp;&quot;C.$A$101&quot;);[.$A$1]&amp;&quot;_&quot;&amp;[.$A3];INDIRECT(&quot;$&quot;&amp;[.J$1]&amp;&quot;C.h$2:$&quot;&amp;[.J$1]&amp;&quot;C.h$101&quot;))" office:value-type="float" office:value="0.575173329127054" calcext:value-type="float">
            <text:p>0.575173329127054</text:p>
          </table:table-cell>
          <table:table-cell table:formula="of:=SUMIF(INDIRECT(&quot;$&quot;&amp;[.J$1]&amp;&quot;C.$A$2:$&quot;&amp;[.J$1]&amp;&quot;C.$A$101&quot;);[.$A$1]&amp;&quot;_&quot;&amp;[.$A3];INDIRECT(&quot;$&quot;&amp;[.J$1]&amp;&quot;C.i$2:$&quot;&amp;[.J$1]&amp;&quot;C.i$101&quot;))" office:value-type="float" office:value="0.638427596509655" calcext:value-type="float">
            <text:p>0.638427596509655</text:p>
          </table:table-cell>
          <table:table-cell table:formula="of:=SUMIF(INDIRECT(&quot;$&quot;&amp;[.J$1]&amp;&quot;C.$A$2:$&quot;&amp;[.J$1]&amp;&quot;C.$A$101&quot;);[.$A$1]&amp;&quot;_&quot;&amp;[.$A3];INDIRECT(&quot;$&quot;&amp;[.J$1]&amp;&quot;C.j$2:$&quot;&amp;[.J$1]&amp;&quot;C.j$101&quot;))" office:value-type="float" office:value="0.500853221808978" calcext:value-type="float">
            <text:p>0.500853221808978</text:p>
          </table:table-cell>
          <table:table-cell table:formula="of:=SUMIF(INDIRECT(&quot;$&quot;&amp;[.J$1]&amp;&quot;T.$B$2:$&quot;&amp;[.J$1]&amp;&quot;T.$B$101&quot;);[.$A$1]&amp;&quot;_&quot;&amp;[.$A3];INDIRECT(&quot;$&quot;&amp;[.J$1]&amp;&quot;T.C$2:$&quot;&amp;[.J$1]&amp;&quot;T.C$112&quot;))" office:value-type="float" office:value="0.580329778120875" calcext:value-type="float">
            <text:p>0.580329778120875</text:p>
          </table:table-cell>
          <table:table-cell table:formula="of:=SUMIF(INDIRECT(&quot;$&quot;&amp;[.N$1]&amp;&quot;C.$A$2:$&quot;&amp;[.N$1]&amp;&quot;C.$A$101&quot;);[.$A$1]&amp;&quot;_&quot;&amp;[.$A3];INDIRECT(&quot;$&quot;&amp;[.N$1]&amp;&quot;C.h$2:$&quot;&amp;[.N$1]&amp;&quot;C.h$101&quot;))" office:value-type="float" office:value="-0.554181437067768" calcext:value-type="float">
            <text:p>-0.554181437067768</text:p>
          </table:table-cell>
          <table:table-cell table:formula="of:=SUMIF(INDIRECT(&quot;$&quot;&amp;[.N$1]&amp;&quot;C.$A$2:$&quot;&amp;[.N$1]&amp;&quot;C.$A$101&quot;);[.$A$1]&amp;&quot;_&quot;&amp;[.$A3];INDIRECT(&quot;$&quot;&amp;[.N$1]&amp;&quot;C.i$2:$&quot;&amp;[.N$1]&amp;&quot;C.i$101&quot;))" office:value-type="float" office:value="-0.320680956874684" calcext:value-type="float">
            <text:p>-0.320680956874684</text:p>
          </table:table-cell>
          <table:table-cell table:formula="of:=SUMIF(INDIRECT(&quot;$&quot;&amp;[.N$1]&amp;&quot;C.$A$2:$&quot;&amp;[.N$1]&amp;&quot;C.$A$101&quot;);[.$A$1]&amp;&quot;_&quot;&amp;[.$A3];INDIRECT(&quot;$&quot;&amp;[.N$1]&amp;&quot;C.j$2:$&quot;&amp;[.N$1]&amp;&quot;C.j$101&quot;))" office:value-type="float" office:value="-0.828965524756355" calcext:value-type="float">
            <text:p>-0.828965524756355</text:p>
          </table:table-cell>
          <table:table-cell table:formula="of:=SUMIF(INDIRECT(&quot;$&quot;&amp;[.N$1]&amp;&quot;T.$B$2:$&quot;&amp;[.N$1]&amp;&quot;T.$B$101&quot;);[.$A$1]&amp;&quot;_&quot;&amp;[.$A3];INDIRECT(&quot;$&quot;&amp;[.N$1]&amp;&quot;T.C$2:$&quot;&amp;[.N$1]&amp;&quot;T.C$112&quot;))" office:value-type="float" office:value="-0.389501744390977" calcext:value-type="float">
            <text:p>-0.389501744390977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INDIRECT(&quot;$&quot;&amp;[.B$1]&amp;&quot;C.$A$2:$&quot;&amp;[.B$1]&amp;&quot;C.$A$101&quot;);[.$A$1]&amp;&quot;_&quot;&amp;[.$A4];INDIRECT(&quot;$&quot;&amp;[.B$1]&amp;&quot;C.h$2:$&quot;&amp;[.B$1]&amp;&quot;C.h$101&quot;))" office:value-type="float" office:value="0.886186886717612" calcext:value-type="float">
            <text:p>0.886186886717612</text:p>
          </table:table-cell>
          <table:table-cell table:formula="of:=SUMIF(INDIRECT(&quot;$&quot;&amp;[.B$1]&amp;&quot;C.$A$2:$&quot;&amp;[.B$1]&amp;&quot;C.$A$101&quot;);[.$A$1]&amp;&quot;_&quot;&amp;[.$A4];INDIRECT(&quot;$&quot;&amp;[.B$1]&amp;&quot;C.i$2:$&quot;&amp;[.B$1]&amp;&quot;C.i$101&quot;))" office:value-type="float" office:value="0.948946315046388" calcext:value-type="float">
            <text:p>0.948946315046388</text:p>
          </table:table-cell>
          <table:table-cell table:formula="of:=SUMIF(INDIRECT(&quot;$&quot;&amp;[.B$1]&amp;&quot;C.$A$2:$&quot;&amp;[.B$1]&amp;&quot;C.$A$101&quot;);[.$A$1]&amp;&quot;_&quot;&amp;[.$A4];INDIRECT(&quot;$&quot;&amp;[.B$1]&amp;&quot;C.j$2:$&quot;&amp;[.B$1]&amp;&quot;C.j$101&quot;))" office:value-type="float" office:value="0.746278358422132" calcext:value-type="float">
            <text:p>0.746278358422132</text:p>
          </table:table-cell>
          <table:table-cell table:formula="of:=SUMIF(INDIRECT(&quot;$&quot;&amp;[.B$1]&amp;&quot;T.$B$2:$&quot;&amp;[.B$1]&amp;&quot;T.$B$101&quot;);[.$A$1]&amp;&quot;_&quot;&amp;[.$A4];INDIRECT(&quot;$&quot;&amp;[.B$1]&amp;&quot;T.C$2:$&quot;&amp;[.B$1]&amp;&quot;T.C$112&quot;))" office:value-type="float" office:value="0.873572285323957" calcext:value-type="float">
            <text:p>0.873572285323957</text:p>
          </table:table-cell>
          <table:table-cell table:formula="of:=SUMIF(INDIRECT(&quot;$&quot;&amp;[.F$1]&amp;&quot;C.$A$2:$&quot;&amp;[.F$1]&amp;&quot;C.$A$101&quot;);[.$A$1]&amp;&quot;_&quot;&amp;[.$A4];INDIRECT(&quot;$&quot;&amp;[.F$1]&amp;&quot;C.h$2:$&quot;&amp;[.F$1]&amp;&quot;C.h$101&quot;))" office:value-type="float" office:value="0.826757766144585" calcext:value-type="float">
            <text:p>0.826757766144585</text:p>
          </table:table-cell>
          <table:table-cell table:formula="of:=SUMIF(INDIRECT(&quot;$&quot;&amp;[.F$1]&amp;&quot;C.$A$2:$&quot;&amp;[.F$1]&amp;&quot;C.$A$101&quot;);[.$A$1]&amp;&quot;_&quot;&amp;[.$A4];INDIRECT(&quot;$&quot;&amp;[.F$1]&amp;&quot;C.i$2:$&quot;&amp;[.F$1]&amp;&quot;C.i$101&quot;))" office:value-type="float" office:value="0.935101373767653" calcext:value-type="float">
            <text:p>0.935101373767653</text:p>
          </table:table-cell>
          <table:table-cell table:formula="of:=SUMIF(INDIRECT(&quot;$&quot;&amp;[.F$1]&amp;&quot;C.$A$2:$&quot;&amp;[.F$1]&amp;&quot;C.$A$101&quot;);[.$A$1]&amp;&quot;_&quot;&amp;[.$A4];INDIRECT(&quot;$&quot;&amp;[.F$1]&amp;&quot;C.j$2:$&quot;&amp;[.F$1]&amp;&quot;C.j$101&quot;))" office:value-type="float" office:value="0.537542266553322" calcext:value-type="float">
            <text:p>0.537542266553322</text:p>
          </table:table-cell>
          <table:table-cell table:formula="of:=SUMIF(INDIRECT(&quot;$&quot;&amp;[.F$1]&amp;&quot;T.$B$2:$&quot;&amp;[.F$1]&amp;&quot;T.$B$101&quot;);[.$A$1]&amp;&quot;_&quot;&amp;[.$A4];INDIRECT(&quot;$&quot;&amp;[.F$1]&amp;&quot;T.C$2:$&quot;&amp;[.F$1]&amp;&quot;T.C$112&quot;))" office:value-type="float" office:value="0.802953480548881" calcext:value-type="float">
            <text:p>0.802953480548881</text:p>
          </table:table-cell>
          <table:table-cell table:formula="of:=SUMIF(INDIRECT(&quot;$&quot;&amp;[.J$1]&amp;&quot;C.$A$2:$&quot;&amp;[.J$1]&amp;&quot;C.$A$101&quot;);[.$A$1]&amp;&quot;_&quot;&amp;[.$A4];INDIRECT(&quot;$&quot;&amp;[.J$1]&amp;&quot;C.h$2:$&quot;&amp;[.J$1]&amp;&quot;C.h$101&quot;))" office:value-type="float" office:value="0.536082045965909" calcext:value-type="float">
            <text:p>0.536082045965909</text:p>
          </table:table-cell>
          <table:table-cell table:formula="of:=SUMIF(INDIRECT(&quot;$&quot;&amp;[.J$1]&amp;&quot;C.$A$2:$&quot;&amp;[.J$1]&amp;&quot;C.$A$101&quot;);[.$A$1]&amp;&quot;_&quot;&amp;[.$A4];INDIRECT(&quot;$&quot;&amp;[.J$1]&amp;&quot;C.i$2:$&quot;&amp;[.J$1]&amp;&quot;C.i$101&quot;))" office:value-type="float" office:value="0.682865320066521" calcext:value-type="float">
            <text:p>0.682865320066521</text:p>
          </table:table-cell>
          <table:table-cell table:formula="of:=SUMIF(INDIRECT(&quot;$&quot;&amp;[.J$1]&amp;&quot;C.$A$2:$&quot;&amp;[.J$1]&amp;&quot;C.$A$101&quot;);[.$A$1]&amp;&quot;_&quot;&amp;[.$A4];INDIRECT(&quot;$&quot;&amp;[.J$1]&amp;&quot;C.j$2:$&quot;&amp;[.J$1]&amp;&quot;C.j$101&quot;))" office:value-type="float" office:value="0.321361296341601" calcext:value-type="float">
            <text:p>0.321361296341601</text:p>
          </table:table-cell>
          <table:table-cell table:formula="of:=SUMIF(INDIRECT(&quot;$&quot;&amp;[.J$1]&amp;&quot;T.$B$2:$&quot;&amp;[.J$1]&amp;&quot;T.$B$101&quot;);[.$A$1]&amp;&quot;_&quot;&amp;[.$A4];INDIRECT(&quot;$&quot;&amp;[.J$1]&amp;&quot;T.C$2:$&quot;&amp;[.J$1]&amp;&quot;T.C$112&quot;))" office:value-type="float" office:value="0.481896365438548" calcext:value-type="float">
            <text:p>0.481896365438548</text:p>
          </table:table-cell>
          <table:table-cell table:formula="of:=SUMIF(INDIRECT(&quot;$&quot;&amp;[.N$1]&amp;&quot;C.$A$2:$&quot;&amp;[.N$1]&amp;&quot;C.$A$101&quot;);[.$A$1]&amp;&quot;_&quot;&amp;[.$A4];INDIRECT(&quot;$&quot;&amp;[.N$1]&amp;&quot;C.h$2:$&quot;&amp;[.N$1]&amp;&quot;C.h$101&quot;))" office:value-type="float" office:value="-0.0852202914734819" calcext:value-type="float">
            <text:p>-0.0852202914734819</text:p>
          </table:table-cell>
          <table:table-cell table:formula="of:=SUMIF(INDIRECT(&quot;$&quot;&amp;[.N$1]&amp;&quot;C.$A$2:$&quot;&amp;[.N$1]&amp;&quot;C.$A$101&quot;);[.$A$1]&amp;&quot;_&quot;&amp;[.$A4];INDIRECT(&quot;$&quot;&amp;[.N$1]&amp;&quot;C.i$2:$&quot;&amp;[.N$1]&amp;&quot;C.i$101&quot;))" office:value-type="float" office:value="0.259740234557264" calcext:value-type="float">
            <text:p>0.259740234557264</text:p>
          </table:table-cell>
          <table:table-cell table:formula="of:=SUMIF(INDIRECT(&quot;$&quot;&amp;[.N$1]&amp;&quot;C.$A$2:$&quot;&amp;[.N$1]&amp;&quot;C.$A$101&quot;);[.$A$1]&amp;&quot;_&quot;&amp;[.$A4];INDIRECT(&quot;$&quot;&amp;[.N$1]&amp;&quot;C.j$2:$&quot;&amp;[.N$1]&amp;&quot;C.j$101&quot;))" office:value-type="float" office:value="-0.590932178140773" calcext:value-type="float">
            <text:p>-0.590932178140773</text:p>
          </table:table-cell>
          <table:table-cell table:formula="of:=SUMIF(INDIRECT(&quot;$&quot;&amp;[.N$1]&amp;&quot;T.$B$2:$&quot;&amp;[.N$1]&amp;&quot;T.$B$101&quot;);[.$A$1]&amp;&quot;_&quot;&amp;[.$A4];INDIRECT(&quot;$&quot;&amp;[.N$1]&amp;&quot;T.C$2:$&quot;&amp;[.N$1]&amp;&quot;T.C$112&quot;))" office:value-type="float" office:value="-0.307674879911142" calcext:value-type="float">
            <text:p>-0.307674879911142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INDIRECT(&quot;$&quot;&amp;[.B$1]&amp;&quot;C.$A$2:$&quot;&amp;[.B$1]&amp;&quot;C.$A$101&quot;);[.$A$1]&amp;&quot;_&quot;&amp;[.$A5];INDIRECT(&quot;$&quot;&amp;[.B$1]&amp;&quot;C.h$2:$&quot;&amp;[.B$1]&amp;&quot;C.h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i$2:$&quot;&amp;[.B$1]&amp;&quot;C.i$101&quot;))" office:value-type="float" office:value="0" calcext:value-type="float">
            <text:p>0</text:p>
          </table:table-cell>
          <table:table-cell table:formula="of:=SUMIF(INDIRECT(&quot;$&quot;&amp;[.B$1]&amp;&quot;C.$A$2:$&quot;&amp;[.B$1]&amp;&quot;C.$A$101&quot;);[.$A$1]&amp;&quot;_&quot;&amp;[.$A5];INDIRECT(&quot;$&quot;&amp;[.B$1]&amp;&quot;C.j$2:$&quot;&amp;[.B$1]&amp;&quot;C.j$101&quot;))" office:value-type="float" office:value="0" calcext:value-type="float">
            <text:p>0</text:p>
          </table:table-cell>
          <table:table-cell table:formula="of:=SUMIF(INDIRECT(&quot;$&quot;&amp;[.B$1]&amp;&quot;T.$B$2:$&quot;&amp;[.B$1]&amp;&quot;T.$B$101&quot;);[.$A$1]&amp;&quot;_&quot;&amp;[.$A5];INDIRECT(&quot;$&quot;&amp;[.B$1]&amp;&quot;T.C$2:$&quot;&amp;[.B$1]&amp;&quot;T.C$112&quot;))" office:value-type="float" office:value="0" calcext:value-type="float">
            <text:p>0</text:p>
          </table:table-cell>
          <table:table-cell table:formula="of:=SUMIF(INDIRECT(&quot;$&quot;&amp;[.F$1]&amp;&quot;C.$A$2:$&quot;&amp;[.F$1]&amp;&quot;C.$A$101&quot;);[.$A$1]&amp;&quot;_&quot;&amp;[.$A5];INDIRECT(&quot;$&quot;&amp;[.F$1]&amp;&quot;C.h$2:$&quot;&amp;[.F$1]&amp;&quot;C.h$101&quot;))" office:value-type="float" office:value="0.629546345589092" calcext:value-type="float">
            <text:p>0.629546345589092</text:p>
          </table:table-cell>
          <table:table-cell table:formula="of:=SUMIF(INDIRECT(&quot;$&quot;&amp;[.F$1]&amp;&quot;C.$A$2:$&quot;&amp;[.F$1]&amp;&quot;C.$A$101&quot;);[.$A$1]&amp;&quot;_&quot;&amp;[.$A5];INDIRECT(&quot;$&quot;&amp;[.F$1]&amp;&quot;C.i$2:$&quot;&amp;[.F$1]&amp;&quot;C.i$101&quot;))" office:value-type="float" office:value="0.770675697507635" calcext:value-type="float">
            <text:p>0.770675697507635</text:p>
          </table:table-cell>
          <table:table-cell table:formula="of:=SUMIF(INDIRECT(&quot;$&quot;&amp;[.F$1]&amp;&quot;C.$A$2:$&quot;&amp;[.F$1]&amp;&quot;C.$A$101&quot;);[.$A$1]&amp;&quot;_&quot;&amp;[.$A5];INDIRECT(&quot;$&quot;&amp;[.F$1]&amp;&quot;C.j$2:$&quot;&amp;[.F$1]&amp;&quot;C.j$101&quot;))" office:value-type="float" office:value="0.401564035844103" calcext:value-type="float">
            <text:p>0.401564035844103</text:p>
          </table:table-cell>
          <table:table-cell table:formula="of:=SUMIF(INDIRECT(&quot;$&quot;&amp;[.F$1]&amp;&quot;T.$B$2:$&quot;&amp;[.F$1]&amp;&quot;T.$B$101&quot;);[.$A$1]&amp;&quot;_&quot;&amp;[.$A5];INDIRECT(&quot;$&quot;&amp;[.F$1]&amp;&quot;T.C$2:$&quot;&amp;[.F$1]&amp;&quot;T.C$112&quot;))" office:value-type="float" office:value="0.768851836325711" calcext:value-type="float">
            <text:p>0.768851836325711</text:p>
          </table:table-cell>
          <table:table-cell table:formula="of:=SUMIF(INDIRECT(&quot;$&quot;&amp;[.J$1]&amp;&quot;C.$A$2:$&quot;&amp;[.J$1]&amp;&quot;C.$A$101&quot;);[.$A$1]&amp;&quot;_&quot;&amp;[.$A5];INDIRECT(&quot;$&quot;&amp;[.J$1]&amp;&quot;C.h$2:$&quot;&amp;[.J$1]&amp;&quot;C.h$101&quot;))" office:value-type="float" office:value="0.0154265279180312" calcext:value-type="float">
            <text:p>0.0154265279180312</text:p>
          </table:table-cell>
          <table:table-cell table:formula="of:=SUMIF(INDIRECT(&quot;$&quot;&amp;[.J$1]&amp;&quot;C.$A$2:$&quot;&amp;[.J$1]&amp;&quot;C.$A$101&quot;);[.$A$1]&amp;&quot;_&quot;&amp;[.$A5];INDIRECT(&quot;$&quot;&amp;[.J$1]&amp;&quot;C.i$2:$&quot;&amp;[.J$1]&amp;&quot;C.i$101&quot;))" office:value-type="float" office:value="0.558205331299089" calcext:value-type="float">
            <text:p>0.558205331299089</text:p>
          </table:table-cell>
          <table:table-cell table:formula="of:=SUMIF(INDIRECT(&quot;$&quot;&amp;[.J$1]&amp;&quot;C.$A$2:$&quot;&amp;[.J$1]&amp;&quot;C.$A$101&quot;);[.$A$1]&amp;&quot;_&quot;&amp;[.$A5];INDIRECT(&quot;$&quot;&amp;[.J$1]&amp;&quot;C.j$2:$&quot;&amp;[.J$1]&amp;&quot;C.j$101&quot;))" office:value-type="float" office:value="-1.19419787200692" calcext:value-type="float">
            <text:p>-1.19419787200692</text:p>
          </table:table-cell>
          <table:table-cell table:formula="of:=SUMIF(INDIRECT(&quot;$&quot;&amp;[.J$1]&amp;&quot;T.$B$2:$&quot;&amp;[.J$1]&amp;&quot;T.$B$101&quot;);[.$A$1]&amp;&quot;_&quot;&amp;[.$A5];INDIRECT(&quot;$&quot;&amp;[.J$1]&amp;&quot;T.C$2:$&quot;&amp;[.J$1]&amp;&quot;T.C$112&quot;))" office:value-type="float" office:value="0.383462952756221" calcext:value-type="float">
            <text:p>0.383462952756221</text:p>
          </table:table-cell>
          <table:table-cell table:formula="of:=SUMIF(INDIRECT(&quot;$&quot;&amp;[.N$1]&amp;&quot;C.$A$2:$&quot;&amp;[.N$1]&amp;&quot;C.$A$101&quot;);[.$A$1]&amp;&quot;_&quot;&amp;[.$A5];INDIRECT(&quot;$&quot;&amp;[.N$1]&amp;&quot;C.h$2:$&quot;&amp;[.N$1]&amp;&quot;C.h$101&quot;))" office:value-type="float" office:value="-0.570597311200066" calcext:value-type="float">
            <text:p>-0.570597311200066</text:p>
          </table:table-cell>
          <table:table-cell table:formula="of:=SUMIF(INDIRECT(&quot;$&quot;&amp;[.N$1]&amp;&quot;C.$A$2:$&quot;&amp;[.N$1]&amp;&quot;C.$A$101&quot;);[.$A$1]&amp;&quot;_&quot;&amp;[.$A5];INDIRECT(&quot;$&quot;&amp;[.N$1]&amp;&quot;C.i$2:$&quot;&amp;[.N$1]&amp;&quot;C.i$101&quot;))" office:value-type="float" office:value="0.30124096195071" calcext:value-type="float">
            <text:p>0.30124096195071</text:p>
          </table:table-cell>
          <table:table-cell table:formula="of:=SUMIF(INDIRECT(&quot;$&quot;&amp;[.N$1]&amp;&quot;C.$A$2:$&quot;&amp;[.N$1]&amp;&quot;C.$A$101&quot;);[.$A$1]&amp;&quot;_&quot;&amp;[.$A5];INDIRECT(&quot;$&quot;&amp;[.N$1]&amp;&quot;C.j$2:$&quot;&amp;[.N$1]&amp;&quot;C.j$101&quot;))" office:value-type="float" office:value="-2.53022398226908" calcext:value-type="float">
            <text:p>-2.53022398226908</text:p>
          </table:table-cell>
          <table:table-cell table:formula="of:=SUMIF(INDIRECT(&quot;$&quot;&amp;[.N$1]&amp;&quot;T.$B$2:$&quot;&amp;[.N$1]&amp;&quot;T.$B$101&quot;);[.$A$1]&amp;&quot;_&quot;&amp;[.$A5];INDIRECT(&quot;$&quot;&amp;[.N$1]&amp;&quot;T.C$2:$&quot;&amp;[.N$1]&amp;&quot;T.C$112&quot;))" office:value-type="float" office:value="-0.225848015431306" calcext:value-type="float">
            <text:p>-0.225848015431306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INDIRECT(&quot;$&quot;&amp;[.B$1]&amp;&quot;C.$A$2:$&quot;&amp;[.B$1]&amp;&quot;C.$A$101&quot;);[.$A$1]&amp;&quot;_&quot;&amp;[.$A6];INDIRECT(&quot;$&quot;&amp;[.B$1]&amp;&quot;C.h$2:$&quot;&amp;[.B$1]&amp;&quot;C.h$101&quot;))" office:value-type="float" office:value="0.937516066593175" calcext:value-type="float">
            <text:p>0.937516066593175</text:p>
          </table:table-cell>
          <table:table-cell table:formula="of:=SUMIF(INDIRECT(&quot;$&quot;&amp;[.B$1]&amp;&quot;C.$A$2:$&quot;&amp;[.B$1]&amp;&quot;C.$A$101&quot;);[.$A$1]&amp;&quot;_&quot;&amp;[.$A6];INDIRECT(&quot;$&quot;&amp;[.B$1]&amp;&quot;C.i$2:$&quot;&amp;[.B$1]&amp;&quot;C.i$101&quot;))" office:value-type="float" office:value="0.991202204216581" calcext:value-type="float">
            <text:p>0.991202204216581</text:p>
          </table:table-cell>
          <table:table-cell table:formula="of:=SUMIF(INDIRECT(&quot;$&quot;&amp;[.B$1]&amp;&quot;C.$A$2:$&quot;&amp;[.B$1]&amp;&quot;C.$A$101&quot;);[.$A$1]&amp;&quot;_&quot;&amp;[.$A6];INDIRECT(&quot;$&quot;&amp;[.B$1]&amp;&quot;C.j$2:$&quot;&amp;[.B$1]&amp;&quot;C.j$101&quot;))" office:value-type="float" office:value="0.556224987473912" calcext:value-type="float">
            <text:p>0.556224987473912</text:p>
          </table:table-cell>
          <table:table-cell table:formula="of:=SUMIF(INDIRECT(&quot;$&quot;&amp;[.B$1]&amp;&quot;T.$B$2:$&quot;&amp;[.B$1]&amp;&quot;T.$B$101&quot;);[.$A$1]&amp;&quot;_&quot;&amp;[.$A6];INDIRECT(&quot;$&quot;&amp;[.B$1]&amp;&quot;T.C$2:$&quot;&amp;[.B$1]&amp;&quot;T.C$112&quot;))" office:value-type="float" office:value="0.854907133130503" calcext:value-type="float">
            <text:p>0.854907133130503</text:p>
          </table:table-cell>
          <table:table-cell table:formula="of:=SUMIF(INDIRECT(&quot;$&quot;&amp;[.F$1]&amp;&quot;C.$A$2:$&quot;&amp;[.F$1]&amp;&quot;C.$A$101&quot;);[.$A$1]&amp;&quot;_&quot;&amp;[.$A6];INDIRECT(&quot;$&quot;&amp;[.F$1]&amp;&quot;C.h$2:$&quot;&amp;[.F$1]&amp;&quot;C.h$101&quot;))" office:value-type="float" office:value="0.723779245220229" calcext:value-type="float">
            <text:p>0.723779245220229</text:p>
          </table:table-cell>
          <table:table-cell table:formula="of:=SUMIF(INDIRECT(&quot;$&quot;&amp;[.F$1]&amp;&quot;C.$A$2:$&quot;&amp;[.F$1]&amp;&quot;C.$A$101&quot;);[.$A$1]&amp;&quot;_&quot;&amp;[.$A6];INDIRECT(&quot;$&quot;&amp;[.F$1]&amp;&quot;C.i$2:$&quot;&amp;[.F$1]&amp;&quot;C.i$101&quot;))" office:value-type="float" office:value="0.834107338064103" calcext:value-type="float">
            <text:p>0.834107338064103</text:p>
          </table:table-cell>
          <table:table-cell table:formula="of:=SUMIF(INDIRECT(&quot;$&quot;&amp;[.F$1]&amp;&quot;C.$A$2:$&quot;&amp;[.F$1]&amp;&quot;C.$A$101&quot;);[.$A$1]&amp;&quot;_&quot;&amp;[.$A6];INDIRECT(&quot;$&quot;&amp;[.F$1]&amp;&quot;C.j$2:$&quot;&amp;[.F$1]&amp;&quot;C.j$101&quot;))" office:value-type="float" office:value="0.540076670777707" calcext:value-type="float">
            <text:p>0.540076670777707</text:p>
          </table:table-cell>
          <table:table-cell table:formula="of:=SUMIF(INDIRECT(&quot;$&quot;&amp;[.F$1]&amp;&quot;T.$B$2:$&quot;&amp;[.F$1]&amp;&quot;T.$B$101&quot;);[.$A$1]&amp;&quot;_&quot;&amp;[.$A6];INDIRECT(&quot;$&quot;&amp;[.F$1]&amp;&quot;T.C$2:$&quot;&amp;[.F$1]&amp;&quot;T.C$112&quot;))" office:value-type="float" office:value="0.73475019210254" calcext:value-type="float">
            <text:p>0.73475019210254</text:p>
          </table:table-cell>
          <table:table-cell table:formula="of:=SUMIF(INDIRECT(&quot;$&quot;&amp;[.J$1]&amp;&quot;C.$A$2:$&quot;&amp;[.J$1]&amp;&quot;C.$A$101&quot;);[.$A$1]&amp;&quot;_&quot;&amp;[.$A6];INDIRECT(&quot;$&quot;&amp;[.J$1]&amp;&quot;C.h$2:$&quot;&amp;[.J$1]&amp;&quot;C.h$101&quot;))" office:value-type="float" office:value="0.145151499088679" calcext:value-type="float">
            <text:p>0.145151499088679</text:p>
          </table:table-cell>
          <table:table-cell table:formula="of:=SUMIF(INDIRECT(&quot;$&quot;&amp;[.J$1]&amp;&quot;C.$A$2:$&quot;&amp;[.J$1]&amp;&quot;C.$A$101&quot;);[.$A$1]&amp;&quot;_&quot;&amp;[.$A6];INDIRECT(&quot;$&quot;&amp;[.J$1]&amp;&quot;C.i$2:$&quot;&amp;[.J$1]&amp;&quot;C.i$101&quot;))" office:value-type="float" office:value="0.423793445644738" calcext:value-type="float">
            <text:p>0.423793445644738</text:p>
          </table:table-cell>
          <table:table-cell table:formula="of:=SUMIF(INDIRECT(&quot;$&quot;&amp;[.J$1]&amp;&quot;C.$A$2:$&quot;&amp;[.J$1]&amp;&quot;C.$A$101&quot;);[.$A$1]&amp;&quot;_&quot;&amp;[.$A6];INDIRECT(&quot;$&quot;&amp;[.J$1]&amp;&quot;C.j$2:$&quot;&amp;[.J$1]&amp;&quot;C.j$101&quot;))" office:value-type="float" office:value="-0.268236110795395" calcext:value-type="float">
            <text:p>-0.268236110795395</text:p>
          </table:table-cell>
          <table:table-cell table:formula="of:=SUMIF(INDIRECT(&quot;$&quot;&amp;[.J$1]&amp;&quot;T.$B$2:$&quot;&amp;[.J$1]&amp;&quot;T.$B$101&quot;);[.$A$1]&amp;&quot;_&quot;&amp;[.$A6];INDIRECT(&quot;$&quot;&amp;[.J$1]&amp;&quot;T.C$2:$&quot;&amp;[.J$1]&amp;&quot;T.C$112&quot;))" office:value-type="float" office:value="0.285029540073894" calcext:value-type="float">
            <text:p>0.285029540073894</text:p>
          </table:table-cell>
          <table:table-cell table:formula="of:=SUMIF(INDIRECT(&quot;$&quot;&amp;[.N$1]&amp;&quot;C.$A$2:$&quot;&amp;[.N$1]&amp;&quot;C.$A$101&quot;);[.$A$1]&amp;&quot;_&quot;&amp;[.$A6];INDIRECT(&quot;$&quot;&amp;[.N$1]&amp;&quot;C.h$2:$&quot;&amp;[.N$1]&amp;&quot;C.h$101&quot;))" office:value-type="float" office:value="-0.187763349096432" calcext:value-type="float">
            <text:p>-0.187763349096432</text:p>
          </table:table-cell>
          <table:table-cell table:formula="of:=SUMIF(INDIRECT(&quot;$&quot;&amp;[.N$1]&amp;&quot;C.$A$2:$&quot;&amp;[.N$1]&amp;&quot;C.$A$101&quot;);[.$A$1]&amp;&quot;_&quot;&amp;[.$A6];INDIRECT(&quot;$&quot;&amp;[.N$1]&amp;&quot;C.i$2:$&quot;&amp;[.N$1]&amp;&quot;C.i$101&quot;))" office:value-type="float" office:value="0.201977016046217" calcext:value-type="float">
            <text:p>0.201977016046217</text:p>
          </table:table-cell>
          <table:table-cell table:formula="of:=SUMIF(INDIRECT(&quot;$&quot;&amp;[.N$1]&amp;&quot;C.$A$2:$&quot;&amp;[.N$1]&amp;&quot;C.$A$101&quot;);[.$A$1]&amp;&quot;_&quot;&amp;[.$A6];INDIRECT(&quot;$&quot;&amp;[.N$1]&amp;&quot;C.j$2:$&quot;&amp;[.N$1]&amp;&quot;C.j$101&quot;))" office:value-type="float" office:value="-0.767846041810843" calcext:value-type="float">
            <text:p>-0.767846041810843</text:p>
          </table:table-cell>
          <table:table-cell table:formula="of:=SUMIF(INDIRECT(&quot;$&quot;&amp;[.N$1]&amp;&quot;T.$B$2:$&quot;&amp;[.N$1]&amp;&quot;T.$B$101&quot;);[.$A$1]&amp;&quot;_&quot;&amp;[.$A6];INDIRECT(&quot;$&quot;&amp;[.N$1]&amp;&quot;T.C$2:$&quot;&amp;[.N$1]&amp;&quot;T.C$112&quot;))" office:value-type="float" office:value="-0.144021150951471" calcext:value-type="float">
            <text:p>-0.144021150951471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INDIRECT(&quot;$&quot;&amp;[.B$1]&amp;&quot;C.$A$2:$&quot;&amp;[.B$1]&amp;&quot;C.$A$101&quot;);[.$A$1]&amp;&quot;_&quot;&amp;[.$A7];INDIRECT(&quot;$&quot;&amp;[.B$1]&amp;&quot;C.h$2:$&quot;&amp;[.B$1]&amp;&quot;C.h$101&quot;))" office:value-type="float" office:value="0.759000369099388" calcext:value-type="float">
            <text:p>0.759000369099388</text:p>
          </table:table-cell>
          <table:table-cell table:formula="of:=SUMIF(INDIRECT(&quot;$&quot;&amp;[.B$1]&amp;&quot;C.$A$2:$&quot;&amp;[.B$1]&amp;&quot;C.$A$101&quot;);[.$A$1]&amp;&quot;_&quot;&amp;[.$A7];INDIRECT(&quot;$&quot;&amp;[.B$1]&amp;&quot;C.i$2:$&quot;&amp;[.B$1]&amp;&quot;C.i$101&quot;))" office:value-type="float" office:value="0.840138806316892" calcext:value-type="float">
            <text:p>0.840138806316892</text:p>
          </table:table-cell>
          <table:table-cell table:formula="of:=SUMIF(INDIRECT(&quot;$&quot;&amp;[.B$1]&amp;&quot;C.$A$2:$&quot;&amp;[.B$1]&amp;&quot;C.$A$101&quot;);[.$A$1]&amp;&quot;_&quot;&amp;[.$A7];INDIRECT(&quot;$&quot;&amp;[.B$1]&amp;&quot;C.j$2:$&quot;&amp;[.B$1]&amp;&quot;C.j$101&quot;))" office:value-type="float" office:value="0.636679667178236" calcext:value-type="float">
            <text:p>0.636679667178236</text:p>
          </table:table-cell>
          <table:table-cell table:formula="of:=SUMIF(INDIRECT(&quot;$&quot;&amp;[.B$1]&amp;&quot;T.$B$2:$&quot;&amp;[.B$1]&amp;&quot;T.$B$101&quot;);[.$A$1]&amp;&quot;_&quot;&amp;[.$A7];INDIRECT(&quot;$&quot;&amp;[.B$1]&amp;&quot;T.C$2:$&quot;&amp;[.B$1]&amp;&quot;T.C$112&quot;))" office:value-type="float" office:value="0.845574557033776" calcext:value-type="float">
            <text:p>0.845574557033776</text:p>
          </table:table-cell>
          <table:table-cell table:formula="of:=SUMIF(INDIRECT(&quot;$&quot;&amp;[.F$1]&amp;&quot;C.$A$2:$&quot;&amp;[.F$1]&amp;&quot;C.$A$101&quot;);[.$A$1]&amp;&quot;_&quot;&amp;[.$A7];INDIRECT(&quot;$&quot;&amp;[.F$1]&amp;&quot;C.h$2:$&quot;&amp;[.F$1]&amp;&quot;C.h$101&quot;))" office:value-type="float" office:value="0.586656447058558" calcext:value-type="float">
            <text:p>0.586656447058558</text:p>
          </table:table-cell>
          <table:table-cell table:formula="of:=SUMIF(INDIRECT(&quot;$&quot;&amp;[.F$1]&amp;&quot;C.$A$2:$&quot;&amp;[.F$1]&amp;&quot;C.$A$101&quot;);[.$A$1]&amp;&quot;_&quot;&amp;[.$A7];INDIRECT(&quot;$&quot;&amp;[.F$1]&amp;&quot;C.i$2:$&quot;&amp;[.F$1]&amp;&quot;C.i$101&quot;))" office:value-type="float" office:value="0.737470091602799" calcext:value-type="float">
            <text:p>0.737470091602799</text:p>
          </table:table-cell>
          <table:table-cell table:formula="of:=SUMIF(INDIRECT(&quot;$&quot;&amp;[.F$1]&amp;&quot;C.$A$2:$&quot;&amp;[.F$1]&amp;&quot;C.$A$101&quot;);[.$A$1]&amp;&quot;_&quot;&amp;[.$A7];INDIRECT(&quot;$&quot;&amp;[.F$1]&amp;&quot;C.j$2:$&quot;&amp;[.F$1]&amp;&quot;C.j$101&quot;))" office:value-type="float" office:value="0.349205986467039" calcext:value-type="float">
            <text:p>0.349205986467039</text:p>
          </table:table-cell>
          <table:table-cell table:formula="of:=SUMIF(INDIRECT(&quot;$&quot;&amp;[.F$1]&amp;&quot;T.$B$2:$&quot;&amp;[.F$1]&amp;&quot;T.$B$101&quot;);[.$A$1]&amp;&quot;_&quot;&amp;[.$A7];INDIRECT(&quot;$&quot;&amp;[.F$1]&amp;&quot;T.C$2:$&quot;&amp;[.F$1]&amp;&quot;T.C$112&quot;))" office:value-type="float" office:value="0.700648547879369" calcext:value-type="float">
            <text:p>0.700648547879369</text:p>
          </table:table-cell>
          <table:table-cell table:formula="of:=SUMIF(INDIRECT(&quot;$&quot;&amp;[.J$1]&amp;&quot;C.$A$2:$&quot;&amp;[.J$1]&amp;&quot;C.$A$101&quot;);[.$A$1]&amp;&quot;_&quot;&amp;[.$A7];INDIRECT(&quot;$&quot;&amp;[.J$1]&amp;&quot;C.h$2:$&quot;&amp;[.J$1]&amp;&quot;C.h$101&quot;))" office:value-type="float" office:value="0.230421286146893" calcext:value-type="float">
            <text:p>0.230421286146893</text:p>
          </table:table-cell>
          <table:table-cell table:formula="of:=SUMIF(INDIRECT(&quot;$&quot;&amp;[.J$1]&amp;&quot;C.$A$2:$&quot;&amp;[.J$1]&amp;&quot;C.$A$101&quot;);[.$A$1]&amp;&quot;_&quot;&amp;[.$A7];INDIRECT(&quot;$&quot;&amp;[.J$1]&amp;&quot;C.i$2:$&quot;&amp;[.J$1]&amp;&quot;C.i$101&quot;))" office:value-type="float" office:value="0.357390734273483" calcext:value-type="float">
            <text:p>0.357390734273483</text:p>
          </table:table-cell>
          <table:table-cell table:formula="of:=SUMIF(INDIRECT(&quot;$&quot;&amp;[.J$1]&amp;&quot;C.$A$2:$&quot;&amp;[.J$1]&amp;&quot;C.$A$101&quot;);[.$A$1]&amp;&quot;_&quot;&amp;[.$A7];INDIRECT(&quot;$&quot;&amp;[.J$1]&amp;&quot;C.j$2:$&quot;&amp;[.J$1]&amp;&quot;C.j$101&quot;))" office:value-type="float" office:value="0.0783646791239161" calcext:value-type="float">
            <text:p>0.0783646791239161</text:p>
          </table:table-cell>
          <table:table-cell table:formula="of:=SUMIF(INDIRECT(&quot;$&quot;&amp;[.J$1]&amp;&quot;T.$B$2:$&quot;&amp;[.J$1]&amp;&quot;T.$B$101&quot;);[.$A$1]&amp;&quot;_&quot;&amp;[.$A7];INDIRECT(&quot;$&quot;&amp;[.J$1]&amp;&quot;T.C$2:$&quot;&amp;[.J$1]&amp;&quot;T.C$112&quot;))" office:value-type="float" office:value="0.186596127391567" calcext:value-type="float">
            <text:p>0.186596127391567</text:p>
          </table:table-cell>
          <table:table-cell table:formula="of:=SUMIF(INDIRECT(&quot;$&quot;&amp;[.N$1]&amp;&quot;C.$A$2:$&quot;&amp;[.N$1]&amp;&quot;C.$A$101&quot;);[.$A$1]&amp;&quot;_&quot;&amp;[.$A7];INDIRECT(&quot;$&quot;&amp;[.N$1]&amp;&quot;C.h$2:$&quot;&amp;[.N$1]&amp;&quot;C.h$101&quot;))" office:value-type="float" office:value="0.0363151915266994" calcext:value-type="float">
            <text:p>0.0363151915266994</text:p>
          </table:table-cell>
          <table:table-cell table:formula="of:=SUMIF(INDIRECT(&quot;$&quot;&amp;[.N$1]&amp;&quot;C.$A$2:$&quot;&amp;[.N$1]&amp;&quot;C.$A$101&quot;);[.$A$1]&amp;&quot;_&quot;&amp;[.$A7];INDIRECT(&quot;$&quot;&amp;[.N$1]&amp;&quot;C.i$2:$&quot;&amp;[.N$1]&amp;&quot;C.i$101&quot;))" office:value-type="float" office:value="0.196314905472083" calcext:value-type="float">
            <text:p>0.196314905472083</text:p>
          </table:table-cell>
          <table:table-cell table:formula="of:=SUMIF(INDIRECT(&quot;$&quot;&amp;[.N$1]&amp;&quot;C.$A$2:$&quot;&amp;[.N$1]&amp;&quot;C.$A$101&quot;);[.$A$1]&amp;&quot;_&quot;&amp;[.$A7];INDIRECT(&quot;$&quot;&amp;[.N$1]&amp;&quot;C.j$2:$&quot;&amp;[.N$1]&amp;&quot;C.j$101&quot;))" office:value-type="float" office:value="-0.155537680623195" calcext:value-type="float">
            <text:p>-0.155537680623195</text:p>
          </table:table-cell>
          <table:table-cell table:formula="of:=SUMIF(INDIRECT(&quot;$&quot;&amp;[.N$1]&amp;&quot;T.$B$2:$&quot;&amp;[.N$1]&amp;&quot;T.$B$101&quot;);[.$A$1]&amp;&quot;_&quot;&amp;[.$A7];INDIRECT(&quot;$&quot;&amp;[.N$1]&amp;&quot;T.C$2:$&quot;&amp;[.N$1]&amp;&quot;T.C$112&quot;))" office:value-type="float" office:value="-0.0621942864716354" calcext:value-type="float">
            <text:p>-0.0621942864716354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INDIRECT(&quot;$&quot;&amp;[.B$1]&amp;&quot;C.$A$2:$&quot;&amp;[.B$1]&amp;&quot;C.$A$101&quot;);[.$A$1]&amp;&quot;_&quot;&amp;[.$A8];INDIRECT(&quot;$&quot;&amp;[.B$1]&amp;&quot;C.h$2:$&quot;&amp;[.B$1]&amp;&quot;C.h$101&quot;))" office:value-type="float" office:value="0.857504404390376" calcext:value-type="float">
            <text:p>0.857504404390376</text:p>
          </table:table-cell>
          <table:table-cell table:formula="of:=SUMIF(INDIRECT(&quot;$&quot;&amp;[.B$1]&amp;&quot;C.$A$2:$&quot;&amp;[.B$1]&amp;&quot;C.$A$101&quot;);[.$A$1]&amp;&quot;_&quot;&amp;[.$A8];INDIRECT(&quot;$&quot;&amp;[.B$1]&amp;&quot;C.i$2:$&quot;&amp;[.B$1]&amp;&quot;C.i$101&quot;))" office:value-type="float" office:value="0.914205104999149" calcext:value-type="float">
            <text:p>0.914205104999149</text:p>
          </table:table-cell>
          <table:table-cell table:formula="of:=SUMIF(INDIRECT(&quot;$&quot;&amp;[.B$1]&amp;&quot;C.$A$2:$&quot;&amp;[.B$1]&amp;&quot;C.$A$101&quot;);[.$A$1]&amp;&quot;_&quot;&amp;[.$A8];INDIRECT(&quot;$&quot;&amp;[.B$1]&amp;&quot;C.j$2:$&quot;&amp;[.B$1]&amp;&quot;C.j$101&quot;))" office:value-type="float" office:value="0.763330967793128" calcext:value-type="float">
            <text:p>0.763330967793128</text:p>
          </table:table-cell>
          <table:table-cell table:formula="of:=SUMIF(INDIRECT(&quot;$&quot;&amp;[.B$1]&amp;&quot;T.$B$2:$&quot;&amp;[.B$1]&amp;&quot;T.$B$101&quot;);[.$A$1]&amp;&quot;_&quot;&amp;[.$A8];INDIRECT(&quot;$&quot;&amp;[.B$1]&amp;&quot;T.C$2:$&quot;&amp;[.B$1]&amp;&quot;T.C$112&quot;))" office:value-type="float" office:value="0.836241980937049" calcext:value-type="float">
            <text:p>0.836241980937049</text:p>
          </table:table-cell>
          <table:table-cell table:formula="of:=SUMIF(INDIRECT(&quot;$&quot;&amp;[.F$1]&amp;&quot;C.$A$2:$&quot;&amp;[.F$1]&amp;&quot;C.$A$101&quot;);[.$A$1]&amp;&quot;_&quot;&amp;[.$A8];INDIRECT(&quot;$&quot;&amp;[.F$1]&amp;&quot;C.h$2:$&quot;&amp;[.F$1]&amp;&quot;C.h$101&quot;))" office:value-type="float" office:value="0.723558426523426" calcext:value-type="float">
            <text:p>0.723558426523426</text:p>
          </table:table-cell>
          <table:table-cell table:formula="of:=SUMIF(INDIRECT(&quot;$&quot;&amp;[.F$1]&amp;&quot;C.$A$2:$&quot;&amp;[.F$1]&amp;&quot;C.$A$101&quot;);[.$A$1]&amp;&quot;_&quot;&amp;[.$A8];INDIRECT(&quot;$&quot;&amp;[.F$1]&amp;&quot;C.i$2:$&quot;&amp;[.F$1]&amp;&quot;C.i$101&quot;))" office:value-type="float" office:value="0.862286395695001" calcext:value-type="float">
            <text:p>0.862286395695001</text:p>
          </table:table-cell>
          <table:table-cell table:formula="of:=SUMIF(INDIRECT(&quot;$&quot;&amp;[.F$1]&amp;&quot;C.$A$2:$&quot;&amp;[.F$1]&amp;&quot;C.$A$101&quot;);[.$A$1]&amp;&quot;_&quot;&amp;[.$A8];INDIRECT(&quot;$&quot;&amp;[.F$1]&amp;&quot;C.j$2:$&quot;&amp;[.F$1]&amp;&quot;C.j$101&quot;))" office:value-type="float" office:value="0.445080651749159" calcext:value-type="float">
            <text:p>0.445080651749159</text:p>
          </table:table-cell>
          <table:table-cell table:formula="of:=SUMIF(INDIRECT(&quot;$&quot;&amp;[.F$1]&amp;&quot;T.$B$2:$&quot;&amp;[.F$1]&amp;&quot;T.$B$101&quot;);[.$A$1]&amp;&quot;_&quot;&amp;[.$A8];INDIRECT(&quot;$&quot;&amp;[.F$1]&amp;&quot;T.C$2:$&quot;&amp;[.F$1]&amp;&quot;T.C$112&quot;))" office:value-type="float" office:value="0.666546903656198" calcext:value-type="float">
            <text:p>0.666546903656198</text:p>
          </table:table-cell>
          <table:table-cell table:formula="of:=SUMIF(INDIRECT(&quot;$&quot;&amp;[.J$1]&amp;&quot;C.$A$2:$&quot;&amp;[.J$1]&amp;&quot;C.$A$101&quot;);[.$A$1]&amp;&quot;_&quot;&amp;[.$A8];INDIRECT(&quot;$&quot;&amp;[.J$1]&amp;&quot;C.h$2:$&quot;&amp;[.J$1]&amp;&quot;C.h$101&quot;))" office:value-type="float" office:value="0.0835636767101504" calcext:value-type="float">
            <text:p>0.0835636767101504</text:p>
          </table:table-cell>
          <table:table-cell table:formula="of:=SUMIF(INDIRECT(&quot;$&quot;&amp;[.J$1]&amp;&quot;C.$A$2:$&quot;&amp;[.J$1]&amp;&quot;C.$A$101&quot;);[.$A$1]&amp;&quot;_&quot;&amp;[.$A8];INDIRECT(&quot;$&quot;&amp;[.J$1]&amp;&quot;C.i$2:$&quot;&amp;[.J$1]&amp;&quot;C.i$101&quot;))" office:value-type="float" office:value="0.233678068947372" calcext:value-type="float">
            <text:p>0.233678068947372</text:p>
          </table:table-cell>
          <table:table-cell table:formula="of:=SUMIF(INDIRECT(&quot;$&quot;&amp;[.J$1]&amp;&quot;C.$A$2:$&quot;&amp;[.J$1]&amp;&quot;C.$A$101&quot;);[.$A$1]&amp;&quot;_&quot;&amp;[.$A8];INDIRECT(&quot;$&quot;&amp;[.J$1]&amp;&quot;C.j$2:$&quot;&amp;[.J$1]&amp;&quot;C.j$101&quot;))" office:value-type="float" office:value="-0.0959565433438434" calcext:value-type="float">
            <text:p>-0.0959565433438434</text:p>
          </table:table-cell>
          <table:table-cell table:formula="of:=SUMIF(INDIRECT(&quot;$&quot;&amp;[.J$1]&amp;&quot;T.$B$2:$&quot;&amp;[.J$1]&amp;&quot;T.$B$101&quot;);[.$A$1]&amp;&quot;_&quot;&amp;[.$A8];INDIRECT(&quot;$&quot;&amp;[.J$1]&amp;&quot;T.C$2:$&quot;&amp;[.J$1]&amp;&quot;T.C$112&quot;))" office:value-type="float" office:value="0.0881627147092393" calcext:value-type="float">
            <text:p>0.0881627147092393</text:p>
          </table:table-cell>
          <table:table-cell table:formula="of:=SUMIF(INDIRECT(&quot;$&quot;&amp;[.N$1]&amp;&quot;C.$A$2:$&quot;&amp;[.N$1]&amp;&quot;C.$A$101&quot;);[.$A$1]&amp;&quot;_&quot;&amp;[.$A8];INDIRECT(&quot;$&quot;&amp;[.N$1]&amp;&quot;C.h$2:$&quot;&amp;[.N$1]&amp;&quot;C.h$101&quot;))" office:value-type="float" office:value="0.0799396377959446" calcext:value-type="float">
            <text:p>0.0799396377959446</text:p>
          </table:table-cell>
          <table:table-cell table:formula="of:=SUMIF(INDIRECT(&quot;$&quot;&amp;[.N$1]&amp;&quot;C.$A$2:$&quot;&amp;[.N$1]&amp;&quot;C.$A$101&quot;);[.$A$1]&amp;&quot;_&quot;&amp;[.$A8];INDIRECT(&quot;$&quot;&amp;[.N$1]&amp;&quot;C.i$2:$&quot;&amp;[.N$1]&amp;&quot;C.i$101&quot;))" office:value-type="float" office:value="0.231651997337985" calcext:value-type="float">
            <text:p>0.231651997337985</text:p>
          </table:table-cell>
          <table:table-cell table:formula="of:=SUMIF(INDIRECT(&quot;$&quot;&amp;[.N$1]&amp;&quot;C.$A$2:$&quot;&amp;[.N$1]&amp;&quot;C.$A$101&quot;);[.$A$1]&amp;&quot;_&quot;&amp;[.$A8];INDIRECT(&quot;$&quot;&amp;[.N$1]&amp;&quot;C.j$2:$&quot;&amp;[.N$1]&amp;&quot;C.j$101&quot;))" office:value-type="float" office:value="-0.101728731208045" calcext:value-type="float">
            <text:p>-0.101728731208045</text:p>
          </table:table-cell>
          <table:table-cell table:formula="of:=SUMIF(INDIRECT(&quot;$&quot;&amp;[.N$1]&amp;&quot;T.$B$2:$&quot;&amp;[.N$1]&amp;&quot;T.$B$101&quot;);[.$A$1]&amp;&quot;_&quot;&amp;[.$A8];INDIRECT(&quot;$&quot;&amp;[.N$1]&amp;&quot;T.C$2:$&quot;&amp;[.N$1]&amp;&quot;T.C$112&quot;))" office:value-type="float" office:value="0.0196325780081998" calcext:value-type="float">
            <text:p>0.0196325780081998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INDIRECT(&quot;$&quot;&amp;[.B$1]&amp;&quot;C.$A$2:$&quot;&amp;[.B$1]&amp;&quot;C.$A$101&quot;);[.$A$1]&amp;&quot;_&quot;&amp;[.$A9];INDIRECT(&quot;$&quot;&amp;[.B$1]&amp;&quot;C.h$2:$&quot;&amp;[.B$1]&amp;&quot;C.h$101&quot;))" office:value-type="float" office:value="0.83597747938684" calcext:value-type="float">
            <text:p>0.83597747938684</text:p>
          </table:table-cell>
          <table:table-cell table:formula="of:=SUMIF(INDIRECT(&quot;$&quot;&amp;[.B$1]&amp;&quot;C.$A$2:$&quot;&amp;[.B$1]&amp;&quot;C.$A$101&quot;);[.$A$1]&amp;&quot;_&quot;&amp;[.$A9];INDIRECT(&quot;$&quot;&amp;[.B$1]&amp;&quot;C.i$2:$&quot;&amp;[.B$1]&amp;&quot;C.i$101&quot;))" office:value-type="float" office:value="0.904870397043683" calcext:value-type="float">
            <text:p>0.904870397043683</text:p>
          </table:table-cell>
          <table:table-cell table:formula="of:=SUMIF(INDIRECT(&quot;$&quot;&amp;[.B$1]&amp;&quot;C.$A$2:$&quot;&amp;[.B$1]&amp;&quot;C.$A$101&quot;);[.$A$1]&amp;&quot;_&quot;&amp;[.$A9];INDIRECT(&quot;$&quot;&amp;[.B$1]&amp;&quot;C.j$2:$&quot;&amp;[.B$1]&amp;&quot;C.j$101&quot;))" office:value-type="float" office:value="0.717192267893218" calcext:value-type="float">
            <text:p>0.717192267893218</text:p>
          </table:table-cell>
          <table:table-cell table:formula="of:=SUMIF(INDIRECT(&quot;$&quot;&amp;[.B$1]&amp;&quot;T.$B$2:$&quot;&amp;[.B$1]&amp;&quot;T.$B$101&quot;);[.$A$1]&amp;&quot;_&quot;&amp;[.$A9];INDIRECT(&quot;$&quot;&amp;[.B$1]&amp;&quot;T.C$2:$&quot;&amp;[.B$1]&amp;&quot;T.C$112&quot;))" office:value-type="float" office:value="0.826909404840322" calcext:value-type="float">
            <text:p>0.826909404840322</text:p>
          </table:table-cell>
          <table:table-cell table:formula="of:=SUMIF(INDIRECT(&quot;$&quot;&amp;[.F$1]&amp;&quot;C.$A$2:$&quot;&amp;[.F$1]&amp;&quot;C.$A$101&quot;);[.$A$1]&amp;&quot;_&quot;&amp;[.$A9];INDIRECT(&quot;$&quot;&amp;[.F$1]&amp;&quot;C.h$2:$&quot;&amp;[.F$1]&amp;&quot;C.h$101&quot;))" office:value-type="float" office:value="0.657007263741697" calcext:value-type="float">
            <text:p>0.657007263741697</text:p>
          </table:table-cell>
          <table:table-cell table:formula="of:=SUMIF(INDIRECT(&quot;$&quot;&amp;[.F$1]&amp;&quot;C.$A$2:$&quot;&amp;[.F$1]&amp;&quot;C.$A$101&quot;);[.$A$1]&amp;&quot;_&quot;&amp;[.$A9];INDIRECT(&quot;$&quot;&amp;[.F$1]&amp;&quot;C.i$2:$&quot;&amp;[.F$1]&amp;&quot;C.i$101&quot;))" office:value-type="float" office:value="0.85777256592526" calcext:value-type="float">
            <text:p>0.85777256592526</text:p>
          </table:table-cell>
          <table:table-cell table:formula="of:=SUMIF(INDIRECT(&quot;$&quot;&amp;[.F$1]&amp;&quot;C.$A$2:$&quot;&amp;[.F$1]&amp;&quot;C.$A$101&quot;);[.$A$1]&amp;&quot;_&quot;&amp;[.$A9];INDIRECT(&quot;$&quot;&amp;[.F$1]&amp;&quot;C.j$2:$&quot;&amp;[.F$1]&amp;&quot;C.j$101&quot;))" office:value-type="float" office:value="0.172845816341333" calcext:value-type="float">
            <text:p>0.172845816341333</text:p>
          </table:table-cell>
          <table:table-cell table:formula="of:=SUMIF(INDIRECT(&quot;$&quot;&amp;[.F$1]&amp;&quot;T.$B$2:$&quot;&amp;[.F$1]&amp;&quot;T.$B$101&quot;);[.$A$1]&amp;&quot;_&quot;&amp;[.$A9];INDIRECT(&quot;$&quot;&amp;[.F$1]&amp;&quot;T.C$2:$&quot;&amp;[.F$1]&amp;&quot;T.C$112&quot;))" office:value-type="float" office:value="0.632445259433027" calcext:value-type="float">
            <text:p>0.632445259433027</text:p>
          </table:table-cell>
          <table:table-cell table:formula="of:=SUMIF(INDIRECT(&quot;$&quot;&amp;[.J$1]&amp;&quot;C.$A$2:$&quot;&amp;[.J$1]&amp;&quot;C.$A$101&quot;);[.$A$1]&amp;&quot;_&quot;&amp;[.$A9];INDIRECT(&quot;$&quot;&amp;[.J$1]&amp;&quot;C.h$2:$&quot;&amp;[.J$1]&amp;&quot;C.h$101&quot;))" office:value-type="float" office:value="-0.15480912996843" calcext:value-type="float">
            <text:p>-0.15480912996843</text:p>
          </table:table-cell>
          <table:table-cell table:formula="of:=SUMIF(INDIRECT(&quot;$&quot;&amp;[.J$1]&amp;&quot;C.$A$2:$&quot;&amp;[.J$1]&amp;&quot;C.$A$101&quot;);[.$A$1]&amp;&quot;_&quot;&amp;[.$A9];INDIRECT(&quot;$&quot;&amp;[.J$1]&amp;&quot;C.i$2:$&quot;&amp;[.J$1]&amp;&quot;C.i$101&quot;))" office:value-type="float" office:value="0.0404445540808716" calcext:value-type="float">
            <text:p>0.0404445540808716</text:p>
          </table:table-cell>
          <table:table-cell table:formula="of:=SUMIF(INDIRECT(&quot;$&quot;&amp;[.J$1]&amp;&quot;C.$A$2:$&quot;&amp;[.J$1]&amp;&quot;C.$A$101&quot;);[.$A$1]&amp;&quot;_&quot;&amp;[.$A9];INDIRECT(&quot;$&quot;&amp;[.J$1]&amp;&quot;C.j$2:$&quot;&amp;[.J$1]&amp;&quot;C.j$101&quot;))" office:value-type="float" office:value="-0.389793713672316" calcext:value-type="float">
            <text:p>-0.389793713672316</text:p>
          </table:table-cell>
          <table:table-cell table:formula="of:=SUMIF(INDIRECT(&quot;$&quot;&amp;[.J$1]&amp;&quot;T.$B$2:$&quot;&amp;[.J$1]&amp;&quot;T.$B$101&quot;);[.$A$1]&amp;&quot;_&quot;&amp;[.$A9];INDIRECT(&quot;$&quot;&amp;[.J$1]&amp;&quot;T.C$2:$&quot;&amp;[.J$1]&amp;&quot;T.C$112&quot;))" office:value-type="float" office:value="-0.010270697973088" calcext:value-type="float">
            <text:p>-0.010270697973088</text:p>
          </table:table-cell>
          <table:table-cell table:formula="of:=SUMIF(INDIRECT(&quot;$&quot;&amp;[.N$1]&amp;&quot;C.$A$2:$&quot;&amp;[.N$1]&amp;&quot;C.$A$101&quot;);[.$A$1]&amp;&quot;_&quot;&amp;[.$A9];INDIRECT(&quot;$&quot;&amp;[.N$1]&amp;&quot;C.h$2:$&quot;&amp;[.N$1]&amp;&quot;C.h$101&quot;))" office:value-type="float" office:value="0.0112354060409022" calcext:value-type="float">
            <text:p>0.0112354060409022</text:p>
          </table:table-cell>
          <table:table-cell table:formula="of:=SUMIF(INDIRECT(&quot;$&quot;&amp;[.N$1]&amp;&quot;C.$A$2:$&quot;&amp;[.N$1]&amp;&quot;C.$A$101&quot;);[.$A$1]&amp;&quot;_&quot;&amp;[.$A9];INDIRECT(&quot;$&quot;&amp;[.N$1]&amp;&quot;C.i$2:$&quot;&amp;[.N$1]&amp;&quot;C.i$101&quot;))" office:value-type="float" office:value="0.179637202012569" calcext:value-type="float">
            <text:p>0.179637202012569</text:p>
          </table:table-cell>
          <table:table-cell table:formula="of:=SUMIF(INDIRECT(&quot;$&quot;&amp;[.N$1]&amp;&quot;C.$A$2:$&quot;&amp;[.N$1]&amp;&quot;C.$A$101&quot;);[.$A$1]&amp;&quot;_&quot;&amp;[.$A9];INDIRECT(&quot;$&quot;&amp;[.N$1]&amp;&quot;C.j$2:$&quot;&amp;[.N$1]&amp;&quot;C.j$101&quot;))" office:value-type="float" office:value="-0.19173544274015" calcext:value-type="float">
            <text:p>-0.19173544274015</text:p>
          </table:table-cell>
          <table:table-cell table:formula="of:=SUMIF(INDIRECT(&quot;$&quot;&amp;[.N$1]&amp;&quot;T.$B$2:$&quot;&amp;[.N$1]&amp;&quot;T.$B$101&quot;);[.$A$1]&amp;&quot;_&quot;&amp;[.$A9];INDIRECT(&quot;$&quot;&amp;[.N$1]&amp;&quot;T.C$2:$&quot;&amp;[.N$1]&amp;&quot;T.C$112&quot;))" office:value-type="float" office:value="0.101459442488035" calcext:value-type="float">
            <text:p>0.101459442488035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INDIRECT(&quot;$&quot;&amp;[.B$1]&amp;&quot;C.$A$2:$&quot;&amp;[.B$1]&amp;&quot;C.$A$101&quot;);[.$A$1]&amp;&quot;_&quot;&amp;[.$A10];INDIRECT(&quot;$&quot;&amp;[.B$1]&amp;&quot;C.h$2:$&quot;&amp;[.B$1]&amp;&quot;C.h$101&quot;))" office:value-type="float" office:value="0.77992521912211" calcext:value-type="float">
            <text:p>0.77992521912211</text:p>
          </table:table-cell>
          <table:table-cell table:formula="of:=SUMIF(INDIRECT(&quot;$&quot;&amp;[.B$1]&amp;&quot;C.$A$2:$&quot;&amp;[.B$1]&amp;&quot;C.$A$101&quot;);[.$A$1]&amp;&quot;_&quot;&amp;[.$A10];INDIRECT(&quot;$&quot;&amp;[.B$1]&amp;&quot;C.i$2:$&quot;&amp;[.B$1]&amp;&quot;C.i$101&quot;))" office:value-type="float" office:value="0.890069004732264" calcext:value-type="float">
            <text:p>0.890069004732264</text:p>
          </table:table-cell>
          <table:table-cell table:formula="of:=SUMIF(INDIRECT(&quot;$&quot;&amp;[.B$1]&amp;&quot;C.$A$2:$&quot;&amp;[.B$1]&amp;&quot;C.$A$101&quot;);[.$A$1]&amp;&quot;_&quot;&amp;[.$A10];INDIRECT(&quot;$&quot;&amp;[.B$1]&amp;&quot;C.j$2:$&quot;&amp;[.B$1]&amp;&quot;C.j$101&quot;))" office:value-type="float" office:value="0.559424445667092" calcext:value-type="float">
            <text:p>0.559424445667092</text:p>
          </table:table-cell>
          <table:table-cell table:formula="of:=SUMIF(INDIRECT(&quot;$&quot;&amp;[.B$1]&amp;&quot;T.$B$2:$&quot;&amp;[.B$1]&amp;&quot;T.$B$101&quot;);[.$A$1]&amp;&quot;_&quot;&amp;[.$A10];INDIRECT(&quot;$&quot;&amp;[.B$1]&amp;&quot;T.C$2:$&quot;&amp;[.B$1]&amp;&quot;T.C$112&quot;))" office:value-type="float" office:value="0.817576828743595" calcext:value-type="float">
            <text:p>0.817576828743595</text:p>
          </table:table-cell>
          <table:table-cell table:formula="of:=SUMIF(INDIRECT(&quot;$&quot;&amp;[.F$1]&amp;&quot;C.$A$2:$&quot;&amp;[.F$1]&amp;&quot;C.$A$101&quot;);[.$A$1]&amp;&quot;_&quot;&amp;[.$A10];INDIRECT(&quot;$&quot;&amp;[.F$1]&amp;&quot;C.h$2:$&quot;&amp;[.F$1]&amp;&quot;C.h$101&quot;))" office:value-type="float" office:value="0.726138879272849" calcext:value-type="float">
            <text:p>0.726138879272849</text:p>
          </table:table-cell>
          <table:table-cell table:formula="of:=SUMIF(INDIRECT(&quot;$&quot;&amp;[.F$1]&amp;&quot;C.$A$2:$&quot;&amp;[.F$1]&amp;&quot;C.$A$101&quot;);[.$A$1]&amp;&quot;_&quot;&amp;[.$A10];INDIRECT(&quot;$&quot;&amp;[.F$1]&amp;&quot;C.i$2:$&quot;&amp;[.F$1]&amp;&quot;C.i$101&quot;))" office:value-type="float" office:value="0.897441898552656" calcext:value-type="float">
            <text:p>0.897441898552656</text:p>
          </table:table-cell>
          <table:table-cell table:formula="of:=SUMIF(INDIRECT(&quot;$&quot;&amp;[.F$1]&amp;&quot;C.$A$2:$&quot;&amp;[.F$1]&amp;&quot;C.$A$101&quot;);[.$A$1]&amp;&quot;_&quot;&amp;[.$A10];INDIRECT(&quot;$&quot;&amp;[.F$1]&amp;&quot;C.j$2:$&quot;&amp;[.F$1]&amp;&quot;C.j$101&quot;))" office:value-type="float" office:value="0.268708055360817" calcext:value-type="float">
            <text:p>0.268708055360817</text:p>
          </table:table-cell>
          <table:table-cell table:formula="of:=SUMIF(INDIRECT(&quot;$&quot;&amp;[.F$1]&amp;&quot;T.$B$2:$&quot;&amp;[.F$1]&amp;&quot;T.$B$101&quot;);[.$A$1]&amp;&quot;_&quot;&amp;[.$A10];INDIRECT(&quot;$&quot;&amp;[.F$1]&amp;&quot;T.C$2:$&quot;&amp;[.F$1]&amp;&quot;T.C$112&quot;))" office:value-type="float" office:value="0.598343615209857" calcext:value-type="float">
            <text:p>0.598343615209857</text:p>
          </table:table-cell>
          <table:table-cell table:formula="of:=SUMIF(INDIRECT(&quot;$&quot;&amp;[.J$1]&amp;&quot;C.$A$2:$&quot;&amp;[.J$1]&amp;&quot;C.$A$101&quot;);[.$A$1]&amp;&quot;_&quot;&amp;[.$A10];INDIRECT(&quot;$&quot;&amp;[.J$1]&amp;&quot;C.h$2:$&quot;&amp;[.J$1]&amp;&quot;C.h$101&quot;))" office:value-type="float" office:value="0.0566086578237742" calcext:value-type="float">
            <text:p>0.0566086578237742</text:p>
          </table:table-cell>
          <table:table-cell table:formula="of:=SUMIF(INDIRECT(&quot;$&quot;&amp;[.J$1]&amp;&quot;C.$A$2:$&quot;&amp;[.J$1]&amp;&quot;C.$A$101&quot;);[.$A$1]&amp;&quot;_&quot;&amp;[.$A10];INDIRECT(&quot;$&quot;&amp;[.J$1]&amp;&quot;C.i$2:$&quot;&amp;[.J$1]&amp;&quot;C.i$101&quot;))" office:value-type="float" office:value="0.312948024255997" calcext:value-type="float">
            <text:p>0.312948024255997</text:p>
          </table:table-cell>
          <table:table-cell table:formula="of:=SUMIF(INDIRECT(&quot;$&quot;&amp;[.J$1]&amp;&quot;C.$A$2:$&quot;&amp;[.J$1]&amp;&quot;C.$A$101&quot;);[.$A$1]&amp;&quot;_&quot;&amp;[.$A10];INDIRECT(&quot;$&quot;&amp;[.J$1]&amp;&quot;C.j$2:$&quot;&amp;[.J$1]&amp;&quot;C.j$101&quot;))" office:value-type="float" office:value="-0.295371028559085" calcext:value-type="float">
            <text:p>-0.295371028559085</text:p>
          </table:table-cell>
          <table:table-cell table:formula="of:=SUMIF(INDIRECT(&quot;$&quot;&amp;[.J$1]&amp;&quot;T.$B$2:$&quot;&amp;[.J$1]&amp;&quot;T.$B$101&quot;);[.$A$1]&amp;&quot;_&quot;&amp;[.$A10];INDIRECT(&quot;$&quot;&amp;[.J$1]&amp;&quot;T.C$2:$&quot;&amp;[.J$1]&amp;&quot;T.C$112&quot;))" office:value-type="float" office:value="-0.108704110655415" calcext:value-type="float">
            <text:p>-0.108704110655415</text:p>
          </table:table-cell>
          <table:table-cell table:formula="of:=SUMIF(INDIRECT(&quot;$&quot;&amp;[.N$1]&amp;&quot;C.$A$2:$&quot;&amp;[.N$1]&amp;&quot;C.$A$101&quot;);[.$A$1]&amp;&quot;_&quot;&amp;[.$A10];INDIRECT(&quot;$&quot;&amp;[.N$1]&amp;&quot;C.h$2:$&quot;&amp;[.N$1]&amp;&quot;C.h$101&quot;))" office:value-type="float" office:value="0.0508676238950539" calcext:value-type="float">
            <text:p>0.0508676238950539</text:p>
          </table:table-cell>
          <table:table-cell table:formula="of:=SUMIF(INDIRECT(&quot;$&quot;&amp;[.N$1]&amp;&quot;C.$A$2:$&quot;&amp;[.N$1]&amp;&quot;C.$A$101&quot;);[.$A$1]&amp;&quot;_&quot;&amp;[.$A10];INDIRECT(&quot;$&quot;&amp;[.N$1]&amp;&quot;C.i$2:$&quot;&amp;[.N$1]&amp;&quot;C.i$101&quot;))" office:value-type="float" office:value="0.310279916647191" calcext:value-type="float">
            <text:p>0.310279916647191</text:p>
          </table:table-cell>
          <table:table-cell table:formula="of:=SUMIF(INDIRECT(&quot;$&quot;&amp;[.N$1]&amp;&quot;C.$A$2:$&quot;&amp;[.N$1]&amp;&quot;C.$A$101&quot;);[.$A$1]&amp;&quot;_&quot;&amp;[.$A10];INDIRECT(&quot;$&quot;&amp;[.N$1]&amp;&quot;C.j$2:$&quot;&amp;[.N$1]&amp;&quot;C.j$101&quot;))" office:value-type="float" office:value="-0.306112855220155" calcext:value-type="float">
            <text:p>-0.306112855220155</text:p>
          </table:table-cell>
          <table:table-cell table:formula="of:=SUMIF(INDIRECT(&quot;$&quot;&amp;[.N$1]&amp;&quot;T.$B$2:$&quot;&amp;[.N$1]&amp;&quot;T.$B$101&quot;);[.$A$1]&amp;&quot;_&quot;&amp;[.$A10];INDIRECT(&quot;$&quot;&amp;[.N$1]&amp;&quot;T.C$2:$&quot;&amp;[.N$1]&amp;&quot;T.C$112&quot;))" office:value-type="float" office:value="0.183286306967871" calcext:value-type="float">
            <text:p>0.183286306967871</text:p>
          </table:table-cell>
        </table:table-row>
      </table:table>
      <table:table table:name="trends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Delta</text:p>
          </table:table-cell>
          <table:table-cell office:value-type="string" calcext:value-type="string">
            <text:p>Lo95</text:p>
          </table:table-cell>
          <table:table-cell office:value-type="string" calcext:value-type="string">
            <text:p>High95</text:p>
          </table:table-cell>
          <table:table-cell office:value-type="string" calcext:value-type="string">
            <text:p>abs(zscore1)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ProxyBA12</text:p>
          </table:table-cell>
          <table:table-cell table:formula="of:=SUMIF(INDIRECT(&quot;$&quot;&amp;[.$B2]&amp;&quot;E.$b$2:$&quot;&amp;[.$B2]&amp;&quot;E.$b$101&quot;);&quot;Immunity&quot;&amp;[.$A2];INDIRECT(&quot;$&quot;&amp;[.$B2]&amp;&quot;E.$C$2:$&quot;&amp;[.$B2]&amp;&quot;E.$C$101&quot;))*100" office:value-type="float" office:value="3.18932245419652" calcext:value-type="float">
            <text:p>3.18932245419652</text:p>
          </table:table-cell>
          <table:table-cell table:formula="of:=SUMIF(INDIRECT(&quot;$&quot;&amp;[.$B2]&amp;&quot;E.$b$2:$&quot;&amp;[.$B2]&amp;&quot;E.$b$101&quot;);&quot;Immunity&quot;&amp;[.$A2];INDIRECT(&quot;$&quot;&amp;[.$B2]&amp;&quot;E.$d$2:$&quot;&amp;[.$B2]&amp;&quot;E.$d$101&quot;))*100" office:value-type="float" office:value="2.02993647877677" calcext:value-type="float">
            <text:p>2.02993647877677</text:p>
          </table:table-cell>
          <table:table-cell table:formula="of:=SUMIF(INDIRECT(&quot;$&quot;&amp;[.$B2]&amp;&quot;E.$b$2:$&quot;&amp;[.$B2]&amp;&quot;E.$b$101&quot;);&quot;Immunity&quot;&amp;[.$A2];INDIRECT(&quot;$&quot;&amp;[.$B2]&amp;&quot;E.$e$2:$&quot;&amp;[.$B2]&amp;&quot;E.$e$101&quot;))*100" office:value-type="float" office:value="4.34870842961627" calcext:value-type="float">
            <text:p>4.34870842961627</text:p>
          </table:table-cell>
          <table:table-cell table:formula="of:=ABS([.C2]/(([.C2]-[.D2])/1.96))" office:value-type="float" office:value="5.39170918292505" calcext:value-type="float">
            <text:p>5.39170918292505</text:p>
          </table:table-cell>
          <table:table-cell table:formula="of:=IF([.C2]=0;&quot;&quot;;IF([.F2]&gt;=2.58;&quot;***&quot;;IF([.F2]&gt;=1.96;&quot;**&quot;; IF([.F2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ProxyNew</text:p>
          </table:table-cell>
          <table:table-cell table:formula="of:=SUMIF(INDIRECT(&quot;$&quot;&amp;[.$B3]&amp;&quot;E.$b$2:$&quot;&amp;[.$B3]&amp;&quot;E.$b$101&quot;);&quot;Immunity&quot;&amp;[.$A3];INDIRECT(&quot;$&quot;&amp;[.$B3]&amp;&quot;E.$C$2:$&quot;&amp;[.$B3]&amp;&quot;E.$C$101&quot;))*100" office:value-type="float" office:value="-1.62320701306475" calcext:value-type="float">
            <text:p>-1.62320701306475</text:p>
          </table:table-cell>
          <table:table-cell table:formula="of:=SUMIF(INDIRECT(&quot;$&quot;&amp;[.$B3]&amp;&quot;E.$b$2:$&quot;&amp;[.$B3]&amp;&quot;E.$b$101&quot;);&quot;Immunity&quot;&amp;[.$A3];INDIRECT(&quot;$&quot;&amp;[.$B3]&amp;&quot;E.$d$2:$&quot;&amp;[.$B3]&amp;&quot;E.$d$101&quot;))*100" office:value-type="float" office:value="-4.75301464932612" calcext:value-type="float">
            <text:p>-4.75301464932612</text:p>
          </table:table-cell>
          <table:table-cell table:formula="of:=SUMIF(INDIRECT(&quot;$&quot;&amp;[.$B3]&amp;&quot;E.$b$2:$&quot;&amp;[.$B3]&amp;&quot;E.$b$101&quot;);&quot;Immunity&quot;&amp;[.$A3];INDIRECT(&quot;$&quot;&amp;[.$B3]&amp;&quot;E.$e$2:$&quot;&amp;[.$B3]&amp;&quot;E.$e$101&quot;))*100" office:value-type="float" office:value="1.50660062319663" calcext:value-type="float">
            <text:p>1.50660062319663</text:p>
          </table:table-cell>
          <table:table-cell table:formula="of:=ABS([.C3]/(([.C3]-[.D3])/1.96))" office:value-type="float" office:value="1.01651159283619" calcext:value-type="float">
            <text:p>1.01651159283619</text:p>
          </table:table-cell>
          <table:table-cell table:formula="of:=IF([.C3]=0;&quot;&quot;;IF([.F3]&gt;=2.58;&quot;***&quot;;IF([.F3]&gt;=1.96;&quot;**&quot;; IF([.F3]&gt;1.64;&quot;*&quot;;&quot;&quot;))))">
            <text:p/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LCAll</text:p>
          </table:table-cell>
          <table:table-cell table:formula="of:=SUMIF(INDIRECT(&quot;$&quot;&amp;[.$B4]&amp;&quot;E.$b$2:$&quot;&amp;[.$B4]&amp;&quot;E.$b$101&quot;);&quot;Immunity&quot;&amp;[.$A4];INDIRECT(&quot;$&quot;&amp;[.$B4]&amp;&quot;E.$C$2:$&quot;&amp;[.$B4]&amp;&quot;E.$C$101&quot;))*100" office:value-type="float" office:value="7.17999107310876" calcext:value-type="float">
            <text:p>7.17999107310876</text:p>
          </table:table-cell>
          <table:table-cell table:formula="of:=SUMIF(INDIRECT(&quot;$&quot;&amp;[.$B4]&amp;&quot;E.$b$2:$&quot;&amp;[.$B4]&amp;&quot;E.$b$101&quot;);&quot;Immunity&quot;&amp;[.$A4];INDIRECT(&quot;$&quot;&amp;[.$B4]&amp;&quot;E.$d$2:$&quot;&amp;[.$B4]&amp;&quot;E.$d$101&quot;))*100" office:value-type="float" office:value="5.70048315491433" calcext:value-type="float">
            <text:p>5.70048315491433</text:p>
          </table:table-cell>
          <table:table-cell table:formula="of:=SUMIF(INDIRECT(&quot;$&quot;&amp;[.$B4]&amp;&quot;E.$b$2:$&quot;&amp;[.$B4]&amp;&quot;E.$b$101&quot;);&quot;Immunity&quot;&amp;[.$A4];INDIRECT(&quot;$&quot;&amp;[.$B4]&amp;&quot;E.$e$2:$&quot;&amp;[.$B4]&amp;&quot;E.$e$101&quot;))*100" office:value-type="float" office:value="8.65949899130318" calcext:value-type="float">
            <text:p>8.65949899130318</text:p>
          </table:table-cell>
          <table:table-cell table:formula="of:=ABS([.C4]/(([.C4]-[.D4])/1.96))" office:value-type="float" office:value="9.51179938291063" calcext:value-type="float">
            <text:p>9.51179938291063</text:p>
          </table:table-cell>
          <table:table-cell table:formula="of:=IF([.C4]=0;&quot;&quot;;IF([.F4]&gt;=2.58;&quot;***&quot;;IF([.F4]&gt;=1.96;&quot;**&quot;; IF([.F4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LCInf</text:p>
          </table:table-cell>
          <table:table-cell table:formula="of:=SUMIF(INDIRECT(&quot;$&quot;&amp;[.$B5]&amp;&quot;E.$b$2:$&quot;&amp;[.$B5]&amp;&quot;E.$b$101&quot;);&quot;Immunity&quot;&amp;[.$A5];INDIRECT(&quot;$&quot;&amp;[.$B5]&amp;&quot;E.$C$2:$&quot;&amp;[.$B5]&amp;&quot;E.$C$101&quot;))*100" office:value-type="float" office:value="0.48939681649951" calcext:value-type="float">
            <text:p>0.48939681649951</text:p>
          </table:table-cell>
          <table:table-cell table:formula="of:=SUMIF(INDIRECT(&quot;$&quot;&amp;[.$B5]&amp;&quot;E.$b$2:$&quot;&amp;[.$B5]&amp;&quot;E.$b$101&quot;);&quot;Immunity&quot;&amp;[.$A5];INDIRECT(&quot;$&quot;&amp;[.$B5]&amp;&quot;E.$d$2:$&quot;&amp;[.$B5]&amp;&quot;E.$d$101&quot;))*100" office:value-type="float" office:value="-1.10400000789798" calcext:value-type="float">
            <text:p>-1.10400000789798</text:p>
          </table:table-cell>
          <table:table-cell table:formula="of:=SUMIF(INDIRECT(&quot;$&quot;&amp;[.$B5]&amp;&quot;E.$b$2:$&quot;&amp;[.$B5]&amp;&quot;E.$b$101&quot;);&quot;Immunity&quot;&amp;[.$A5];INDIRECT(&quot;$&quot;&amp;[.$B5]&amp;&quot;E.$e$2:$&quot;&amp;[.$B5]&amp;&quot;E.$e$101&quot;))*100" office:value-type="float" office:value="2.082793640897" calcext:value-type="float">
            <text:p>2.082793640897</text:p>
          </table:table-cell>
          <table:table-cell table:formula="of:=ABS([.C5]/(([.C5]-[.D5])/1.96))" office:value-type="float" office:value="0.601995526570569" calcext:value-type="float">
            <text:p>0.601995526570569</text:p>
          </table:table-cell>
          <table:table-cell table:formula="of:=IF([.C5]=0;&quot;&quot;;IF([.F5]&gt;=2.58;&quot;***&quot;;IF([.F5]&gt;=1.96;&quot;**&quot;; IF([.F5]&gt;1.64;&quot;*&quot;;&quot;&quot;))))">
            <text:p/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ProxyBA12</text:p>
          </table:table-cell>
          <table:table-cell table:formula="of:=SUMIF(INDIRECT(&quot;$&quot;&amp;[.$B6]&amp;&quot;E.$b$2:$&quot;&amp;[.$B6]&amp;&quot;E.$b$101&quot;);&quot;Immunity&quot;&amp;[.$A6];INDIRECT(&quot;$&quot;&amp;[.$B6]&amp;&quot;E.$C$2:$&quot;&amp;[.$B6]&amp;&quot;E.$C$101&quot;))*100" office:value-type="float" office:value="2.9697554091057" calcext:value-type="float">
            <text:p>2.9697554091057</text:p>
          </table:table-cell>
          <table:table-cell table:formula="of:=SUMIF(INDIRECT(&quot;$&quot;&amp;[.$B6]&amp;&quot;E.$b$2:$&quot;&amp;[.$B6]&amp;&quot;E.$b$101&quot;);&quot;Immunity&quot;&amp;[.$A6];INDIRECT(&quot;$&quot;&amp;[.$B6]&amp;&quot;E.$d$2:$&quot;&amp;[.$B6]&amp;&quot;E.$d$101&quot;))*100" office:value-type="float" office:value="2.3669159943359" calcext:value-type="float">
            <text:p>2.3669159943359</text:p>
          </table:table-cell>
          <table:table-cell table:formula="of:=SUMIF(INDIRECT(&quot;$&quot;&amp;[.$B6]&amp;&quot;E.$b$2:$&quot;&amp;[.$B6]&amp;&quot;E.$b$101&quot;);&quot;Immunity&quot;&amp;[.$A6];INDIRECT(&quot;$&quot;&amp;[.$B6]&amp;&quot;E.$e$2:$&quot;&amp;[.$B6]&amp;&quot;E.$e$101&quot;))*100" office:value-type="float" office:value="3.5725948238755" calcext:value-type="float">
            <text:p>3.5725948238755</text:p>
          </table:table-cell>
          <table:table-cell table:formula="of:=ABS([.C6]/(([.C6]-[.D6])/1.96))" office:value-type="float" office:value="9.65550768452967" calcext:value-type="float">
            <text:p>9.65550768452967</text:p>
          </table:table-cell>
          <table:table-cell table:formula="of:=IF([.C6]=0;&quot;&quot;;IF([.F6]&gt;=2.58;&quot;***&quot;;IF([.F6]&gt;=1.96;&quot;**&quot;; IF([.F6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ProxyNew</text:p>
          </table:table-cell>
          <table:table-cell table:formula="of:=SUMIF(INDIRECT(&quot;$&quot;&amp;[.$B7]&amp;&quot;E.$b$2:$&quot;&amp;[.$B7]&amp;&quot;E.$b$101&quot;);&quot;Immunity&quot;&amp;[.$A7];INDIRECT(&quot;$&quot;&amp;[.$B7]&amp;&quot;E.$C$2:$&quot;&amp;[.$B7]&amp;&quot;E.$C$101&quot;))*100" office:value-type="float" office:value="1.15143876984274" calcext:value-type="float">
            <text:p>1.15143876984274</text:p>
          </table:table-cell>
          <table:table-cell table:formula="of:=SUMIF(INDIRECT(&quot;$&quot;&amp;[.$B7]&amp;&quot;E.$b$2:$&quot;&amp;[.$B7]&amp;&quot;E.$b$101&quot;);&quot;Immunity&quot;&amp;[.$A7];INDIRECT(&quot;$&quot;&amp;[.$B7]&amp;&quot;E.$d$2:$&quot;&amp;[.$B7]&amp;&quot;E.$d$101&quot;))*100" office:value-type="float" office:value="-0.105103151463509" calcext:value-type="float">
            <text:p>-0.105103151463509</text:p>
          </table:table-cell>
          <table:table-cell table:formula="of:=SUMIF(INDIRECT(&quot;$&quot;&amp;[.$B7]&amp;&quot;E.$b$2:$&quot;&amp;[.$B7]&amp;&quot;E.$b$101&quot;);&quot;Immunity&quot;&amp;[.$A7];INDIRECT(&quot;$&quot;&amp;[.$B7]&amp;&quot;E.$e$2:$&quot;&amp;[.$B7]&amp;&quot;E.$e$101&quot;))*100" office:value-type="float" office:value="2.40798069114899" calcext:value-type="float">
            <text:p>2.40798069114899</text:p>
          </table:table-cell>
          <table:table-cell table:formula="of:=ABS([.C7]/(([.C7]-[.D7])/1.96))" office:value-type="float" office:value="1.79605626412024" calcext:value-type="float">
            <text:p>1.79605626412024</text:p>
          </table:table-cell>
          <table:table-cell table:formula="of:=IF([.C7]=0;&quot;&quot;;IF([.F7]&gt;=2.58;&quot;***&quot;;IF([.F7]&gt;=1.96;&quot;**&quot;; IF([.F7]&gt;1.64;&quot;*&quot;;&quot;&quot;))))" office:value-type="string" office:string-value="*" calcext:value-type="string">
            <text:p>*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LCAll</text:p>
          </table:table-cell>
          <table:table-cell table:formula="of:=SUMIF(INDIRECT(&quot;$&quot;&amp;[.$B8]&amp;&quot;E.$b$2:$&quot;&amp;[.$B8]&amp;&quot;E.$b$101&quot;);&quot;Immunity&quot;&amp;[.$A8];INDIRECT(&quot;$&quot;&amp;[.$B8]&amp;&quot;E.$C$2:$&quot;&amp;[.$B8]&amp;&quot;E.$C$101&quot;))*100" office:value-type="float" office:value="13.5749540827318" calcext:value-type="float">
            <text:p>13.5749540827318</text:p>
          </table:table-cell>
          <table:table-cell table:formula="of:=SUMIF(INDIRECT(&quot;$&quot;&amp;[.$B8]&amp;&quot;E.$b$2:$&quot;&amp;[.$B8]&amp;&quot;E.$b$101&quot;);&quot;Immunity&quot;&amp;[.$A8];INDIRECT(&quot;$&quot;&amp;[.$B8]&amp;&quot;E.$d$2:$&quot;&amp;[.$B8]&amp;&quot;E.$d$101&quot;))*100" office:value-type="float" office:value="11.4886816173045" calcext:value-type="float">
            <text:p>11.4886816173045</text:p>
          </table:table-cell>
          <table:table-cell table:formula="of:=SUMIF(INDIRECT(&quot;$&quot;&amp;[.$B8]&amp;&quot;E.$b$2:$&quot;&amp;[.$B8]&amp;&quot;E.$b$101&quot;);&quot;Immunity&quot;&amp;[.$A8];INDIRECT(&quot;$&quot;&amp;[.$B8]&amp;&quot;E.$e$2:$&quot;&amp;[.$B8]&amp;&quot;E.$e$101&quot;))*100" office:value-type="float" office:value="15.6612265481591" calcext:value-type="float">
            <text:p>15.6612265481591</text:p>
          </table:table-cell>
          <table:table-cell table:formula="of:=ABS([.C8]/(([.C8]-[.D8])/1.96))" office:value-type="float" office:value="12.753324622297" calcext:value-type="float">
            <text:p>12.753324622297</text:p>
          </table:table-cell>
          <table:table-cell table:formula="of:=IF([.C8]=0;&quot;&quot;;IF([.F8]&gt;=2.58;&quot;***&quot;;IF([.F8]&gt;=1.96;&quot;**&quot;; IF([.F8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LCInf</text:p>
          </table:table-cell>
          <table:table-cell table:formula="of:=SUMIF(INDIRECT(&quot;$&quot;&amp;[.$B9]&amp;&quot;E.$b$2:$&quot;&amp;[.$B9]&amp;&quot;E.$b$101&quot;);&quot;Immunity&quot;&amp;[.$A9];INDIRECT(&quot;$&quot;&amp;[.$B9]&amp;&quot;E.$C$2:$&quot;&amp;[.$B9]&amp;&quot;E.$C$101&quot;))*100" office:value-type="float" office:value="0.845718245163756" calcext:value-type="float">
            <text:p>0.845718245163756</text:p>
          </table:table-cell>
          <table:table-cell table:formula="of:=SUMIF(INDIRECT(&quot;$&quot;&amp;[.$B9]&amp;&quot;E.$b$2:$&quot;&amp;[.$B9]&amp;&quot;E.$b$101&quot;);&quot;Immunity&quot;&amp;[.$A9];INDIRECT(&quot;$&quot;&amp;[.$B9]&amp;&quot;E.$d$2:$&quot;&amp;[.$B9]&amp;&quot;E.$d$101&quot;))*100" office:value-type="float" office:value="-1.52571976583295" calcext:value-type="float">
            <text:p>-1.52571976583295</text:p>
          </table:table-cell>
          <table:table-cell table:formula="of:=SUMIF(INDIRECT(&quot;$&quot;&amp;[.$B9]&amp;&quot;E.$b$2:$&quot;&amp;[.$B9]&amp;&quot;E.$b$101&quot;);&quot;Immunity&quot;&amp;[.$A9];INDIRECT(&quot;$&quot;&amp;[.$B9]&amp;&quot;E.$e$2:$&quot;&amp;[.$B9]&amp;&quot;E.$e$101&quot;))*100" office:value-type="float" office:value="3.21715625616046" calcext:value-type="float">
            <text:p>3.21715625616046</text:p>
          </table:table-cell>
          <table:table-cell table:formula="of:=ABS([.C9]/(([.C9]-[.D9])/1.96))" office:value-type="float" office:value="0.69898844196407" calcext:value-type="float">
            <text:p>0.69898844196407</text:p>
          </table:table-cell>
          <table:table-cell table:formula="of:=IF([.C9]=0;&quot;&quot;;IF([.F9]&gt;=2.58;&quot;***&quot;;IF([.F9]&gt;=1.96;&quot;**&quot;; IF([.F9]&gt;1.64;&quot;*&quot;;&quot;&quot;))))">
            <text:p/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ProxyBA12</text:p>
          </table:table-cell>
          <table:table-cell table:formula="of:=SUMIF(INDIRECT(&quot;$&quot;&amp;[.$B10]&amp;&quot;E.$b$2:$&quot;&amp;[.$B10]&amp;&quot;E.$b$101&quot;);&quot;Immunity&quot;&amp;[.$A10];INDIRECT(&quot;$&quot;&amp;[.$B10]&amp;&quot;E.$C$2:$&quot;&amp;[.$B10]&amp;&quot;E.$C$101&quot;))*100" office:value-type="float" office:value="0" calcext:value-type="float">
            <text:p>0</text:p>
          </table:table-cell>
          <table:table-cell table:formula="of:=SUMIF(INDIRECT(&quot;$&quot;&amp;[.$B10]&amp;&quot;E.$b$2:$&quot;&amp;[.$B10]&amp;&quot;E.$b$101&quot;);&quot;Immunity&quot;&amp;[.$A10];INDIRECT(&quot;$&quot;&amp;[.$B10]&amp;&quot;E.$d$2:$&quot;&amp;[.$B10]&amp;&quot;E.$d$101&quot;))*100" office:value-type="float" office:value="0" calcext:value-type="float">
            <text:p>0</text:p>
          </table:table-cell>
          <table:table-cell table:formula="of:=SUMIF(INDIRECT(&quot;$&quot;&amp;[.$B10]&amp;&quot;E.$b$2:$&quot;&amp;[.$B10]&amp;&quot;E.$b$101&quot;);&quot;Immunity&quot;&amp;[.$A10];INDIRECT(&quot;$&quot;&amp;[.$B10]&amp;&quot;E.$e$2:$&quot;&amp;[.$B10]&amp;&quot;E.$e$101&quot;))*100" office:value-type="float" office:value="0" calcext:value-type="float">
            <text:p>0</text:p>
          </table:table-cell>
          <table:table-cell table:formula="of:=ABS([.C10]/(([.C10]-[.D10])/1.96))" office:value-type="string" office:string-value="" calcext:value-type="error">
            <text:p>#DIV/0!</text:p>
          </table:table-cell>
          <table:table-cell table:formula="of:=IF([.C10]=0;&quot;&quot;;IF([.F10]&gt;=2.58;&quot;***&quot;;IF([.F10]&gt;=1.96;&quot;**&quot;; IF([.F10]&gt;1.64;&quot;*&quot;;&quot;&quot;))))">
            <text:p/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ProxyNew</text:p>
          </table:table-cell>
          <table:table-cell table:formula="of:=SUMIF(INDIRECT(&quot;$&quot;&amp;[.$B11]&amp;&quot;E.$b$2:$&quot;&amp;[.$B11]&amp;&quot;E.$b$101&quot;);&quot;Immunity&quot;&amp;[.$A11];INDIRECT(&quot;$&quot;&amp;[.$B11]&amp;&quot;E.$C$2:$&quot;&amp;[.$B11]&amp;&quot;E.$C$101&quot;))*100" office:value-type="float" office:value="7.60263537464809" calcext:value-type="float">
            <text:p>7.60263537464809</text:p>
          </table:table-cell>
          <table:table-cell table:formula="of:=SUMIF(INDIRECT(&quot;$&quot;&amp;[.$B11]&amp;&quot;E.$b$2:$&quot;&amp;[.$B11]&amp;&quot;E.$b$101&quot;);&quot;Immunity&quot;&amp;[.$A11];INDIRECT(&quot;$&quot;&amp;[.$B11]&amp;&quot;E.$d$2:$&quot;&amp;[.$B11]&amp;&quot;E.$d$101&quot;))*100" office:value-type="float" office:value="4.87436043249142" calcext:value-type="float">
            <text:p>4.87436043249142</text:p>
          </table:table-cell>
          <table:table-cell table:formula="of:=SUMIF(INDIRECT(&quot;$&quot;&amp;[.$B11]&amp;&quot;E.$b$2:$&quot;&amp;[.$B11]&amp;&quot;E.$b$101&quot;);&quot;Immunity&quot;&amp;[.$A11];INDIRECT(&quot;$&quot;&amp;[.$B11]&amp;&quot;E.$e$2:$&quot;&amp;[.$B11]&amp;&quot;E.$e$101&quot;))*100" office:value-type="float" office:value="10.3309103168048" calcext:value-type="float">
            <text:p>10.3309103168048</text:p>
          </table:table-cell>
          <table:table-cell table:formula="of:=ABS([.C11]/(([.C11]-[.D11])/1.96))" office:value-type="float" office:value="5.46175354399255" calcext:value-type="float">
            <text:p>5.46175354399255</text:p>
          </table:table-cell>
          <table:table-cell table:formula="of:=IF([.C11]=0;&quot;&quot;;IF([.F11]&gt;=2.58;&quot;***&quot;;IF([.F11]&gt;=1.96;&quot;**&quot;; IF([.F11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LCAll</text:p>
          </table:table-cell>
          <table:table-cell table:formula="of:=SUMIF(INDIRECT(&quot;$&quot;&amp;[.$B12]&amp;&quot;E.$b$2:$&quot;&amp;[.$B12]&amp;&quot;E.$b$101&quot;);&quot;Immunity&quot;&amp;[.$A12];INDIRECT(&quot;$&quot;&amp;[.$B12]&amp;&quot;E.$C$2:$&quot;&amp;[.$B12]&amp;&quot;E.$C$101&quot;))*100" office:value-type="float" office:value="0" calcext:value-type="float">
            <text:p>0</text:p>
          </table:table-cell>
          <table:table-cell table:formula="of:=SUMIF(INDIRECT(&quot;$&quot;&amp;[.$B12]&amp;&quot;E.$b$2:$&quot;&amp;[.$B12]&amp;&quot;E.$b$101&quot;);&quot;Immunity&quot;&amp;[.$A12];INDIRECT(&quot;$&quot;&amp;[.$B12]&amp;&quot;E.$d$2:$&quot;&amp;[.$B12]&amp;&quot;E.$d$101&quot;))*100" office:value-type="float" office:value="0" calcext:value-type="float">
            <text:p>0</text:p>
          </table:table-cell>
          <table:table-cell table:formula="of:=SUMIF(INDIRECT(&quot;$&quot;&amp;[.$B12]&amp;&quot;E.$b$2:$&quot;&amp;[.$B12]&amp;&quot;E.$b$101&quot;);&quot;Immunity&quot;&amp;[.$A12];INDIRECT(&quot;$&quot;&amp;[.$B12]&amp;&quot;E.$e$2:$&quot;&amp;[.$B12]&amp;&quot;E.$e$101&quot;))*100" office:value-type="float" office:value="0" calcext:value-type="float">
            <text:p>0</text:p>
          </table:table-cell>
          <table:table-cell table:formula="of:=ABS([.C12]/(([.C12]-[.D12])/1.96))" office:value-type="string" office:string-value="" calcext:value-type="error">
            <text:p>#DIV/0!</text:p>
          </table:table-cell>
          <table:table-cell table:formula="of:=IF([.C12]=0;&quot;&quot;;IF([.F12]&gt;=2.58;&quot;***&quot;;IF([.F12]&gt;=1.96;&quot;**&quot;; IF([.F12]&gt;1.64;&quot;*&quot;;&quot;&quot;))))">
            <text:p/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office:value-type="string" calcext:value-type="string">
            <text:p>LCInf</text:p>
          </table:table-cell>
          <table:table-cell table:formula="of:=SUMIF(INDIRECT(&quot;$&quot;&amp;[.$B13]&amp;&quot;E.$b$2:$&quot;&amp;[.$B13]&amp;&quot;E.$b$101&quot;);&quot;Immunity&quot;&amp;[.$A13];INDIRECT(&quot;$&quot;&amp;[.$B13]&amp;&quot;E.$C$2:$&quot;&amp;[.$B13]&amp;&quot;E.$C$101&quot;))*100" office:value-type="float" office:value="0" calcext:value-type="float">
            <text:p>0</text:p>
          </table:table-cell>
          <table:table-cell table:formula="of:=SUMIF(INDIRECT(&quot;$&quot;&amp;[.$B13]&amp;&quot;E.$b$2:$&quot;&amp;[.$B13]&amp;&quot;E.$b$101&quot;);&quot;Immunity&quot;&amp;[.$A13];INDIRECT(&quot;$&quot;&amp;[.$B13]&amp;&quot;E.$d$2:$&quot;&amp;[.$B13]&amp;&quot;E.$d$101&quot;))*100" office:value-type="float" office:value="0" calcext:value-type="float">
            <text:p>0</text:p>
          </table:table-cell>
          <table:table-cell table:formula="of:=SUMIF(INDIRECT(&quot;$&quot;&amp;[.$B13]&amp;&quot;E.$b$2:$&quot;&amp;[.$B13]&amp;&quot;E.$b$101&quot;);&quot;Immunity&quot;&amp;[.$A13];INDIRECT(&quot;$&quot;&amp;[.$B13]&amp;&quot;E.$e$2:$&quot;&amp;[.$B13]&amp;&quot;E.$e$101&quot;))*100" office:value-type="float" office:value="0" calcext:value-type="float">
            <text:p>0</text:p>
          </table:table-cell>
          <table:table-cell table:formula="of:=ABS([.C13]/(([.C13]-[.D13])/1.96))" office:value-type="string" office:string-value="" calcext:value-type="error">
            <text:p>#DIV/0!</text:p>
          </table:table-cell>
          <table:table-cell table:formula="of:=IF([.C13]=0;&quot;&quot;;IF([.F13]&gt;=2.58;&quot;***&quot;;IF([.F13]&gt;=1.96;&quot;**&quot;; IF([.F13]&gt;1.64;&quot;*&quot;;&quot;&quot;))))">
            <text:p/>
          </table:table-cell>
        </table:table-row>
        <table:table-row table:style-name="ro1">
          <table:table-cell office:value-type="string" calcext:value-type="string">
            <text:p>secbnew</text:p>
          </table:table-cell>
          <table:table-cell office:value-type="string" calcext:value-type="string">
            <text:p>ProxyBA12</text:p>
          </table:table-cell>
          <table:table-cell table:formula="of:=SUMIF(INDIRECT(&quot;$&quot;&amp;[.$B14]&amp;&quot;E.$b$2:$&quot;&amp;[.$B14]&amp;&quot;E.$b$101&quot;);&quot;Immunity&quot;&amp;[.$A14];INDIRECT(&quot;$&quot;&amp;[.$B14]&amp;&quot;E.$C$2:$&quot;&amp;[.$B14]&amp;&quot;E.$C$101&quot;))*100" office:value-type="float" office:value="0" calcext:value-type="float">
            <text:p>0</text:p>
          </table:table-cell>
          <table:table-cell table:formula="of:=SUMIF(INDIRECT(&quot;$&quot;&amp;[.$B14]&amp;&quot;E.$b$2:$&quot;&amp;[.$B14]&amp;&quot;E.$b$101&quot;);&quot;Immunity&quot;&amp;[.$A14];INDIRECT(&quot;$&quot;&amp;[.$B14]&amp;&quot;E.$d$2:$&quot;&amp;[.$B14]&amp;&quot;E.$d$101&quot;))*100" office:value-type="float" office:value="0" calcext:value-type="float">
            <text:p>0</text:p>
          </table:table-cell>
          <table:table-cell table:formula="of:=SUMIF(INDIRECT(&quot;$&quot;&amp;[.$B14]&amp;&quot;E.$b$2:$&quot;&amp;[.$B14]&amp;&quot;E.$b$101&quot;);&quot;Immunity&quot;&amp;[.$A14];INDIRECT(&quot;$&quot;&amp;[.$B14]&amp;&quot;E.$e$2:$&quot;&amp;[.$B14]&amp;&quot;E.$e$101&quot;))*100" office:value-type="float" office:value="0" calcext:value-type="float">
            <text:p>0</text:p>
          </table:table-cell>
          <table:table-cell table:formula="of:=ABS([.C14]/(([.C14]-[.D14])/1.96))" office:value-type="string" office:string-value="" calcext:value-type="error">
            <text:p>#DIV/0!</text:p>
          </table:table-cell>
          <table:table-cell table:formula="of:=IF([.C14]=0;&quot;&quot;;IF([.F14]&gt;=2.58;&quot;***&quot;;IF([.F14]&gt;=1.96;&quot;**&quot;; IF([.F14]&gt;1.64;&quot;*&quot;;&quot;&quot;))))">
            <text:p/>
          </table:table-cell>
        </table:table-row>
        <table:table-row table:style-name="ro1">
          <table:table-cell office:value-type="string" calcext:value-type="string">
            <text:p>secbnew</text:p>
          </table:table-cell>
          <table:table-cell office:value-type="string" calcext:value-type="string">
            <text:p>ProxyNew</text:p>
          </table:table-cell>
          <table:table-cell table:formula="of:=SUMIF(INDIRECT(&quot;$&quot;&amp;[.$B15]&amp;&quot;E.$b$2:$&quot;&amp;[.$B15]&amp;&quot;E.$b$101&quot;);&quot;Immunity&quot;&amp;[.$A15];INDIRECT(&quot;$&quot;&amp;[.$B15]&amp;&quot;E.$C$2:$&quot;&amp;[.$B15]&amp;&quot;E.$C$101&quot;))*100" office:value-type="float" office:value="6.41794754709982" calcext:value-type="float">
            <text:p>6.41794754709982</text:p>
          </table:table-cell>
          <table:table-cell table:formula="of:=SUMIF(INDIRECT(&quot;$&quot;&amp;[.$B15]&amp;&quot;E.$b$2:$&quot;&amp;[.$B15]&amp;&quot;E.$b$101&quot;);&quot;Immunity&quot;&amp;[.$A15];INDIRECT(&quot;$&quot;&amp;[.$B15]&amp;&quot;E.$d$2:$&quot;&amp;[.$B15]&amp;&quot;E.$d$101&quot;))*100" office:value-type="float" office:value="2.30092100844355" calcext:value-type="float">
            <text:p>2.30092100844355</text:p>
          </table:table-cell>
          <table:table-cell table:formula="of:=SUMIF(INDIRECT(&quot;$&quot;&amp;[.$B15]&amp;&quot;E.$b$2:$&quot;&amp;[.$B15]&amp;&quot;E.$b$101&quot;);&quot;Immunity&quot;&amp;[.$A15];INDIRECT(&quot;$&quot;&amp;[.$B15]&amp;&quot;E.$e$2:$&quot;&amp;[.$B15]&amp;&quot;E.$e$101&quot;))*100" office:value-type="float" office:value="10.5349740857561" calcext:value-type="float">
            <text:p>10.5349740857561</text:p>
          </table:table-cell>
          <table:table-cell table:formula="of:=ABS([.C15]/(([.C15]-[.D15])/1.96))" office:value-type="float" office:value="3.05540347486351" calcext:value-type="float">
            <text:p>3.05540347486351</text:p>
          </table:table-cell>
          <table:table-cell table:formula="of:=IF([.C15]=0;&quot;&quot;;IF([.F15]&gt;=2.58;&quot;***&quot;;IF([.F15]&gt;=1.96;&quot;**&quot;; IF([.F15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secbnew</text:p>
          </table:table-cell>
          <table:table-cell office:value-type="string" calcext:value-type="string">
            <text:p>LCAll</text:p>
          </table:table-cell>
          <table:table-cell table:formula="of:=SUMIF(INDIRECT(&quot;$&quot;&amp;[.$B16]&amp;&quot;E.$b$2:$&quot;&amp;[.$B16]&amp;&quot;E.$b$101&quot;);&quot;Immunity&quot;&amp;[.$A16];INDIRECT(&quot;$&quot;&amp;[.$B16]&amp;&quot;E.$C$2:$&quot;&amp;[.$B16]&amp;&quot;E.$C$101&quot;))*100" office:value-type="float" office:value="0" calcext:value-type="float">
            <text:p>0</text:p>
          </table:table-cell>
          <table:table-cell table:formula="of:=SUMIF(INDIRECT(&quot;$&quot;&amp;[.$B16]&amp;&quot;E.$b$2:$&quot;&amp;[.$B16]&amp;&quot;E.$b$101&quot;);&quot;Immunity&quot;&amp;[.$A16];INDIRECT(&quot;$&quot;&amp;[.$B16]&amp;&quot;E.$d$2:$&quot;&amp;[.$B16]&amp;&quot;E.$d$101&quot;))*100" office:value-type="float" office:value="0" calcext:value-type="float">
            <text:p>0</text:p>
          </table:table-cell>
          <table:table-cell table:formula="of:=SUMIF(INDIRECT(&quot;$&quot;&amp;[.$B16]&amp;&quot;E.$b$2:$&quot;&amp;[.$B16]&amp;&quot;E.$b$101&quot;);&quot;Immunity&quot;&amp;[.$A16];INDIRECT(&quot;$&quot;&amp;[.$B16]&amp;&quot;E.$e$2:$&quot;&amp;[.$B16]&amp;&quot;E.$e$101&quot;))*100" office:value-type="float" office:value="0" calcext:value-type="float">
            <text:p>0</text:p>
          </table:table-cell>
          <table:table-cell table:formula="of:=ABS([.C16]/(([.C16]-[.D16])/1.96))" office:value-type="string" office:string-value="" calcext:value-type="error">
            <text:p>#DIV/0!</text:p>
          </table:table-cell>
          <table:table-cell table:formula="of:=IF([.C16]=0;&quot;&quot;;IF([.F16]&gt;=2.58;&quot;***&quot;;IF([.F16]&gt;=1.96;&quot;**&quot;; IF([.F16]&gt;1.64;&quot;*&quot;;&quot;&quot;))))">
            <text:p/>
          </table:table-cell>
        </table:table-row>
        <table:table-row table:style-name="ro1">
          <table:table-cell office:value-type="string" calcext:value-type="string">
            <text:p>secbnew</text:p>
          </table:table-cell>
          <table:table-cell office:value-type="string" calcext:value-type="string">
            <text:p>LCInf</text:p>
          </table:table-cell>
          <table:table-cell table:formula="of:=SUMIF(INDIRECT(&quot;$&quot;&amp;[.$B17]&amp;&quot;E.$b$2:$&quot;&amp;[.$B17]&amp;&quot;E.$b$101&quot;);&quot;Immunity&quot;&amp;[.$A17];INDIRECT(&quot;$&quot;&amp;[.$B17]&amp;&quot;E.$C$2:$&quot;&amp;[.$B17]&amp;&quot;E.$C$101&quot;))*100" office:value-type="float" office:value="0" calcext:value-type="float">
            <text:p>0</text:p>
          </table:table-cell>
          <table:table-cell table:formula="of:=SUMIF(INDIRECT(&quot;$&quot;&amp;[.$B17]&amp;&quot;E.$b$2:$&quot;&amp;[.$B17]&amp;&quot;E.$b$101&quot;);&quot;Immunity&quot;&amp;[.$A17];INDIRECT(&quot;$&quot;&amp;[.$B17]&amp;&quot;E.$d$2:$&quot;&amp;[.$B17]&amp;&quot;E.$d$101&quot;))*100" office:value-type="float" office:value="0" calcext:value-type="float">
            <text:p>0</text:p>
          </table:table-cell>
          <table:table-cell table:formula="of:=SUMIF(INDIRECT(&quot;$&quot;&amp;[.$B17]&amp;&quot;E.$b$2:$&quot;&amp;[.$B17]&amp;&quot;E.$b$101&quot;);&quot;Immunity&quot;&amp;[.$A17];INDIRECT(&quot;$&quot;&amp;[.$B17]&amp;&quot;E.$e$2:$&quot;&amp;[.$B17]&amp;&quot;E.$e$101&quot;))*100" office:value-type="float" office:value="0" calcext:value-type="float">
            <text:p>0</text:p>
          </table:table-cell>
          <table:table-cell table:formula="of:=ABS([.C17]/(([.C17]-[.D17])/1.96))" office:value-type="string" office:string-value="" calcext:value-type="error">
            <text:p>#DIV/0!</text:p>
          </table:table-cell>
          <table:table-cell table:formula="of:=IF([.C17]=0;&quot;&quot;;IF([.F17]&gt;=2.58;&quot;***&quot;;IF([.F17]&gt;=1.96;&quot;**&quot;; IF([.F17]&gt;1.64;&quot;*&quot;;&quot;&quot;))))">
            <text:p/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ProxyBA12</text:p>
          </table:table-cell>
          <table:table-cell table:formula="of:=SUMIF(INDIRECT(&quot;$&quot;&amp;[.$B18]&amp;&quot;E.$b$2:$&quot;&amp;[.$B18]&amp;&quot;E.$b$101&quot;);&quot;Immunity&quot;&amp;[.$A18];INDIRECT(&quot;$&quot;&amp;[.$B18]&amp;&quot;E.$C$2:$&quot;&amp;[.$B18]&amp;&quot;E.$C$101&quot;))*100" office:value-type="float" office:value="2.30947808050255" calcext:value-type="float">
            <text:p>2.30947808050255</text:p>
          </table:table-cell>
          <table:table-cell table:formula="of:=SUMIF(INDIRECT(&quot;$&quot;&amp;[.$B18]&amp;&quot;E.$b$2:$&quot;&amp;[.$B18]&amp;&quot;E.$b$101&quot;);&quot;Immunity&quot;&amp;[.$A18];INDIRECT(&quot;$&quot;&amp;[.$B18]&amp;&quot;E.$d$2:$&quot;&amp;[.$B18]&amp;&quot;E.$d$101&quot;))*100" office:value-type="float" office:value="1.67044593733603" calcext:value-type="float">
            <text:p>1.67044593733603</text:p>
          </table:table-cell>
          <table:table-cell table:formula="of:=SUMIF(INDIRECT(&quot;$&quot;&amp;[.$B18]&amp;&quot;E.$b$2:$&quot;&amp;[.$B18]&amp;&quot;E.$b$101&quot;);&quot;Immunity&quot;&amp;[.$A18];INDIRECT(&quot;$&quot;&amp;[.$B18]&amp;&quot;E.$e$2:$&quot;&amp;[.$B18]&amp;&quot;E.$e$101&quot;))*100" office:value-type="float" office:value="2.94851022366907" calcext:value-type="float">
            <text:p>2.94851022366907</text:p>
          </table:table-cell>
          <table:table-cell table:formula="of:=ABS([.C18]/(([.C18]-[.D18])/1.96))" office:value-type="float" office:value="7.08348881380988" calcext:value-type="float">
            <text:p>7.08348881380988</text:p>
          </table:table-cell>
          <table:table-cell table:formula="of:=IF([.C18]=0;&quot;&quot;;IF([.F18]&gt;=2.58;&quot;***&quot;;IF([.F18]&gt;=1.96;&quot;**&quot;; IF([.F18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ProxyNew</text:p>
          </table:table-cell>
          <table:table-cell table:formula="of:=SUMIF(INDIRECT(&quot;$&quot;&amp;[.$B19]&amp;&quot;E.$b$2:$&quot;&amp;[.$B19]&amp;&quot;E.$b$101&quot;);&quot;Immunity&quot;&amp;[.$A19];INDIRECT(&quot;$&quot;&amp;[.$B19]&amp;&quot;E.$C$2:$&quot;&amp;[.$B19]&amp;&quot;E.$C$101&quot;))*100" office:value-type="float" office:value="1.43018542465557" calcext:value-type="float">
            <text:p>1.43018542465557</text:p>
          </table:table-cell>
          <table:table-cell table:formula="of:=SUMIF(INDIRECT(&quot;$&quot;&amp;[.$B19]&amp;&quot;E.$b$2:$&quot;&amp;[.$B19]&amp;&quot;E.$b$101&quot;);&quot;Immunity&quot;&amp;[.$A19];INDIRECT(&quot;$&quot;&amp;[.$B19]&amp;&quot;E.$d$2:$&quot;&amp;[.$B19]&amp;&quot;E.$d$101&quot;))*100" office:value-type="float" office:value="-0.00262685893220333" calcext:value-type="float">
            <text:p>-0.00262685893220333</text:p>
          </table:table-cell>
          <table:table-cell table:formula="of:=SUMIF(INDIRECT(&quot;$&quot;&amp;[.$B19]&amp;&quot;E.$b$2:$&quot;&amp;[.$B19]&amp;&quot;E.$b$101&quot;);&quot;Immunity&quot;&amp;[.$A19];INDIRECT(&quot;$&quot;&amp;[.$B19]&amp;&quot;E.$e$2:$&quot;&amp;[.$B19]&amp;&quot;E.$e$101&quot;))*100" office:value-type="float" office:value="2.86299770824334" calcext:value-type="float">
            <text:p>2.86299770824334</text:p>
          </table:table-cell>
          <table:table-cell table:formula="of:=ABS([.C19]/(([.C19]-[.D19])/1.96))" office:value-type="float" office:value="1.95640661685687" calcext:value-type="float">
            <text:p>1.95640661685687</text:p>
          </table:table-cell>
          <table:table-cell table:formula="of:=IF([.C19]=0;&quot;&quot;;IF([.F19]&gt;=2.58;&quot;***&quot;;IF([.F19]&gt;=1.96;&quot;**&quot;; IF([.F19]&gt;1.64;&quot;*&quot;;&quot;&quot;))))" office:value-type="string" office:string-value="*" calcext:value-type="string">
            <text:p>*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LCAll</text:p>
          </table:table-cell>
          <table:table-cell table:formula="of:=SUMIF(INDIRECT(&quot;$&quot;&amp;[.$B20]&amp;&quot;E.$b$2:$&quot;&amp;[.$B20]&amp;&quot;E.$b$101&quot;);&quot;Immunity&quot;&amp;[.$A20];INDIRECT(&quot;$&quot;&amp;[.$B20]&amp;&quot;E.$C$2:$&quot;&amp;[.$B20]&amp;&quot;E.$C$101&quot;))*100" office:value-type="float" office:value="10.6303142205164" calcext:value-type="float">
            <text:p>10.6303142205164</text:p>
          </table:table-cell>
          <table:table-cell table:formula="of:=SUMIF(INDIRECT(&quot;$&quot;&amp;[.$B20]&amp;&quot;E.$b$2:$&quot;&amp;[.$B20]&amp;&quot;E.$b$101&quot;);&quot;Immunity&quot;&amp;[.$A20];INDIRECT(&quot;$&quot;&amp;[.$B20]&amp;&quot;E.$d$2:$&quot;&amp;[.$B20]&amp;&quot;E.$d$101&quot;))*100" office:value-type="float" office:value="9.43777058609463" calcext:value-type="float">
            <text:p>9.43777058609463</text:p>
          </table:table-cell>
          <table:table-cell table:formula="of:=SUMIF(INDIRECT(&quot;$&quot;&amp;[.$B20]&amp;&quot;E.$b$2:$&quot;&amp;[.$B20]&amp;&quot;E.$b$101&quot;);&quot;Immunity&quot;&amp;[.$A20];INDIRECT(&quot;$&quot;&amp;[.$B20]&amp;&quot;E.$e$2:$&quot;&amp;[.$B20]&amp;&quot;E.$e$101&quot;))*100" office:value-type="float" office:value="11.8228578549383" calcext:value-type="float">
            <text:p>11.8228578549383</text:p>
          </table:table-cell>
          <table:table-cell table:formula="of:=ABS([.C20]/(([.C20]-[.D20])/1.96))" office:value-type="float" office:value="17.4714075617993" calcext:value-type="float">
            <text:p>17.4714075617993</text:p>
          </table:table-cell>
          <table:table-cell table:formula="of:=IF([.C20]=0;&quot;&quot;;IF([.F20]&gt;=2.58;&quot;***&quot;;IF([.F20]&gt;=1.96;&quot;**&quot;; IF([.F20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office:value-type="string" calcext:value-type="string">
            <text:p>LCInf</text:p>
          </table:table-cell>
          <table:table-cell table:formula="of:=SUMIF(INDIRECT(&quot;$&quot;&amp;[.$B21]&amp;&quot;E.$b$2:$&quot;&amp;[.$B21]&amp;&quot;E.$b$101&quot;);&quot;Immunity&quot;&amp;[.$A21];INDIRECT(&quot;$&quot;&amp;[.$B21]&amp;&quot;E.$C$2:$&quot;&amp;[.$B21]&amp;&quot;E.$C$101&quot;))*100" office:value-type="float" office:value="1.55802257619852" calcext:value-type="float">
            <text:p>1.55802257619852</text:p>
          </table:table-cell>
          <table:table-cell table:formula="of:=SUMIF(INDIRECT(&quot;$&quot;&amp;[.$B21]&amp;&quot;E.$b$2:$&quot;&amp;[.$B21]&amp;&quot;E.$b$101&quot;);&quot;Immunity&quot;&amp;[.$A21];INDIRECT(&quot;$&quot;&amp;[.$B21]&amp;&quot;E.$d$2:$&quot;&amp;[.$B21]&amp;&quot;E.$d$101&quot;))*100" office:value-type="float" office:value="-2.00998502469025" calcext:value-type="float">
            <text:p>-2.00998502469025</text:p>
          </table:table-cell>
          <table:table-cell table:formula="of:=SUMIF(INDIRECT(&quot;$&quot;&amp;[.$B21]&amp;&quot;E.$b$2:$&quot;&amp;[.$B21]&amp;&quot;E.$b$101&quot;);&quot;Immunity&quot;&amp;[.$A21];INDIRECT(&quot;$&quot;&amp;[.$B21]&amp;&quot;E.$e$2:$&quot;&amp;[.$B21]&amp;&quot;E.$e$101&quot;))*100" office:value-type="float" office:value="5.12603017708728" calcext:value-type="float">
            <text:p>5.12603017708728</text:p>
          </table:table-cell>
          <table:table-cell table:formula="of:=ABS([.C21]/(([.C21]-[.D21])/1.96))" office:value-type="float" office:value="0.855862596421721" calcext:value-type="float">
            <text:p>0.855862596421721</text:p>
          </table:table-cell>
          <table:table-cell table:formula="of:=IF([.C21]=0;&quot;&quot;;IF([.F21]&gt;=2.58;&quot;***&quot;;IF([.F21]&gt;=1.96;&quot;**&quot;; IF([.F21]&gt;1.64;&quot;*&quot;;&quot;&quot;))))">
            <text:p/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ProxyBA12</text:p>
          </table:table-cell>
          <table:table-cell table:formula="of:=SUMIF(INDIRECT(&quot;$&quot;&amp;[.$B22]&amp;&quot;E.$b$2:$&quot;&amp;[.$B22]&amp;&quot;E.$b$101&quot;);&quot;Immunity&quot;&amp;[.$A22];INDIRECT(&quot;$&quot;&amp;[.$B22]&amp;&quot;E.$C$2:$&quot;&amp;[.$B22]&amp;&quot;E.$C$101&quot;))*100" office:value-type="float" office:value="0.877405657755796" calcext:value-type="float">
            <text:p>0.877405657755796</text:p>
          </table:table-cell>
          <table:table-cell table:formula="of:=SUMIF(INDIRECT(&quot;$&quot;&amp;[.$B22]&amp;&quot;E.$b$2:$&quot;&amp;[.$B22]&amp;&quot;E.$b$101&quot;);&quot;Immunity&quot;&amp;[.$A22];INDIRECT(&quot;$&quot;&amp;[.$B22]&amp;&quot;E.$d$2:$&quot;&amp;[.$B22]&amp;&quot;E.$d$101&quot;))*100" office:value-type="float" office:value="0.245628608473377" calcext:value-type="float">
            <text:p>0.245628608473377</text:p>
          </table:table-cell>
          <table:table-cell table:formula="of:=SUMIF(INDIRECT(&quot;$&quot;&amp;[.$B22]&amp;&quot;E.$b$2:$&quot;&amp;[.$B22]&amp;&quot;E.$b$101&quot;);&quot;Immunity&quot;&amp;[.$A22];INDIRECT(&quot;$&quot;&amp;[.$B22]&amp;&quot;E.$e$2:$&quot;&amp;[.$B22]&amp;&quot;E.$e$101&quot;))*100" office:value-type="float" office:value="1.50918270703822" calcext:value-type="float">
            <text:p>1.50918270703822</text:p>
          </table:table-cell>
          <table:table-cell table:formula="of:=ABS([.C22]/(([.C22]-[.D22])/1.96))" office:value-type="float" office:value="2.72202842941926" calcext:value-type="float">
            <text:p>2.72202842941926</text:p>
          </table:table-cell>
          <table:table-cell table:formula="of:=IF([.C22]=0;&quot;&quot;;IF([.F22]&gt;=2.58;&quot;***&quot;;IF([.F22]&gt;=1.96;&quot;**&quot;; IF([.F22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ProxyNew</text:p>
          </table:table-cell>
          <table:table-cell table:formula="of:=SUMIF(INDIRECT(&quot;$&quot;&amp;[.$B23]&amp;&quot;E.$b$2:$&quot;&amp;[.$B23]&amp;&quot;E.$b$101&quot;);&quot;Immunity&quot;&amp;[.$A23];INDIRECT(&quot;$&quot;&amp;[.$B23]&amp;&quot;E.$C$2:$&quot;&amp;[.$B23]&amp;&quot;E.$C$101&quot;))*100" office:value-type="float" office:value="1.27047465589884" calcext:value-type="float">
            <text:p>1.27047465589884</text:p>
          </table:table-cell>
          <table:table-cell table:formula="of:=SUMIF(INDIRECT(&quot;$&quot;&amp;[.$B23]&amp;&quot;E.$b$2:$&quot;&amp;[.$B23]&amp;&quot;E.$b$101&quot;);&quot;Immunity&quot;&amp;[.$A23];INDIRECT(&quot;$&quot;&amp;[.$B23]&amp;&quot;E.$d$2:$&quot;&amp;[.$B23]&amp;&quot;E.$d$101&quot;))*100" office:value-type="float" office:value="0.810813911436148" calcext:value-type="float">
            <text:p>0.810813911436148</text:p>
          </table:table-cell>
          <table:table-cell table:formula="of:=SUMIF(INDIRECT(&quot;$&quot;&amp;[.$B23]&amp;&quot;E.$b$2:$&quot;&amp;[.$B23]&amp;&quot;E.$b$101&quot;);&quot;Immunity&quot;&amp;[.$A23];INDIRECT(&quot;$&quot;&amp;[.$B23]&amp;&quot;E.$e$2:$&quot;&amp;[.$B23]&amp;&quot;E.$e$101&quot;))*100" office:value-type="float" office:value="1.73013540036154" calcext:value-type="float">
            <text:p>1.73013540036154</text:p>
          </table:table-cell>
          <table:table-cell table:formula="of:=ABS([.C23]/(([.C23]-[.D23])/1.96))" office:value-type="float" office:value="5.41732213498566" calcext:value-type="float">
            <text:p>5.41732213498566</text:p>
          </table:table-cell>
          <table:table-cell table:formula="of:=IF([.C23]=0;&quot;&quot;;IF([.F23]&gt;=2.58;&quot;***&quot;;IF([.F23]&gt;=1.96;&quot;**&quot;; IF([.F23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LCAll</text:p>
          </table:table-cell>
          <table:table-cell table:formula="of:=SUMIF(INDIRECT(&quot;$&quot;&amp;[.$B24]&amp;&quot;E.$b$2:$&quot;&amp;[.$B24]&amp;&quot;E.$b$101&quot;);&quot;Immunity&quot;&amp;[.$A24];INDIRECT(&quot;$&quot;&amp;[.$B24]&amp;&quot;E.$C$2:$&quot;&amp;[.$B24]&amp;&quot;E.$C$101&quot;))*100" office:value-type="float" office:value="12.7165190824005" calcext:value-type="float">
            <text:p>12.7165190824005</text:p>
          </table:table-cell>
          <table:table-cell table:formula="of:=SUMIF(INDIRECT(&quot;$&quot;&amp;[.$B24]&amp;&quot;E.$b$2:$&quot;&amp;[.$B24]&amp;&quot;E.$b$101&quot;);&quot;Immunity&quot;&amp;[.$A24];INDIRECT(&quot;$&quot;&amp;[.$B24]&amp;&quot;E.$d$2:$&quot;&amp;[.$B24]&amp;&quot;E.$d$101&quot;))*100" office:value-type="float" office:value="9.49501595497689" calcext:value-type="float">
            <text:p>9.49501595497689</text:p>
          </table:table-cell>
          <table:table-cell table:formula="of:=SUMIF(INDIRECT(&quot;$&quot;&amp;[.$B24]&amp;&quot;E.$b$2:$&quot;&amp;[.$B24]&amp;&quot;E.$b$101&quot;);&quot;Immunity&quot;&amp;[.$A24];INDIRECT(&quot;$&quot;&amp;[.$B24]&amp;&quot;E.$e$2:$&quot;&amp;[.$B24]&amp;&quot;E.$e$101&quot;))*100" office:value-type="float" office:value="15.9380222098241" calcext:value-type="float">
            <text:p>15.9380222098241</text:p>
          </table:table-cell>
          <table:table-cell table:formula="of:=ABS([.C24]/(([.C24]-[.D24])/1.96))" office:value-type="float" office:value="7.73687822598459" calcext:value-type="float">
            <text:p>7.73687822598459</text:p>
          </table:table-cell>
          <table:table-cell table:formula="of:=IF([.C24]=0;&quot;&quot;;IF([.F24]&gt;=2.58;&quot;***&quot;;IF([.F24]&gt;=1.96;&quot;**&quot;; IF([.F24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office:value-type="string" calcext:value-type="string">
            <text:p>LCInf</text:p>
          </table:table-cell>
          <table:table-cell table:formula="of:=SUMIF(INDIRECT(&quot;$&quot;&amp;[.$B25]&amp;&quot;E.$b$2:$&quot;&amp;[.$B25]&amp;&quot;E.$b$101&quot;);&quot;Immunity&quot;&amp;[.$A25];INDIRECT(&quot;$&quot;&amp;[.$B25]&amp;&quot;E.$C$2:$&quot;&amp;[.$B25]&amp;&quot;E.$C$101&quot;))*100" office:value-type="float" office:value="1.43236660144015" calcext:value-type="float">
            <text:p>1.43236660144015</text:p>
          </table:table-cell>
          <table:table-cell table:formula="of:=SUMIF(INDIRECT(&quot;$&quot;&amp;[.$B25]&amp;&quot;E.$b$2:$&quot;&amp;[.$B25]&amp;&quot;E.$b$101&quot;);&quot;Immunity&quot;&amp;[.$A25];INDIRECT(&quot;$&quot;&amp;[.$B25]&amp;&quot;E.$d$2:$&quot;&amp;[.$B25]&amp;&quot;E.$d$101&quot;))*100" office:value-type="float" office:value="-6.11531321158849" calcext:value-type="float">
            <text:p>-6.11531321158849</text:p>
          </table:table-cell>
          <table:table-cell table:formula="of:=SUMIF(INDIRECT(&quot;$&quot;&amp;[.$B25]&amp;&quot;E.$b$2:$&quot;&amp;[.$B25]&amp;&quot;E.$b$101&quot;);&quot;Immunity&quot;&amp;[.$A25];INDIRECT(&quot;$&quot;&amp;[.$B25]&amp;&quot;E.$e$2:$&quot;&amp;[.$B25]&amp;&quot;E.$e$101&quot;))*100" office:value-type="float" office:value="8.98004641446879" calcext:value-type="float">
            <text:p>8.98004641446879</text:p>
          </table:table-cell>
          <table:table-cell table:formula="of:=ABS([.C25]/(([.C25]-[.D25])/1.96))" office:value-type="float" office:value="0.371960471081001" calcext:value-type="float">
            <text:p>0.371960471081001</text:p>
          </table:table-cell>
          <table:table-cell table:formula="of:=IF([.C25]=0;&quot;&quot;;IF([.F25]&gt;=2.58;&quot;***&quot;;IF([.F25]&gt;=1.96;&quot;**&quot;; IF([.F25]&gt;1.64;&quot;*&quot;;&quot;&quot;))))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ProxyBA12</text:p>
          </table:table-cell>
          <table:table-cell table:formula="of:=SUMIF(INDIRECT(&quot;$&quot;&amp;[.$B26]&amp;&quot;E.$b$2:$&quot;&amp;[.$B26]&amp;&quot;E.$b$101&quot;);&quot;Immunity&quot;&amp;[.$A26];INDIRECT(&quot;$&quot;&amp;[.$B26]&amp;&quot;E.$C$2:$&quot;&amp;[.$B26]&amp;&quot;E.$C$101&quot;))*100" office:value-type="float" office:value="0.466628804836354" calcext:value-type="float">
            <text:p>0.466628804836354</text:p>
          </table:table-cell>
          <table:table-cell table:formula="of:=SUMIF(INDIRECT(&quot;$&quot;&amp;[.$B26]&amp;&quot;E.$b$2:$&quot;&amp;[.$B26]&amp;&quot;E.$b$101&quot;);&quot;Immunity&quot;&amp;[.$A26];INDIRECT(&quot;$&quot;&amp;[.$B26]&amp;&quot;E.$d$2:$&quot;&amp;[.$B26]&amp;&quot;E.$d$101&quot;))*100" office:value-type="float" office:value="-0.142865017937921" calcext:value-type="float">
            <text:p>-0.142865017937921</text:p>
          </table:table-cell>
          <table:table-cell table:formula="of:=SUMIF(INDIRECT(&quot;$&quot;&amp;[.$B26]&amp;&quot;E.$b$2:$&quot;&amp;[.$B26]&amp;&quot;E.$b$101&quot;);&quot;Immunity&quot;&amp;[.$A26];INDIRECT(&quot;$&quot;&amp;[.$B26]&amp;&quot;E.$e$2:$&quot;&amp;[.$B26]&amp;&quot;E.$e$101&quot;))*100" office:value-type="float" office:value="1.07612262761063" calcext:value-type="float">
            <text:p>1.07612262761063</text:p>
          </table:table-cell>
          <table:table-cell table:formula="of:=ABS([.C26]/(([.C26]-[.D26])/1.96))" office:value-type="float" office:value="1.50057707445867" calcext:value-type="float">
            <text:p>1.50057707445867</text:p>
          </table:table-cell>
          <table:table-cell table:formula="of:=IF([.C26]=0;&quot;&quot;;IF([.F26]&gt;=2.58;&quot;***&quot;;IF([.F26]&gt;=1.96;&quot;**&quot;; IF([.F26]&gt;1.64;&quot;*&quot;;&quot;&quot;))))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ProxyNew</text:p>
          </table:table-cell>
          <table:table-cell table:formula="of:=SUMIF(INDIRECT(&quot;$&quot;&amp;[.$B27]&amp;&quot;E.$b$2:$&quot;&amp;[.$B27]&amp;&quot;E.$b$101&quot;);&quot;Immunity&quot;&amp;[.$A27];INDIRECT(&quot;$&quot;&amp;[.$B27]&amp;&quot;E.$C$2:$&quot;&amp;[.$B27]&amp;&quot;E.$C$101&quot;))*100" office:value-type="float" office:value="1.70508221115854" calcext:value-type="float">
            <text:p>1.70508221115854</text:p>
          </table:table-cell>
          <table:table-cell table:formula="of:=SUMIF(INDIRECT(&quot;$&quot;&amp;[.$B27]&amp;&quot;E.$b$2:$&quot;&amp;[.$B27]&amp;&quot;E.$b$101&quot;);&quot;Immunity&quot;&amp;[.$A27];INDIRECT(&quot;$&quot;&amp;[.$B27]&amp;&quot;E.$d$2:$&quot;&amp;[.$B27]&amp;&quot;E.$d$101&quot;))*100" office:value-type="float" office:value="0.116272795275061" calcext:value-type="float">
            <text:p>0.116272795275061</text:p>
          </table:table-cell>
          <table:table-cell table:formula="of:=SUMIF(INDIRECT(&quot;$&quot;&amp;[.$B27]&amp;&quot;E.$b$2:$&quot;&amp;[.$B27]&amp;&quot;E.$b$101&quot;);&quot;Immunity&quot;&amp;[.$A27];INDIRECT(&quot;$&quot;&amp;[.$B27]&amp;&quot;E.$e$2:$&quot;&amp;[.$B27]&amp;&quot;E.$e$101&quot;))*100" office:value-type="float" office:value="3.29389162704202" calcext:value-type="float">
            <text:p>3.29389162704202</text:p>
          </table:table-cell>
          <table:table-cell table:formula="of:=ABS([.C27]/(([.C27]-[.D27])/1.96))" office:value-type="float" office:value="2.1034373918362" calcext:value-type="float">
            <text:p>2.1034373918362</text:p>
          </table:table-cell>
          <table:table-cell table:formula="of:=IF([.C27]=0;&quot;&quot;;IF([.F27]&gt;=2.58;&quot;***&quot;;IF([.F27]&gt;=1.96;&quot;**&quot;; IF([.F27]&gt;1.64;&quot;*&quot;;&quot;&quot;))))" office:value-type="string" office:string-value="**" calcext:value-type="string">
            <text:p>**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LCAll</text:p>
          </table:table-cell>
          <table:table-cell table:formula="of:=SUMIF(INDIRECT(&quot;$&quot;&amp;[.$B28]&amp;&quot;E.$b$2:$&quot;&amp;[.$B28]&amp;&quot;E.$b$101&quot;);&quot;Immunity&quot;&amp;[.$A28];INDIRECT(&quot;$&quot;&amp;[.$B28]&amp;&quot;E.$C$2:$&quot;&amp;[.$B28]&amp;&quot;E.$C$101&quot;))*100" office:value-type="float" office:value="4.92167063411636" calcext:value-type="float">
            <text:p>4.92167063411636</text:p>
          </table:table-cell>
          <table:table-cell table:formula="of:=SUMIF(INDIRECT(&quot;$&quot;&amp;[.$B28]&amp;&quot;E.$b$2:$&quot;&amp;[.$B28]&amp;&quot;E.$b$101&quot;);&quot;Immunity&quot;&amp;[.$A28];INDIRECT(&quot;$&quot;&amp;[.$B28]&amp;&quot;E.$d$2:$&quot;&amp;[.$B28]&amp;&quot;E.$d$101&quot;))*100" office:value-type="float" office:value="3.8258220314344" calcext:value-type="float">
            <text:p>3.8258220314344</text:p>
          </table:table-cell>
          <table:table-cell table:formula="of:=SUMIF(INDIRECT(&quot;$&quot;&amp;[.$B28]&amp;&quot;E.$b$2:$&quot;&amp;[.$B28]&amp;&quot;E.$b$101&quot;);&quot;Immunity&quot;&amp;[.$A28];INDIRECT(&quot;$&quot;&amp;[.$B28]&amp;&quot;E.$e$2:$&quot;&amp;[.$B28]&amp;&quot;E.$e$101&quot;))*100" office:value-type="float" office:value="6.01751923679832" calcext:value-type="float">
            <text:p>6.01751923679832</text:p>
          </table:table-cell>
          <table:table-cell table:formula="of:=ABS([.C28]/(([.C28]-[.D28])/1.96))" office:value-type="float" office:value="8.80274375425534" calcext:value-type="float">
            <text:p>8.80274375425534</text:p>
          </table:table-cell>
          <table:table-cell table:formula="of:=IF([.C28]=0;&quot;&quot;;IF([.F28]&gt;=2.58;&quot;***&quot;;IF([.F28]&gt;=1.96;&quot;**&quot;; IF([.F28]&gt;1.64;&quot;*&quot;;&quot;&quot;))))" office:value-type="string" office:string-value="***" calcext:value-type="string">
            <text:p>***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LCInf</text:p>
          </table:table-cell>
          <table:table-cell table:formula="of:=SUMIF(INDIRECT(&quot;$&quot;&amp;[.$B29]&amp;&quot;E.$b$2:$&quot;&amp;[.$B29]&amp;&quot;E.$b$101&quot;);&quot;Immunity&quot;&amp;[.$A29];INDIRECT(&quot;$&quot;&amp;[.$B29]&amp;&quot;E.$C$2:$&quot;&amp;[.$B29]&amp;&quot;E.$C$101&quot;))*100" office:value-type="float" office:value="-4.09134322399177" calcext:value-type="float">
            <text:p>-4.09134322399177</text:p>
          </table:table-cell>
          <table:table-cell table:formula="of:=SUMIF(INDIRECT(&quot;$&quot;&amp;[.$B29]&amp;&quot;E.$b$2:$&quot;&amp;[.$B29]&amp;&quot;E.$b$101&quot;);&quot;Immunity&quot;&amp;[.$A29];INDIRECT(&quot;$&quot;&amp;[.$B29]&amp;&quot;E.$d$2:$&quot;&amp;[.$B29]&amp;&quot;E.$d$101&quot;))*100" office:value-type="float" office:value="-6.18340796486381" calcext:value-type="float">
            <text:p>-6.18340796486381</text:p>
          </table:table-cell>
          <table:table-cell table:formula="of:=SUMIF(INDIRECT(&quot;$&quot;&amp;[.$B29]&amp;&quot;E.$b$2:$&quot;&amp;[.$B29]&amp;&quot;E.$b$101&quot;);&quot;Immunity&quot;&amp;[.$A29];INDIRECT(&quot;$&quot;&amp;[.$B29]&amp;&quot;E.$e$2:$&quot;&amp;[.$B29]&amp;&quot;E.$e$101&quot;))*100" office:value-type="float" office:value="-1.99927848311973" calcext:value-type="float">
            <text:p>-1.99927848311973</text:p>
          </table:table-cell>
          <table:table-cell table:formula="of:=ABS([.C29]/(([.C29]-[.D29])/1.96))" office:value-type="float" office:value="3.83307101465764" calcext:value-type="float">
            <text:p>3.83307101465764</text:p>
          </table:table-cell>
          <table:table-cell table:formula="of:=IF([.C29]=0;&quot;&quot;;IF([.F29]&gt;=2.58;&quot;***&quot;;IF([.F29]&gt;=1.96;&quot;**&quot;; IF([.F29]&gt;1.64;&quot;*&quot;;&quot;&quot;))))" office:value-type="string" office:string-value="***" calcext:value-type="string">
            <text:p>***</text:p>
          </table:table-cell>
        </table:table-row>
      </table:table>
      <table:table table:name="tmpout" table:style-name="ta1">
        <table:table-column table:style-name="co1" table:number-columns-repeated="2" table:default-cell-style-name="Default"/>
        <table:table-column table:style-name="co1" table:number-columns-repeated="16" table:default-cell-style-name="ce6"/>
        <table:table-row table:style-name="ro1">
          <table:table-cell/>
          <table:table-cell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J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Q</text:p>
          </table:table-cell>
        </table:table-row>
        <table:table-row table:style-name="ro1">
          <table:table-cell/>
          <table:table-cell table:formula="of:=[$'out.tex'.A1]" office:value-type="string" office:string-value="inf" calcext:value-type="string">
            <text:p>inf</text:p>
          </table:table-cell>
          <table:table-cell table:style-name="Default" office:value-type="string" calcext:value-type="string">
            <text:p>BA12</text:p>
          </table:table-cell>
          <table:table-cell table:style-name="Default" table:number-columns-repeated="3"/>
          <table:table-cell table:style-name="Default" office:value-type="string" calcext:value-type="string">
            <text:p>BA45</text:p>
          </table:table-cell>
          <table:table-cell table:style-name="Default" table:number-columns-repeated="3"/>
          <table:table-cell table:style-name="Default" office:value-type="string" calcext:value-type="string">
            <text:p>LC</text:p>
          </table:table-cell>
          <table:table-cell table:style-name="Default" table:number-columns-repeated="3"/>
          <table:table-cell table:style-name="Default" table:formula="of:=&quot;LCinf&quot;" office:value-type="string" office:string-value="LCinf" calcext:value-type="string">
            <text:p>LCinf</text:p>
          </table:table-cell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INDIRECT([.$B$2]&amp;&quot;.&quot;&amp;[.B$1]&amp;[.$A3])" office:value-type="string" office:string-value="001-061" calcext:value-type="string">
            <text:p>001-061</text:p>
          </table:table-cell>
          <table:table-cell table:formula="of:=ROUND(INDIRECT([.$B$2]&amp;&quot;.&quot;&amp;[.C$1]&amp;[.$A3]);2)" office:value-type="float" office:value="0" calcext:value-type="float">
            <text:p>0.00</text:p>
          </table:table-cell>
          <table:table-cell table:formula="of:=ROUND(INDIRECT([.$B$2]&amp;&quot;.&quot;&amp;[.D$1]&amp;[.$A3]);2)" office:value-type="float" office:value="0" calcext:value-type="float">
            <text:p>0.00</text:p>
          </table:table-cell>
          <table:table-cell table:formula="of:=ROUND(INDIRECT([.$B$2]&amp;&quot;.&quot;&amp;[.E$1]&amp;[.$A3]);2)" office:value-type="float" office:value="0" calcext:value-type="float">
            <text:p>0.00</text:p>
          </table:table-cell>
          <table:table-cell table:formula="of:=ROUND(INDIRECT([.$B$2]&amp;&quot;.&quot;&amp;[.F$1]&amp;[.$A3]);2)" office:value-type="float" office:value="0" calcext:value-type="float">
            <text:p>0.00</text:p>
          </table:table-cell>
          <table:table-cell table:formula="of:=ROUND(INDIRECT([.$B$2]&amp;&quot;.&quot;&amp;[.G$1]&amp;[.$A3]);2)" office:value-type="float" office:value="0" calcext:value-type="float">
            <text:p>0.00</text:p>
          </table:table-cell>
          <table:table-cell table:formula="of:=ROUND(INDIRECT([.$B$2]&amp;&quot;.&quot;&amp;[.H$1]&amp;[.$A3]);2)" office:value-type="float" office:value="0" calcext:value-type="float">
            <text:p>0.00</text:p>
          </table:table-cell>
          <table:table-cell table:formula="of:=ROUND(INDIRECT([.$B$2]&amp;&quot;.&quot;&amp;[.I$1]&amp;[.$A3]);2)" office:value-type="float" office:value="0" calcext:value-type="float">
            <text:p>0.00</text:p>
          </table:table-cell>
          <table:table-cell table:formula="of:=ROUND(INDIRECT([.$B$2]&amp;&quot;.&quot;&amp;[.J$1]&amp;[.$A3]);2)" office:value-type="float" office:value="0" calcext:value-type="float">
            <text:p>0.00</text:p>
          </table:table-cell>
          <table:table-cell table:formula="of:=ROUND(INDIRECT([.$B$2]&amp;&quot;.&quot;&amp;[.K$1]&amp;[.$A3]);2)" office:value-type="float" office:value="0" calcext:value-type="float">
            <text:p>0.00</text:p>
          </table:table-cell>
          <table:table-cell table:formula="of:=ROUND(INDIRECT([.$B$2]&amp;&quot;.&quot;&amp;[.L$1]&amp;[.$A3]);2)" office:value-type="float" office:value="0" calcext:value-type="float">
            <text:p>0.00</text:p>
          </table:table-cell>
          <table:table-cell table:formula="of:=ROUND(INDIRECT([.$B$2]&amp;&quot;.&quot;&amp;[.M$1]&amp;[.$A3]);2)" office:value-type="float" office:value="0" calcext:value-type="float">
            <text:p>0.00</text:p>
          </table:table-cell>
          <table:table-cell table:formula="of:=ROUND(INDIRECT([.$B$2]&amp;&quot;.&quot;&amp;[.N$1]&amp;[.$A3]);2)" office:value-type="float" office:value="0" calcext:value-type="float">
            <text:p>0.00</text:p>
          </table:table-cell>
          <table:table-cell table:formula="of:=ROUND(INDIRECT([.$B$2]&amp;&quot;.&quot;&amp;[.O$1]&amp;[.$A3]);2)" office:value-type="float" office:value="0" calcext:value-type="float">
            <text:p>0.00</text:p>
          </table:table-cell>
          <table:table-cell table:formula="of:=ROUND(INDIRECT([.$B$2]&amp;&quot;.&quot;&amp;[.P$1]&amp;[.$A3]);2)" office:value-type="float" office:value="0" calcext:value-type="float">
            <text:p>0.00</text:p>
          </table:table-cell>
          <table:table-cell table:formula="of:=ROUND(INDIRECT([.$B$2]&amp;&quot;.&quot;&amp;[.Q$1]&amp;[.$A3]);2)" office:value-type="float" office:value="0" calcext:value-type="float">
            <text:p>0.00</text:p>
          </table:table-cell>
          <table:table-cell table:formula="of:=ROUND(INDIRECT([.$B$2]&amp;&quot;.&quot;&amp;[.R$1]&amp;[.$A3]);2)" office:value-type="float" office:value="0" calcext:value-type="float">
            <text:p>0.00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INDIRECT([.$B$2]&amp;&quot;.A&quot;&amp;[.$A4])" office:value-type="string" office:string-value="062-122" calcext:value-type="string">
            <text:p>062-122</text:p>
          </table:table-cell>
          <table:table-cell table:formula="of:=ROUND(INDIRECT([.$B$2]&amp;&quot;.&quot;&amp;[.C$1]&amp;[.$A4]);2)" office:value-type="float" office:value="0.88" calcext:value-type="float">
            <text:p>0.88</text:p>
          </table:table-cell>
          <table:table-cell table:formula="of:=ROUND(INDIRECT([.$B$2]&amp;&quot;.&quot;&amp;[.D$1]&amp;[.$A4]);2)" office:value-type="float" office:value="0.92" calcext:value-type="float">
            <text:p>0.92</text:p>
          </table:table-cell>
          <table:table-cell table:formula="of:=ROUND(INDIRECT([.$B$2]&amp;&quot;.&quot;&amp;[.E$1]&amp;[.$A4]);2)" office:value-type="float" office:value="0.82" calcext:value-type="float">
            <text:p>0.82</text:p>
          </table:table-cell>
          <table:table-cell table:formula="of:=ROUND(INDIRECT([.$B$2]&amp;&quot;.&quot;&amp;[.F$1]&amp;[.$A4]);2)" office:value-type="float" office:value="0.88" calcext:value-type="float">
            <text:p>0.88</text:p>
          </table:table-cell>
          <table:table-cell table:formula="of:=ROUND(INDIRECT([.$B$2]&amp;&quot;.&quot;&amp;[.G$1]&amp;[.$A4]);2)" office:value-type="float" office:value="0.92" calcext:value-type="float">
            <text:p>0.92</text:p>
          </table:table-cell>
          <table:table-cell table:formula="of:=ROUND(INDIRECT([.$B$2]&amp;&quot;.&quot;&amp;[.H$1]&amp;[.$A4]);2)" office:value-type="float" office:value="0.99" calcext:value-type="float">
            <text:p>0.99</text:p>
          </table:table-cell>
          <table:table-cell table:formula="of:=ROUND(INDIRECT([.$B$2]&amp;&quot;.&quot;&amp;[.I$1]&amp;[.$A4]);2)" office:value-type="float" office:value="0.44" calcext:value-type="float">
            <text:p>0.44</text:p>
          </table:table-cell>
          <table:table-cell table:formula="of:=ROUND(INDIRECT([.$B$2]&amp;&quot;.&quot;&amp;[.J$1]&amp;[.$A4]);2)" office:value-type="float" office:value="0.84" calcext:value-type="float">
            <text:p>0.84</text:p>
          </table:table-cell>
          <table:table-cell table:formula="of:=ROUND(INDIRECT([.$B$2]&amp;&quot;.&quot;&amp;[.K$1]&amp;[.$A4]);2)" office:value-type="float" office:value="0.58" calcext:value-type="float">
            <text:p>0.58</text:p>
          </table:table-cell>
          <table:table-cell table:formula="of:=ROUND(INDIRECT([.$B$2]&amp;&quot;.&quot;&amp;[.L$1]&amp;[.$A4]);2)" office:value-type="float" office:value="0.64" calcext:value-type="float">
            <text:p>0.64</text:p>
          </table:table-cell>
          <table:table-cell table:formula="of:=ROUND(INDIRECT([.$B$2]&amp;&quot;.&quot;&amp;[.M$1]&amp;[.$A4]);2)" office:value-type="float" office:value="0.5" calcext:value-type="float">
            <text:p>0.50</text:p>
          </table:table-cell>
          <table:table-cell table:formula="of:=ROUND(INDIRECT([.$B$2]&amp;&quot;.&quot;&amp;[.N$1]&amp;[.$A4]);2)" office:value-type="float" office:value="0.58" calcext:value-type="float">
            <text:p>0.58</text:p>
          </table:table-cell>
          <table:table-cell table:formula="of:=ROUND(INDIRECT([.$B$2]&amp;&quot;.&quot;&amp;[.O$1]&amp;[.$A4]);2)" office:value-type="float" office:value="-0.55" calcext:value-type="float">
            <text:p>-0.55</text:p>
          </table:table-cell>
          <table:table-cell table:formula="of:=ROUND(INDIRECT([.$B$2]&amp;&quot;.&quot;&amp;[.P$1]&amp;[.$A4]);2)" office:value-type="float" office:value="-0.32" calcext:value-type="float">
            <text:p>-0.32</text:p>
          </table:table-cell>
          <table:table-cell table:formula="of:=ROUND(INDIRECT([.$B$2]&amp;&quot;.&quot;&amp;[.Q$1]&amp;[.$A4]);2)" office:value-type="float" office:value="-0.83" calcext:value-type="float">
            <text:p>-0.83</text:p>
          </table:table-cell>
          <table:table-cell table:formula="of:=ROUND(INDIRECT([.$B$2]&amp;&quot;.&quot;&amp;[.R$1]&amp;[.$A4]);2)" office:value-type="float" office:value="-0.39" calcext:value-type="float">
            <text:p>-0.39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INDIRECT([.$B$2]&amp;&quot;.A&quot;&amp;[.$A5])" office:value-type="string" office:string-value="123-183" calcext:value-type="string">
            <text:p>123-183</text:p>
          </table:table-cell>
          <table:table-cell table:formula="of:=ROUND(INDIRECT([.$B$2]&amp;&quot;.&quot;&amp;[.C$1]&amp;[.$A5]);2)" office:value-type="float" office:value="0.89" calcext:value-type="float">
            <text:p>0.89</text:p>
          </table:table-cell>
          <table:table-cell table:formula="of:=ROUND(INDIRECT([.$B$2]&amp;&quot;.&quot;&amp;[.D$1]&amp;[.$A5]);2)" office:value-type="float" office:value="0.95" calcext:value-type="float">
            <text:p>0.95</text:p>
          </table:table-cell>
          <table:table-cell table:formula="of:=ROUND(INDIRECT([.$B$2]&amp;&quot;.&quot;&amp;[.E$1]&amp;[.$A5]);2)" office:value-type="float" office:value="0.75" calcext:value-type="float">
            <text:p>0.75</text:p>
          </table:table-cell>
          <table:table-cell table:formula="of:=ROUND(INDIRECT([.$B$2]&amp;&quot;.&quot;&amp;[.F$1]&amp;[.$A5]);2)" office:value-type="float" office:value="0.87" calcext:value-type="float">
            <text:p>0.87</text:p>
          </table:table-cell>
          <table:table-cell table:formula="of:=ROUND(INDIRECT([.$B$2]&amp;&quot;.&quot;&amp;[.G$1]&amp;[.$A5]);2)" office:value-type="float" office:value="0.83" calcext:value-type="float">
            <text:p>0.83</text:p>
          </table:table-cell>
          <table:table-cell table:formula="of:=ROUND(INDIRECT([.$B$2]&amp;&quot;.&quot;&amp;[.H$1]&amp;[.$A5]);2)" office:value-type="float" office:value="0.94" calcext:value-type="float">
            <text:p>0.94</text:p>
          </table:table-cell>
          <table:table-cell table:formula="of:=ROUND(INDIRECT([.$B$2]&amp;&quot;.&quot;&amp;[.I$1]&amp;[.$A5]);2)" office:value-type="float" office:value="0.54" calcext:value-type="float">
            <text:p>0.54</text:p>
          </table:table-cell>
          <table:table-cell table:formula="of:=ROUND(INDIRECT([.$B$2]&amp;&quot;.&quot;&amp;[.J$1]&amp;[.$A5]);2)" office:value-type="float" office:value="0.8" calcext:value-type="float">
            <text:p>0.80</text:p>
          </table:table-cell>
          <table:table-cell table:formula="of:=ROUND(INDIRECT([.$B$2]&amp;&quot;.&quot;&amp;[.K$1]&amp;[.$A5]);2)" office:value-type="float" office:value="0.54" calcext:value-type="float">
            <text:p>0.54</text:p>
          </table:table-cell>
          <table:table-cell table:formula="of:=ROUND(INDIRECT([.$B$2]&amp;&quot;.&quot;&amp;[.L$1]&amp;[.$A5]);2)" office:value-type="float" office:value="0.68" calcext:value-type="float">
            <text:p>0.68</text:p>
          </table:table-cell>
          <table:table-cell table:formula="of:=ROUND(INDIRECT([.$B$2]&amp;&quot;.&quot;&amp;[.M$1]&amp;[.$A5]);2)" office:value-type="float" office:value="0.32" calcext:value-type="float">
            <text:p>0.32</text:p>
          </table:table-cell>
          <table:table-cell table:formula="of:=ROUND(INDIRECT([.$B$2]&amp;&quot;.&quot;&amp;[.N$1]&amp;[.$A5]);2)" office:value-type="float" office:value="0.48" calcext:value-type="float">
            <text:p>0.48</text:p>
          </table:table-cell>
          <table:table-cell table:formula="of:=ROUND(INDIRECT([.$B$2]&amp;&quot;.&quot;&amp;[.O$1]&amp;[.$A5]);2)" office:value-type="float" office:value="-0.09" calcext:value-type="float">
            <text:p>-0.09</text:p>
          </table:table-cell>
          <table:table-cell table:formula="of:=ROUND(INDIRECT([.$B$2]&amp;&quot;.&quot;&amp;[.P$1]&amp;[.$A5]);2)" office:value-type="float" office:value="0.26" calcext:value-type="float">
            <text:p>0.26</text:p>
          </table:table-cell>
          <table:table-cell table:formula="of:=ROUND(INDIRECT([.$B$2]&amp;&quot;.&quot;&amp;[.Q$1]&amp;[.$A5]);2)" office:value-type="float" office:value="-0.59" calcext:value-type="float">
            <text:p>-0.59</text:p>
          </table:table-cell>
          <table:table-cell table:formula="of:=ROUND(INDIRECT([.$B$2]&amp;&quot;.&quot;&amp;[.R$1]&amp;[.$A5]);2)" office:value-type="float" office:value="-0.31" calcext:value-type="float">
            <text:p>-0.31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INDIRECT([.$B$2]&amp;&quot;.A&quot;&amp;[.$A6])" office:value-type="string" office:string-value="184-244" calcext:value-type="string">
            <text:p>184-244</text:p>
          </table:table-cell>
          <table:table-cell table:formula="of:=ROUND(INDIRECT([.$B$2]&amp;&quot;.&quot;&amp;[.C$1]&amp;[.$A6]);2)" office:value-type="float" office:value="0" calcext:value-type="float">
            <text:p>0.00</text:p>
          </table:table-cell>
          <table:table-cell table:formula="of:=ROUND(INDIRECT([.$B$2]&amp;&quot;.&quot;&amp;[.D$1]&amp;[.$A6]);2)" office:value-type="float" office:value="0" calcext:value-type="float">
            <text:p>0.00</text:p>
          </table:table-cell>
          <table:table-cell table:formula="of:=ROUND(INDIRECT([.$B$2]&amp;&quot;.&quot;&amp;[.E$1]&amp;[.$A6]);2)" office:value-type="float" office:value="0" calcext:value-type="float">
            <text:p>0.00</text:p>
          </table:table-cell>
          <table:table-cell table:formula="of:=ROUND(INDIRECT([.$B$2]&amp;&quot;.&quot;&amp;[.F$1]&amp;[.$A6]);2)" office:value-type="float" office:value="0" calcext:value-type="float">
            <text:p>0.00</text:p>
          </table:table-cell>
          <table:table-cell table:formula="of:=ROUND(INDIRECT([.$B$2]&amp;&quot;.&quot;&amp;[.G$1]&amp;[.$A6]);2)" office:value-type="float" office:value="0.63" calcext:value-type="float">
            <text:p>0.63</text:p>
          </table:table-cell>
          <table:table-cell table:formula="of:=ROUND(INDIRECT([.$B$2]&amp;&quot;.&quot;&amp;[.H$1]&amp;[.$A6]);2)" office:value-type="float" office:value="0.77" calcext:value-type="float">
            <text:p>0.77</text:p>
          </table:table-cell>
          <table:table-cell table:formula="of:=ROUND(INDIRECT([.$B$2]&amp;&quot;.&quot;&amp;[.I$1]&amp;[.$A6]);2)" office:value-type="float" office:value="0.4" calcext:value-type="float">
            <text:p>0.40</text:p>
          </table:table-cell>
          <table:table-cell table:formula="of:=ROUND(INDIRECT([.$B$2]&amp;&quot;.&quot;&amp;[.J$1]&amp;[.$A6]);2)" office:value-type="float" office:value="0.77" calcext:value-type="float">
            <text:p>0.77</text:p>
          </table:table-cell>
          <table:table-cell table:formula="of:=ROUND(INDIRECT([.$B$2]&amp;&quot;.&quot;&amp;[.K$1]&amp;[.$A6]);2)" office:value-type="float" office:value="0.02" calcext:value-type="float">
            <text:p>0.02</text:p>
          </table:table-cell>
          <table:table-cell table:formula="of:=ROUND(INDIRECT([.$B$2]&amp;&quot;.&quot;&amp;[.L$1]&amp;[.$A6]);2)" office:value-type="float" office:value="0.56" calcext:value-type="float">
            <text:p>0.56</text:p>
          </table:table-cell>
          <table:table-cell table:formula="of:=ROUND(INDIRECT([.$B$2]&amp;&quot;.&quot;&amp;[.M$1]&amp;[.$A6]);2)" office:value-type="float" office:value="-1.19" calcext:value-type="float">
            <text:p>-1.19</text:p>
          </table:table-cell>
          <table:table-cell table:formula="of:=ROUND(INDIRECT([.$B$2]&amp;&quot;.&quot;&amp;[.N$1]&amp;[.$A6]);2)" office:value-type="float" office:value="0.38" calcext:value-type="float">
            <text:p>0.38</text:p>
          </table:table-cell>
          <table:table-cell table:formula="of:=ROUND(INDIRECT([.$B$2]&amp;&quot;.&quot;&amp;[.O$1]&amp;[.$A6]);2)" office:value-type="float" office:value="-0.57" calcext:value-type="float">
            <text:p>-0.57</text:p>
          </table:table-cell>
          <table:table-cell table:formula="of:=ROUND(INDIRECT([.$B$2]&amp;&quot;.&quot;&amp;[.P$1]&amp;[.$A6]);2)" office:value-type="float" office:value="0.3" calcext:value-type="float">
            <text:p>0.30</text:p>
          </table:table-cell>
          <table:table-cell table:formula="of:=ROUND(INDIRECT([.$B$2]&amp;&quot;.&quot;&amp;[.Q$1]&amp;[.$A6]);2)" office:value-type="float" office:value="-2.53" calcext:value-type="float">
            <text:p>-2.53</text:p>
          </table:table-cell>
          <table:table-cell table:formula="of:=ROUND(INDIRECT([.$B$2]&amp;&quot;.&quot;&amp;[.R$1]&amp;[.$A6]);2)" office:value-type="float" office:value="-0.23" calcext:value-type="float">
            <text:p>-0.23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INDIRECT([.$B$2]&amp;&quot;.A&quot;&amp;[.$A7])" office:value-type="string" office:string-value="245-305" calcext:value-type="string">
            <text:p>245-305</text:p>
          </table:table-cell>
          <table:table-cell table:formula="of:=ROUND(INDIRECT([.$B$2]&amp;&quot;.&quot;&amp;[.C$1]&amp;[.$A7]);2)" office:value-type="float" office:value="0.94" calcext:value-type="float">
            <text:p>0.94</text:p>
          </table:table-cell>
          <table:table-cell table:formula="of:=ROUND(INDIRECT([.$B$2]&amp;&quot;.&quot;&amp;[.D$1]&amp;[.$A7]);2)" office:value-type="float" office:value="0.99" calcext:value-type="float">
            <text:p>0.99</text:p>
          </table:table-cell>
          <table:table-cell table:formula="of:=ROUND(INDIRECT([.$B$2]&amp;&quot;.&quot;&amp;[.E$1]&amp;[.$A7]);2)" office:value-type="float" office:value="0.56" calcext:value-type="float">
            <text:p>0.56</text:p>
          </table:table-cell>
          <table:table-cell table:formula="of:=ROUND(INDIRECT([.$B$2]&amp;&quot;.&quot;&amp;[.F$1]&amp;[.$A7]);2)" office:value-type="float" office:value="0.85" calcext:value-type="float">
            <text:p>0.85</text:p>
          </table:table-cell>
          <table:table-cell table:formula="of:=ROUND(INDIRECT([.$B$2]&amp;&quot;.&quot;&amp;[.G$1]&amp;[.$A7]);2)" office:value-type="float" office:value="0.72" calcext:value-type="float">
            <text:p>0.72</text:p>
          </table:table-cell>
          <table:table-cell table:formula="of:=ROUND(INDIRECT([.$B$2]&amp;&quot;.&quot;&amp;[.H$1]&amp;[.$A7]);2)" office:value-type="float" office:value="0.83" calcext:value-type="float">
            <text:p>0.83</text:p>
          </table:table-cell>
          <table:table-cell table:formula="of:=ROUND(INDIRECT([.$B$2]&amp;&quot;.&quot;&amp;[.I$1]&amp;[.$A7]);2)" office:value-type="float" office:value="0.54" calcext:value-type="float">
            <text:p>0.54</text:p>
          </table:table-cell>
          <table:table-cell table:formula="of:=ROUND(INDIRECT([.$B$2]&amp;&quot;.&quot;&amp;[.J$1]&amp;[.$A7]);2)" office:value-type="float" office:value="0.73" calcext:value-type="float">
            <text:p>0.73</text:p>
          </table:table-cell>
          <table:table-cell table:formula="of:=ROUND(INDIRECT([.$B$2]&amp;&quot;.&quot;&amp;[.K$1]&amp;[.$A7]);2)" office:value-type="float" office:value="0.15" calcext:value-type="float">
            <text:p>0.15</text:p>
          </table:table-cell>
          <table:table-cell table:formula="of:=ROUND(INDIRECT([.$B$2]&amp;&quot;.&quot;&amp;[.L$1]&amp;[.$A7]);2)" office:value-type="float" office:value="0.42" calcext:value-type="float">
            <text:p>0.42</text:p>
          </table:table-cell>
          <table:table-cell table:formula="of:=ROUND(INDIRECT([.$B$2]&amp;&quot;.&quot;&amp;[.M$1]&amp;[.$A7]);2)" office:value-type="float" office:value="-0.27" calcext:value-type="float">
            <text:p>-0.27</text:p>
          </table:table-cell>
          <table:table-cell table:formula="of:=ROUND(INDIRECT([.$B$2]&amp;&quot;.&quot;&amp;[.N$1]&amp;[.$A7]);2)" office:value-type="float" office:value="0.29" calcext:value-type="float">
            <text:p>0.29</text:p>
          </table:table-cell>
          <table:table-cell table:formula="of:=ROUND(INDIRECT([.$B$2]&amp;&quot;.&quot;&amp;[.O$1]&amp;[.$A7]);2)" office:value-type="float" office:value="-0.19" calcext:value-type="float">
            <text:p>-0.19</text:p>
          </table:table-cell>
          <table:table-cell table:formula="of:=ROUND(INDIRECT([.$B$2]&amp;&quot;.&quot;&amp;[.P$1]&amp;[.$A7]);2)" office:value-type="float" office:value="0.2" calcext:value-type="float">
            <text:p>0.20</text:p>
          </table:table-cell>
          <table:table-cell table:formula="of:=ROUND(INDIRECT([.$B$2]&amp;&quot;.&quot;&amp;[.Q$1]&amp;[.$A7]);2)" office:value-type="float" office:value="-0.77" calcext:value-type="float">
            <text:p>-0.77</text:p>
          </table:table-cell>
          <table:table-cell table:formula="of:=ROUND(INDIRECT([.$B$2]&amp;&quot;.&quot;&amp;[.R$1]&amp;[.$A7]);2)" office:value-type="float" office:value="-0.14" calcext:value-type="float">
            <text:p>-0.14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INDIRECT([.$B$2]&amp;&quot;.A&quot;&amp;[.$A8])" office:value-type="string" office:string-value="306-366" calcext:value-type="string">
            <text:p>306-366</text:p>
          </table:table-cell>
          <table:table-cell table:formula="of:=ROUND(INDIRECT([.$B$2]&amp;&quot;.&quot;&amp;[.C$1]&amp;[.$A8]);2)" office:value-type="float" office:value="0.76" calcext:value-type="float">
            <text:p>0.76</text:p>
          </table:table-cell>
          <table:table-cell table:formula="of:=ROUND(INDIRECT([.$B$2]&amp;&quot;.&quot;&amp;[.D$1]&amp;[.$A8]);2)" office:value-type="float" office:value="0.84" calcext:value-type="float">
            <text:p>0.84</text:p>
          </table:table-cell>
          <table:table-cell table:formula="of:=ROUND(INDIRECT([.$B$2]&amp;&quot;.&quot;&amp;[.E$1]&amp;[.$A8]);2)" office:value-type="float" office:value="0.64" calcext:value-type="float">
            <text:p>0.64</text:p>
          </table:table-cell>
          <table:table-cell table:formula="of:=ROUND(INDIRECT([.$B$2]&amp;&quot;.&quot;&amp;[.F$1]&amp;[.$A8]);2)" office:value-type="float" office:value="0.85" calcext:value-type="float">
            <text:p>0.85</text:p>
          </table:table-cell>
          <table:table-cell table:formula="of:=ROUND(INDIRECT([.$B$2]&amp;&quot;.&quot;&amp;[.G$1]&amp;[.$A8]);2)" office:value-type="float" office:value="0.59" calcext:value-type="float">
            <text:p>0.59</text:p>
          </table:table-cell>
          <table:table-cell table:formula="of:=ROUND(INDIRECT([.$B$2]&amp;&quot;.&quot;&amp;[.H$1]&amp;[.$A8]);2)" office:value-type="float" office:value="0.74" calcext:value-type="float">
            <text:p>0.74</text:p>
          </table:table-cell>
          <table:table-cell table:formula="of:=ROUND(INDIRECT([.$B$2]&amp;&quot;.&quot;&amp;[.I$1]&amp;[.$A8]);2)" office:value-type="float" office:value="0.35" calcext:value-type="float">
            <text:p>0.35</text:p>
          </table:table-cell>
          <table:table-cell table:formula="of:=ROUND(INDIRECT([.$B$2]&amp;&quot;.&quot;&amp;[.J$1]&amp;[.$A8]);2)" office:value-type="float" office:value="0.7" calcext:value-type="float">
            <text:p>0.70</text:p>
          </table:table-cell>
          <table:table-cell table:formula="of:=ROUND(INDIRECT([.$B$2]&amp;&quot;.&quot;&amp;[.K$1]&amp;[.$A8]);2)" office:value-type="float" office:value="0.23" calcext:value-type="float">
            <text:p>0.23</text:p>
          </table:table-cell>
          <table:table-cell table:formula="of:=ROUND(INDIRECT([.$B$2]&amp;&quot;.&quot;&amp;[.L$1]&amp;[.$A8]);2)" office:value-type="float" office:value="0.36" calcext:value-type="float">
            <text:p>0.36</text:p>
          </table:table-cell>
          <table:table-cell table:formula="of:=ROUND(INDIRECT([.$B$2]&amp;&quot;.&quot;&amp;[.M$1]&amp;[.$A8]);2)" office:value-type="float" office:value="0.08" calcext:value-type="float">
            <text:p>0.08</text:p>
          </table:table-cell>
          <table:table-cell table:formula="of:=ROUND(INDIRECT([.$B$2]&amp;&quot;.&quot;&amp;[.N$1]&amp;[.$A8]);2)" office:value-type="float" office:value="0.19" calcext:value-type="float">
            <text:p>0.19</text:p>
          </table:table-cell>
          <table:table-cell table:formula="of:=ROUND(INDIRECT([.$B$2]&amp;&quot;.&quot;&amp;[.O$1]&amp;[.$A8]);2)" office:value-type="float" office:value="0.04" calcext:value-type="float">
            <text:p>0.04</text:p>
          </table:table-cell>
          <table:table-cell table:formula="of:=ROUND(INDIRECT([.$B$2]&amp;&quot;.&quot;&amp;[.P$1]&amp;[.$A8]);2)" office:value-type="float" office:value="0.2" calcext:value-type="float">
            <text:p>0.20</text:p>
          </table:table-cell>
          <table:table-cell table:formula="of:=ROUND(INDIRECT([.$B$2]&amp;&quot;.&quot;&amp;[.Q$1]&amp;[.$A8]);2)" office:value-type="float" office:value="-0.16" calcext:value-type="float">
            <text:p>-0.16</text:p>
          </table:table-cell>
          <table:table-cell table:formula="of:=ROUND(INDIRECT([.$B$2]&amp;&quot;.&quot;&amp;[.R$1]&amp;[.$A8]);2)" office:value-type="float" office:value="-0.06" calcext:value-type="float">
            <text:p>-0.06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INDIRECT([.$B$2]&amp;&quot;.A&quot;&amp;[.$A9])" office:value-type="string" office:string-value="367-427" calcext:value-type="string">
            <text:p>367-427</text:p>
          </table:table-cell>
          <table:table-cell table:formula="of:=ROUND(INDIRECT([.$B$2]&amp;&quot;.&quot;&amp;[.C$1]&amp;[.$A9]);2)" office:value-type="float" office:value="0.86" calcext:value-type="float">
            <text:p>0.86</text:p>
          </table:table-cell>
          <table:table-cell table:formula="of:=ROUND(INDIRECT([.$B$2]&amp;&quot;.&quot;&amp;[.D$1]&amp;[.$A9]);2)" office:value-type="float" office:value="0.91" calcext:value-type="float">
            <text:p>0.91</text:p>
          </table:table-cell>
          <table:table-cell table:formula="of:=ROUND(INDIRECT([.$B$2]&amp;&quot;.&quot;&amp;[.E$1]&amp;[.$A9]);2)" office:value-type="float" office:value="0.76" calcext:value-type="float">
            <text:p>0.76</text:p>
          </table:table-cell>
          <table:table-cell table:formula="of:=ROUND(INDIRECT([.$B$2]&amp;&quot;.&quot;&amp;[.F$1]&amp;[.$A9]);2)" office:value-type="float" office:value="0.84" calcext:value-type="float">
            <text:p>0.84</text:p>
          </table:table-cell>
          <table:table-cell table:formula="of:=ROUND(INDIRECT([.$B$2]&amp;&quot;.&quot;&amp;[.G$1]&amp;[.$A9]);2)" office:value-type="float" office:value="0.72" calcext:value-type="float">
            <text:p>0.72</text:p>
          </table:table-cell>
          <table:table-cell table:formula="of:=ROUND(INDIRECT([.$B$2]&amp;&quot;.&quot;&amp;[.H$1]&amp;[.$A9]);2)" office:value-type="float" office:value="0.86" calcext:value-type="float">
            <text:p>0.86</text:p>
          </table:table-cell>
          <table:table-cell table:formula="of:=ROUND(INDIRECT([.$B$2]&amp;&quot;.&quot;&amp;[.I$1]&amp;[.$A9]);2)" office:value-type="float" office:value="0.45" calcext:value-type="float">
            <text:p>0.45</text:p>
          </table:table-cell>
          <table:table-cell table:formula="of:=ROUND(INDIRECT([.$B$2]&amp;&quot;.&quot;&amp;[.J$1]&amp;[.$A9]);2)" office:value-type="float" office:value="0.67" calcext:value-type="float">
            <text:p>0.67</text:p>
          </table:table-cell>
          <table:table-cell table:formula="of:=ROUND(INDIRECT([.$B$2]&amp;&quot;.&quot;&amp;[.K$1]&amp;[.$A9]);2)" office:value-type="float" office:value="0.08" calcext:value-type="float">
            <text:p>0.08</text:p>
          </table:table-cell>
          <table:table-cell table:formula="of:=ROUND(INDIRECT([.$B$2]&amp;&quot;.&quot;&amp;[.L$1]&amp;[.$A9]);2)" office:value-type="float" office:value="0.23" calcext:value-type="float">
            <text:p>0.23</text:p>
          </table:table-cell>
          <table:table-cell table:formula="of:=ROUND(INDIRECT([.$B$2]&amp;&quot;.&quot;&amp;[.M$1]&amp;[.$A9]);2)" office:value-type="float" office:value="-0.1" calcext:value-type="float">
            <text:p>-0.10</text:p>
          </table:table-cell>
          <table:table-cell table:formula="of:=ROUND(INDIRECT([.$B$2]&amp;&quot;.&quot;&amp;[.N$1]&amp;[.$A9]);2)" office:value-type="float" office:value="0.09" calcext:value-type="float">
            <text:p>0.09</text:p>
          </table:table-cell>
          <table:table-cell table:formula="of:=ROUND(INDIRECT([.$B$2]&amp;&quot;.&quot;&amp;[.O$1]&amp;[.$A9]);2)" office:value-type="float" office:value="0.08" calcext:value-type="float">
            <text:p>0.08</text:p>
          </table:table-cell>
          <table:table-cell table:formula="of:=ROUND(INDIRECT([.$B$2]&amp;&quot;.&quot;&amp;[.P$1]&amp;[.$A9]);2)" office:value-type="float" office:value="0.23" calcext:value-type="float">
            <text:p>0.23</text:p>
          </table:table-cell>
          <table:table-cell table:formula="of:=ROUND(INDIRECT([.$B$2]&amp;&quot;.&quot;&amp;[.Q$1]&amp;[.$A9]);2)" office:value-type="float" office:value="-0.1" calcext:value-type="float">
            <text:p>-0.10</text:p>
          </table:table-cell>
          <table:table-cell table:formula="of:=ROUND(INDIRECT([.$B$2]&amp;&quot;.&quot;&amp;[.R$1]&amp;[.$A9]);2)" office:value-type="float" office:value="0.02" calcext:value-type="float">
            <text:p>0.02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INDIRECT([.$B$2]&amp;&quot;.A&quot;&amp;[.$A10])" office:value-type="string" office:string-value="428-488" calcext:value-type="string">
            <text:p>428-488</text:p>
          </table:table-cell>
          <table:table-cell table:formula="of:=ROUND(INDIRECT([.$B$2]&amp;&quot;.&quot;&amp;[.C$1]&amp;[.$A10]);2)" office:value-type="float" office:value="0.84" calcext:value-type="float">
            <text:p>0.84</text:p>
          </table:table-cell>
          <table:table-cell table:formula="of:=ROUND(INDIRECT([.$B$2]&amp;&quot;.&quot;&amp;[.D$1]&amp;[.$A10]);2)" office:value-type="float" office:value="0.9" calcext:value-type="float">
            <text:p>0.90</text:p>
          </table:table-cell>
          <table:table-cell table:formula="of:=ROUND(INDIRECT([.$B$2]&amp;&quot;.&quot;&amp;[.E$1]&amp;[.$A10]);2)" office:value-type="float" office:value="0.72" calcext:value-type="float">
            <text:p>0.72</text:p>
          </table:table-cell>
          <table:table-cell table:formula="of:=ROUND(INDIRECT([.$B$2]&amp;&quot;.&quot;&amp;[.F$1]&amp;[.$A10]);2)" office:value-type="float" office:value="0.83" calcext:value-type="float">
            <text:p>0.83</text:p>
          </table:table-cell>
          <table:table-cell table:formula="of:=ROUND(INDIRECT([.$B$2]&amp;&quot;.&quot;&amp;[.G$1]&amp;[.$A10]);2)" office:value-type="float" office:value="0.66" calcext:value-type="float">
            <text:p>0.66</text:p>
          </table:table-cell>
          <table:table-cell table:formula="of:=ROUND(INDIRECT([.$B$2]&amp;&quot;.&quot;&amp;[.H$1]&amp;[.$A10]);2)" office:value-type="float" office:value="0.86" calcext:value-type="float">
            <text:p>0.86</text:p>
          </table:table-cell>
          <table:table-cell table:formula="of:=ROUND(INDIRECT([.$B$2]&amp;&quot;.&quot;&amp;[.I$1]&amp;[.$A10]);2)" office:value-type="float" office:value="0.17" calcext:value-type="float">
            <text:p>0.17</text:p>
          </table:table-cell>
          <table:table-cell table:formula="of:=ROUND(INDIRECT([.$B$2]&amp;&quot;.&quot;&amp;[.J$1]&amp;[.$A10]);2)" office:value-type="float" office:value="0.63" calcext:value-type="float">
            <text:p>0.63</text:p>
          </table:table-cell>
          <table:table-cell table:formula="of:=ROUND(INDIRECT([.$B$2]&amp;&quot;.&quot;&amp;[.K$1]&amp;[.$A10]);2)" office:value-type="float" office:value="-0.15" calcext:value-type="float">
            <text:p>-0.15</text:p>
          </table:table-cell>
          <table:table-cell table:formula="of:=ROUND(INDIRECT([.$B$2]&amp;&quot;.&quot;&amp;[.L$1]&amp;[.$A10]);2)" office:value-type="float" office:value="0.04" calcext:value-type="float">
            <text:p>0.04</text:p>
          </table:table-cell>
          <table:table-cell table:formula="of:=ROUND(INDIRECT([.$B$2]&amp;&quot;.&quot;&amp;[.M$1]&amp;[.$A10]);2)" office:value-type="float" office:value="-0.39" calcext:value-type="float">
            <text:p>-0.39</text:p>
          </table:table-cell>
          <table:table-cell table:formula="of:=ROUND(INDIRECT([.$B$2]&amp;&quot;.&quot;&amp;[.N$1]&amp;[.$A10]);2)" office:value-type="float" office:value="-0.01" calcext:value-type="float">
            <text:p>-0.01</text:p>
          </table:table-cell>
          <table:table-cell table:formula="of:=ROUND(INDIRECT([.$B$2]&amp;&quot;.&quot;&amp;[.O$1]&amp;[.$A10]);2)" office:value-type="float" office:value="0.01" calcext:value-type="float">
            <text:p>0.01</text:p>
          </table:table-cell>
          <table:table-cell table:formula="of:=ROUND(INDIRECT([.$B$2]&amp;&quot;.&quot;&amp;[.P$1]&amp;[.$A10]);2)" office:value-type="float" office:value="0.18" calcext:value-type="float">
            <text:p>0.18</text:p>
          </table:table-cell>
          <table:table-cell table:formula="of:=ROUND(INDIRECT([.$B$2]&amp;&quot;.&quot;&amp;[.Q$1]&amp;[.$A10]);2)" office:value-type="float" office:value="-0.19" calcext:value-type="float">
            <text:p>-0.19</text:p>
          </table:table-cell>
          <table:table-cell table:formula="of:=ROUND(INDIRECT([.$B$2]&amp;&quot;.&quot;&amp;[.R$1]&amp;[.$A10]);2)" office:value-type="float" office:value="0.1" calcext:value-type="float">
            <text:p>0.10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INDIRECT([.$B$2]&amp;&quot;.A&quot;&amp;[.$A11])" office:value-type="string" office:string-value="489-549" calcext:value-type="string">
            <text:p>489-549</text:p>
          </table:table-cell>
          <table:table-cell table:formula="of:=ROUND(INDIRECT([.$B$2]&amp;&quot;.&quot;&amp;[.C$1]&amp;[.$A11]);2)" office:value-type="float" office:value="0.78" calcext:value-type="float">
            <text:p>0.78</text:p>
          </table:table-cell>
          <table:table-cell table:formula="of:=ROUND(INDIRECT([.$B$2]&amp;&quot;.&quot;&amp;[.D$1]&amp;[.$A11]);2)" office:value-type="float" office:value="0.89" calcext:value-type="float">
            <text:p>0.89</text:p>
          </table:table-cell>
          <table:table-cell table:formula="of:=ROUND(INDIRECT([.$B$2]&amp;&quot;.&quot;&amp;[.E$1]&amp;[.$A11]);2)" office:value-type="float" office:value="0.56" calcext:value-type="float">
            <text:p>0.56</text:p>
          </table:table-cell>
          <table:table-cell table:formula="of:=ROUND(INDIRECT([.$B$2]&amp;&quot;.&quot;&amp;[.F$1]&amp;[.$A11]);2)" office:value-type="float" office:value="0.82" calcext:value-type="float">
            <text:p>0.82</text:p>
          </table:table-cell>
          <table:table-cell table:formula="of:=ROUND(INDIRECT([.$B$2]&amp;&quot;.&quot;&amp;[.G$1]&amp;[.$A11]);2)" office:value-type="float" office:value="0.73" calcext:value-type="float">
            <text:p>0.73</text:p>
          </table:table-cell>
          <table:table-cell table:formula="of:=ROUND(INDIRECT([.$B$2]&amp;&quot;.&quot;&amp;[.H$1]&amp;[.$A11]);2)" office:value-type="float" office:value="0.9" calcext:value-type="float">
            <text:p>0.90</text:p>
          </table:table-cell>
          <table:table-cell table:formula="of:=ROUND(INDIRECT([.$B$2]&amp;&quot;.&quot;&amp;[.I$1]&amp;[.$A11]);2)" office:value-type="float" office:value="0.27" calcext:value-type="float">
            <text:p>0.27</text:p>
          </table:table-cell>
          <table:table-cell table:formula="of:=ROUND(INDIRECT([.$B$2]&amp;&quot;.&quot;&amp;[.J$1]&amp;[.$A11]);2)" office:value-type="float" office:value="0.6" calcext:value-type="float">
            <text:p>0.60</text:p>
          </table:table-cell>
          <table:table-cell table:formula="of:=ROUND(INDIRECT([.$B$2]&amp;&quot;.&quot;&amp;[.K$1]&amp;[.$A11]);2)" office:value-type="float" office:value="0.06" calcext:value-type="float">
            <text:p>0.06</text:p>
          </table:table-cell>
          <table:table-cell table:formula="of:=ROUND(INDIRECT([.$B$2]&amp;&quot;.&quot;&amp;[.L$1]&amp;[.$A11]);2)" office:value-type="float" office:value="0.31" calcext:value-type="float">
            <text:p>0.31</text:p>
          </table:table-cell>
          <table:table-cell table:formula="of:=ROUND(INDIRECT([.$B$2]&amp;&quot;.&quot;&amp;[.M$1]&amp;[.$A11]);2)" office:value-type="float" office:value="-0.3" calcext:value-type="float">
            <text:p>-0.30</text:p>
          </table:table-cell>
          <table:table-cell table:formula="of:=ROUND(INDIRECT([.$B$2]&amp;&quot;.&quot;&amp;[.N$1]&amp;[.$A11]);2)" office:value-type="float" office:value="-0.11" calcext:value-type="float">
            <text:p>-0.11</text:p>
          </table:table-cell>
          <table:table-cell table:formula="of:=ROUND(INDIRECT([.$B$2]&amp;&quot;.&quot;&amp;[.O$1]&amp;[.$A11]);2)" office:value-type="float" office:value="0.05" calcext:value-type="float">
            <text:p>0.05</text:p>
          </table:table-cell>
          <table:table-cell table:formula="of:=ROUND(INDIRECT([.$B$2]&amp;&quot;.&quot;&amp;[.P$1]&amp;[.$A11]);2)" office:value-type="float" office:value="0.31" calcext:value-type="float">
            <text:p>0.31</text:p>
          </table:table-cell>
          <table:table-cell table:formula="of:=ROUND(INDIRECT([.$B$2]&amp;&quot;.&quot;&amp;[.Q$1]&amp;[.$A11]);2)" office:value-type="float" office:value="-0.31" calcext:value-type="float">
            <text:p>-0.31</text:p>
          </table:table-cell>
          <table:table-cell table:formula="of:=ROUND(INDIRECT([.$B$2]&amp;&quot;.&quot;&amp;[.R$1]&amp;[.$A11]);2)" office:value-type="float" office:value="0.18" calcext:value-type="float">
            <text:p>0.18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INDIRECT([.$B$2]&amp;&quot;.A&quot;&amp;[.$A12])" office:value-type="float" office:value="0" calcext:value-type="float">
            <text:p>0</text:p>
          </table:table-cell>
          <table:table-cell table:formula="of:=ROUND(INDIRECT([.$B$2]&amp;&quot;.&quot;&amp;[.C$1]&amp;[.$A12]);2)" office:value-type="float" office:value="0" calcext:value-type="float">
            <text:p>0.00</text:p>
          </table:table-cell>
          <table:table-cell table:formula="of:=ROUND(INDIRECT([.$B$2]&amp;&quot;.&quot;&amp;[.D$1]&amp;[.$A12]);2)" office:value-type="float" office:value="0" calcext:value-type="float">
            <text:p>0.00</text:p>
          </table:table-cell>
          <table:table-cell table:formula="of:=ROUND(INDIRECT([.$B$2]&amp;&quot;.&quot;&amp;[.E$1]&amp;[.$A12]);2)" office:value-type="float" office:value="0" calcext:value-type="float">
            <text:p>0.00</text:p>
          </table:table-cell>
          <table:table-cell table:formula="of:=ROUND(INDIRECT([.$B$2]&amp;&quot;.&quot;&amp;[.F$1]&amp;[.$A12]);2)" office:value-type="float" office:value="0" calcext:value-type="float">
            <text:p>0.00</text:p>
          </table:table-cell>
          <table:table-cell table:formula="of:=ROUND(INDIRECT([.$B$2]&amp;&quot;.&quot;&amp;[.G$1]&amp;[.$A12]);2)" office:value-type="float" office:value="0" calcext:value-type="float">
            <text:p>0.00</text:p>
          </table:table-cell>
          <table:table-cell table:formula="of:=ROUND(INDIRECT([.$B$2]&amp;&quot;.&quot;&amp;[.H$1]&amp;[.$A12]);2)" office:value-type="float" office:value="0" calcext:value-type="float">
            <text:p>0.00</text:p>
          </table:table-cell>
          <table:table-cell table:formula="of:=ROUND(INDIRECT([.$B$2]&amp;&quot;.&quot;&amp;[.I$1]&amp;[.$A12]);2)" office:value-type="float" office:value="0" calcext:value-type="float">
            <text:p>0.00</text:p>
          </table:table-cell>
          <table:table-cell table:formula="of:=ROUND(INDIRECT([.$B$2]&amp;&quot;.&quot;&amp;[.J$1]&amp;[.$A12]);2)" office:value-type="float" office:value="0" calcext:value-type="float">
            <text:p>0.00</text:p>
          </table:table-cell>
          <table:table-cell table:formula="of:=ROUND(INDIRECT([.$B$2]&amp;&quot;.&quot;&amp;[.K$1]&amp;[.$A12]);2)" office:value-type="float" office:value="0" calcext:value-type="float">
            <text:p>0.00</text:p>
          </table:table-cell>
          <table:table-cell table:formula="of:=ROUND(INDIRECT([.$B$2]&amp;&quot;.&quot;&amp;[.L$1]&amp;[.$A12]);2)" office:value-type="float" office:value="0" calcext:value-type="float">
            <text:p>0.00</text:p>
          </table:table-cell>
          <table:table-cell table:formula="of:=ROUND(INDIRECT([.$B$2]&amp;&quot;.&quot;&amp;[.M$1]&amp;[.$A12]);2)" office:value-type="float" office:value="0" calcext:value-type="float">
            <text:p>0.00</text:p>
          </table:table-cell>
          <table:table-cell table:formula="of:=ROUND(INDIRECT([.$B$2]&amp;&quot;.&quot;&amp;[.N$1]&amp;[.$A12]);2)" office:value-type="float" office:value="0" calcext:value-type="float">
            <text:p>0.00</text:p>
          </table:table-cell>
          <table:table-cell table:formula="of:=ROUND(INDIRECT([.$B$2]&amp;&quot;.&quot;&amp;[.O$1]&amp;[.$A12]);2)" office:value-type="float" office:value="0" calcext:value-type="float">
            <text:p>0.00</text:p>
          </table:table-cell>
          <table:table-cell table:formula="of:=ROUND(INDIRECT([.$B$2]&amp;&quot;.&quot;&amp;[.P$1]&amp;[.$A12]);2)" office:value-type="float" office:value="0" calcext:value-type="float">
            <text:p>0.00</text:p>
          </table:table-cell>
          <table:table-cell table:formula="of:=ROUND(INDIRECT([.$B$2]&amp;&quot;.&quot;&amp;[.Q$1]&amp;[.$A12]);2)" office:value-type="float" office:value="0" calcext:value-type="float">
            <text:p>0.00</text:p>
          </table:table-cell>
          <table:table-cell table:formula="of:=ROUND(INDIRECT([.$B$2]&amp;&quot;.&quot;&amp;[.R$1]&amp;[.$A12]);2)" office:value-type="float" office:value="0" calcext:value-type="float">
            <text:p>0.0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INDIRECT([.$B$2]&amp;&quot;.A&quot;&amp;[.$A13])" office:value-type="float" office:value="0" calcext:value-type="float">
            <text:p>0</text:p>
          </table:table-cell>
          <table:table-cell table:formula="of:=ROUND(INDIRECT([.$B$2]&amp;&quot;.&quot;&amp;[.C$1]&amp;[.$A13]);2)" office:value-type="float" office:value="0" calcext:value-type="float">
            <text:p>0.00</text:p>
          </table:table-cell>
          <table:table-cell table:formula="of:=ROUND(INDIRECT([.$B$2]&amp;&quot;.&quot;&amp;[.D$1]&amp;[.$A13]);2)" office:value-type="float" office:value="0" calcext:value-type="float">
            <text:p>0.00</text:p>
          </table:table-cell>
          <table:table-cell table:formula="of:=ROUND(INDIRECT([.$B$2]&amp;&quot;.&quot;&amp;[.E$1]&amp;[.$A13]);2)" office:value-type="float" office:value="0" calcext:value-type="float">
            <text:p>0.00</text:p>
          </table:table-cell>
          <table:table-cell table:formula="of:=ROUND(INDIRECT([.$B$2]&amp;&quot;.&quot;&amp;[.F$1]&amp;[.$A13]);2)" office:value-type="float" office:value="0" calcext:value-type="float">
            <text:p>0.00</text:p>
          </table:table-cell>
          <table:table-cell table:formula="of:=ROUND(INDIRECT([.$B$2]&amp;&quot;.&quot;&amp;[.G$1]&amp;[.$A13]);2)" office:value-type="float" office:value="0" calcext:value-type="float">
            <text:p>0.00</text:p>
          </table:table-cell>
          <table:table-cell table:formula="of:=ROUND(INDIRECT([.$B$2]&amp;&quot;.&quot;&amp;[.H$1]&amp;[.$A13]);2)" office:value-type="float" office:value="0" calcext:value-type="float">
            <text:p>0.00</text:p>
          </table:table-cell>
          <table:table-cell table:formula="of:=ROUND(INDIRECT([.$B$2]&amp;&quot;.&quot;&amp;[.I$1]&amp;[.$A13]);2)" office:value-type="float" office:value="0" calcext:value-type="float">
            <text:p>0.00</text:p>
          </table:table-cell>
          <table:table-cell table:formula="of:=ROUND(INDIRECT([.$B$2]&amp;&quot;.&quot;&amp;[.J$1]&amp;[.$A13]);2)" office:value-type="float" office:value="0" calcext:value-type="float">
            <text:p>0.00</text:p>
          </table:table-cell>
          <table:table-cell table:formula="of:=ROUND(INDIRECT([.$B$2]&amp;&quot;.&quot;&amp;[.K$1]&amp;[.$A13]);2)" office:value-type="float" office:value="0" calcext:value-type="float">
            <text:p>0.00</text:p>
          </table:table-cell>
          <table:table-cell table:formula="of:=ROUND(INDIRECT([.$B$2]&amp;&quot;.&quot;&amp;[.L$1]&amp;[.$A13]);2)" office:value-type="float" office:value="0" calcext:value-type="float">
            <text:p>0.00</text:p>
          </table:table-cell>
          <table:table-cell table:formula="of:=ROUND(INDIRECT([.$B$2]&amp;&quot;.&quot;&amp;[.M$1]&amp;[.$A13]);2)" office:value-type="float" office:value="0" calcext:value-type="float">
            <text:p>0.00</text:p>
          </table:table-cell>
          <table:table-cell table:formula="of:=ROUND(INDIRECT([.$B$2]&amp;&quot;.&quot;&amp;[.N$1]&amp;[.$A13]);2)" office:value-type="float" office:value="0" calcext:value-type="float">
            <text:p>0.00</text:p>
          </table:table-cell>
          <table:table-cell table:formula="of:=ROUND(INDIRECT([.$B$2]&amp;&quot;.&quot;&amp;[.O$1]&amp;[.$A13]);2)" office:value-type="float" office:value="0" calcext:value-type="float">
            <text:p>0.00</text:p>
          </table:table-cell>
          <table:table-cell table:formula="of:=ROUND(INDIRECT([.$B$2]&amp;&quot;.&quot;&amp;[.P$1]&amp;[.$A13]);2)" office:value-type="float" office:value="0" calcext:value-type="float">
            <text:p>0.00</text:p>
          </table:table-cell>
          <table:table-cell table:formula="of:=ROUND(INDIRECT([.$B$2]&amp;&quot;.&quot;&amp;[.Q$1]&amp;[.$A13]);2)" office:value-type="float" office:value="0" calcext:value-type="float">
            <text:p>0.00</text:p>
          </table:table-cell>
          <table:table-cell table:formula="of:=ROUND(INDIRECT([.$B$2]&amp;&quot;.&quot;&amp;[.R$1]&amp;[.$A13]);2)" office:value-type="float" office:value="0" calcext:value-type="float">
            <text:p>0.00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INDIRECT([.$B$2]&amp;&quot;.A&quot;&amp;[.$A14])" office:value-type="float" office:value="0" calcext:value-type="float">
            <text:p>0</text:p>
          </table:table-cell>
          <table:table-cell table:formula="of:=ROUND(INDIRECT([.$B$2]&amp;&quot;.&quot;&amp;[.C$1]&amp;[.$A14]);2)" office:value-type="float" office:value="0" calcext:value-type="float">
            <text:p>0.00</text:p>
          </table:table-cell>
          <table:table-cell table:formula="of:=ROUND(INDIRECT([.$B$2]&amp;&quot;.&quot;&amp;[.D$1]&amp;[.$A14]);2)" office:value-type="float" office:value="0" calcext:value-type="float">
            <text:p>0.00</text:p>
          </table:table-cell>
          <table:table-cell table:formula="of:=ROUND(INDIRECT([.$B$2]&amp;&quot;.&quot;&amp;[.E$1]&amp;[.$A14]);2)" office:value-type="float" office:value="0" calcext:value-type="float">
            <text:p>0.00</text:p>
          </table:table-cell>
          <table:table-cell table:formula="of:=ROUND(INDIRECT([.$B$2]&amp;&quot;.&quot;&amp;[.F$1]&amp;[.$A14]);2)" office:value-type="float" office:value="0" calcext:value-type="float">
            <text:p>0.00</text:p>
          </table:table-cell>
          <table:table-cell table:formula="of:=ROUND(INDIRECT([.$B$2]&amp;&quot;.&quot;&amp;[.G$1]&amp;[.$A14]);2)" office:value-type="float" office:value="0" calcext:value-type="float">
            <text:p>0.00</text:p>
          </table:table-cell>
          <table:table-cell table:formula="of:=ROUND(INDIRECT([.$B$2]&amp;&quot;.&quot;&amp;[.H$1]&amp;[.$A14]);2)" office:value-type="float" office:value="0" calcext:value-type="float">
            <text:p>0.00</text:p>
          </table:table-cell>
          <table:table-cell table:formula="of:=ROUND(INDIRECT([.$B$2]&amp;&quot;.&quot;&amp;[.I$1]&amp;[.$A14]);2)" office:value-type="float" office:value="0" calcext:value-type="float">
            <text:p>0.00</text:p>
          </table:table-cell>
          <table:table-cell table:formula="of:=ROUND(INDIRECT([.$B$2]&amp;&quot;.&quot;&amp;[.J$1]&amp;[.$A14]);2)" office:value-type="float" office:value="0" calcext:value-type="float">
            <text:p>0.00</text:p>
          </table:table-cell>
          <table:table-cell table:formula="of:=ROUND(INDIRECT([.$B$2]&amp;&quot;.&quot;&amp;[.K$1]&amp;[.$A14]);2)" office:value-type="float" office:value="0" calcext:value-type="float">
            <text:p>0.00</text:p>
          </table:table-cell>
          <table:table-cell table:formula="of:=ROUND(INDIRECT([.$B$2]&amp;&quot;.&quot;&amp;[.L$1]&amp;[.$A14]);2)" office:value-type="float" office:value="0" calcext:value-type="float">
            <text:p>0.00</text:p>
          </table:table-cell>
          <table:table-cell table:formula="of:=ROUND(INDIRECT([.$B$2]&amp;&quot;.&quot;&amp;[.M$1]&amp;[.$A14]);2)" office:value-type="float" office:value="0" calcext:value-type="float">
            <text:p>0.00</text:p>
          </table:table-cell>
          <table:table-cell table:formula="of:=ROUND(INDIRECT([.$B$2]&amp;&quot;.&quot;&amp;[.N$1]&amp;[.$A14]);2)" office:value-type="float" office:value="0" calcext:value-type="float">
            <text:p>0.00</text:p>
          </table:table-cell>
          <table:table-cell table:formula="of:=ROUND(INDIRECT([.$B$2]&amp;&quot;.&quot;&amp;[.O$1]&amp;[.$A14]);2)" office:value-type="float" office:value="0" calcext:value-type="float">
            <text:p>0.00</text:p>
          </table:table-cell>
          <table:table-cell table:formula="of:=ROUND(INDIRECT([.$B$2]&amp;&quot;.&quot;&amp;[.P$1]&amp;[.$A14]);2)" office:value-type="float" office:value="0" calcext:value-type="float">
            <text:p>0.00</text:p>
          </table:table-cell>
          <table:table-cell table:formula="of:=ROUND(INDIRECT([.$B$2]&amp;&quot;.&quot;&amp;[.Q$1]&amp;[.$A14]);2)" office:value-type="float" office:value="0" calcext:value-type="float">
            <text:p>0.00</text:p>
          </table:table-cell>
          <table:table-cell table:formula="of:=ROUND(INDIRECT([.$B$2]&amp;&quot;.&quot;&amp;[.R$1]&amp;[.$A14]);2)" office:value-type="float" office:value="0" calcext:value-type="float">
            <text:p>0.00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INDIRECT([.$B$2]&amp;&quot;.A&quot;&amp;[.$A15])" office:value-type="float" office:value="0" calcext:value-type="float">
            <text:p>0</text:p>
          </table:table-cell>
          <table:table-cell table:formula="of:=ROUND(INDIRECT([.$B$2]&amp;&quot;.&quot;&amp;[.C$1]&amp;[.$A15]);2)" office:value-type="float" office:value="0" calcext:value-type="float">
            <text:p>0.00</text:p>
          </table:table-cell>
          <table:table-cell table:formula="of:=ROUND(INDIRECT([.$B$2]&amp;&quot;.&quot;&amp;[.D$1]&amp;[.$A15]);2)" office:value-type="float" office:value="0" calcext:value-type="float">
            <text:p>0.00</text:p>
          </table:table-cell>
          <table:table-cell table:formula="of:=ROUND(INDIRECT([.$B$2]&amp;&quot;.&quot;&amp;[.E$1]&amp;[.$A15]);2)" office:value-type="float" office:value="0" calcext:value-type="float">
            <text:p>0.00</text:p>
          </table:table-cell>
          <table:table-cell table:formula="of:=ROUND(INDIRECT([.$B$2]&amp;&quot;.&quot;&amp;[.F$1]&amp;[.$A15]);2)" office:value-type="float" office:value="0" calcext:value-type="float">
            <text:p>0.00</text:p>
          </table:table-cell>
          <table:table-cell table:formula="of:=ROUND(INDIRECT([.$B$2]&amp;&quot;.&quot;&amp;[.G$1]&amp;[.$A15]);2)" office:value-type="float" office:value="0" calcext:value-type="float">
            <text:p>0.00</text:p>
          </table:table-cell>
          <table:table-cell table:formula="of:=ROUND(INDIRECT([.$B$2]&amp;&quot;.&quot;&amp;[.H$1]&amp;[.$A15]);2)" office:value-type="float" office:value="0" calcext:value-type="float">
            <text:p>0.00</text:p>
          </table:table-cell>
          <table:table-cell table:formula="of:=ROUND(INDIRECT([.$B$2]&amp;&quot;.&quot;&amp;[.I$1]&amp;[.$A15]);2)" office:value-type="float" office:value="0" calcext:value-type="float">
            <text:p>0.00</text:p>
          </table:table-cell>
          <table:table-cell table:formula="of:=ROUND(INDIRECT([.$B$2]&amp;&quot;.&quot;&amp;[.J$1]&amp;[.$A15]);2)" office:value-type="float" office:value="0" calcext:value-type="float">
            <text:p>0.00</text:p>
          </table:table-cell>
          <table:table-cell table:formula="of:=ROUND(INDIRECT([.$B$2]&amp;&quot;.&quot;&amp;[.K$1]&amp;[.$A15]);2)" office:value-type="float" office:value="0" calcext:value-type="float">
            <text:p>0.00</text:p>
          </table:table-cell>
          <table:table-cell table:formula="of:=ROUND(INDIRECT([.$B$2]&amp;&quot;.&quot;&amp;[.L$1]&amp;[.$A15]);2)" office:value-type="float" office:value="0" calcext:value-type="float">
            <text:p>0.00</text:p>
          </table:table-cell>
          <table:table-cell table:formula="of:=ROUND(INDIRECT([.$B$2]&amp;&quot;.&quot;&amp;[.M$1]&amp;[.$A15]);2)" office:value-type="float" office:value="0" calcext:value-type="float">
            <text:p>0.00</text:p>
          </table:table-cell>
          <table:table-cell table:formula="of:=ROUND(INDIRECT([.$B$2]&amp;&quot;.&quot;&amp;[.N$1]&amp;[.$A15]);2)" office:value-type="float" office:value="0" calcext:value-type="float">
            <text:p>0.00</text:p>
          </table:table-cell>
          <table:table-cell table:formula="of:=ROUND(INDIRECT([.$B$2]&amp;&quot;.&quot;&amp;[.O$1]&amp;[.$A15]);2)" office:value-type="float" office:value="0" calcext:value-type="float">
            <text:p>0.00</text:p>
          </table:table-cell>
          <table:table-cell table:formula="of:=ROUND(INDIRECT([.$B$2]&amp;&quot;.&quot;&amp;[.P$1]&amp;[.$A15]);2)" office:value-type="float" office:value="0" calcext:value-type="float">
            <text:p>0.00</text:p>
          </table:table-cell>
          <table:table-cell table:formula="of:=ROUND(INDIRECT([.$B$2]&amp;&quot;.&quot;&amp;[.Q$1]&amp;[.$A15]);2)" office:value-type="float" office:value="0" calcext:value-type="float">
            <text:p>0.00</text:p>
          </table:table-cell>
          <table:table-cell table:formula="of:=ROUND(INDIRECT([.$B$2]&amp;&quot;.&quot;&amp;[.R$1]&amp;[.$A15]);2)" office:value-type="float" office:value="0" calcext:value-type="float">
            <text:p>0.00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INDIRECT([.$B$2]&amp;&quot;.A&quot;&amp;[.$A16])" office:value-type="float" office:value="0" calcext:value-type="float">
            <text:p>0</text:p>
          </table:table-cell>
          <table:table-cell table:formula="of:=ROUND(INDIRECT([.$B$2]&amp;&quot;.&quot;&amp;[.C$1]&amp;[.$A16]);2)" office:value-type="float" office:value="0" calcext:value-type="float">
            <text:p>0.00</text:p>
          </table:table-cell>
          <table:table-cell table:formula="of:=ROUND(INDIRECT([.$B$2]&amp;&quot;.&quot;&amp;[.D$1]&amp;[.$A16]);2)" office:value-type="float" office:value="0" calcext:value-type="float">
            <text:p>0.00</text:p>
          </table:table-cell>
          <table:table-cell table:formula="of:=ROUND(INDIRECT([.$B$2]&amp;&quot;.&quot;&amp;[.E$1]&amp;[.$A16]);2)" office:value-type="float" office:value="0" calcext:value-type="float">
            <text:p>0.00</text:p>
          </table:table-cell>
          <table:table-cell table:formula="of:=ROUND(INDIRECT([.$B$2]&amp;&quot;.&quot;&amp;[.F$1]&amp;[.$A16]);2)" office:value-type="float" office:value="0" calcext:value-type="float">
            <text:p>0.00</text:p>
          </table:table-cell>
          <table:table-cell table:formula="of:=ROUND(INDIRECT([.$B$2]&amp;&quot;.&quot;&amp;[.G$1]&amp;[.$A16]);2)" office:value-type="float" office:value="0" calcext:value-type="float">
            <text:p>0.00</text:p>
          </table:table-cell>
          <table:table-cell table:formula="of:=ROUND(INDIRECT([.$B$2]&amp;&quot;.&quot;&amp;[.H$1]&amp;[.$A16]);2)" office:value-type="float" office:value="0" calcext:value-type="float">
            <text:p>0.00</text:p>
          </table:table-cell>
          <table:table-cell table:formula="of:=ROUND(INDIRECT([.$B$2]&amp;&quot;.&quot;&amp;[.I$1]&amp;[.$A16]);2)" office:value-type="float" office:value="0" calcext:value-type="float">
            <text:p>0.00</text:p>
          </table:table-cell>
          <table:table-cell table:formula="of:=ROUND(INDIRECT([.$B$2]&amp;&quot;.&quot;&amp;[.J$1]&amp;[.$A16]);2)" office:value-type="float" office:value="0" calcext:value-type="float">
            <text:p>0.00</text:p>
          </table:table-cell>
          <table:table-cell table:formula="of:=ROUND(INDIRECT([.$B$2]&amp;&quot;.&quot;&amp;[.K$1]&amp;[.$A16]);2)" office:value-type="float" office:value="0" calcext:value-type="float">
            <text:p>0.00</text:p>
          </table:table-cell>
          <table:table-cell table:formula="of:=ROUND(INDIRECT([.$B$2]&amp;&quot;.&quot;&amp;[.L$1]&amp;[.$A16]);2)" office:value-type="float" office:value="0" calcext:value-type="float">
            <text:p>0.00</text:p>
          </table:table-cell>
          <table:table-cell table:formula="of:=ROUND(INDIRECT([.$B$2]&amp;&quot;.&quot;&amp;[.M$1]&amp;[.$A16]);2)" office:value-type="float" office:value="0" calcext:value-type="float">
            <text:p>0.00</text:p>
          </table:table-cell>
          <table:table-cell table:formula="of:=ROUND(INDIRECT([.$B$2]&amp;&quot;.&quot;&amp;[.N$1]&amp;[.$A16]);2)" office:value-type="float" office:value="0" calcext:value-type="float">
            <text:p>0.00</text:p>
          </table:table-cell>
          <table:table-cell table:formula="of:=ROUND(INDIRECT([.$B$2]&amp;&quot;.&quot;&amp;[.O$1]&amp;[.$A16]);2)" office:value-type="float" office:value="0" calcext:value-type="float">
            <text:p>0.00</text:p>
          </table:table-cell>
          <table:table-cell table:formula="of:=ROUND(INDIRECT([.$B$2]&amp;&quot;.&quot;&amp;[.P$1]&amp;[.$A16]);2)" office:value-type="float" office:value="0" calcext:value-type="float">
            <text:p>0.00</text:p>
          </table:table-cell>
          <table:table-cell table:formula="of:=ROUND(INDIRECT([.$B$2]&amp;&quot;.&quot;&amp;[.Q$1]&amp;[.$A16]);2)" office:value-type="float" office:value="0" calcext:value-type="float">
            <text:p>0.00</text:p>
          </table:table-cell>
          <table:table-cell table:formula="of:=ROUND(INDIRECT([.$B$2]&amp;&quot;.&quot;&amp;[.R$1]&amp;[.$A16]);2)" office:value-type="float" office:value="0" calcext:value-type="float">
            <text:p>0.00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INDIRECT([.$B$2]&amp;&quot;.A&quot;&amp;[.$A17])" office:value-type="float" office:value="0" calcext:value-type="float">
            <text:p>0</text:p>
          </table:table-cell>
          <table:table-cell table:formula="of:=ROUND(INDIRECT([.$B$2]&amp;&quot;.&quot;&amp;[.C$1]&amp;[.$A17]);2)" office:value-type="float" office:value="0" calcext:value-type="float">
            <text:p>0.00</text:p>
          </table:table-cell>
          <table:table-cell table:formula="of:=ROUND(INDIRECT([.$B$2]&amp;&quot;.&quot;&amp;[.D$1]&amp;[.$A17]);2)" office:value-type="float" office:value="0" calcext:value-type="float">
            <text:p>0.00</text:p>
          </table:table-cell>
          <table:table-cell table:formula="of:=ROUND(INDIRECT([.$B$2]&amp;&quot;.&quot;&amp;[.E$1]&amp;[.$A17]);2)" office:value-type="float" office:value="0" calcext:value-type="float">
            <text:p>0.00</text:p>
          </table:table-cell>
          <table:table-cell table:formula="of:=ROUND(INDIRECT([.$B$2]&amp;&quot;.&quot;&amp;[.F$1]&amp;[.$A17]);2)" office:value-type="float" office:value="0" calcext:value-type="float">
            <text:p>0.00</text:p>
          </table:table-cell>
          <table:table-cell table:formula="of:=ROUND(INDIRECT([.$B$2]&amp;&quot;.&quot;&amp;[.G$1]&amp;[.$A17]);2)" office:value-type="float" office:value="0" calcext:value-type="float">
            <text:p>0.00</text:p>
          </table:table-cell>
          <table:table-cell table:formula="of:=ROUND(INDIRECT([.$B$2]&amp;&quot;.&quot;&amp;[.H$1]&amp;[.$A17]);2)" office:value-type="float" office:value="0" calcext:value-type="float">
            <text:p>0.00</text:p>
          </table:table-cell>
          <table:table-cell table:formula="of:=ROUND(INDIRECT([.$B$2]&amp;&quot;.&quot;&amp;[.I$1]&amp;[.$A17]);2)" office:value-type="float" office:value="0" calcext:value-type="float">
            <text:p>0.00</text:p>
          </table:table-cell>
          <table:table-cell table:formula="of:=ROUND(INDIRECT([.$B$2]&amp;&quot;.&quot;&amp;[.J$1]&amp;[.$A17]);2)" office:value-type="float" office:value="0" calcext:value-type="float">
            <text:p>0.00</text:p>
          </table:table-cell>
          <table:table-cell table:formula="of:=ROUND(INDIRECT([.$B$2]&amp;&quot;.&quot;&amp;[.K$1]&amp;[.$A17]);2)" office:value-type="float" office:value="0" calcext:value-type="float">
            <text:p>0.00</text:p>
          </table:table-cell>
          <table:table-cell table:formula="of:=ROUND(INDIRECT([.$B$2]&amp;&quot;.&quot;&amp;[.L$1]&amp;[.$A17]);2)" office:value-type="float" office:value="0" calcext:value-type="float">
            <text:p>0.00</text:p>
          </table:table-cell>
          <table:table-cell table:formula="of:=ROUND(INDIRECT([.$B$2]&amp;&quot;.&quot;&amp;[.M$1]&amp;[.$A17]);2)" office:value-type="float" office:value="0" calcext:value-type="float">
            <text:p>0.00</text:p>
          </table:table-cell>
          <table:table-cell table:formula="of:=ROUND(INDIRECT([.$B$2]&amp;&quot;.&quot;&amp;[.N$1]&amp;[.$A17]);2)" office:value-type="float" office:value="0" calcext:value-type="float">
            <text:p>0.00</text:p>
          </table:table-cell>
          <table:table-cell table:formula="of:=ROUND(INDIRECT([.$B$2]&amp;&quot;.&quot;&amp;[.O$1]&amp;[.$A17]);2)" office:value-type="float" office:value="0" calcext:value-type="float">
            <text:p>0.00</text:p>
          </table:table-cell>
          <table:table-cell table:formula="of:=ROUND(INDIRECT([.$B$2]&amp;&quot;.&quot;&amp;[.P$1]&amp;[.$A17]);2)" office:value-type="float" office:value="0" calcext:value-type="float">
            <text:p>0.00</text:p>
          </table:table-cell>
          <table:table-cell table:formula="of:=ROUND(INDIRECT([.$B$2]&amp;&quot;.&quot;&amp;[.Q$1]&amp;[.$A17]);2)" office:value-type="float" office:value="0" calcext:value-type="float">
            <text:p>0.00</text:p>
          </table:table-cell>
          <table:table-cell table:formula="of:=ROUND(INDIRECT([.$B$2]&amp;&quot;.&quot;&amp;[.R$1]&amp;[.$A17]);2)" office:value-type="float" office:value="0" calcext:value-type="float">
            <text:p>0.00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INDIRECT([.$B$2]&amp;&quot;.A&quot;&amp;[.$A18])" office:value-type="float" office:value="0" calcext:value-type="float">
            <text:p>0</text:p>
          </table:table-cell>
          <table:table-cell table:formula="of:=ROUND(INDIRECT([.$B$2]&amp;&quot;.&quot;&amp;[.C$1]&amp;[.$A18]);2)" office:value-type="float" office:value="0" calcext:value-type="float">
            <text:p>0.00</text:p>
          </table:table-cell>
          <table:table-cell table:formula="of:=ROUND(INDIRECT([.$B$2]&amp;&quot;.&quot;&amp;[.D$1]&amp;[.$A18]);2)" office:value-type="float" office:value="0" calcext:value-type="float">
            <text:p>0.00</text:p>
          </table:table-cell>
          <table:table-cell table:formula="of:=ROUND(INDIRECT([.$B$2]&amp;&quot;.&quot;&amp;[.E$1]&amp;[.$A18]);2)" office:value-type="float" office:value="0" calcext:value-type="float">
            <text:p>0.00</text:p>
          </table:table-cell>
          <table:table-cell table:formula="of:=ROUND(INDIRECT([.$B$2]&amp;&quot;.&quot;&amp;[.F$1]&amp;[.$A18]);2)" office:value-type="float" office:value="0" calcext:value-type="float">
            <text:p>0.00</text:p>
          </table:table-cell>
          <table:table-cell table:formula="of:=ROUND(INDIRECT([.$B$2]&amp;&quot;.&quot;&amp;[.G$1]&amp;[.$A18]);2)" office:value-type="float" office:value="0" calcext:value-type="float">
            <text:p>0.00</text:p>
          </table:table-cell>
          <table:table-cell table:formula="of:=ROUND(INDIRECT([.$B$2]&amp;&quot;.&quot;&amp;[.H$1]&amp;[.$A18]);2)" office:value-type="float" office:value="0" calcext:value-type="float">
            <text:p>0.00</text:p>
          </table:table-cell>
          <table:table-cell table:formula="of:=ROUND(INDIRECT([.$B$2]&amp;&quot;.&quot;&amp;[.I$1]&amp;[.$A18]);2)" office:value-type="float" office:value="0" calcext:value-type="float">
            <text:p>0.00</text:p>
          </table:table-cell>
          <table:table-cell table:formula="of:=ROUND(INDIRECT([.$B$2]&amp;&quot;.&quot;&amp;[.J$1]&amp;[.$A18]);2)" office:value-type="float" office:value="0" calcext:value-type="float">
            <text:p>0.00</text:p>
          </table:table-cell>
          <table:table-cell table:formula="of:=ROUND(INDIRECT([.$B$2]&amp;&quot;.&quot;&amp;[.K$1]&amp;[.$A18]);2)" office:value-type="float" office:value="0" calcext:value-type="float">
            <text:p>0.00</text:p>
          </table:table-cell>
          <table:table-cell table:formula="of:=ROUND(INDIRECT([.$B$2]&amp;&quot;.&quot;&amp;[.L$1]&amp;[.$A18]);2)" office:value-type="float" office:value="0" calcext:value-type="float">
            <text:p>0.00</text:p>
          </table:table-cell>
          <table:table-cell table:formula="of:=ROUND(INDIRECT([.$B$2]&amp;&quot;.&quot;&amp;[.M$1]&amp;[.$A18]);2)" office:value-type="float" office:value="0" calcext:value-type="float">
            <text:p>0.00</text:p>
          </table:table-cell>
          <table:table-cell table:formula="of:=ROUND(INDIRECT([.$B$2]&amp;&quot;.&quot;&amp;[.N$1]&amp;[.$A18]);2)" office:value-type="float" office:value="0" calcext:value-type="float">
            <text:p>0.00</text:p>
          </table:table-cell>
          <table:table-cell table:formula="of:=ROUND(INDIRECT([.$B$2]&amp;&quot;.&quot;&amp;[.O$1]&amp;[.$A18]);2)" office:value-type="float" office:value="0" calcext:value-type="float">
            <text:p>0.00</text:p>
          </table:table-cell>
          <table:table-cell table:formula="of:=ROUND(INDIRECT([.$B$2]&amp;&quot;.&quot;&amp;[.P$1]&amp;[.$A18]);2)" office:value-type="float" office:value="0" calcext:value-type="float">
            <text:p>0.00</text:p>
          </table:table-cell>
          <table:table-cell table:formula="of:=ROUND(INDIRECT([.$B$2]&amp;&quot;.&quot;&amp;[.Q$1]&amp;[.$A18]);2)" office:value-type="float" office:value="0" calcext:value-type="float">
            <text:p>0.00</text:p>
          </table:table-cell>
          <table:table-cell table:formula="of:=ROUND(INDIRECT([.$B$2]&amp;&quot;.&quot;&amp;[.R$1]&amp;[.$A18]);2)" office:value-type="float" office:value="0" calcext:value-type="float">
            <text:p>0.0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INDIRECT([.$B$2]&amp;&quot;.A&quot;&amp;[.$A19])" office:value-type="float" office:value="0" calcext:value-type="float">
            <text:p>0</text:p>
          </table:table-cell>
          <table:table-cell table:formula="of:=ROUND(INDIRECT([.$B$2]&amp;&quot;.&quot;&amp;[.C$1]&amp;[.$A19]);2)" office:value-type="float" office:value="0" calcext:value-type="float">
            <text:p>0.00</text:p>
          </table:table-cell>
          <table:table-cell table:formula="of:=ROUND(INDIRECT([.$B$2]&amp;&quot;.&quot;&amp;[.D$1]&amp;[.$A19]);2)" office:value-type="float" office:value="0" calcext:value-type="float">
            <text:p>0.00</text:p>
          </table:table-cell>
          <table:table-cell table:formula="of:=ROUND(INDIRECT([.$B$2]&amp;&quot;.&quot;&amp;[.E$1]&amp;[.$A19]);2)" office:value-type="float" office:value="0" calcext:value-type="float">
            <text:p>0.00</text:p>
          </table:table-cell>
          <table:table-cell table:formula="of:=ROUND(INDIRECT([.$B$2]&amp;&quot;.&quot;&amp;[.F$1]&amp;[.$A19]);2)" office:value-type="float" office:value="0" calcext:value-type="float">
            <text:p>0.00</text:p>
          </table:table-cell>
          <table:table-cell table:formula="of:=ROUND(INDIRECT([.$B$2]&amp;&quot;.&quot;&amp;[.G$1]&amp;[.$A19]);2)" office:value-type="float" office:value="0" calcext:value-type="float">
            <text:p>0.00</text:p>
          </table:table-cell>
          <table:table-cell table:formula="of:=ROUND(INDIRECT([.$B$2]&amp;&quot;.&quot;&amp;[.H$1]&amp;[.$A19]);2)" office:value-type="float" office:value="0" calcext:value-type="float">
            <text:p>0.00</text:p>
          </table:table-cell>
          <table:table-cell table:formula="of:=ROUND(INDIRECT([.$B$2]&amp;&quot;.&quot;&amp;[.I$1]&amp;[.$A19]);2)" office:value-type="float" office:value="0" calcext:value-type="float">
            <text:p>0.00</text:p>
          </table:table-cell>
          <table:table-cell table:formula="of:=ROUND(INDIRECT([.$B$2]&amp;&quot;.&quot;&amp;[.J$1]&amp;[.$A19]);2)" office:value-type="float" office:value="0" calcext:value-type="float">
            <text:p>0.00</text:p>
          </table:table-cell>
          <table:table-cell table:formula="of:=ROUND(INDIRECT([.$B$2]&amp;&quot;.&quot;&amp;[.K$1]&amp;[.$A19]);2)" office:value-type="float" office:value="0" calcext:value-type="float">
            <text:p>0.00</text:p>
          </table:table-cell>
          <table:table-cell table:formula="of:=ROUND(INDIRECT([.$B$2]&amp;&quot;.&quot;&amp;[.L$1]&amp;[.$A19]);2)" office:value-type="float" office:value="0" calcext:value-type="float">
            <text:p>0.00</text:p>
          </table:table-cell>
          <table:table-cell table:formula="of:=ROUND(INDIRECT([.$B$2]&amp;&quot;.&quot;&amp;[.M$1]&amp;[.$A19]);2)" office:value-type="float" office:value="0" calcext:value-type="float">
            <text:p>0.00</text:p>
          </table:table-cell>
          <table:table-cell table:formula="of:=ROUND(INDIRECT([.$B$2]&amp;&quot;.&quot;&amp;[.N$1]&amp;[.$A19]);2)" office:value-type="float" office:value="0" calcext:value-type="float">
            <text:p>0.00</text:p>
          </table:table-cell>
          <table:table-cell table:formula="of:=ROUND(INDIRECT([.$B$2]&amp;&quot;.&quot;&amp;[.O$1]&amp;[.$A19]);2)" office:value-type="float" office:value="0" calcext:value-type="float">
            <text:p>0.00</text:p>
          </table:table-cell>
          <table:table-cell table:formula="of:=ROUND(INDIRECT([.$B$2]&amp;&quot;.&quot;&amp;[.P$1]&amp;[.$A19]);2)" office:value-type="float" office:value="0" calcext:value-type="float">
            <text:p>0.00</text:p>
          </table:table-cell>
          <table:table-cell table:formula="of:=ROUND(INDIRECT([.$B$2]&amp;&quot;.&quot;&amp;[.Q$1]&amp;[.$A19]);2)" office:value-type="float" office:value="0" calcext:value-type="float">
            <text:p>0.00</text:p>
          </table:table-cell>
          <table:table-cell table:formula="of:=ROUND(INDIRECT([.$B$2]&amp;&quot;.&quot;&amp;[.R$1]&amp;[.$A19]);2)" office:value-type="float" office:value="0" calcext:value-type="float">
            <text:p>0.00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INDIRECT([.$B$2]&amp;&quot;.A&quot;&amp;[.$A20])" office:value-type="float" office:value="0" calcext:value-type="float">
            <text:p>0</text:p>
          </table:table-cell>
          <table:table-cell table:formula="of:=ROUND(INDIRECT([.$B$2]&amp;&quot;.&quot;&amp;[.C$1]&amp;[.$A20]);2)" office:value-type="float" office:value="0" calcext:value-type="float">
            <text:p>0.00</text:p>
          </table:table-cell>
          <table:table-cell table:formula="of:=ROUND(INDIRECT([.$B$2]&amp;&quot;.&quot;&amp;[.D$1]&amp;[.$A20]);2)" office:value-type="float" office:value="0" calcext:value-type="float">
            <text:p>0.00</text:p>
          </table:table-cell>
          <table:table-cell table:formula="of:=ROUND(INDIRECT([.$B$2]&amp;&quot;.&quot;&amp;[.E$1]&amp;[.$A20]);2)" office:value-type="float" office:value="0" calcext:value-type="float">
            <text:p>0.00</text:p>
          </table:table-cell>
          <table:table-cell table:formula="of:=ROUND(INDIRECT([.$B$2]&amp;&quot;.&quot;&amp;[.F$1]&amp;[.$A20]);2)" office:value-type="float" office:value="0" calcext:value-type="float">
            <text:p>0.00</text:p>
          </table:table-cell>
          <table:table-cell table:formula="of:=ROUND(INDIRECT([.$B$2]&amp;&quot;.&quot;&amp;[.G$1]&amp;[.$A20]);2)" office:value-type="float" office:value="0" calcext:value-type="float">
            <text:p>0.00</text:p>
          </table:table-cell>
          <table:table-cell table:formula="of:=ROUND(INDIRECT([.$B$2]&amp;&quot;.&quot;&amp;[.H$1]&amp;[.$A20]);2)" office:value-type="float" office:value="0" calcext:value-type="float">
            <text:p>0.00</text:p>
          </table:table-cell>
          <table:table-cell table:formula="of:=ROUND(INDIRECT([.$B$2]&amp;&quot;.&quot;&amp;[.I$1]&amp;[.$A20]);2)" office:value-type="float" office:value="0" calcext:value-type="float">
            <text:p>0.00</text:p>
          </table:table-cell>
          <table:table-cell table:formula="of:=ROUND(INDIRECT([.$B$2]&amp;&quot;.&quot;&amp;[.J$1]&amp;[.$A20]);2)" office:value-type="float" office:value="0" calcext:value-type="float">
            <text:p>0.00</text:p>
          </table:table-cell>
          <table:table-cell table:formula="of:=ROUND(INDIRECT([.$B$2]&amp;&quot;.&quot;&amp;[.K$1]&amp;[.$A20]);2)" office:value-type="float" office:value="0" calcext:value-type="float">
            <text:p>0.00</text:p>
          </table:table-cell>
          <table:table-cell table:formula="of:=ROUND(INDIRECT([.$B$2]&amp;&quot;.&quot;&amp;[.L$1]&amp;[.$A20]);2)" office:value-type="float" office:value="0" calcext:value-type="float">
            <text:p>0.00</text:p>
          </table:table-cell>
          <table:table-cell table:formula="of:=ROUND(INDIRECT([.$B$2]&amp;&quot;.&quot;&amp;[.M$1]&amp;[.$A20]);2)" office:value-type="float" office:value="0" calcext:value-type="float">
            <text:p>0.00</text:p>
          </table:table-cell>
          <table:table-cell table:formula="of:=ROUND(INDIRECT([.$B$2]&amp;&quot;.&quot;&amp;[.N$1]&amp;[.$A20]);2)" office:value-type="float" office:value="0" calcext:value-type="float">
            <text:p>0.00</text:p>
          </table:table-cell>
          <table:table-cell table:formula="of:=ROUND(INDIRECT([.$B$2]&amp;&quot;.&quot;&amp;[.O$1]&amp;[.$A20]);2)" office:value-type="float" office:value="0" calcext:value-type="float">
            <text:p>0.00</text:p>
          </table:table-cell>
          <table:table-cell table:formula="of:=ROUND(INDIRECT([.$B$2]&amp;&quot;.&quot;&amp;[.P$1]&amp;[.$A20]);2)" office:value-type="float" office:value="0" calcext:value-type="float">
            <text:p>0.00</text:p>
          </table:table-cell>
          <table:table-cell table:formula="of:=ROUND(INDIRECT([.$B$2]&amp;&quot;.&quot;&amp;[.Q$1]&amp;[.$A20]);2)" office:value-type="float" office:value="0" calcext:value-type="float">
            <text:p>0.00</text:p>
          </table:table-cell>
          <table:table-cell table:formula="of:=ROUND(INDIRECT([.$B$2]&amp;&quot;.&quot;&amp;[.R$1]&amp;[.$A20]);2)" office:value-type="float" office:value="0" calcext:value-type="float">
            <text:p>0.00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INDIRECT([.$B$2]&amp;&quot;.A&quot;&amp;[.$A21])" office:value-type="float" office:value="0" calcext:value-type="float">
            <text:p>0</text:p>
          </table:table-cell>
          <table:table-cell table:formula="of:=ROUND(INDIRECT([.$B$2]&amp;&quot;.&quot;&amp;[.C$1]&amp;[.$A21]);2)" office:value-type="float" office:value="0" calcext:value-type="float">
            <text:p>0.00</text:p>
          </table:table-cell>
          <table:table-cell table:formula="of:=ROUND(INDIRECT([.$B$2]&amp;&quot;.&quot;&amp;[.D$1]&amp;[.$A21]);2)" office:value-type="float" office:value="0" calcext:value-type="float">
            <text:p>0.00</text:p>
          </table:table-cell>
          <table:table-cell table:formula="of:=ROUND(INDIRECT([.$B$2]&amp;&quot;.&quot;&amp;[.E$1]&amp;[.$A21]);2)" office:value-type="float" office:value="0" calcext:value-type="float">
            <text:p>0.00</text:p>
          </table:table-cell>
          <table:table-cell table:formula="of:=ROUND(INDIRECT([.$B$2]&amp;&quot;.&quot;&amp;[.F$1]&amp;[.$A21]);2)" office:value-type="float" office:value="0" calcext:value-type="float">
            <text:p>0.00</text:p>
          </table:table-cell>
          <table:table-cell table:formula="of:=ROUND(INDIRECT([.$B$2]&amp;&quot;.&quot;&amp;[.G$1]&amp;[.$A21]);2)" office:value-type="float" office:value="0" calcext:value-type="float">
            <text:p>0.00</text:p>
          </table:table-cell>
          <table:table-cell table:formula="of:=ROUND(INDIRECT([.$B$2]&amp;&quot;.&quot;&amp;[.H$1]&amp;[.$A21]);2)" office:value-type="float" office:value="0" calcext:value-type="float">
            <text:p>0.00</text:p>
          </table:table-cell>
          <table:table-cell table:formula="of:=ROUND(INDIRECT([.$B$2]&amp;&quot;.&quot;&amp;[.I$1]&amp;[.$A21]);2)" office:value-type="float" office:value="0" calcext:value-type="float">
            <text:p>0.00</text:p>
          </table:table-cell>
          <table:table-cell table:formula="of:=ROUND(INDIRECT([.$B$2]&amp;&quot;.&quot;&amp;[.J$1]&amp;[.$A21]);2)" office:value-type="float" office:value="0" calcext:value-type="float">
            <text:p>0.00</text:p>
          </table:table-cell>
          <table:table-cell table:formula="of:=ROUND(INDIRECT([.$B$2]&amp;&quot;.&quot;&amp;[.K$1]&amp;[.$A21]);2)" office:value-type="float" office:value="0" calcext:value-type="float">
            <text:p>0.00</text:p>
          </table:table-cell>
          <table:table-cell table:formula="of:=ROUND(INDIRECT([.$B$2]&amp;&quot;.&quot;&amp;[.L$1]&amp;[.$A21]);2)" office:value-type="float" office:value="0" calcext:value-type="float">
            <text:p>0.00</text:p>
          </table:table-cell>
          <table:table-cell table:formula="of:=ROUND(INDIRECT([.$B$2]&amp;&quot;.&quot;&amp;[.M$1]&amp;[.$A21]);2)" office:value-type="float" office:value="0" calcext:value-type="float">
            <text:p>0.00</text:p>
          </table:table-cell>
          <table:table-cell table:formula="of:=ROUND(INDIRECT([.$B$2]&amp;&quot;.&quot;&amp;[.N$1]&amp;[.$A21]);2)" office:value-type="float" office:value="0" calcext:value-type="float">
            <text:p>0.00</text:p>
          </table:table-cell>
          <table:table-cell table:formula="of:=ROUND(INDIRECT([.$B$2]&amp;&quot;.&quot;&amp;[.O$1]&amp;[.$A21]);2)" office:value-type="float" office:value="0" calcext:value-type="float">
            <text:p>0.00</text:p>
          </table:table-cell>
          <table:table-cell table:formula="of:=ROUND(INDIRECT([.$B$2]&amp;&quot;.&quot;&amp;[.P$1]&amp;[.$A21]);2)" office:value-type="float" office:value="0" calcext:value-type="float">
            <text:p>0.00</text:p>
          </table:table-cell>
          <table:table-cell table:formula="of:=ROUND(INDIRECT([.$B$2]&amp;&quot;.&quot;&amp;[.Q$1]&amp;[.$A21]);2)" office:value-type="float" office:value="0" calcext:value-type="float">
            <text:p>0.00</text:p>
          </table:table-cell>
          <table:table-cell table:formula="of:=ROUND(INDIRECT([.$B$2]&amp;&quot;.&quot;&amp;[.R$1]&amp;[.$A21]);2)" office:value-type="float" office:value="0" calcext:value-type="float">
            <text:p>0.0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INDIRECT([.$B$2]&amp;&quot;.A&quot;&amp;[.$A22])" office:value-type="float" office:value="0" calcext:value-type="float">
            <text:p>0</text:p>
          </table:table-cell>
          <table:table-cell table:formula="of:=ROUND(INDIRECT([.$B$2]&amp;&quot;.&quot;&amp;[.C$1]&amp;[.$A22]);2)" office:value-type="float" office:value="0" calcext:value-type="float">
            <text:p>0.00</text:p>
          </table:table-cell>
          <table:table-cell table:formula="of:=ROUND(INDIRECT([.$B$2]&amp;&quot;.&quot;&amp;[.D$1]&amp;[.$A22]);2)" office:value-type="float" office:value="0" calcext:value-type="float">
            <text:p>0.00</text:p>
          </table:table-cell>
          <table:table-cell table:formula="of:=ROUND(INDIRECT([.$B$2]&amp;&quot;.&quot;&amp;[.E$1]&amp;[.$A22]);2)" office:value-type="float" office:value="0" calcext:value-type="float">
            <text:p>0.00</text:p>
          </table:table-cell>
          <table:table-cell table:formula="of:=ROUND(INDIRECT([.$B$2]&amp;&quot;.&quot;&amp;[.F$1]&amp;[.$A22]);2)" office:value-type="float" office:value="0" calcext:value-type="float">
            <text:p>0.00</text:p>
          </table:table-cell>
          <table:table-cell table:formula="of:=ROUND(INDIRECT([.$B$2]&amp;&quot;.&quot;&amp;[.G$1]&amp;[.$A22]);2)" office:value-type="float" office:value="0" calcext:value-type="float">
            <text:p>0.00</text:p>
          </table:table-cell>
          <table:table-cell table:formula="of:=ROUND(INDIRECT([.$B$2]&amp;&quot;.&quot;&amp;[.H$1]&amp;[.$A22]);2)" office:value-type="float" office:value="0" calcext:value-type="float">
            <text:p>0.00</text:p>
          </table:table-cell>
          <table:table-cell table:formula="of:=ROUND(INDIRECT([.$B$2]&amp;&quot;.&quot;&amp;[.I$1]&amp;[.$A22]);2)" office:value-type="float" office:value="0" calcext:value-type="float">
            <text:p>0.00</text:p>
          </table:table-cell>
          <table:table-cell table:formula="of:=ROUND(INDIRECT([.$B$2]&amp;&quot;.&quot;&amp;[.J$1]&amp;[.$A22]);2)" office:value-type="float" office:value="0" calcext:value-type="float">
            <text:p>0.00</text:p>
          </table:table-cell>
          <table:table-cell table:formula="of:=ROUND(INDIRECT([.$B$2]&amp;&quot;.&quot;&amp;[.K$1]&amp;[.$A22]);2)" office:value-type="float" office:value="0" calcext:value-type="float">
            <text:p>0.00</text:p>
          </table:table-cell>
          <table:table-cell table:formula="of:=ROUND(INDIRECT([.$B$2]&amp;&quot;.&quot;&amp;[.L$1]&amp;[.$A22]);2)" office:value-type="float" office:value="0" calcext:value-type="float">
            <text:p>0.00</text:p>
          </table:table-cell>
          <table:table-cell table:formula="of:=ROUND(INDIRECT([.$B$2]&amp;&quot;.&quot;&amp;[.M$1]&amp;[.$A22]);2)" office:value-type="float" office:value="0" calcext:value-type="float">
            <text:p>0.00</text:p>
          </table:table-cell>
          <table:table-cell table:formula="of:=ROUND(INDIRECT([.$B$2]&amp;&quot;.&quot;&amp;[.N$1]&amp;[.$A22]);2)" office:value-type="float" office:value="0" calcext:value-type="float">
            <text:p>0.00</text:p>
          </table:table-cell>
          <table:table-cell table:formula="of:=ROUND(INDIRECT([.$B$2]&amp;&quot;.&quot;&amp;[.O$1]&amp;[.$A22]);2)" office:value-type="float" office:value="0" calcext:value-type="float">
            <text:p>0.00</text:p>
          </table:table-cell>
          <table:table-cell table:formula="of:=ROUND(INDIRECT([.$B$2]&amp;&quot;.&quot;&amp;[.P$1]&amp;[.$A22]);2)" office:value-type="float" office:value="0" calcext:value-type="float">
            <text:p>0.00</text:p>
          </table:table-cell>
          <table:table-cell table:formula="of:=ROUND(INDIRECT([.$B$2]&amp;&quot;.&quot;&amp;[.Q$1]&amp;[.$A22]);2)" office:value-type="float" office:value="0" calcext:value-type="float">
            <text:p>0.00</text:p>
          </table:table-cell>
          <table:table-cell table:formula="of:=ROUND(INDIRECT([.$B$2]&amp;&quot;.&quot;&amp;[.R$1]&amp;[.$A22]);2)" office:value-type="float" office:value="0" calcext:value-type="float">
            <text:p>0.00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INDIRECT([.$B$2]&amp;&quot;.A&quot;&amp;[.$A23])" office:value-type="float" office:value="0" calcext:value-type="float">
            <text:p>0</text:p>
          </table:table-cell>
          <table:table-cell table:formula="of:=ROUND(INDIRECT([.$B$2]&amp;&quot;.&quot;&amp;[.C$1]&amp;[.$A23]);2)" office:value-type="float" office:value="0" calcext:value-type="float">
            <text:p>0.00</text:p>
          </table:table-cell>
          <table:table-cell table:formula="of:=ROUND(INDIRECT([.$B$2]&amp;&quot;.&quot;&amp;[.D$1]&amp;[.$A23]);2)" office:value-type="float" office:value="0" calcext:value-type="float">
            <text:p>0.00</text:p>
          </table:table-cell>
          <table:table-cell table:formula="of:=ROUND(INDIRECT([.$B$2]&amp;&quot;.&quot;&amp;[.E$1]&amp;[.$A23]);2)" office:value-type="float" office:value="0" calcext:value-type="float">
            <text:p>0.00</text:p>
          </table:table-cell>
          <table:table-cell table:formula="of:=ROUND(INDIRECT([.$B$2]&amp;&quot;.&quot;&amp;[.F$1]&amp;[.$A23]);2)" office:value-type="float" office:value="0" calcext:value-type="float">
            <text:p>0.00</text:p>
          </table:table-cell>
          <table:table-cell table:formula="of:=ROUND(INDIRECT([.$B$2]&amp;&quot;.&quot;&amp;[.G$1]&amp;[.$A23]);2)" office:value-type="float" office:value="0" calcext:value-type="float">
            <text:p>0.00</text:p>
          </table:table-cell>
          <table:table-cell table:formula="of:=ROUND(INDIRECT([.$B$2]&amp;&quot;.&quot;&amp;[.H$1]&amp;[.$A23]);2)" office:value-type="float" office:value="0" calcext:value-type="float">
            <text:p>0.00</text:p>
          </table:table-cell>
          <table:table-cell table:formula="of:=ROUND(INDIRECT([.$B$2]&amp;&quot;.&quot;&amp;[.I$1]&amp;[.$A23]);2)" office:value-type="float" office:value="0" calcext:value-type="float">
            <text:p>0.00</text:p>
          </table:table-cell>
          <table:table-cell table:formula="of:=ROUND(INDIRECT([.$B$2]&amp;&quot;.&quot;&amp;[.J$1]&amp;[.$A23]);2)" office:value-type="float" office:value="0" calcext:value-type="float">
            <text:p>0.00</text:p>
          </table:table-cell>
          <table:table-cell table:formula="of:=ROUND(INDIRECT([.$B$2]&amp;&quot;.&quot;&amp;[.K$1]&amp;[.$A23]);2)" office:value-type="float" office:value="0" calcext:value-type="float">
            <text:p>0.00</text:p>
          </table:table-cell>
          <table:table-cell table:formula="of:=ROUND(INDIRECT([.$B$2]&amp;&quot;.&quot;&amp;[.L$1]&amp;[.$A23]);2)" office:value-type="float" office:value="0" calcext:value-type="float">
            <text:p>0.00</text:p>
          </table:table-cell>
          <table:table-cell table:formula="of:=ROUND(INDIRECT([.$B$2]&amp;&quot;.&quot;&amp;[.M$1]&amp;[.$A23]);2)" office:value-type="float" office:value="0" calcext:value-type="float">
            <text:p>0.00</text:p>
          </table:table-cell>
          <table:table-cell table:formula="of:=ROUND(INDIRECT([.$B$2]&amp;&quot;.&quot;&amp;[.N$1]&amp;[.$A23]);2)" office:value-type="float" office:value="0" calcext:value-type="float">
            <text:p>0.00</text:p>
          </table:table-cell>
          <table:table-cell table:formula="of:=ROUND(INDIRECT([.$B$2]&amp;&quot;.&quot;&amp;[.O$1]&amp;[.$A23]);2)" office:value-type="float" office:value="0" calcext:value-type="float">
            <text:p>0.00</text:p>
          </table:table-cell>
          <table:table-cell table:formula="of:=ROUND(INDIRECT([.$B$2]&amp;&quot;.&quot;&amp;[.P$1]&amp;[.$A23]);2)" office:value-type="float" office:value="0" calcext:value-type="float">
            <text:p>0.00</text:p>
          </table:table-cell>
          <table:table-cell table:formula="of:=ROUND(INDIRECT([.$B$2]&amp;&quot;.&quot;&amp;[.Q$1]&amp;[.$A23]);2)" office:value-type="float" office:value="0" calcext:value-type="float">
            <text:p>0.00</text:p>
          </table:table-cell>
          <table:table-cell table:formula="of:=ROUND(INDIRECT([.$B$2]&amp;&quot;.&quot;&amp;[.R$1]&amp;[.$A23]);2)" office:value-type="float" office:value="0" calcext:value-type="float">
            <text:p>0.00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INDIRECT([.$B$2]&amp;&quot;.A&quot;&amp;[.$A24])" office:value-type="float" office:value="0" calcext:value-type="float">
            <text:p>0</text:p>
          </table:table-cell>
          <table:table-cell table:formula="of:=ROUND(INDIRECT([.$B$2]&amp;&quot;.&quot;&amp;[.C$1]&amp;[.$A24]);2)" office:value-type="float" office:value="0" calcext:value-type="float">
            <text:p>0.00</text:p>
          </table:table-cell>
          <table:table-cell table:formula="of:=ROUND(INDIRECT([.$B$2]&amp;&quot;.&quot;&amp;[.D$1]&amp;[.$A24]);2)" office:value-type="float" office:value="0" calcext:value-type="float">
            <text:p>0.00</text:p>
          </table:table-cell>
          <table:table-cell table:formula="of:=ROUND(INDIRECT([.$B$2]&amp;&quot;.&quot;&amp;[.E$1]&amp;[.$A24]);2)" office:value-type="float" office:value="0" calcext:value-type="float">
            <text:p>0.00</text:p>
          </table:table-cell>
          <table:table-cell table:formula="of:=ROUND(INDIRECT([.$B$2]&amp;&quot;.&quot;&amp;[.F$1]&amp;[.$A24]);2)" office:value-type="float" office:value="0" calcext:value-type="float">
            <text:p>0.00</text:p>
          </table:table-cell>
          <table:table-cell table:formula="of:=ROUND(INDIRECT([.$B$2]&amp;&quot;.&quot;&amp;[.G$1]&amp;[.$A24]);2)" office:value-type="float" office:value="0" calcext:value-type="float">
            <text:p>0.00</text:p>
          </table:table-cell>
          <table:table-cell table:formula="of:=ROUND(INDIRECT([.$B$2]&amp;&quot;.&quot;&amp;[.H$1]&amp;[.$A24]);2)" office:value-type="float" office:value="0" calcext:value-type="float">
            <text:p>0.00</text:p>
          </table:table-cell>
          <table:table-cell table:formula="of:=ROUND(INDIRECT([.$B$2]&amp;&quot;.&quot;&amp;[.I$1]&amp;[.$A24]);2)" office:value-type="float" office:value="0" calcext:value-type="float">
            <text:p>0.00</text:p>
          </table:table-cell>
          <table:table-cell table:formula="of:=ROUND(INDIRECT([.$B$2]&amp;&quot;.&quot;&amp;[.J$1]&amp;[.$A24]);2)" office:value-type="float" office:value="0" calcext:value-type="float">
            <text:p>0.00</text:p>
          </table:table-cell>
          <table:table-cell table:formula="of:=ROUND(INDIRECT([.$B$2]&amp;&quot;.&quot;&amp;[.K$1]&amp;[.$A24]);2)" office:value-type="float" office:value="0" calcext:value-type="float">
            <text:p>0.00</text:p>
          </table:table-cell>
          <table:table-cell table:formula="of:=ROUND(INDIRECT([.$B$2]&amp;&quot;.&quot;&amp;[.L$1]&amp;[.$A24]);2)" office:value-type="float" office:value="0" calcext:value-type="float">
            <text:p>0.00</text:p>
          </table:table-cell>
          <table:table-cell table:formula="of:=ROUND(INDIRECT([.$B$2]&amp;&quot;.&quot;&amp;[.M$1]&amp;[.$A24]);2)" office:value-type="float" office:value="0" calcext:value-type="float">
            <text:p>0.00</text:p>
          </table:table-cell>
          <table:table-cell table:formula="of:=ROUND(INDIRECT([.$B$2]&amp;&quot;.&quot;&amp;[.N$1]&amp;[.$A24]);2)" office:value-type="float" office:value="0" calcext:value-type="float">
            <text:p>0.00</text:p>
          </table:table-cell>
          <table:table-cell table:formula="of:=ROUND(INDIRECT([.$B$2]&amp;&quot;.&quot;&amp;[.O$1]&amp;[.$A24]);2)" office:value-type="float" office:value="0" calcext:value-type="float">
            <text:p>0.00</text:p>
          </table:table-cell>
          <table:table-cell table:formula="of:=ROUND(INDIRECT([.$B$2]&amp;&quot;.&quot;&amp;[.P$1]&amp;[.$A24]);2)" office:value-type="float" office:value="0" calcext:value-type="float">
            <text:p>0.00</text:p>
          </table:table-cell>
          <table:table-cell table:formula="of:=ROUND(INDIRECT([.$B$2]&amp;&quot;.&quot;&amp;[.Q$1]&amp;[.$A24]);2)" office:value-type="float" office:value="0" calcext:value-type="float">
            <text:p>0.00</text:p>
          </table:table-cell>
          <table:table-cell table:formula="of:=ROUND(INDIRECT([.$B$2]&amp;&quot;.&quot;&amp;[.R$1]&amp;[.$A24]);2)" office:value-type="float" office:value="0" calcext:value-type="float">
            <text:p>0.00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INDIRECT([.$B$2]&amp;&quot;.A&quot;&amp;[.$A25])" office:value-type="float" office:value="0" calcext:value-type="float">
            <text:p>0</text:p>
          </table:table-cell>
          <table:table-cell table:formula="of:=ROUND(INDIRECT([.$B$2]&amp;&quot;.&quot;&amp;[.C$1]&amp;[.$A25]);2)" office:value-type="float" office:value="0" calcext:value-type="float">
            <text:p>0.00</text:p>
          </table:table-cell>
          <table:table-cell table:formula="of:=ROUND(INDIRECT([.$B$2]&amp;&quot;.&quot;&amp;[.D$1]&amp;[.$A25]);2)" office:value-type="float" office:value="0" calcext:value-type="float">
            <text:p>0.00</text:p>
          </table:table-cell>
          <table:table-cell table:formula="of:=ROUND(INDIRECT([.$B$2]&amp;&quot;.&quot;&amp;[.E$1]&amp;[.$A25]);2)" office:value-type="float" office:value="0" calcext:value-type="float">
            <text:p>0.00</text:p>
          </table:table-cell>
          <table:table-cell table:formula="of:=ROUND(INDIRECT([.$B$2]&amp;&quot;.&quot;&amp;[.F$1]&amp;[.$A25]);2)" office:value-type="float" office:value="0" calcext:value-type="float">
            <text:p>0.00</text:p>
          </table:table-cell>
          <table:table-cell table:formula="of:=ROUND(INDIRECT([.$B$2]&amp;&quot;.&quot;&amp;[.G$1]&amp;[.$A25]);2)" office:value-type="float" office:value="0" calcext:value-type="float">
            <text:p>0.00</text:p>
          </table:table-cell>
          <table:table-cell table:formula="of:=ROUND(INDIRECT([.$B$2]&amp;&quot;.&quot;&amp;[.H$1]&amp;[.$A25]);2)" office:value-type="float" office:value="0" calcext:value-type="float">
            <text:p>0.00</text:p>
          </table:table-cell>
          <table:table-cell table:formula="of:=ROUND(INDIRECT([.$B$2]&amp;&quot;.&quot;&amp;[.I$1]&amp;[.$A25]);2)" office:value-type="float" office:value="0" calcext:value-type="float">
            <text:p>0.00</text:p>
          </table:table-cell>
          <table:table-cell table:formula="of:=ROUND(INDIRECT([.$B$2]&amp;&quot;.&quot;&amp;[.J$1]&amp;[.$A25]);2)" office:value-type="float" office:value="0" calcext:value-type="float">
            <text:p>0.00</text:p>
          </table:table-cell>
          <table:table-cell table:formula="of:=ROUND(INDIRECT([.$B$2]&amp;&quot;.&quot;&amp;[.K$1]&amp;[.$A25]);2)" office:value-type="float" office:value="0" calcext:value-type="float">
            <text:p>0.00</text:p>
          </table:table-cell>
          <table:table-cell table:formula="of:=ROUND(INDIRECT([.$B$2]&amp;&quot;.&quot;&amp;[.L$1]&amp;[.$A25]);2)" office:value-type="float" office:value="0" calcext:value-type="float">
            <text:p>0.00</text:p>
          </table:table-cell>
          <table:table-cell table:formula="of:=ROUND(INDIRECT([.$B$2]&amp;&quot;.&quot;&amp;[.M$1]&amp;[.$A25]);2)" office:value-type="float" office:value="0" calcext:value-type="float">
            <text:p>0.00</text:p>
          </table:table-cell>
          <table:table-cell table:formula="of:=ROUND(INDIRECT([.$B$2]&amp;&quot;.&quot;&amp;[.N$1]&amp;[.$A25]);2)" office:value-type="float" office:value="0" calcext:value-type="float">
            <text:p>0.00</text:p>
          </table:table-cell>
          <table:table-cell table:formula="of:=ROUND(INDIRECT([.$B$2]&amp;&quot;.&quot;&amp;[.O$1]&amp;[.$A25]);2)" office:value-type="float" office:value="0" calcext:value-type="float">
            <text:p>0.00</text:p>
          </table:table-cell>
          <table:table-cell table:formula="of:=ROUND(INDIRECT([.$B$2]&amp;&quot;.&quot;&amp;[.P$1]&amp;[.$A25]);2)" office:value-type="float" office:value="0" calcext:value-type="float">
            <text:p>0.00</text:p>
          </table:table-cell>
          <table:table-cell table:formula="of:=ROUND(INDIRECT([.$B$2]&amp;&quot;.&quot;&amp;[.Q$1]&amp;[.$A25]);2)" office:value-type="float" office:value="0" calcext:value-type="float">
            <text:p>0.00</text:p>
          </table:table-cell>
          <table:table-cell table:formula="of:=ROUND(INDIRECT([.$B$2]&amp;&quot;.&quot;&amp;[.R$1]&amp;[.$A25]);2)" office:value-type="float" office:value="0" calcext:value-type="float">
            <text:p>0.0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INDIRECT([.$B$2]&amp;&quot;.A&quot;&amp;[.$A26])" office:value-type="float" office:value="0" calcext:value-type="float">
            <text:p>0</text:p>
          </table:table-cell>
          <table:table-cell table:formula="of:=ROUND(INDIRECT([.$B$2]&amp;&quot;.&quot;&amp;[.C$1]&amp;[.$A26]);2)" office:value-type="float" office:value="0" calcext:value-type="float">
            <text:p>0.00</text:p>
          </table:table-cell>
          <table:table-cell table:formula="of:=ROUND(INDIRECT([.$B$2]&amp;&quot;.&quot;&amp;[.D$1]&amp;[.$A26]);2)" office:value-type="float" office:value="0" calcext:value-type="float">
            <text:p>0.00</text:p>
          </table:table-cell>
          <table:table-cell table:formula="of:=ROUND(INDIRECT([.$B$2]&amp;&quot;.&quot;&amp;[.E$1]&amp;[.$A26]);2)" office:value-type="float" office:value="0" calcext:value-type="float">
            <text:p>0.00</text:p>
          </table:table-cell>
          <table:table-cell table:formula="of:=ROUND(INDIRECT([.$B$2]&amp;&quot;.&quot;&amp;[.F$1]&amp;[.$A26]);2)" office:value-type="float" office:value="0" calcext:value-type="float">
            <text:p>0.00</text:p>
          </table:table-cell>
          <table:table-cell table:formula="of:=ROUND(INDIRECT([.$B$2]&amp;&quot;.&quot;&amp;[.G$1]&amp;[.$A26]);2)" office:value-type="float" office:value="0" calcext:value-type="float">
            <text:p>0.00</text:p>
          </table:table-cell>
          <table:table-cell table:formula="of:=ROUND(INDIRECT([.$B$2]&amp;&quot;.&quot;&amp;[.H$1]&amp;[.$A26]);2)" office:value-type="float" office:value="0" calcext:value-type="float">
            <text:p>0.00</text:p>
          </table:table-cell>
          <table:table-cell table:formula="of:=ROUND(INDIRECT([.$B$2]&amp;&quot;.&quot;&amp;[.I$1]&amp;[.$A26]);2)" office:value-type="float" office:value="0" calcext:value-type="float">
            <text:p>0.00</text:p>
          </table:table-cell>
          <table:table-cell table:formula="of:=ROUND(INDIRECT([.$B$2]&amp;&quot;.&quot;&amp;[.J$1]&amp;[.$A26]);2)" office:value-type="float" office:value="0" calcext:value-type="float">
            <text:p>0.00</text:p>
          </table:table-cell>
          <table:table-cell table:formula="of:=ROUND(INDIRECT([.$B$2]&amp;&quot;.&quot;&amp;[.K$1]&amp;[.$A26]);2)" office:value-type="float" office:value="0" calcext:value-type="float">
            <text:p>0.00</text:p>
          </table:table-cell>
          <table:table-cell table:formula="of:=ROUND(INDIRECT([.$B$2]&amp;&quot;.&quot;&amp;[.L$1]&amp;[.$A26]);2)" office:value-type="float" office:value="0" calcext:value-type="float">
            <text:p>0.00</text:p>
          </table:table-cell>
          <table:table-cell table:formula="of:=ROUND(INDIRECT([.$B$2]&amp;&quot;.&quot;&amp;[.M$1]&amp;[.$A26]);2)" office:value-type="float" office:value="0" calcext:value-type="float">
            <text:p>0.00</text:p>
          </table:table-cell>
          <table:table-cell table:formula="of:=ROUND(INDIRECT([.$B$2]&amp;&quot;.&quot;&amp;[.N$1]&amp;[.$A26]);2)" office:value-type="float" office:value="0" calcext:value-type="float">
            <text:p>0.00</text:p>
          </table:table-cell>
          <table:table-cell table:formula="of:=ROUND(INDIRECT([.$B$2]&amp;&quot;.&quot;&amp;[.O$1]&amp;[.$A26]);2)" office:value-type="float" office:value="0" calcext:value-type="float">
            <text:p>0.00</text:p>
          </table:table-cell>
          <table:table-cell table:formula="of:=ROUND(INDIRECT([.$B$2]&amp;&quot;.&quot;&amp;[.P$1]&amp;[.$A26]);2)" office:value-type="float" office:value="0" calcext:value-type="float">
            <text:p>0.00</text:p>
          </table:table-cell>
          <table:table-cell table:formula="of:=ROUND(INDIRECT([.$B$2]&amp;&quot;.&quot;&amp;[.Q$1]&amp;[.$A26]);2)" office:value-type="float" office:value="0" calcext:value-type="float">
            <text:p>0.00</text:p>
          </table:table-cell>
          <table:table-cell table:formula="of:=ROUND(INDIRECT([.$B$2]&amp;&quot;.&quot;&amp;[.R$1]&amp;[.$A26]);2)" office:value-type="float" office:value="0" calcext:value-type="float">
            <text:p>0.00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INDIRECT([.$B$2]&amp;&quot;.A&quot;&amp;[.$A27])" office:value-type="float" office:value="0" calcext:value-type="float">
            <text:p>0</text:p>
          </table:table-cell>
          <table:table-cell table:formula="of:=ROUND(INDIRECT([.$B$2]&amp;&quot;.&quot;&amp;[.C$1]&amp;[.$A27]);2)" office:value-type="float" office:value="0" calcext:value-type="float">
            <text:p>0.00</text:p>
          </table:table-cell>
          <table:table-cell table:formula="of:=ROUND(INDIRECT([.$B$2]&amp;&quot;.&quot;&amp;[.D$1]&amp;[.$A27]);2)" office:value-type="float" office:value="0" calcext:value-type="float">
            <text:p>0.00</text:p>
          </table:table-cell>
          <table:table-cell table:formula="of:=ROUND(INDIRECT([.$B$2]&amp;&quot;.&quot;&amp;[.E$1]&amp;[.$A27]);2)" office:value-type="float" office:value="0" calcext:value-type="float">
            <text:p>0.00</text:p>
          </table:table-cell>
          <table:table-cell table:formula="of:=ROUND(INDIRECT([.$B$2]&amp;&quot;.&quot;&amp;[.F$1]&amp;[.$A27]);2)" office:value-type="float" office:value="0" calcext:value-type="float">
            <text:p>0.00</text:p>
          </table:table-cell>
          <table:table-cell table:formula="of:=ROUND(INDIRECT([.$B$2]&amp;&quot;.&quot;&amp;[.G$1]&amp;[.$A27]);2)" office:value-type="float" office:value="0" calcext:value-type="float">
            <text:p>0.00</text:p>
          </table:table-cell>
          <table:table-cell table:formula="of:=ROUND(INDIRECT([.$B$2]&amp;&quot;.&quot;&amp;[.H$1]&amp;[.$A27]);2)" office:value-type="float" office:value="0" calcext:value-type="float">
            <text:p>0.00</text:p>
          </table:table-cell>
          <table:table-cell table:formula="of:=ROUND(INDIRECT([.$B$2]&amp;&quot;.&quot;&amp;[.I$1]&amp;[.$A27]);2)" office:value-type="float" office:value="0" calcext:value-type="float">
            <text:p>0.00</text:p>
          </table:table-cell>
          <table:table-cell table:formula="of:=ROUND(INDIRECT([.$B$2]&amp;&quot;.&quot;&amp;[.J$1]&amp;[.$A27]);2)" office:value-type="float" office:value="0" calcext:value-type="float">
            <text:p>0.00</text:p>
          </table:table-cell>
          <table:table-cell table:formula="of:=ROUND(INDIRECT([.$B$2]&amp;&quot;.&quot;&amp;[.K$1]&amp;[.$A27]);2)" office:value-type="float" office:value="0" calcext:value-type="float">
            <text:p>0.00</text:p>
          </table:table-cell>
          <table:table-cell table:formula="of:=ROUND(INDIRECT([.$B$2]&amp;&quot;.&quot;&amp;[.L$1]&amp;[.$A27]);2)" office:value-type="float" office:value="0" calcext:value-type="float">
            <text:p>0.00</text:p>
          </table:table-cell>
          <table:table-cell table:formula="of:=ROUND(INDIRECT([.$B$2]&amp;&quot;.&quot;&amp;[.M$1]&amp;[.$A27]);2)" office:value-type="float" office:value="0" calcext:value-type="float">
            <text:p>0.00</text:p>
          </table:table-cell>
          <table:table-cell table:formula="of:=ROUND(INDIRECT([.$B$2]&amp;&quot;.&quot;&amp;[.N$1]&amp;[.$A27]);2)" office:value-type="float" office:value="0" calcext:value-type="float">
            <text:p>0.00</text:p>
          </table:table-cell>
          <table:table-cell table:formula="of:=ROUND(INDIRECT([.$B$2]&amp;&quot;.&quot;&amp;[.O$1]&amp;[.$A27]);2)" office:value-type="float" office:value="0" calcext:value-type="float">
            <text:p>0.00</text:p>
          </table:table-cell>
          <table:table-cell table:formula="of:=ROUND(INDIRECT([.$B$2]&amp;&quot;.&quot;&amp;[.P$1]&amp;[.$A27]);2)" office:value-type="float" office:value="0" calcext:value-type="float">
            <text:p>0.00</text:p>
          </table:table-cell>
          <table:table-cell table:formula="of:=ROUND(INDIRECT([.$B$2]&amp;&quot;.&quot;&amp;[.Q$1]&amp;[.$A27]);2)" office:value-type="float" office:value="0" calcext:value-type="float">
            <text:p>0.00</text:p>
          </table:table-cell>
          <table:table-cell table:formula="of:=ROUND(INDIRECT([.$B$2]&amp;&quot;.&quot;&amp;[.R$1]&amp;[.$A27]);2)" office:value-type="float" office:value="0" calcext:value-type="float">
            <text:p>0.00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INDIRECT([.$B$2]&amp;&quot;.A&quot;&amp;[.$A28])" office:value-type="float" office:value="0" calcext:value-type="float">
            <text:p>0</text:p>
          </table:table-cell>
          <table:table-cell table:formula="of:=ROUND(INDIRECT([.$B$2]&amp;&quot;.&quot;&amp;[.C$1]&amp;[.$A28]);2)" office:value-type="float" office:value="0" calcext:value-type="float">
            <text:p>0.00</text:p>
          </table:table-cell>
          <table:table-cell table:formula="of:=ROUND(INDIRECT([.$B$2]&amp;&quot;.&quot;&amp;[.D$1]&amp;[.$A28]);2)" office:value-type="float" office:value="0" calcext:value-type="float">
            <text:p>0.00</text:p>
          </table:table-cell>
          <table:table-cell table:formula="of:=ROUND(INDIRECT([.$B$2]&amp;&quot;.&quot;&amp;[.E$1]&amp;[.$A28]);2)" office:value-type="float" office:value="0" calcext:value-type="float">
            <text:p>0.00</text:p>
          </table:table-cell>
          <table:table-cell table:formula="of:=ROUND(INDIRECT([.$B$2]&amp;&quot;.&quot;&amp;[.F$1]&amp;[.$A28]);2)" office:value-type="float" office:value="0" calcext:value-type="float">
            <text:p>0.00</text:p>
          </table:table-cell>
          <table:table-cell table:formula="of:=ROUND(INDIRECT([.$B$2]&amp;&quot;.&quot;&amp;[.G$1]&amp;[.$A28]);2)" office:value-type="float" office:value="0" calcext:value-type="float">
            <text:p>0.00</text:p>
          </table:table-cell>
          <table:table-cell table:formula="of:=ROUND(INDIRECT([.$B$2]&amp;&quot;.&quot;&amp;[.H$1]&amp;[.$A28]);2)" office:value-type="float" office:value="0" calcext:value-type="float">
            <text:p>0.00</text:p>
          </table:table-cell>
          <table:table-cell table:formula="of:=ROUND(INDIRECT([.$B$2]&amp;&quot;.&quot;&amp;[.I$1]&amp;[.$A28]);2)" office:value-type="float" office:value="0" calcext:value-type="float">
            <text:p>0.00</text:p>
          </table:table-cell>
          <table:table-cell table:formula="of:=ROUND(INDIRECT([.$B$2]&amp;&quot;.&quot;&amp;[.J$1]&amp;[.$A28]);2)" office:value-type="float" office:value="0" calcext:value-type="float">
            <text:p>0.00</text:p>
          </table:table-cell>
          <table:table-cell table:formula="of:=ROUND(INDIRECT([.$B$2]&amp;&quot;.&quot;&amp;[.K$1]&amp;[.$A28]);2)" office:value-type="float" office:value="0" calcext:value-type="float">
            <text:p>0.00</text:p>
          </table:table-cell>
          <table:table-cell table:formula="of:=ROUND(INDIRECT([.$B$2]&amp;&quot;.&quot;&amp;[.L$1]&amp;[.$A28]);2)" office:value-type="float" office:value="0" calcext:value-type="float">
            <text:p>0.00</text:p>
          </table:table-cell>
          <table:table-cell table:formula="of:=ROUND(INDIRECT([.$B$2]&amp;&quot;.&quot;&amp;[.M$1]&amp;[.$A28]);2)" office:value-type="float" office:value="0" calcext:value-type="float">
            <text:p>0.00</text:p>
          </table:table-cell>
          <table:table-cell table:formula="of:=ROUND(INDIRECT([.$B$2]&amp;&quot;.&quot;&amp;[.N$1]&amp;[.$A28]);2)" office:value-type="float" office:value="0" calcext:value-type="float">
            <text:p>0.00</text:p>
          </table:table-cell>
          <table:table-cell table:formula="of:=ROUND(INDIRECT([.$B$2]&amp;&quot;.&quot;&amp;[.O$1]&amp;[.$A28]);2)" office:value-type="float" office:value="0" calcext:value-type="float">
            <text:p>0.00</text:p>
          </table:table-cell>
          <table:table-cell table:formula="of:=ROUND(INDIRECT([.$B$2]&amp;&quot;.&quot;&amp;[.P$1]&amp;[.$A28]);2)" office:value-type="float" office:value="0" calcext:value-type="float">
            <text:p>0.00</text:p>
          </table:table-cell>
          <table:table-cell table:formula="of:=ROUND(INDIRECT([.$B$2]&amp;&quot;.&quot;&amp;[.Q$1]&amp;[.$A28]);2)" office:value-type="float" office:value="0" calcext:value-type="float">
            <text:p>0.00</text:p>
          </table:table-cell>
          <table:table-cell table:formula="of:=ROUND(INDIRECT([.$B$2]&amp;&quot;.&quot;&amp;[.R$1]&amp;[.$A28]);2)" office:value-type="float" office:value="0" calcext:value-type="float">
            <text:p>0.00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INDIRECT([.$B$2]&amp;&quot;.A&quot;&amp;[.$A29])" office:value-type="float" office:value="0" calcext:value-type="float">
            <text:p>0</text:p>
          </table:table-cell>
          <table:table-cell table:formula="of:=ROUND(INDIRECT([.$B$2]&amp;&quot;.&quot;&amp;[.C$1]&amp;[.$A29]);2)" office:value-type="float" office:value="0" calcext:value-type="float">
            <text:p>0.00</text:p>
          </table:table-cell>
          <table:table-cell table:formula="of:=ROUND(INDIRECT([.$B$2]&amp;&quot;.&quot;&amp;[.D$1]&amp;[.$A29]);2)" office:value-type="float" office:value="0" calcext:value-type="float">
            <text:p>0.00</text:p>
          </table:table-cell>
          <table:table-cell table:formula="of:=ROUND(INDIRECT([.$B$2]&amp;&quot;.&quot;&amp;[.E$1]&amp;[.$A29]);2)" office:value-type="float" office:value="0" calcext:value-type="float">
            <text:p>0.00</text:p>
          </table:table-cell>
          <table:table-cell table:formula="of:=ROUND(INDIRECT([.$B$2]&amp;&quot;.&quot;&amp;[.F$1]&amp;[.$A29]);2)" office:value-type="float" office:value="0" calcext:value-type="float">
            <text:p>0.00</text:p>
          </table:table-cell>
          <table:table-cell table:formula="of:=ROUND(INDIRECT([.$B$2]&amp;&quot;.&quot;&amp;[.G$1]&amp;[.$A29]);2)" office:value-type="float" office:value="0" calcext:value-type="float">
            <text:p>0.00</text:p>
          </table:table-cell>
          <table:table-cell table:formula="of:=ROUND(INDIRECT([.$B$2]&amp;&quot;.&quot;&amp;[.H$1]&amp;[.$A29]);2)" office:value-type="float" office:value="0" calcext:value-type="float">
            <text:p>0.00</text:p>
          </table:table-cell>
          <table:table-cell table:formula="of:=ROUND(INDIRECT([.$B$2]&amp;&quot;.&quot;&amp;[.I$1]&amp;[.$A29]);2)" office:value-type="float" office:value="0" calcext:value-type="float">
            <text:p>0.00</text:p>
          </table:table-cell>
          <table:table-cell table:formula="of:=ROUND(INDIRECT([.$B$2]&amp;&quot;.&quot;&amp;[.J$1]&amp;[.$A29]);2)" office:value-type="float" office:value="0" calcext:value-type="float">
            <text:p>0.00</text:p>
          </table:table-cell>
          <table:table-cell table:formula="of:=ROUND(INDIRECT([.$B$2]&amp;&quot;.&quot;&amp;[.K$1]&amp;[.$A29]);2)" office:value-type="float" office:value="0" calcext:value-type="float">
            <text:p>0.00</text:p>
          </table:table-cell>
          <table:table-cell table:formula="of:=ROUND(INDIRECT([.$B$2]&amp;&quot;.&quot;&amp;[.L$1]&amp;[.$A29]);2)" office:value-type="float" office:value="0" calcext:value-type="float">
            <text:p>0.00</text:p>
          </table:table-cell>
          <table:table-cell table:formula="of:=ROUND(INDIRECT([.$B$2]&amp;&quot;.&quot;&amp;[.M$1]&amp;[.$A29]);2)" office:value-type="float" office:value="0" calcext:value-type="float">
            <text:p>0.00</text:p>
          </table:table-cell>
          <table:table-cell table:formula="of:=ROUND(INDIRECT([.$B$2]&amp;&quot;.&quot;&amp;[.N$1]&amp;[.$A29]);2)" office:value-type="float" office:value="0" calcext:value-type="float">
            <text:p>0.00</text:p>
          </table:table-cell>
          <table:table-cell table:formula="of:=ROUND(INDIRECT([.$B$2]&amp;&quot;.&quot;&amp;[.O$1]&amp;[.$A29]);2)" office:value-type="float" office:value="0" calcext:value-type="float">
            <text:p>0.00</text:p>
          </table:table-cell>
          <table:table-cell table:formula="of:=ROUND(INDIRECT([.$B$2]&amp;&quot;.&quot;&amp;[.P$1]&amp;[.$A29]);2)" office:value-type="float" office:value="0" calcext:value-type="float">
            <text:p>0.00</text:p>
          </table:table-cell>
          <table:table-cell table:formula="of:=ROUND(INDIRECT([.$B$2]&amp;&quot;.&quot;&amp;[.Q$1]&amp;[.$A29]);2)" office:value-type="float" office:value="0" calcext:value-type="float">
            <text:p>0.00</text:p>
          </table:table-cell>
          <table:table-cell table:formula="of:=ROUND(INDIRECT([.$B$2]&amp;&quot;.&quot;&amp;[.R$1]&amp;[.$A29]);2)" office:value-type="float" office:value="0" calcext:value-type="float">
            <text:p>0.00</text:p>
          </table:table-cell>
        </table:table-row>
      </table:table>
      <table:table table:name="out.tex" table:style-name="ta1"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mpout.C2]" office:value-type="string" office:string-value="BA12" calcext:value-type="string">
            <text:p>BA12</text:p>
          </table:table-cell>
          <table:table-cell table:formula="of:=IF([$tmpout.$B2]=0;&quot;&quot;;&quot;&amp;&quot;)" office:value-type="string" office:string-value="&amp;" calcext:value-type="string">
            <text:p>&amp;</text:p>
          </table:table-cell>
          <table:table-cell table:formula="of:=[$tmpout.G2]" office:value-type="string" office:string-value="BA45" calcext:value-type="string">
            <text:p>BA45</text:p>
          </table:table-cell>
          <table:table-cell table:formula="of:=IF([$tmpout.$B2]=0;&quot;&quot;;&quot;&amp;&quot;)" office:value-type="string" office:string-value="&amp;" calcext:value-type="string">
            <text:p>&amp;</text:p>
          </table:table-cell>
          <table:table-cell table:formula="of:=[$tmpout.K2]" office:value-type="string" office:string-value="LC" calcext:value-type="string">
            <text:p>LC</text:p>
          </table:table-cell>
          <table:table-cell table:formula="of:=IF([$tmpout.$B2]=0;&quot;&quot;;&quot;&amp;&quot;)" office:value-type="string" office:string-value="&amp;" calcext:value-type="string">
            <text:p>&amp;</text:p>
          </table:table-cell>
          <table:table-cell table:formula="of:=[$tmpout.O2]" office:value-type="string" office:string-value="LCinf" calcext:value-type="string">
            <text:p>LCinf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style-name="ce5" table:formula="of:=IF([$tmpout.B3]=0;&quot;&quot;;[$tmpout.B3])" office:value-type="string" office:string-value="001-061" calcext:value-type="string">
            <text:p>001-061</text:p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style-name="ce5" table:formula="of:=IF([$tmpout.C3]=0;&quot;&quot;;[$tmpout.C3] &amp; &quot; (&quot; &amp; [$tmpout.D3] &amp;&quot;-&quot;&amp;[$tmpout.E3] &amp; &quot; T=&quot; &amp; [$tmpout.F3] &amp; &quot;)&quot;)">
            <text:p/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style-name="ce5" table:formula="of:=IF([$tmpout.G3]=0;&quot;&quot;;[$tmpout.G3] &amp; &quot; (&quot; &amp; [$tmpout.H3] &amp;&quot;-&quot;&amp;[$tmpout.I3] &amp; &quot; T=&quot; &amp; [$tmpout.J3] &amp; &quot;)&quot;)">
            <text:p/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style-name="ce5" table:formula="of:=IF([$tmpout.K3]=0;&quot;&quot;;[$tmpout.K3] &amp; &quot; (&quot; &amp; [$tmpout.L3] &amp;&quot;-&quot;&amp;[$tmpout.M3] &amp; &quot; T=&quot; &amp; [$tmpout.N3] &amp; &quot;)&quot;)">
            <text:p/>
          </table:table-cell>
          <table:table-cell table:formula="of:=IF([$tmpout.$B3]=0;&quot;&quot;;&quot;&amp;&quot;)" office:value-type="string" office:string-value="&amp;" calcext:value-type="string">
            <text:p>&amp;</text:p>
          </table:table-cell>
          <table:table-cell table:formula="of:=IF([$tmpout.O3]=0;&quot;&quot;;[$tmpout.O3] &amp; &quot; (&quot; &amp; [$tmpout.P3] &amp;&quot;-&quot;&amp;[$tmpout.Q3] &amp; &quot; T=&quot; &amp; [$tmpout.R3] &amp; &quot;)&quot;)">
            <text:p/>
          </table:table-cell>
          <table:table-cell table:formula="of:=IF([$tmpout.$B3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4]=0;&quot;&quot;;[$tmpout.B4])" office:value-type="string" office:string-value="062-122" calcext:value-type="string">
            <text:p>062-122</text:p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style-name="ce5" table:formula="of:=IF([$tmpout.C4]=0;&quot;&quot;;[$tmpout.C4] &amp; &quot; (&quot; &amp; [$tmpout.D4] &amp;&quot;-&quot;&amp;[$tmpout.E4] &amp; &quot; T=&quot; &amp; [$tmpout.F4] &amp; &quot;)&quot;)" office:value-type="string" office:string-value="0.88 (0.92-0.82 T=0.88)" calcext:value-type="string">
            <text:p>0.88 (0.92-0.82 T=0.88)</text:p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G4]=0;&quot;&quot;;[$tmpout.G4] &amp; &quot; (&quot; &amp; [$tmpout.H4] &amp;&quot;-&quot;&amp;[$tmpout.I4] &amp; &quot; T=&quot; &amp; [$tmpout.J4] &amp; &quot;)&quot;)" office:value-type="string" office:string-value="0.92 (0.99-0.44 T=0.84)" calcext:value-type="string">
            <text:p>0.92 (0.99-0.44 T=0.84)</text:p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K4]=0;&quot;&quot;;[$tmpout.K4] &amp; &quot; (&quot; &amp; [$tmpout.L4] &amp;&quot;-&quot;&amp;[$tmpout.M4] &amp; &quot; T=&quot; &amp; [$tmpout.N4] &amp; &quot;)&quot;)" office:value-type="string" office:string-value="0.58 (0.64-0.5 T=0.58)" calcext:value-type="string">
            <text:p>0.58 (0.64-0.5 T=0.58)</text:p>
          </table:table-cell>
          <table:table-cell table:formula="of:=IF([$tmpout.$B4]=0;&quot;&quot;;&quot;&amp;&quot;)" office:value-type="string" office:string-value="&amp;" calcext:value-type="string">
            <text:p>&amp;</text:p>
          </table:table-cell>
          <table:table-cell table:formula="of:=IF([$tmpout.O4]=0;&quot;&quot;;[$tmpout.O4] &amp; &quot; (&quot; &amp; [$tmpout.P4] &amp;&quot;-&quot;&amp;[$tmpout.Q4] &amp; &quot; T=&quot; &amp; [$tmpout.R4] &amp; &quot;)&quot;)" office:value-type="string" office:string-value="-0.55 (-0.32--0.83 T=-0.39)" calcext:value-type="string">
            <text:p>-0.55 (-0.32--0.83 T=-0.39)</text:p>
          </table:table-cell>
          <table:table-cell table:formula="of:=IF([$tmpout.$B4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5]=0;&quot;&quot;;[$tmpout.B5])" office:value-type="string" office:string-value="123-183" calcext:value-type="string">
            <text:p>123-183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style-name="ce5" table:formula="of:=IF([$tmpout.C5]=0;&quot;&quot;;[$tmpout.C5] &amp; &quot; (&quot; &amp; [$tmpout.D5] &amp;&quot;-&quot;&amp;[$tmpout.E5] &amp; &quot; T=&quot; &amp; [$tmpout.F5] &amp; &quot;)&quot;)" office:value-type="string" office:string-value="0.89 (0.95-0.75 T=0.87)" calcext:value-type="string">
            <text:p>0.89 (0.95-0.75 T=0.87)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G5]=0;&quot;&quot;;[$tmpout.G5] &amp; &quot; (&quot; &amp; [$tmpout.H5] &amp;&quot;-&quot;&amp;[$tmpout.I5] &amp; &quot; T=&quot; &amp; [$tmpout.J5] &amp; &quot;)&quot;)" office:value-type="string" office:string-value="0.83 (0.94-0.54 T=0.8)" calcext:value-type="string">
            <text:p>0.83 (0.94-0.54 T=0.8)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K5]=0;&quot;&quot;;[$tmpout.K5] &amp; &quot; (&quot; &amp; [$tmpout.L5] &amp;&quot;-&quot;&amp;[$tmpout.M5] &amp; &quot; T=&quot; &amp; [$tmpout.N5] &amp; &quot;)&quot;)" office:value-type="string" office:string-value="0.54 (0.68-0.32 T=0.48)" calcext:value-type="string">
            <text:p>0.54 (0.68-0.32 T=0.48)</text:p>
          </table:table-cell>
          <table:table-cell table:formula="of:=IF([$tmpout.$B5]=0;&quot;&quot;;&quot;&amp;&quot;)" office:value-type="string" office:string-value="&amp;" calcext:value-type="string">
            <text:p>&amp;</text:p>
          </table:table-cell>
          <table:table-cell table:formula="of:=IF([$tmpout.O5]=0;&quot;&quot;;[$tmpout.O5] &amp; &quot; (&quot; &amp; [$tmpout.P5] &amp;&quot;-&quot;&amp;[$tmpout.Q5] &amp; &quot; T=&quot; &amp; [$tmpout.R5] &amp; &quot;)&quot;)" office:value-type="string" office:string-value="-0.09 (0.26--0.59 T=-0.31)" calcext:value-type="string">
            <text:p>-0.09 (0.26--0.59 T=-0.31)</text:p>
          </table:table-cell>
          <table:table-cell table:formula="of:=IF([$tmpout.$B5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6]=0;&quot;&quot;;[$tmpout.B6])" office:value-type="string" office:string-value="184-244" calcext:value-type="string">
            <text:p>184-244</text:p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style-name="ce5" table:formula="of:=IF([$tmpout.C6]=0;&quot;&quot;;[$tmpout.C6] &amp; &quot; (&quot; &amp; [$tmpout.D6] &amp;&quot;-&quot;&amp;[$tmpout.E6] &amp; &quot; T=&quot; &amp; [$tmpout.F6] &amp; &quot;)&quot;)">
            <text:p/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G6]=0;&quot;&quot;;[$tmpout.G6] &amp; &quot; (&quot; &amp; [$tmpout.H6] &amp;&quot;-&quot;&amp;[$tmpout.I6] &amp; &quot; T=&quot; &amp; [$tmpout.J6] &amp; &quot;)&quot;)" office:value-type="string" office:string-value="0.63 (0.77-0.4 T=0.77)" calcext:value-type="string">
            <text:p>0.63 (0.77-0.4 T=0.77)</text:p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K6]=0;&quot;&quot;;[$tmpout.K6] &amp; &quot; (&quot; &amp; [$tmpout.L6] &amp;&quot;-&quot;&amp;[$tmpout.M6] &amp; &quot; T=&quot; &amp; [$tmpout.N6] &amp; &quot;)&quot;)" office:value-type="string" office:string-value="0.02 (0.56--1.19 T=0.38)" calcext:value-type="string">
            <text:p>0.02 (0.56--1.19 T=0.38)</text:p>
          </table:table-cell>
          <table:table-cell table:formula="of:=IF([$tmpout.$B6]=0;&quot;&quot;;&quot;&amp;&quot;)" office:value-type="string" office:string-value="&amp;" calcext:value-type="string">
            <text:p>&amp;</text:p>
          </table:table-cell>
          <table:table-cell table:formula="of:=IF([$tmpout.O6]=0;&quot;&quot;;[$tmpout.O6] &amp; &quot; (&quot; &amp; [$tmpout.P6] &amp;&quot;-&quot;&amp;[$tmpout.Q6] &amp; &quot; T=&quot; &amp; [$tmpout.R6] &amp; &quot;)&quot;)" office:value-type="string" office:string-value="-0.57 (0.3--2.53 T=-0.23)" calcext:value-type="string">
            <text:p>-0.57 (0.3--2.53 T=-0.23)</text:p>
          </table:table-cell>
          <table:table-cell table:formula="of:=IF([$tmpout.$B6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7]=0;&quot;&quot;;[$tmpout.B7])" office:value-type="string" office:string-value="245-305" calcext:value-type="string">
            <text:p>245-305</text:p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style-name="ce5" table:formula="of:=IF([$tmpout.C7]=0;&quot;&quot;;[$tmpout.C7] &amp; &quot; (&quot; &amp; [$tmpout.D7] &amp;&quot;-&quot;&amp;[$tmpout.E7] &amp; &quot; T=&quot; &amp; [$tmpout.F7] &amp; &quot;)&quot;)" office:value-type="string" office:string-value="0.94 (0.99-0.56 T=0.85)" calcext:value-type="string">
            <text:p>0.94 (0.99-0.56 T=0.85)</text:p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style-name="ce5" table:formula="of:=IF([$tmpout.G7]=0;&quot;&quot;;[$tmpout.G7] &amp; &quot; (&quot; &amp; [$tmpout.H7] &amp;&quot;-&quot;&amp;[$tmpout.I7] &amp; &quot; T=&quot; &amp; [$tmpout.J7] &amp; &quot;)&quot;)" office:value-type="string" office:string-value="0.72 (0.83-0.54 T=0.73)" calcext:value-type="string">
            <text:p>0.72 (0.83-0.54 T=0.73)</text:p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formula="of:=IF([$tmpout.K7]=0;&quot;&quot;;[$tmpout.K7] &amp; &quot; (&quot; &amp; [$tmpout.L7] &amp;&quot;-&quot;&amp;[$tmpout.M7] &amp; &quot; T=&quot; &amp; [$tmpout.N7] &amp; &quot;)&quot;)" office:value-type="string" office:string-value="0.15 (0.42--0.27 T=0.29)" calcext:value-type="string">
            <text:p>0.15 (0.42--0.27 T=0.29)</text:p>
          </table:table-cell>
          <table:table-cell table:formula="of:=IF([$tmpout.$B7]=0;&quot;&quot;;&quot;&amp;&quot;)" office:value-type="string" office:string-value="&amp;" calcext:value-type="string">
            <text:p>&amp;</text:p>
          </table:table-cell>
          <table:table-cell table:formula="of:=IF([$tmpout.O7]=0;&quot;&quot;;[$tmpout.O7] &amp; &quot; (&quot; &amp; [$tmpout.P7] &amp;&quot;-&quot;&amp;[$tmpout.Q7] &amp; &quot; T=&quot; &amp; [$tmpout.R7] &amp; &quot;)&quot;)" office:value-type="string" office:string-value="-0.19 (0.2--0.77 T=-0.14)" calcext:value-type="string">
            <text:p>-0.19 (0.2--0.77 T=-0.14)</text:p>
          </table:table-cell>
          <table:table-cell table:formula="of:=IF([$tmpout.$B7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8]=0;&quot;&quot;;[$tmpout.B8])" office:value-type="string" office:string-value="306-366" calcext:value-type="string">
            <text:p>306-366</text:p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style-name="ce5" table:formula="of:=IF([$tmpout.C8]=0;&quot;&quot;;[$tmpout.C8] &amp; &quot; (&quot; &amp; [$tmpout.D8] &amp;&quot;-&quot;&amp;[$tmpout.E8] &amp; &quot; T=&quot; &amp; [$tmpout.F8] &amp; &quot;)&quot;)" office:value-type="string" office:string-value="0.76 (0.84-0.64 T=0.85)" calcext:value-type="string">
            <text:p>0.76 (0.84-0.64 T=0.85)</text:p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style-name="ce5" table:formula="of:=IF([$tmpout.G8]=0;&quot;&quot;;[$tmpout.G8] &amp; &quot; (&quot; &amp; [$tmpout.H8] &amp;&quot;-&quot;&amp;[$tmpout.I8] &amp; &quot; T=&quot; &amp; [$tmpout.J8] &amp; &quot;)&quot;)" office:value-type="string" office:string-value="0.59 (0.74-0.35 T=0.7)" calcext:value-type="string">
            <text:p>0.59 (0.74-0.35 T=0.7)</text:p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formula="of:=IF([$tmpout.K8]=0;&quot;&quot;;[$tmpout.K8] &amp; &quot; (&quot; &amp; [$tmpout.L8] &amp;&quot;-&quot;&amp;[$tmpout.M8] &amp; &quot; T=&quot; &amp; [$tmpout.N8] &amp; &quot;)&quot;)" office:value-type="string" office:string-value="0.23 (0.36-0.08 T=0.19)" calcext:value-type="string">
            <text:p>0.23 (0.36-0.08 T=0.19)</text:p>
          </table:table-cell>
          <table:table-cell table:formula="of:=IF([$tmpout.$B8]=0;&quot;&quot;;&quot;&amp;&quot;)" office:value-type="string" office:string-value="&amp;" calcext:value-type="string">
            <text:p>&amp;</text:p>
          </table:table-cell>
          <table:table-cell table:formula="of:=IF([$tmpout.O8]=0;&quot;&quot;;[$tmpout.O8] &amp; &quot; (&quot; &amp; [$tmpout.P8] &amp;&quot;-&quot;&amp;[$tmpout.Q8] &amp; &quot; T=&quot; &amp; [$tmpout.R8] &amp; &quot;)&quot;)" office:value-type="string" office:string-value="0.04 (0.2--0.16 T=-0.06)" calcext:value-type="string">
            <text:p>0.04 (0.2--0.16 T=-0.06)</text:p>
          </table:table-cell>
          <table:table-cell table:formula="of:=IF([$tmpout.$B8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9]=0;&quot;&quot;;[$tmpout.B9])" office:value-type="string" office:string-value="367-427" calcext:value-type="string">
            <text:p>367-427</text:p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style-name="ce5" table:formula="of:=IF([$tmpout.C9]=0;&quot;&quot;;[$tmpout.C9] &amp; &quot; (&quot; &amp; [$tmpout.D9] &amp;&quot;-&quot;&amp;[$tmpout.E9] &amp; &quot; T=&quot; &amp; [$tmpout.F9] &amp; &quot;)&quot;)" office:value-type="string" office:string-value="0.86 (0.91-0.76 T=0.84)" calcext:value-type="string">
            <text:p>0.86 (0.91-0.76 T=0.84)</text:p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style-name="ce5" table:formula="of:=IF([$tmpout.G9]=0;&quot;&quot;;[$tmpout.G9] &amp; &quot; (&quot; &amp; [$tmpout.H9] &amp;&quot;-&quot;&amp;[$tmpout.I9] &amp; &quot; T=&quot; &amp; [$tmpout.J9] &amp; &quot;)&quot;)" office:value-type="string" office:string-value="0.72 (0.86-0.45 T=0.67)" calcext:value-type="string">
            <text:p>0.72 (0.86-0.45 T=0.67)</text:p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formula="of:=IF([$tmpout.K9]=0;&quot;&quot;;[$tmpout.K9] &amp; &quot; (&quot; &amp; [$tmpout.L9] &amp;&quot;-&quot;&amp;[$tmpout.M9] &amp; &quot; T=&quot; &amp; [$tmpout.N9] &amp; &quot;)&quot;)" office:value-type="string" office:string-value="0.08 (0.23--0.1 T=0.09)" calcext:value-type="string">
            <text:p>0.08 (0.23--0.1 T=0.09)</text:p>
          </table:table-cell>
          <table:table-cell table:formula="of:=IF([$tmpout.$B9]=0;&quot;&quot;;&quot;&amp;&quot;)" office:value-type="string" office:string-value="&amp;" calcext:value-type="string">
            <text:p>&amp;</text:p>
          </table:table-cell>
          <table:table-cell table:formula="of:=IF([$tmpout.O9]=0;&quot;&quot;;[$tmpout.O9] &amp; &quot; (&quot; &amp; [$tmpout.P9] &amp;&quot;-&quot;&amp;[$tmpout.Q9] &amp; &quot; T=&quot; &amp; [$tmpout.R9] &amp; &quot;)&quot;)" office:value-type="string" office:string-value="0.08 (0.23--0.1 T=0.02)" calcext:value-type="string">
            <text:p>0.08 (0.23--0.1 T=0.02)</text:p>
          </table:table-cell>
          <table:table-cell table:formula="of:=IF([$tmpout.$B9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10]=0;&quot;&quot;;[$tmpout.B10])" office:value-type="string" office:string-value="428-488" calcext:value-type="string">
            <text:p>428-488</text:p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style-name="ce5" table:formula="of:=IF([$tmpout.C10]=0;&quot;&quot;;[$tmpout.C10] &amp; &quot; (&quot; &amp; [$tmpout.D10] &amp;&quot;-&quot;&amp;[$tmpout.E10] &amp; &quot; T=&quot; &amp; [$tmpout.F10] &amp; &quot;)&quot;)" office:value-type="string" office:string-value="0.84 (0.9-0.72 T=0.83)" calcext:value-type="string">
            <text:p>0.84 (0.9-0.72 T=0.83)</text:p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style-name="ce5" table:formula="of:=IF([$tmpout.G10]=0;&quot;&quot;;[$tmpout.G10] &amp; &quot; (&quot; &amp; [$tmpout.H10] &amp;&quot;-&quot;&amp;[$tmpout.I10] &amp; &quot; T=&quot; &amp; [$tmpout.J10] &amp; &quot;)&quot;)" office:value-type="string" office:string-value="0.66 (0.86-0.17 T=0.63)" calcext:value-type="string">
            <text:p>0.66 (0.86-0.17 T=0.63)</text:p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formula="of:=IF([$tmpout.K10]=0;&quot;&quot;;[$tmpout.K10] &amp; &quot; (&quot; &amp; [$tmpout.L10] &amp;&quot;-&quot;&amp;[$tmpout.M10] &amp; &quot; T=&quot; &amp; [$tmpout.N10] &amp; &quot;)&quot;)" office:value-type="string" office:string-value="-0.15 (0.04--0.39 T=-0.01)" calcext:value-type="string">
            <text:p>-0.15 (0.04--0.39 T=-0.01)</text:p>
          </table:table-cell>
          <table:table-cell table:formula="of:=IF([$tmpout.$B10]=0;&quot;&quot;;&quot;&amp;&quot;)" office:value-type="string" office:string-value="&amp;" calcext:value-type="string">
            <text:p>&amp;</text:p>
          </table:table-cell>
          <table:table-cell table:formula="of:=IF([$tmpout.O10]=0;&quot;&quot;;[$tmpout.O10] &amp; &quot; (&quot; &amp; [$tmpout.P10] &amp;&quot;-&quot;&amp;[$tmpout.Q10] &amp; &quot; T=&quot; &amp; [$tmpout.R10] &amp; &quot;)&quot;)" office:value-type="string" office:string-value="0.01 (0.18--0.19 T=0.1)" calcext:value-type="string">
            <text:p>0.01 (0.18--0.19 T=0.1)</text:p>
          </table:table-cell>
          <table:table-cell table:formula="of:=IF([$tmpout.$B10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formula="of:=IF([$tmpout.B11]=0;&quot;&quot;;[$tmpout.B11])" office:value-type="string" office:string-value="489-549" calcext:value-type="string">
            <text:p>489-549</text:p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style-name="ce5" table:formula="of:=IF([$tmpout.C11]=0;&quot;&quot;;[$tmpout.C11] &amp; &quot; (&quot; &amp; [$tmpout.D11] &amp;&quot;-&quot;&amp;[$tmpout.E11] &amp; &quot; T=&quot; &amp; [$tmpout.F11] &amp; &quot;)&quot;)" office:value-type="string" office:string-value="0.78 (0.89-0.56 T=0.82)" calcext:value-type="string">
            <text:p>0.78 (0.89-0.56 T=0.82)</text:p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style-name="ce5" table:formula="of:=IF([$tmpout.G11]=0;&quot;&quot;;[$tmpout.G11] &amp; &quot; (&quot; &amp; [$tmpout.H11] &amp;&quot;-&quot;&amp;[$tmpout.I11] &amp; &quot; T=&quot; &amp; [$tmpout.J11] &amp; &quot;)&quot;)" office:value-type="string" office:string-value="0.73 (0.9-0.27 T=0.6)" calcext:value-type="string">
            <text:p>0.73 (0.9-0.27 T=0.6)</text:p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formula="of:=IF([$tmpout.K11]=0;&quot;&quot;;[$tmpout.K11] &amp; &quot; (&quot; &amp; [$tmpout.L11] &amp;&quot;-&quot;&amp;[$tmpout.M11] &amp; &quot; T=&quot; &amp; [$tmpout.N11] &amp; &quot;)&quot;)" office:value-type="string" office:string-value="0.06 (0.31--0.3 T=-0.11)" calcext:value-type="string">
            <text:p>0.06 (0.31--0.3 T=-0.11)</text:p>
          </table:table-cell>
          <table:table-cell table:formula="of:=IF([$tmpout.$B11]=0;&quot;&quot;;&quot;&amp;&quot;)" office:value-type="string" office:string-value="&amp;" calcext:value-type="string">
            <text:p>&amp;</text:p>
          </table:table-cell>
          <table:table-cell table:formula="of:=IF([$tmpout.O11]=0;&quot;&quot;;[$tmpout.O11] &amp; &quot; (&quot; &amp; [$tmpout.P11] &amp;&quot;-&quot;&amp;[$tmpout.Q11] &amp; &quot; T=&quot; &amp; [$tmpout.R11] &amp; &quot;)&quot;)" office:value-type="string" office:string-value="0.05 (0.31--0.31 T=0.18)" calcext:value-type="string">
            <text:p>0.05 (0.31--0.31 T=0.18)</text:p>
          </table:table-cell>
          <table:table-cell table:formula="of:=IF([$tmpout.$B11]=0;&quot;&quot;;&quot;\\&quot;)" office:value-type="string" office:string-value="\\" calcext:value-type="string">
            <text:p>\\</text:p>
          </table:table-cell>
        </table:table-row>
        <table:table-row table:style-name="ro1">
          <table:table-cell table:style-name="ce5" table:formula="of:=IF([$tmpout.B12]=0;&quot;&quot;;[$tmpout.B12])">
            <text:p/>
          </table:table-cell>
          <table:table-cell table:style-name="ce5" table:formula="of:=IF([$tmpout.$B12]=0;&quot;&quot;;&quot;&amp;&quot;)">
            <text:p/>
          </table:table-cell>
          <table:table-cell table:style-name="ce5" table:formula="of:=IF([$tmpout.C12]=0;&quot;&quot;;[$tmpout.C12] &amp; &quot; (&quot; &amp; [$tmpout.D12] &amp;&quot;-&quot;&amp;[$tmpout.E12] &amp; &quot; T=&quot; &amp; [$tmpout.F12] &amp; &quot;)&quot;)">
            <text:p/>
          </table:table-cell>
          <table:table-cell table:style-name="ce5" table:formula="of:=IF([$tmpout.$B12]=0;&quot;&quot;;&quot;&amp;&quot;)">
            <text:p/>
          </table:table-cell>
          <table:table-cell table:style-name="ce5" table:formula="of:=IF([$tmpout.G12]=0;&quot;&quot;;[$tmpout.G12] &amp; &quot; (&quot; &amp; [$tmpout.H12] &amp;&quot;-&quot;&amp;[$tmpout.I12] &amp; &quot; T=&quot; &amp; [$tmpout.J12] &amp; &quot;)&quot;)">
            <text:p/>
          </table:table-cell>
          <table:table-cell table:style-name="ce5" table:formula="of:=IF([$tmpout.$B12]=0;&quot;&quot;;&quot;&amp;&quot;)">
            <text:p/>
          </table:table-cell>
          <table:table-cell table:formula="of:=IF([$tmpout.K12]=0;&quot;&quot;;[$tmpout.K12] &amp; &quot; (&quot; &amp; [$tmpout.L12] &amp;&quot;-&quot;&amp;[$tmpout.M12] &amp; &quot; T=&quot; &amp; [$tmpout.N12] &amp; &quot;)&quot;)">
            <text:p/>
          </table:table-cell>
          <table:table-cell table:formula="of:=IF([$tmpout.$B12]=0;&quot;&quot;;&quot;&amp;&quot;)">
            <text:p/>
          </table:table-cell>
          <table:table-cell table:formula="of:=IF([$tmpout.O12]=0;&quot;&quot;;[$tmpout.O12] &amp; &quot; (&quot; &amp; [$tmpout.P12] &amp;&quot;-&quot;&amp;[$tmpout.Q12] &amp; &quot; T=&quot; &amp; [$tmpout.R12] &amp; &quot;)&quot;)">
            <text:p/>
          </table:table-cell>
          <table:table-cell table:formula="of:=IF([$tmpout.$B12]=0;&quot;&quot;;&quot;\\&quot;)">
            <text:p/>
          </table:table-cell>
        </table:table-row>
        <table:table-row table:style-name="ro1">
          <table:table-cell table:style-name="ce5" table:formula="of:=IF([$tmpout.B13]=0;&quot;&quot;;[$tmpout.B13])">
            <text:p/>
          </table:table-cell>
          <table:table-cell table:style-name="ce5" table:formula="of:=IF([$tmpout.$B13]=0;&quot;&quot;;&quot;&amp;&quot;)">
            <text:p/>
          </table:table-cell>
          <table:table-cell table:style-name="ce5" table:formula="of:=IF([$tmpout.C13]=0;&quot;&quot;;[$tmpout.C13] &amp; &quot; (&quot; &amp; [$tmpout.D13] &amp;&quot;-&quot;&amp;[$tmpout.E13] &amp; &quot; T=&quot; &amp; [$tmpout.F13] &amp; &quot;)&quot;)">
            <text:p/>
          </table:table-cell>
          <table:table-cell table:style-name="ce5" table:formula="of:=IF([$tmpout.$B13]=0;&quot;&quot;;&quot;&amp;&quot;)">
            <text:p/>
          </table:table-cell>
          <table:table-cell table:style-name="ce5" table:formula="of:=IF([$tmpout.G13]=0;&quot;&quot;;[$tmpout.G13] &amp; &quot; (&quot; &amp; [$tmpout.H13] &amp;&quot;-&quot;&amp;[$tmpout.I13] &amp; &quot; T=&quot; &amp; [$tmpout.J13] &amp; &quot;)&quot;)">
            <text:p/>
          </table:table-cell>
          <table:table-cell table:style-name="ce5" table:formula="of:=IF([$tmpout.$B13]=0;&quot;&quot;;&quot;&amp;&quot;)">
            <text:p/>
          </table:table-cell>
          <table:table-cell table:formula="of:=IF([$tmpout.K13]=0;&quot;&quot;;[$tmpout.K13] &amp; &quot; (&quot; &amp; [$tmpout.L13] &amp;&quot;-&quot;&amp;[$tmpout.M13] &amp; &quot; T=&quot; &amp; [$tmpout.N13] &amp; &quot;)&quot;)">
            <text:p/>
          </table:table-cell>
          <table:table-cell table:formula="of:=IF([$tmpout.$B13]=0;&quot;&quot;;&quot;&amp;&quot;)">
            <text:p/>
          </table:table-cell>
          <table:table-cell table:formula="of:=IF([$tmpout.O13]=0;&quot;&quot;;[$tmpout.O13] &amp; &quot; (&quot; &amp; [$tmpout.P13] &amp;&quot;-&quot;&amp;[$tmpout.Q13] &amp; &quot; T=&quot; &amp; [$tmpout.R13] &amp; &quot;)&quot;)">
            <text:p/>
          </table:table-cell>
          <table:table-cell table:formula="of:=IF([$tmpout.$B13]=0;&quot;&quot;;&quot;\\&quot;)">
            <text:p/>
          </table:table-cell>
        </table:table-row>
        <table:table-row table:style-name="ro1">
          <table:table-cell table:style-name="ce5" table:formula="of:=IF([$tmpout.B14]=0;&quot;&quot;;[$tmpout.B14])">
            <text:p/>
          </table:table-cell>
          <table:table-cell table:style-name="ce5" table:formula="of:=IF([$tmpout.$B14]=0;&quot;&quot;;&quot;&amp;&quot;)">
            <text:p/>
          </table:table-cell>
          <table:table-cell table:style-name="ce5" table:formula="of:=IF([$tmpout.C14]=0;&quot;&quot;;[$tmpout.C14] &amp; &quot; (&quot; &amp; [$tmpout.D14] &amp;&quot;-&quot;&amp;[$tmpout.E14] &amp; &quot; T=&quot; &amp; [$tmpout.F14] &amp; &quot;)&quot;)">
            <text:p/>
          </table:table-cell>
          <table:table-cell table:style-name="ce5" table:formula="of:=IF([$tmpout.$B14]=0;&quot;&quot;;&quot;&amp;&quot;)">
            <text:p/>
          </table:table-cell>
          <table:table-cell table:style-name="ce5" table:formula="of:=IF([$tmpout.G14]=0;&quot;&quot;;[$tmpout.G14] &amp; &quot; (&quot; &amp; [$tmpout.H14] &amp;&quot;-&quot;&amp;[$tmpout.I14] &amp; &quot; T=&quot; &amp; [$tmpout.J14] &amp; &quot;)&quot;)">
            <text:p/>
          </table:table-cell>
          <table:table-cell table:style-name="ce5" table:formula="of:=IF([$tmpout.$B14]=0;&quot;&quot;;&quot;&amp;&quot;)">
            <text:p/>
          </table:table-cell>
          <table:table-cell table:formula="of:=IF([$tmpout.K14]=0;&quot;&quot;;[$tmpout.K14] &amp; &quot; (&quot; &amp; [$tmpout.L14] &amp;&quot;-&quot;&amp;[$tmpout.M14] &amp; &quot; T=&quot; &amp; [$tmpout.N14] &amp; &quot;)&quot;)">
            <text:p/>
          </table:table-cell>
          <table:table-cell table:formula="of:=IF([$tmpout.$B14]=0;&quot;&quot;;&quot;&amp;&quot;)">
            <text:p/>
          </table:table-cell>
          <table:table-cell table:formula="of:=IF([$tmpout.O14]=0;&quot;&quot;;[$tmpout.O14] &amp; &quot; (&quot; &amp; [$tmpout.P14] &amp;&quot;-&quot;&amp;[$tmpout.Q14] &amp; &quot; T=&quot; &amp; [$tmpout.R14] &amp; &quot;)&quot;)">
            <text:p/>
          </table:table-cell>
          <table:table-cell table:formula="of:=IF([$tmpout.$B14]=0;&quot;&quot;;&quot;\\&quot;)">
            <text:p/>
          </table:table-cell>
        </table:table-row>
        <table:table-row table:style-name="ro1">
          <table:table-cell table:style-name="ce5" table:formula="of:=IF([$tmpout.B15]=0;&quot;&quot;;[$tmpout.B15])">
            <text:p/>
          </table:table-cell>
          <table:table-cell table:style-name="ce5" table:formula="of:=IF([$tmpout.$B15]=0;&quot;&quot;;&quot;&amp;&quot;)">
            <text:p/>
          </table:table-cell>
          <table:table-cell table:style-name="ce5" table:formula="of:=IF([$tmpout.C15]=0;&quot;&quot;;[$tmpout.C15] &amp; &quot; (&quot; &amp; [$tmpout.D15] &amp;&quot;-&quot;&amp;[$tmpout.E15] &amp; &quot; T=&quot; &amp; [$tmpout.F15] &amp; &quot;)&quot;)">
            <text:p/>
          </table:table-cell>
          <table:table-cell table:style-name="ce5" table:formula="of:=IF([$tmpout.$B15]=0;&quot;&quot;;&quot;&amp;&quot;)">
            <text:p/>
          </table:table-cell>
          <table:table-cell table:style-name="ce5" table:formula="of:=IF([$tmpout.G15]=0;&quot;&quot;;[$tmpout.G15] &amp; &quot; (&quot; &amp; [$tmpout.H15] &amp;&quot;-&quot;&amp;[$tmpout.I15] &amp; &quot; T=&quot; &amp; [$tmpout.J15] &amp; &quot;)&quot;)">
            <text:p/>
          </table:table-cell>
          <table:table-cell table:style-name="ce5" table:formula="of:=IF([$tmpout.$B15]=0;&quot;&quot;;&quot;&amp;&quot;)">
            <text:p/>
          </table:table-cell>
          <table:table-cell table:formula="of:=IF([$tmpout.K15]=0;&quot;&quot;;[$tmpout.K15] &amp; &quot; (&quot; &amp; [$tmpout.L15] &amp;&quot;-&quot;&amp;[$tmpout.M15] &amp; &quot; T=&quot; &amp; [$tmpout.N15] &amp; &quot;)&quot;)">
            <text:p/>
          </table:table-cell>
          <table:table-cell table:formula="of:=IF([$tmpout.$B15]=0;&quot;&quot;;&quot;&amp;&quot;)">
            <text:p/>
          </table:table-cell>
          <table:table-cell table:formula="of:=IF([$tmpout.O15]=0;&quot;&quot;;[$tmpout.O15] &amp; &quot; (&quot; &amp; [$tmpout.P15] &amp;&quot;-&quot;&amp;[$tmpout.Q15] &amp; &quot; T=&quot; &amp; [$tmpout.R15] &amp; &quot;)&quot;)">
            <text:p/>
          </table:table-cell>
          <table:table-cell table:formula="of:=IF([$tmpout.$B15]=0;&quot;&quot;;&quot;\\&quot;)">
            <text:p/>
          </table:table-cell>
        </table:table-row>
        <table:table-row table:style-name="ro1">
          <table:table-cell table:style-name="ce5" table:formula="of:=IF([$tmpout.B16]=0;&quot;&quot;;[$tmpout.B16])">
            <text:p/>
          </table:table-cell>
          <table:table-cell table:style-name="ce5" table:formula="of:=IF([$tmpout.$B16]=0;&quot;&quot;;&quot;&amp;&quot;)">
            <text:p/>
          </table:table-cell>
          <table:table-cell table:style-name="ce5" table:formula="of:=IF([$tmpout.C16]=0;&quot;&quot;;[$tmpout.C16] &amp; &quot; (&quot; &amp; [$tmpout.D16] &amp;&quot;-&quot;&amp;[$tmpout.E16] &amp; &quot; T=&quot; &amp; [$tmpout.F16] &amp; &quot;)&quot;)">
            <text:p/>
          </table:table-cell>
          <table:table-cell table:style-name="ce5" table:formula="of:=IF([$tmpout.$B16]=0;&quot;&quot;;&quot;&amp;&quot;)">
            <text:p/>
          </table:table-cell>
          <table:table-cell table:style-name="ce5" table:formula="of:=IF([$tmpout.G16]=0;&quot;&quot;;[$tmpout.G16] &amp; &quot; (&quot; &amp; [$tmpout.H16] &amp;&quot;-&quot;&amp;[$tmpout.I16] &amp; &quot; T=&quot; &amp; [$tmpout.J16] &amp; &quot;)&quot;)">
            <text:p/>
          </table:table-cell>
          <table:table-cell table:style-name="ce5" table:formula="of:=IF([$tmpout.$B16]=0;&quot;&quot;;&quot;&amp;&quot;)">
            <text:p/>
          </table:table-cell>
          <table:table-cell table:formula="of:=IF([$tmpout.K16]=0;&quot;&quot;;[$tmpout.K16] &amp; &quot; (&quot; &amp; [$tmpout.L16] &amp;&quot;-&quot;&amp;[$tmpout.M16] &amp; &quot; T=&quot; &amp; [$tmpout.N16] &amp; &quot;)&quot;)">
            <text:p/>
          </table:table-cell>
          <table:table-cell table:formula="of:=IF([$tmpout.$B16]=0;&quot;&quot;;&quot;&amp;&quot;)">
            <text:p/>
          </table:table-cell>
          <table:table-cell table:formula="of:=IF([$tmpout.O16]=0;&quot;&quot;;[$tmpout.O16] &amp; &quot; (&quot; &amp; [$tmpout.P16] &amp;&quot;-&quot;&amp;[$tmpout.Q16] &amp; &quot; T=&quot; &amp; [$tmpout.R16] &amp; &quot;)&quot;)">
            <text:p/>
          </table:table-cell>
          <table:table-cell table:formula="of:=IF([$tmpout.$B16]=0;&quot;&quot;;&quot;\\&quot;)">
            <text:p/>
          </table:table-cell>
        </table:table-row>
        <table:table-row table:style-name="ro1">
          <table:table-cell table:style-name="ce5" table:formula="of:=IF([$tmpout.B17]=0;&quot;&quot;;[$tmpout.B17])">
            <text:p/>
          </table:table-cell>
          <table:table-cell table:style-name="ce5" table:formula="of:=IF([$tmpout.$B17]=0;&quot;&quot;;&quot;&amp;&quot;)">
            <text:p/>
          </table:table-cell>
          <table:table-cell table:style-name="ce5" table:formula="of:=IF([$tmpout.C17]=0;&quot;&quot;;[$tmpout.C17] &amp; &quot; (&quot; &amp; [$tmpout.D17] &amp;&quot;-&quot;&amp;[$tmpout.E17] &amp; &quot; T=&quot; &amp; [$tmpout.F17] &amp; &quot;)&quot;)">
            <text:p/>
          </table:table-cell>
          <table:table-cell table:style-name="ce5" table:formula="of:=IF([$tmpout.$B17]=0;&quot;&quot;;&quot;&amp;&quot;)">
            <text:p/>
          </table:table-cell>
          <table:table-cell table:style-name="ce5" table:formula="of:=IF([$tmpout.G17]=0;&quot;&quot;;[$tmpout.G17] &amp; &quot; (&quot; &amp; [$tmpout.H17] &amp;&quot;-&quot;&amp;[$tmpout.I17] &amp; &quot; T=&quot; &amp; [$tmpout.J17] &amp; &quot;)&quot;)">
            <text:p/>
          </table:table-cell>
          <table:table-cell table:style-name="ce5" table:formula="of:=IF([$tmpout.$B17]=0;&quot;&quot;;&quot;&amp;&quot;)">
            <text:p/>
          </table:table-cell>
          <table:table-cell table:formula="of:=IF([$tmpout.K17]=0;&quot;&quot;;[$tmpout.K17] &amp; &quot; (&quot; &amp; [$tmpout.L17] &amp;&quot;-&quot;&amp;[$tmpout.M17] &amp; &quot; T=&quot; &amp; [$tmpout.N17] &amp; &quot;)&quot;)">
            <text:p/>
          </table:table-cell>
          <table:table-cell table:formula="of:=IF([$tmpout.$B17]=0;&quot;&quot;;&quot;&amp;&quot;)">
            <text:p/>
          </table:table-cell>
          <table:table-cell table:formula="of:=IF([$tmpout.O17]=0;&quot;&quot;;[$tmpout.O17] &amp; &quot; (&quot; &amp; [$tmpout.P17] &amp;&quot;-&quot;&amp;[$tmpout.Q17] &amp; &quot; T=&quot; &amp; [$tmpout.R17] &amp; &quot;)&quot;)">
            <text:p/>
          </table:table-cell>
          <table:table-cell table:formula="of:=IF([$tmpout.$B17]=0;&quot;&quot;;&quot;\\&quot;)">
            <text:p/>
          </table:table-cell>
        </table:table-row>
        <table:table-row table:style-name="ro1">
          <table:table-cell table:style-name="ce5" table:formula="of:=IF([$tmpout.B18]=0;&quot;&quot;;[$tmpout.B18])">
            <text:p/>
          </table:table-cell>
          <table:table-cell table:style-name="ce5" table:formula="of:=IF([$tmpout.$B18]=0;&quot;&quot;;&quot;&amp;&quot;)">
            <text:p/>
          </table:table-cell>
          <table:table-cell table:style-name="ce5" table:formula="of:=IF([$tmpout.C18]=0;&quot;&quot;;[$tmpout.C18] &amp; &quot; (&quot; &amp; [$tmpout.D18] &amp;&quot;-&quot;&amp;[$tmpout.E18] &amp; &quot; T=&quot; &amp; [$tmpout.F18] &amp; &quot;)&quot;)">
            <text:p/>
          </table:table-cell>
          <table:table-cell table:style-name="ce5" table:formula="of:=IF([$tmpout.$B18]=0;&quot;&quot;;&quot;&amp;&quot;)">
            <text:p/>
          </table:table-cell>
          <table:table-cell table:style-name="ce5" table:formula="of:=IF([$tmpout.G18]=0;&quot;&quot;;[$tmpout.G18] &amp; &quot; (&quot; &amp; [$tmpout.H18] &amp;&quot;-&quot;&amp;[$tmpout.I18] &amp; &quot; T=&quot; &amp; [$tmpout.J18] &amp; &quot;)&quot;)">
            <text:p/>
          </table:table-cell>
          <table:table-cell table:style-name="ce5" table:formula="of:=IF([$tmpout.$B18]=0;&quot;&quot;;&quot;&amp;&quot;)">
            <text:p/>
          </table:table-cell>
          <table:table-cell table:formula="of:=IF([$tmpout.K18]=0;&quot;&quot;;[$tmpout.K18] &amp; &quot; (&quot; &amp; [$tmpout.L18] &amp;&quot;-&quot;&amp;[$tmpout.M18] &amp; &quot; T=&quot; &amp; [$tmpout.N18] &amp; &quot;)&quot;)">
            <text:p/>
          </table:table-cell>
          <table:table-cell table:formula="of:=IF([$tmpout.$B18]=0;&quot;&quot;;&quot;&amp;&quot;)">
            <text:p/>
          </table:table-cell>
          <table:table-cell table:formula="of:=IF([$tmpout.O18]=0;&quot;&quot;;[$tmpout.O18] &amp; &quot; (&quot; &amp; [$tmpout.P18] &amp;&quot;-&quot;&amp;[$tmpout.Q18] &amp; &quot; T=&quot; &amp; [$tmpout.R18] &amp; &quot;)&quot;)">
            <text:p/>
          </table:table-cell>
          <table:table-cell table:formula="of:=IF([$tmpout.$B18]=0;&quot;&quot;;&quot;\\&quot;)">
            <text:p/>
          </table:table-cell>
        </table:table-row>
        <table:table-row table:style-name="ro1">
          <table:table-cell table:formula="of:=IF([$tmpout.B19]=0;&quot;&quot;;[$tmpout.B19])">
            <text:p/>
          </table:table-cell>
          <table:table-cell table:formula="of:=IF([$tmpout.$B19]=0;&quot;&quot;;&quot;&amp;&quot;)">
            <text:p/>
          </table:table-cell>
          <table:table-cell table:formula="of:=IF([$tmpout.C19]=0;&quot;&quot;;[$tmpout.C19] &amp; &quot; (&quot; &amp; [$tmpout.D19] &amp;&quot;-&quot;&amp;[$tmpout.E19] &amp; &quot; T=&quot; &amp; [$tmpout.F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G19]=0;&quot;&quot;;[$tmpout.G19] &amp; &quot; (&quot; &amp; [$tmpout.H19] &amp;&quot;-&quot;&amp;[$tmpout.I19] &amp; &quot; T=&quot; &amp; [$tmpout.J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K19]=0;&quot;&quot;;[$tmpout.K19] &amp; &quot; (&quot; &amp; [$tmpout.L19] &amp;&quot;-&quot;&amp;[$tmpout.M19] &amp; &quot; T=&quot; &amp; [$tmpout.N19] &amp; &quot;)&quot;)">
            <text:p/>
          </table:table-cell>
          <table:table-cell table:formula="of:=IF([$tmpout.$B19]=0;&quot;&quot;;&quot;&amp;&quot;)">
            <text:p/>
          </table:table-cell>
          <table:table-cell table:formula="of:=IF([$tmpout.O19]=0;&quot;&quot;;[$tmpout.O19] &amp; &quot; (&quot; &amp; [$tmpout.P19] &amp;&quot;-&quot;&amp;[$tmpout.Q19] &amp; &quot; T=&quot; &amp; [$tmpout.R19] &amp; &quot;)&quot;)">
            <text:p/>
          </table:table-cell>
          <table:table-cell table:formula="of:=IF([$tmpout.$B19]=0;&quot;&quot;;&quot;\\&quot;)">
            <text:p/>
          </table:table-cell>
        </table:table-row>
        <table:table-row table:style-name="ro1">
          <table:table-cell table:formula="of:=IF([$tmpout.B20]=0;&quot;&quot;;[$tmpout.B20])">
            <text:p/>
          </table:table-cell>
          <table:table-cell table:formula="of:=IF([$tmpout.$B20]=0;&quot;&quot;;&quot;&amp;&quot;)">
            <text:p/>
          </table:table-cell>
          <table:table-cell table:formula="of:=IF([$tmpout.C20]=0;&quot;&quot;;[$tmpout.C20] &amp; &quot; (&quot; &amp; [$tmpout.D20] &amp;&quot;-&quot;&amp;[$tmpout.E20] &amp; &quot; T=&quot; &amp; [$tmpout.F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G20]=0;&quot;&quot;;[$tmpout.G20] &amp; &quot; (&quot; &amp; [$tmpout.H20] &amp;&quot;-&quot;&amp;[$tmpout.I20] &amp; &quot; T=&quot; &amp; [$tmpout.J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K20]=0;&quot;&quot;;[$tmpout.K20] &amp; &quot; (&quot; &amp; [$tmpout.L20] &amp;&quot;-&quot;&amp;[$tmpout.M20] &amp; &quot; T=&quot; &amp; [$tmpout.N20] &amp; &quot;)&quot;)">
            <text:p/>
          </table:table-cell>
          <table:table-cell table:formula="of:=IF([$tmpout.$B20]=0;&quot;&quot;;&quot;&amp;&quot;)">
            <text:p/>
          </table:table-cell>
          <table:table-cell table:formula="of:=IF([$tmpout.O20]=0;&quot;&quot;;[$tmpout.O20] &amp; &quot; (&quot; &amp; [$tmpout.P20] &amp;&quot;-&quot;&amp;[$tmpout.Q20] &amp; &quot; T=&quot; &amp; [$tmpout.R20] &amp; &quot;)&quot;)">
            <text:p/>
          </table:table-cell>
          <table:table-cell table:formula="of:=IF([$tmpout.$B20]=0;&quot;&quot;;&quot;\\&quot;)">
            <text:p/>
          </table:table-cell>
        </table:table-row>
        <table:table-row table:style-name="ro1">
          <table:table-cell table:formula="of:=IF([$tmpout.B21]=0;&quot;&quot;;[$tmpout.B21])">
            <text:p/>
          </table:table-cell>
          <table:table-cell table:formula="of:=IF([$tmpout.$B21]=0;&quot;&quot;;&quot;&amp;&quot;)">
            <text:p/>
          </table:table-cell>
          <table:table-cell table:formula="of:=IF([$tmpout.C21]=0;&quot;&quot;;[$tmpout.C21] &amp; &quot; (&quot; &amp; [$tmpout.D21] &amp;&quot;-&quot;&amp;[$tmpout.E21] &amp; &quot; T=&quot; &amp; [$tmpout.F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G21]=0;&quot;&quot;;[$tmpout.G21] &amp; &quot; (&quot; &amp; [$tmpout.H21] &amp;&quot;-&quot;&amp;[$tmpout.I21] &amp; &quot; T=&quot; &amp; [$tmpout.J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K21]=0;&quot;&quot;;[$tmpout.K21] &amp; &quot; (&quot; &amp; [$tmpout.L21] &amp;&quot;-&quot;&amp;[$tmpout.M21] &amp; &quot; T=&quot; &amp; [$tmpout.N21] &amp; &quot;)&quot;)">
            <text:p/>
          </table:table-cell>
          <table:table-cell table:formula="of:=IF([$tmpout.$B21]=0;&quot;&quot;;&quot;&amp;&quot;)">
            <text:p/>
          </table:table-cell>
          <table:table-cell table:formula="of:=IF([$tmpout.O21]=0;&quot;&quot;;[$tmpout.O21] &amp; &quot; (&quot; &amp; [$tmpout.P21] &amp;&quot;-&quot;&amp;[$tmpout.Q21] &amp; &quot; T=&quot; &amp; [$tmpout.R21] &amp; &quot;)&quot;)">
            <text:p/>
          </table:table-cell>
          <table:table-cell table:formula="of:=IF([$tmpout.$B21]=0;&quot;&quot;;&quot;\\&quot;)">
            <text:p/>
          </table:table-cell>
        </table:table-row>
        <table:table-row table:style-name="ro1">
          <table:table-cell table:formula="of:=IF([$tmpout.B22]=0;&quot;&quot;;[$tmpout.B22])">
            <text:p/>
          </table:table-cell>
          <table:table-cell table:formula="of:=IF([$tmpout.$B22]=0;&quot;&quot;;&quot;&amp;&quot;)">
            <text:p/>
          </table:table-cell>
          <table:table-cell table:formula="of:=IF([$tmpout.C22]=0;&quot;&quot;;[$tmpout.C22] &amp; &quot; (&quot; &amp; [$tmpout.D22] &amp;&quot;-&quot;&amp;[$tmpout.E22] &amp; &quot; T=&quot; &amp; [$tmpout.F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G22]=0;&quot;&quot;;[$tmpout.G22] &amp; &quot; (&quot; &amp; [$tmpout.H22] &amp;&quot;-&quot;&amp;[$tmpout.I22] &amp; &quot; T=&quot; &amp; [$tmpout.J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K22]=0;&quot;&quot;;[$tmpout.K22] &amp; &quot; (&quot; &amp; [$tmpout.L22] &amp;&quot;-&quot;&amp;[$tmpout.M22] &amp; &quot; T=&quot; &amp; [$tmpout.N22] &amp; &quot;)&quot;)">
            <text:p/>
          </table:table-cell>
          <table:table-cell table:formula="of:=IF([$tmpout.$B22]=0;&quot;&quot;;&quot;&amp;&quot;)">
            <text:p/>
          </table:table-cell>
          <table:table-cell table:formula="of:=IF([$tmpout.O22]=0;&quot;&quot;;[$tmpout.O22] &amp; &quot; (&quot; &amp; [$tmpout.P22] &amp;&quot;-&quot;&amp;[$tmpout.Q22] &amp; &quot; T=&quot; &amp; [$tmpout.R22] &amp; &quot;)&quot;)">
            <text:p/>
          </table:table-cell>
          <table:table-cell table:formula="of:=IF([$tmpout.$B22]=0;&quot;&quot;;&quot;\\&quot;)">
            <text:p/>
          </table:table-cell>
        </table:table-row>
        <table:table-row table:style-name="ro1">
          <table:table-cell table:formula="of:=IF([$tmpout.B23]=0;&quot;&quot;;[$tmpout.B23])">
            <text:p/>
          </table:table-cell>
          <table:table-cell table:formula="of:=IF([$tmpout.$B23]=0;&quot;&quot;;&quot;&amp;&quot;)">
            <text:p/>
          </table:table-cell>
          <table:table-cell table:formula="of:=IF([$tmpout.C23]=0;&quot;&quot;;[$tmpout.C23] &amp; &quot; (&quot; &amp; [$tmpout.D23] &amp;&quot;-&quot;&amp;[$tmpout.E23] &amp; &quot; T=&quot; &amp; [$tmpout.F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G23]=0;&quot;&quot;;[$tmpout.G23] &amp; &quot; (&quot; &amp; [$tmpout.H23] &amp;&quot;-&quot;&amp;[$tmpout.I23] &amp; &quot; T=&quot; &amp; [$tmpout.J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K23]=0;&quot;&quot;;[$tmpout.K23] &amp; &quot; (&quot; &amp; [$tmpout.L23] &amp;&quot;-&quot;&amp;[$tmpout.M23] &amp; &quot; T=&quot; &amp; [$tmpout.N23] &amp; &quot;)&quot;)">
            <text:p/>
          </table:table-cell>
          <table:table-cell table:formula="of:=IF([$tmpout.$B23]=0;&quot;&quot;;&quot;&amp;&quot;)">
            <text:p/>
          </table:table-cell>
          <table:table-cell table:formula="of:=IF([$tmpout.O23]=0;&quot;&quot;;[$tmpout.O23] &amp; &quot; (&quot; &amp; [$tmpout.P23] &amp;&quot;-&quot;&amp;[$tmpout.Q23] &amp; &quot; T=&quot; &amp; [$tmpout.R23] &amp; &quot;)&quot;)">
            <text:p/>
          </table:table-cell>
          <table:table-cell table:formula="of:=IF([$tmpout.$B23]=0;&quot;&quot;;&quot;\\&quot;)">
            <text:p/>
          </table:table-cell>
        </table:table-row>
        <table:table-row table:style-name="ro1">
          <table:table-cell table:formula="of:=IF([$tmpout.B24]=0;&quot;&quot;;[$tmpout.B24])">
            <text:p/>
          </table:table-cell>
          <table:table-cell table:formula="of:=IF([$tmpout.$B24]=0;&quot;&quot;;&quot;&amp;&quot;)">
            <text:p/>
          </table:table-cell>
          <table:table-cell table:formula="of:=IF([$tmpout.C24]=0;&quot;&quot;;[$tmpout.C24] &amp; &quot; (&quot; &amp; [$tmpout.D24] &amp;&quot;-&quot;&amp;[$tmpout.E24] &amp; &quot; T=&quot; &amp; [$tmpout.F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G24]=0;&quot;&quot;;[$tmpout.G24] &amp; &quot; (&quot; &amp; [$tmpout.H24] &amp;&quot;-&quot;&amp;[$tmpout.I24] &amp; &quot; T=&quot; &amp; [$tmpout.J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K24]=0;&quot;&quot;;[$tmpout.K24] &amp; &quot; (&quot; &amp; [$tmpout.L24] &amp;&quot;-&quot;&amp;[$tmpout.M24] &amp; &quot; T=&quot; &amp; [$tmpout.N24] &amp; &quot;)&quot;)">
            <text:p/>
          </table:table-cell>
          <table:table-cell table:formula="of:=IF([$tmpout.$B24]=0;&quot;&quot;;&quot;&amp;&quot;)">
            <text:p/>
          </table:table-cell>
          <table:table-cell table:formula="of:=IF([$tmpout.O24]=0;&quot;&quot;;[$tmpout.O24] &amp; &quot; (&quot; &amp; [$tmpout.P24] &amp;&quot;-&quot;&amp;[$tmpout.Q24] &amp; &quot; T=&quot; &amp; [$tmpout.R24] &amp; &quot;)&quot;)">
            <text:p/>
          </table:table-cell>
          <table:table-cell table:formula="of:=IF([$tmpout.$B24]=0;&quot;&quot;;&quot;\\&quot;)">
            <text:p/>
          </table:table-cell>
        </table:table-row>
        <table:table-row table:style-name="ro1">
          <table:table-cell table:formula="of:=IF([$tmpout.B25]=0;&quot;&quot;;[$tmpout.B25])">
            <text:p/>
          </table:table-cell>
          <table:table-cell table:formula="of:=IF([$tmpout.$B25]=0;&quot;&quot;;&quot;&amp;&quot;)">
            <text:p/>
          </table:table-cell>
          <table:table-cell table:formula="of:=IF([$tmpout.C25]=0;&quot;&quot;;[$tmpout.C25] &amp; &quot; (&quot; &amp; [$tmpout.D25] &amp;&quot;-&quot;&amp;[$tmpout.E25] &amp; &quot; T=&quot; &amp; [$tmpout.F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G25]=0;&quot;&quot;;[$tmpout.G25] &amp; &quot; (&quot; &amp; [$tmpout.H25] &amp;&quot;-&quot;&amp;[$tmpout.I25] &amp; &quot; T=&quot; &amp; [$tmpout.J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K25]=0;&quot;&quot;;[$tmpout.K25] &amp; &quot; (&quot; &amp; [$tmpout.L25] &amp;&quot;-&quot;&amp;[$tmpout.M25] &amp; &quot; T=&quot; &amp; [$tmpout.N25] &amp; &quot;)&quot;)">
            <text:p/>
          </table:table-cell>
          <table:table-cell table:formula="of:=IF([$tmpout.$B25]=0;&quot;&quot;;&quot;&amp;&quot;)">
            <text:p/>
          </table:table-cell>
          <table:table-cell table:formula="of:=IF([$tmpout.O25]=0;&quot;&quot;;[$tmpout.O25] &amp; &quot; (&quot; &amp; [$tmpout.P25] &amp;&quot;-&quot;&amp;[$tmpout.Q25] &amp; &quot; T=&quot; &amp; [$tmpout.R25] &amp; &quot;)&quot;)">
            <text:p/>
          </table:table-cell>
          <table:table-cell table:formula="of:=IF([$tmpout.$B25]=0;&quot;&quot;;&quot;\\&quot;)">
            <text:p/>
          </table:table-cell>
        </table:table-row>
        <table:table-row table:style-name="ro1">
          <table:table-cell table:formula="of:=IF([$tmpout.B26]=0;&quot;&quot;;[$tmpout.B26])">
            <text:p/>
          </table:table-cell>
          <table:table-cell table:formula="of:=IF([$tmpout.$B26]=0;&quot;&quot;;&quot;&amp;&quot;)">
            <text:p/>
          </table:table-cell>
          <table:table-cell table:formula="of:=IF([$tmpout.C26]=0;&quot;&quot;;[$tmpout.C26] &amp; &quot; (&quot; &amp; [$tmpout.D26] &amp;&quot;-&quot;&amp;[$tmpout.E26] &amp; &quot; T=&quot; &amp; [$tmpout.F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G26]=0;&quot;&quot;;[$tmpout.G26] &amp; &quot; (&quot; &amp; [$tmpout.H26] &amp;&quot;-&quot;&amp;[$tmpout.I26] &amp; &quot; T=&quot; &amp; [$tmpout.J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K26]=0;&quot;&quot;;[$tmpout.K26] &amp; &quot; (&quot; &amp; [$tmpout.L26] &amp;&quot;-&quot;&amp;[$tmpout.M26] &amp; &quot; T=&quot; &amp; [$tmpout.N26] &amp; &quot;)&quot;)">
            <text:p/>
          </table:table-cell>
          <table:table-cell table:formula="of:=IF([$tmpout.$B26]=0;&quot;&quot;;&quot;&amp;&quot;)">
            <text:p/>
          </table:table-cell>
          <table:table-cell table:formula="of:=IF([$tmpout.O26]=0;&quot;&quot;;[$tmpout.O26] &amp; &quot; (&quot; &amp; [$tmpout.P26] &amp;&quot;-&quot;&amp;[$tmpout.Q26] &amp; &quot; T=&quot; &amp; [$tmpout.R26] &amp; &quot;)&quot;)">
            <text:p/>
          </table:table-cell>
          <table:table-cell table:formula="of:=IF([$tmpout.$B26]=0;&quot;&quot;;&quot;\\&quot;)">
            <text:p/>
          </table:table-cell>
        </table:table-row>
        <table:table-row table:style-name="ro1">
          <table:table-cell table:formula="of:=IF([$tmpout.B27]=0;&quot;&quot;;[$tmpout.B27])">
            <text:p/>
          </table:table-cell>
          <table:table-cell table:formula="of:=IF([$tmpout.$B27]=0;&quot;&quot;;&quot;&amp;&quot;)">
            <text:p/>
          </table:table-cell>
          <table:table-cell table:formula="of:=IF([$tmpout.C27]=0;&quot;&quot;;[$tmpout.C27] &amp; &quot; (&quot; &amp; [$tmpout.D27] &amp;&quot;-&quot;&amp;[$tmpout.E27] &amp; &quot; T=&quot; &amp; [$tmpout.F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G27]=0;&quot;&quot;;[$tmpout.G27] &amp; &quot; (&quot; &amp; [$tmpout.H27] &amp;&quot;-&quot;&amp;[$tmpout.I27] &amp; &quot; T=&quot; &amp; [$tmpout.J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K27]=0;&quot;&quot;;[$tmpout.K27] &amp; &quot; (&quot; &amp; [$tmpout.L27] &amp;&quot;-&quot;&amp;[$tmpout.M27] &amp; &quot; T=&quot; &amp; [$tmpout.N27] &amp; &quot;)&quot;)">
            <text:p/>
          </table:table-cell>
          <table:table-cell table:formula="of:=IF([$tmpout.$B27]=0;&quot;&quot;;&quot;&amp;&quot;)">
            <text:p/>
          </table:table-cell>
          <table:table-cell table:formula="of:=IF([$tmpout.O27]=0;&quot;&quot;;[$tmpout.O27] &amp; &quot; (&quot; &amp; [$tmpout.P27] &amp;&quot;-&quot;&amp;[$tmpout.Q27] &amp; &quot; T=&quot; &amp; [$tmpout.R27] &amp; &quot;)&quot;)">
            <text:p/>
          </table:table-cell>
          <table:table-cell table:formula="of:=IF([$tmpout.$B27]=0;&quot;&quot;;&quot;\\&quot;)">
            <text:p/>
          </table:table-cell>
        </table:table-row>
        <table:table-row table:style-name="ro1">
          <table:table-cell table:formula="of:=IF([$tmpout.B28]=0;&quot;&quot;;[$tmpout.B28])">
            <text:p/>
          </table:table-cell>
          <table:table-cell table:formula="of:=IF([$tmpout.$B28]=0;&quot;&quot;;&quot;&amp;&quot;)">
            <text:p/>
          </table:table-cell>
          <table:table-cell table:formula="of:=IF([$tmpout.C28]=0;&quot;&quot;;[$tmpout.C28] &amp; &quot; (&quot; &amp; [$tmpout.D28] &amp;&quot;-&quot;&amp;[$tmpout.E28] &amp; &quot; T=&quot; &amp; [$tmpout.F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G28]=0;&quot;&quot;;[$tmpout.G28] &amp; &quot; (&quot; &amp; [$tmpout.H28] &amp;&quot;-&quot;&amp;[$tmpout.I28] &amp; &quot; T=&quot; &amp; [$tmpout.J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K28]=0;&quot;&quot;;[$tmpout.K28] &amp; &quot; (&quot; &amp; [$tmpout.L28] &amp;&quot;-&quot;&amp;[$tmpout.M28] &amp; &quot; T=&quot; &amp; [$tmpout.N28] &amp; &quot;)&quot;)">
            <text:p/>
          </table:table-cell>
          <table:table-cell table:formula="of:=IF([$tmpout.$B28]=0;&quot;&quot;;&quot;&amp;&quot;)">
            <text:p/>
          </table:table-cell>
          <table:table-cell table:formula="of:=IF([$tmpout.O28]=0;&quot;&quot;;[$tmpout.O28] &amp; &quot; (&quot; &amp; [$tmpout.P28] &amp;&quot;-&quot;&amp;[$tmpout.Q28] &amp; &quot; T=&quot; &amp; [$tmpout.R28] &amp; &quot;)&quot;)">
            <text:p/>
          </table:table-cell>
          <table:table-cell table:formula="of:=IF([$tmpout.$B28]=0;&quot;&quot;;&quot;\\&quot;)">
            <text:p/>
          </table:table-cell>
        </table:table-row>
        <table:table-row table:style-name="ro1">
          <table:table-cell table:formula="of:=IF([$tmpout.B29]=0;&quot;&quot;;[$tmpout.B29])">
            <text:p/>
          </table:table-cell>
          <table:table-cell table:formula="of:=IF([$tmpout.$B29]=0;&quot;&quot;;&quot;&amp;&quot;)">
            <text:p/>
          </table:table-cell>
          <table:table-cell table:formula="of:=IF([$tmpout.C29]=0;&quot;&quot;;[$tmpout.C29] &amp; &quot; (&quot; &amp; [$tmpout.D29] &amp;&quot;-&quot;&amp;[$tmpout.E29] &amp; &quot; T=&quot; &amp; [$tmpout.F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G29]=0;&quot;&quot;;[$tmpout.G29] &amp; &quot; (&quot; &amp; [$tmpout.H29] &amp;&quot;-&quot;&amp;[$tmpout.I29] &amp; &quot; T=&quot; &amp; [$tmpout.J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K29]=0;&quot;&quot;;[$tmpout.K29] &amp; &quot; (&quot; &amp; [$tmpout.L29] &amp;&quot;-&quot;&amp;[$tmpout.M29] &amp; &quot; T=&quot; &amp; [$tmpout.N29] &amp; &quot;)&quot;)">
            <text:p/>
          </table:table-cell>
          <table:table-cell table:formula="of:=IF([$tmpout.$B29]=0;&quot;&quot;;&quot;&amp;&quot;)">
            <text:p/>
          </table:table-cell>
          <table:table-cell table:formula="of:=IF([$tmpout.O29]=0;&quot;&quot;;[$tmpout.O29] &amp; &quot; (&quot; &amp; [$tmpout.P29] &amp;&quot;-&quot;&amp;[$tmpout.Q29] &amp; &quot; T=&quot; &amp; [$tmpout.R29] &amp; &quot;)&quot;)">
            <text:p/>
          </table:table-cell>
          <table:table-cell table:formula="of:=IF([$tmpout.$B29]=0;&quot;&quot;;&quot;\\&quot;)">
            <text:p/>
          </table:table-cell>
        </table:table-row>
        <table:table-row table:style-name="ro1">
          <table:table-cell table:formula="of:=IF([$tmpout.B30]=0;&quot;&quot;;[$tmpout.B30])">
            <text:p/>
          </table:table-cell>
          <table:table-cell table:formula="of:=IF([$tmpout.$B30]=0;&quot;&quot;;&quot;&amp;&quot;)">
            <text:p/>
          </table:table-cell>
          <table:table-cell table:formula="of:=IF([$tmpout.C30]=0;&quot;&quot;;[$tmpout.C30] &amp; &quot; (&quot; &amp; [$tmpout.D30] &amp;&quot;-&quot;&amp;[$tmpout.E30] &amp; &quot; T=&quot; &amp; [$tmpout.F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G30]=0;&quot;&quot;;[$tmpout.G30] &amp; &quot; (&quot; &amp; [$tmpout.H30] &amp;&quot;-&quot;&amp;[$tmpout.I30] &amp; &quot; T=&quot; &amp; [$tmpout.J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K30]=0;&quot;&quot;;[$tmpout.K30] &amp; &quot; (&quot; &amp; [$tmpout.L30] &amp;&quot;-&quot;&amp;[$tmpout.M30] &amp; &quot; T=&quot; &amp; [$tmpout.N30] &amp; &quot;)&quot;)">
            <text:p/>
          </table:table-cell>
          <table:table-cell table:formula="of:=IF([$tmpout.$B30]=0;&quot;&quot;;&quot;&amp;&quot;)">
            <text:p/>
          </table:table-cell>
          <table:table-cell table:formula="of:=IF([$tmpout.O30]=0;&quot;&quot;;[$tmpout.O30] &amp; &quot; (&quot; &amp; [$tmpout.P30] &amp;&quot;-&quot;&amp;[$tmpout.Q30] &amp; &quot; T=&quot; &amp; [$tmpout.R30] &amp; &quot;)&quot;)">
            <text:p/>
          </table:table-cell>
          <table:table-cell table:formula="of:=IF([$tmpout.$B30]=0;&quot;&quot;;&quot;\\&quot;)">
            <text:p/>
          </table:table-cell>
        </table:table-row>
        <table:table-row table:style-name="ro1">
          <table:table-cell table:formula="of:=IF([$tmpout.B31]=0;&quot;&quot;;[$tmpout.B31])">
            <text:p/>
          </table:table-cell>
          <table:table-cell table:formula="of:=IF([$tmpout.$B31]=0;&quot;&quot;;&quot;&amp;&quot;)">
            <text:p/>
          </table:table-cell>
          <table:table-cell table:formula="of:=IF([$tmpout.C31]=0;&quot;&quot;;[$tmpout.C31] &amp; &quot; (&quot; &amp; [$tmpout.D31] &amp;&quot;-&quot;&amp;[$tmpout.E31] &amp; &quot; T=&quot; &amp; [$tmpout.F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G31]=0;&quot;&quot;;[$tmpout.G31] &amp; &quot; (&quot; &amp; [$tmpout.H31] &amp;&quot;-&quot;&amp;[$tmpout.I31] &amp; &quot; T=&quot; &amp; [$tmpout.J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K31]=0;&quot;&quot;;[$tmpout.K31] &amp; &quot; (&quot; &amp; [$tmpout.L31] &amp;&quot;-&quot;&amp;[$tmpout.M31] &amp; &quot; T=&quot; &amp; [$tmpout.N31] &amp; &quot;)&quot;)">
            <text:p/>
          </table:table-cell>
          <table:table-cell table:formula="of:=IF([$tmpout.$B31]=0;&quot;&quot;;&quot;&amp;&quot;)">
            <text:p/>
          </table:table-cell>
          <table:table-cell table:formula="of:=IF([$tmpout.O31]=0;&quot;&quot;;[$tmpout.O31] &amp; &quot; (&quot; &amp; [$tmpout.P31] &amp;&quot;-&quot;&amp;[$tmpout.Q31] &amp; &quot; T=&quot; &amp; [$tmpout.R31] &amp; &quot;)&quot;)">
            <text:p/>
          </table:table-cell>
          <table:table-cell table:formula="of:=IF([$tmpout.$B31]=0;&quot;&quot;;&quot;\\&quot;)">
            <text:p/>
          </table:table-cell>
        </table:table-row>
        <table:table-row table:style-name="ro1">
          <table:table-cell table:formula="of:=IF([$tmpout.B32]=0;&quot;&quot;;[$tmpout.B32])">
            <text:p/>
          </table:table-cell>
          <table:table-cell table:formula="of:=IF([$tmpout.$B32]=0;&quot;&quot;;&quot;&amp;&quot;)">
            <text:p/>
          </table:table-cell>
          <table:table-cell table:formula="of:=IF([$tmpout.C32]=0;&quot;&quot;;[$tmpout.C32] &amp; &quot; (&quot; &amp; [$tmpout.D32] &amp;&quot;-&quot;&amp;[$tmpout.E32] &amp; &quot; T=&quot; &amp; [$tmpout.F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G32]=0;&quot;&quot;;[$tmpout.G32] &amp; &quot; (&quot; &amp; [$tmpout.H32] &amp;&quot;-&quot;&amp;[$tmpout.I32] &amp; &quot; T=&quot; &amp; [$tmpout.J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K32]=0;&quot;&quot;;[$tmpout.K32] &amp; &quot; (&quot; &amp; [$tmpout.L32] &amp;&quot;-&quot;&amp;[$tmpout.M32] &amp; &quot; T=&quot; &amp; [$tmpout.N32] &amp; &quot;)&quot;)">
            <text:p/>
          </table:table-cell>
          <table:table-cell table:formula="of:=IF([$tmpout.$B32]=0;&quot;&quot;;&quot;&amp;&quot;)">
            <text:p/>
          </table:table-cell>
          <table:table-cell table:formula="of:=IF([$tmpout.O32]=0;&quot;&quot;;[$tmpout.O32] &amp; &quot; (&quot; &amp; [$tmpout.P32] &amp;&quot;-&quot;&amp;[$tmpout.Q32] &amp; &quot; T=&quot; &amp; [$tmpout.R32] &amp; &quot;)&quot;)">
            <text:p/>
          </table:table-cell>
          <table:table-cell table:formula="of:=IF([$tmpout.$B32]=0;&quot;&quot;;&quot;\\&quot;)">
            <text:p/>
          </table:table-cell>
        </table:table-row>
        <table:table-row table:style-name="ro1">
          <table:table-cell table:formula="of:=IF([$tmpout.B33]=0;&quot;&quot;;[$tmpout.B33])">
            <text:p/>
          </table:table-cell>
          <table:table-cell table:formula="of:=IF([$tmpout.$B33]=0;&quot;&quot;;&quot;&amp;&quot;)">
            <text:p/>
          </table:table-cell>
          <table:table-cell table:formula="of:=IF([$tmpout.C33]=0;&quot;&quot;;[$tmpout.C33] &amp; &quot; (&quot; &amp; [$tmpout.D33] &amp;&quot;-&quot;&amp;[$tmpout.E33] &amp; &quot; T=&quot; &amp; [$tmpout.F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G33]=0;&quot;&quot;;[$tmpout.G33] &amp; &quot; (&quot; &amp; [$tmpout.H33] &amp;&quot;-&quot;&amp;[$tmpout.I33] &amp; &quot; T=&quot; &amp; [$tmpout.J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K33]=0;&quot;&quot;;[$tmpout.K33] &amp; &quot; (&quot; &amp; [$tmpout.L33] &amp;&quot;-&quot;&amp;[$tmpout.M33] &amp; &quot; T=&quot; &amp; [$tmpout.N33] &amp; &quot;)&quot;)">
            <text:p/>
          </table:table-cell>
          <table:table-cell table:formula="of:=IF([$tmpout.$B33]=0;&quot;&quot;;&quot;&amp;&quot;)">
            <text:p/>
          </table:table-cell>
          <table:table-cell table:formula="of:=IF([$tmpout.O33]=0;&quot;&quot;;[$tmpout.O33] &amp; &quot; (&quot; &amp; [$tmpout.P33] &amp;&quot;-&quot;&amp;[$tmpout.Q33] &amp; &quot; T=&quot; &amp; [$tmpout.R33] &amp; &quot;)&quot;)">
            <text:p/>
          </table:table-cell>
          <table:table-cell table:formula="of:=IF([$tmpout.$B33]=0;&quot;&quot;;&quot;\\&quot;)">
            <text:p/>
          </table:table-cell>
        </table:table-row>
        <table:table-row table:style-name="ro1">
          <table:table-cell table:formula="of:=IF([$tmpout.B34]=0;&quot;&quot;;[$tmpout.B34])">
            <text:p/>
          </table:table-cell>
          <table:table-cell table:formula="of:=IF([$tmpout.$B34]=0;&quot;&quot;;&quot;&amp;&quot;)">
            <text:p/>
          </table:table-cell>
          <table:table-cell table:formula="of:=IF([$tmpout.C34]=0;&quot;&quot;;[$tmpout.C34] &amp; &quot; (&quot; &amp; [$tmpout.D34] &amp;&quot;-&quot;&amp;[$tmpout.E34] &amp; &quot; T=&quot; &amp; [$tmpout.F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G34]=0;&quot;&quot;;[$tmpout.G34] &amp; &quot; (&quot; &amp; [$tmpout.H34] &amp;&quot;-&quot;&amp;[$tmpout.I34] &amp; &quot; T=&quot; &amp; [$tmpout.J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K34]=0;&quot;&quot;;[$tmpout.K34] &amp; &quot; (&quot; &amp; [$tmpout.L34] &amp;&quot;-&quot;&amp;[$tmpout.M34] &amp; &quot; T=&quot; &amp; [$tmpout.N34] &amp; &quot;)&quot;)">
            <text:p/>
          </table:table-cell>
          <table:table-cell table:formula="of:=IF([$tmpout.$B34]=0;&quot;&quot;;&quot;&amp;&quot;)">
            <text:p/>
          </table:table-cell>
          <table:table-cell table:formula="of:=IF([$tmpout.O34]=0;&quot;&quot;;[$tmpout.O34] &amp; &quot; (&quot; &amp; [$tmpout.P34] &amp;&quot;-&quot;&amp;[$tmpout.Q34] &amp; &quot; T=&quot; &amp; [$tmpout.R34] &amp; &quot;)&quot;)">
            <text:p/>
          </table:table-cell>
          <table:table-cell table:formula="of:=IF([$tmpout.$B34]=0;&quot;&quot;;&quot;\\&quot;)">
            <text:p/>
          </table:table-cell>
        </table:table-row>
        <table:table-row table:style-name="ro1">
          <table:table-cell table:formula="of:=IF([$tmpout.B35]=0;&quot;&quot;;[$tmpout.B35])">
            <text:p/>
          </table:table-cell>
          <table:table-cell table:formula="of:=IF([$tmpout.$B35]=0;&quot;&quot;;&quot;&amp;&quot;)">
            <text:p/>
          </table:table-cell>
          <table:table-cell table:formula="of:=IF([$tmpout.C35]=0;&quot;&quot;;[$tmpout.C35] &amp; &quot; (&quot; &amp; [$tmpout.D35] &amp;&quot;-&quot;&amp;[$tmpout.E35] &amp; &quot; T=&quot; &amp; [$tmpout.F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G35]=0;&quot;&quot;;[$tmpout.G35] &amp; &quot; (&quot; &amp; [$tmpout.H35] &amp;&quot;-&quot;&amp;[$tmpout.I35] &amp; &quot; T=&quot; &amp; [$tmpout.J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K35]=0;&quot;&quot;;[$tmpout.K35] &amp; &quot; (&quot; &amp; [$tmpout.L35] &amp;&quot;-&quot;&amp;[$tmpout.M35] &amp; &quot; T=&quot; &amp; [$tmpout.N35] &amp; &quot;)&quot;)">
            <text:p/>
          </table:table-cell>
          <table:table-cell table:formula="of:=IF([$tmpout.$B35]=0;&quot;&quot;;&quot;&amp;&quot;)">
            <text:p/>
          </table:table-cell>
          <table:table-cell table:formula="of:=IF([$tmpout.O35]=0;&quot;&quot;;[$tmpout.O35] &amp; &quot; (&quot; &amp; [$tmpout.P35] &amp;&quot;-&quot;&amp;[$tmpout.Q35] &amp; &quot; T=&quot; &amp; [$tmpout.R35] &amp; &quot;)&quot;)">
            <text:p/>
          </table:table-cell>
          <table:table-cell table:formula="of:=IF([$tmpout.$B35]=0;&quot;&quot;;&quot;\\&quot;)">
            <text:p/>
          </table:table-cell>
        </table:table-row>
        <table:table-row table:style-name="ro1">
          <table:table-cell table:formula="of:=IF([$tmpout.B36]=0;&quot;&quot;;[$tmpout.B36])">
            <text:p/>
          </table:table-cell>
          <table:table-cell table:formula="of:=IF([$tmpout.$B36]=0;&quot;&quot;;&quot;&amp;&quot;)">
            <text:p/>
          </table:table-cell>
          <table:table-cell table:formula="of:=IF([$tmpout.C36]=0;&quot;&quot;;[$tmpout.C36] &amp; &quot; (&quot; &amp; [$tmpout.D36] &amp;&quot;-&quot;&amp;[$tmpout.E36] &amp; &quot; T=&quot; &amp; [$tmpout.F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G36]=0;&quot;&quot;;[$tmpout.G36] &amp; &quot; (&quot; &amp; [$tmpout.H36] &amp;&quot;-&quot;&amp;[$tmpout.I36] &amp; &quot; T=&quot; &amp; [$tmpout.J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K36]=0;&quot;&quot;;[$tmpout.K36] &amp; &quot; (&quot; &amp; [$tmpout.L36] &amp;&quot;-&quot;&amp;[$tmpout.M36] &amp; &quot; T=&quot; &amp; [$tmpout.N36] &amp; &quot;)&quot;)">
            <text:p/>
          </table:table-cell>
          <table:table-cell table:formula="of:=IF([$tmpout.$B36]=0;&quot;&quot;;&quot;&amp;&quot;)">
            <text:p/>
          </table:table-cell>
          <table:table-cell table:formula="of:=IF([$tmpout.O36]=0;&quot;&quot;;[$tmpout.O36] &amp; &quot; (&quot; &amp; [$tmpout.P36] &amp;&quot;-&quot;&amp;[$tmpout.Q36] &amp; &quot; T=&quot; &amp; [$tmpout.R36] &amp; &quot;)&quot;)">
            <text:p/>
          </table:table-cell>
          <table:table-cell table:formula="of:=IF([$tmpout.$B36]=0;&quot;&quot;;&quot;\\&quot;)">
            <text:p/>
          </table:table-cell>
        </table:table-row>
        <table:table-row table:style-name="ro1">
          <table:table-cell table:formula="of:=IF([$tmpout.B37]=0;&quot;&quot;;[$tmpout.B37])">
            <text:p/>
          </table:table-cell>
          <table:table-cell table:formula="of:=IF([$tmpout.$B37]=0;&quot;&quot;;&quot;&amp;&quot;)">
            <text:p/>
          </table:table-cell>
          <table:table-cell table:formula="of:=IF([$tmpout.C37]=0;&quot;&quot;;[$tmpout.C37] &amp; &quot; (&quot; &amp; [$tmpout.D37] &amp;&quot;-&quot;&amp;[$tmpout.E37] &amp; &quot; T=&quot; &amp; [$tmpout.F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G37]=0;&quot;&quot;;[$tmpout.G37] &amp; &quot; (&quot; &amp; [$tmpout.H37] &amp;&quot;-&quot;&amp;[$tmpout.I37] &amp; &quot; T=&quot; &amp; [$tmpout.J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K37]=0;&quot;&quot;;[$tmpout.K37] &amp; &quot; (&quot; &amp; [$tmpout.L37] &amp;&quot;-&quot;&amp;[$tmpout.M37] &amp; &quot; T=&quot; &amp; [$tmpout.N37] &amp; &quot;)&quot;)">
            <text:p/>
          </table:table-cell>
          <table:table-cell table:formula="of:=IF([$tmpout.$B37]=0;&quot;&quot;;&quot;&amp;&quot;)">
            <text:p/>
          </table:table-cell>
          <table:table-cell table:formula="of:=IF([$tmpout.O37]=0;&quot;&quot;;[$tmpout.O37] &amp; &quot; (&quot; &amp; [$tmpout.P37] &amp;&quot;-&quot;&amp;[$tmpout.Q37] &amp; &quot; T=&quot; &amp; [$tmpout.R37] &amp; &quot;)&quot;)">
            <text:p/>
          </table:table-cell>
          <table:table-cell table:formula="of:=IF([$tmpout.$B37]=0;&quot;&quot;;&quot;\\&quot;)">
            <text:p/>
          </table:table-cell>
        </table:table-row>
        <table:table-row table:style-name="ro1">
          <table:table-cell table:formula="of:=IF([$tmpout.B38]=0;&quot;&quot;;[$tmpout.B38])">
            <text:p/>
          </table:table-cell>
          <table:table-cell table:formula="of:=IF([$tmpout.$B38]=0;&quot;&quot;;&quot;&amp;&quot;)">
            <text:p/>
          </table:table-cell>
          <table:table-cell table:formula="of:=IF([$tmpout.C38]=0;&quot;&quot;;[$tmpout.C38] &amp; &quot; (&quot; &amp; [$tmpout.D38] &amp;&quot;-&quot;&amp;[$tmpout.E38] &amp; &quot; T=&quot; &amp; [$tmpout.F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G38]=0;&quot;&quot;;[$tmpout.G38] &amp; &quot; (&quot; &amp; [$tmpout.H38] &amp;&quot;-&quot;&amp;[$tmpout.I38] &amp; &quot; T=&quot; &amp; [$tmpout.J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K38]=0;&quot;&quot;;[$tmpout.K38] &amp; &quot; (&quot; &amp; [$tmpout.L38] &amp;&quot;-&quot;&amp;[$tmpout.M38] &amp; &quot; T=&quot; &amp; [$tmpout.N38] &amp; &quot;)&quot;)">
            <text:p/>
          </table:table-cell>
          <table:table-cell table:formula="of:=IF([$tmpout.$B38]=0;&quot;&quot;;&quot;&amp;&quot;)">
            <text:p/>
          </table:table-cell>
          <table:table-cell table:formula="of:=IF([$tmpout.O38]=0;&quot;&quot;;[$tmpout.O38] &amp; &quot; (&quot; &amp; [$tmpout.P38] &amp;&quot;-&quot;&amp;[$tmpout.Q38] &amp; &quot; T=&quot; &amp; [$tmpout.R38] &amp; &quot;)&quot;)">
            <text:p/>
          </table:table-cell>
          <table:table-cell table:formula="of:=IF([$tmpout.$B38]=0;&quot;&quot;;&quot;\\&quot;)">
            <text:p/>
          </table:table-cell>
        </table:table-row>
        <table:table-row table:style-name="ro1">
          <table:table-cell table:formula="of:=IF([$tmpout.B39]=0;&quot;&quot;;[$tmpout.B39])">
            <text:p/>
          </table:table-cell>
          <table:table-cell table:formula="of:=IF([$tmpout.$B39]=0;&quot;&quot;;&quot;&amp;&quot;)">
            <text:p/>
          </table:table-cell>
          <table:table-cell table:formula="of:=IF([$tmpout.C39]=0;&quot;&quot;;[$tmpout.C39] &amp; &quot; (&quot; &amp; [$tmpout.D39] &amp;&quot;-&quot;&amp;[$tmpout.E39] &amp; &quot; T=&quot; &amp; [$tmpout.F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G39]=0;&quot;&quot;;[$tmpout.G39] &amp; &quot; (&quot; &amp; [$tmpout.H39] &amp;&quot;-&quot;&amp;[$tmpout.I39] &amp; &quot; T=&quot; &amp; [$tmpout.J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K39]=0;&quot;&quot;;[$tmpout.K39] &amp; &quot; (&quot; &amp; [$tmpout.L39] &amp;&quot;-&quot;&amp;[$tmpout.M39] &amp; &quot; T=&quot; &amp; [$tmpout.N39] &amp; &quot;)&quot;)">
            <text:p/>
          </table:table-cell>
          <table:table-cell table:formula="of:=IF([$tmpout.$B39]=0;&quot;&quot;;&quot;&amp;&quot;)">
            <text:p/>
          </table:table-cell>
          <table:table-cell table:formula="of:=IF([$tmpout.O39]=0;&quot;&quot;;[$tmpout.O39] &amp; &quot; (&quot; &amp; [$tmpout.P39] &amp;&quot;-&quot;&amp;[$tmpout.Q39] &amp; &quot; T=&quot; &amp; [$tmpout.R39] &amp; &quot;)&quot;)">
            <text:p/>
          </table:table-cell>
          <table:table-cell table:formula="of:=IF([$tmpout.$B39]=0;&quot;&quot;;&quot;\\&quot;)">
            <text:p/>
          </table:table-cell>
        </table:table-row>
        <table:table-row table:style-name="ro1">
          <table:table-cell table:formula="of:=IF([$tmpout.B40]=0;&quot;&quot;;[$tmpout.B40])">
            <text:p/>
          </table:table-cell>
          <table:table-cell table:formula="of:=IF([$tmpout.$B40]=0;&quot;&quot;;&quot;&amp;&quot;)">
            <text:p/>
          </table:table-cell>
          <table:table-cell table:formula="of:=IF([$tmpout.C40]=0;&quot;&quot;;[$tmpout.C40] &amp; &quot; (&quot; &amp; [$tmpout.D40] &amp;&quot;-&quot;&amp;[$tmpout.E40] &amp; &quot; T=&quot; &amp; [$tmpout.F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G40]=0;&quot;&quot;;[$tmpout.G40] &amp; &quot; (&quot; &amp; [$tmpout.H40] &amp;&quot;-&quot;&amp;[$tmpout.I40] &amp; &quot; T=&quot; &amp; [$tmpout.J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K40]=0;&quot;&quot;;[$tmpout.K40] &amp; &quot; (&quot; &amp; [$tmpout.L40] &amp;&quot;-&quot;&amp;[$tmpout.M40] &amp; &quot; T=&quot; &amp; [$tmpout.N40] &amp; &quot;)&quot;)">
            <text:p/>
          </table:table-cell>
          <table:table-cell table:formula="of:=IF([$tmpout.$B40]=0;&quot;&quot;;&quot;&amp;&quot;)">
            <text:p/>
          </table:table-cell>
          <table:table-cell table:formula="of:=IF([$tmpout.O40]=0;&quot;&quot;;[$tmpout.O40] &amp; &quot; (&quot; &amp; [$tmpout.P40] &amp;&quot;-&quot;&amp;[$tmpout.Q40] &amp; &quot; T=&quot; &amp; [$tmpout.R40] &amp; &quot;)&quot;)">
            <text:p/>
          </table:table-cell>
          <table:table-cell table:formula="of:=IF([$tmpout.$B40]=0;&quot;&quot;;&quot;\\&quot;)">
            <text:p/>
          </table:table-cell>
        </table:table-row>
        <table:table-row table:style-name="ro1">
          <table:table-cell table:formula="of:=IF([$tmpout.B41]=0;&quot;&quot;;[$tmpout.B41])">
            <text:p/>
          </table:table-cell>
          <table:table-cell table:formula="of:=IF([$tmpout.$B41]=0;&quot;&quot;;&quot;&amp;&quot;)">
            <text:p/>
          </table:table-cell>
          <table:table-cell table:formula="of:=IF([$tmpout.C41]=0;&quot;&quot;;[$tmpout.C41] &amp; &quot; (&quot; &amp; [$tmpout.D41] &amp;&quot;-&quot;&amp;[$tmpout.E41] &amp; &quot; T=&quot; &amp; [$tmpout.F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G41]=0;&quot;&quot;;[$tmpout.G41] &amp; &quot; (&quot; &amp; [$tmpout.H41] &amp;&quot;-&quot;&amp;[$tmpout.I41] &amp; &quot; T=&quot; &amp; [$tmpout.J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K41]=0;&quot;&quot;;[$tmpout.K41] &amp; &quot; (&quot; &amp; [$tmpout.L41] &amp;&quot;-&quot;&amp;[$tmpout.M41] &amp; &quot; T=&quot; &amp; [$tmpout.N41] &amp; &quot;)&quot;)">
            <text:p/>
          </table:table-cell>
          <table:table-cell table:formula="of:=IF([$tmpout.$B41]=0;&quot;&quot;;&quot;&amp;&quot;)">
            <text:p/>
          </table:table-cell>
          <table:table-cell table:formula="of:=IF([$tmpout.O41]=0;&quot;&quot;;[$tmpout.O41] &amp; &quot; (&quot; &amp; [$tmpout.P41] &amp;&quot;-&quot;&amp;[$tmpout.Q41] &amp; &quot; T=&quot; &amp; [$tmpout.R41] &amp; &quot;)&quot;)">
            <text:p/>
          </table:table-cell>
          <table:table-cell table:formula="of:=IF([$tmpout.$B41]=0;&quot;&quot;;&quot;\\&quot;)">
            <text:p/>
          </table:table-cell>
        </table:table-row>
        <table:table-row table:style-name="ro1">
          <table:table-cell table:formula="of:=IF([$tmpout.B42]=0;&quot;&quot;;[$tmpout.B42])">
            <text:p/>
          </table:table-cell>
          <table:table-cell table:formula="of:=IF([$tmpout.$B42]=0;&quot;&quot;;&quot;&amp;&quot;)">
            <text:p/>
          </table:table-cell>
          <table:table-cell table:formula="of:=IF([$tmpout.C42]=0;&quot;&quot;;[$tmpout.C42] &amp; &quot; (&quot; &amp; [$tmpout.D42] &amp;&quot;-&quot;&amp;[$tmpout.E42] &amp; &quot; T=&quot; &amp; [$tmpout.F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G42]=0;&quot;&quot;;[$tmpout.G42] &amp; &quot; (&quot; &amp; [$tmpout.H42] &amp;&quot;-&quot;&amp;[$tmpout.I42] &amp; &quot; T=&quot; &amp; [$tmpout.J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K42]=0;&quot;&quot;;[$tmpout.K42] &amp; &quot; (&quot; &amp; [$tmpout.L42] &amp;&quot;-&quot;&amp;[$tmpout.M42] &amp; &quot; T=&quot; &amp; [$tmpout.N42] &amp; &quot;)&quot;)">
            <text:p/>
          </table:table-cell>
          <table:table-cell table:formula="of:=IF([$tmpout.$B42]=0;&quot;&quot;;&quot;&amp;&quot;)">
            <text:p/>
          </table:table-cell>
          <table:table-cell table:formula="of:=IF([$tmpout.O42]=0;&quot;&quot;;[$tmpout.O42] &amp; &quot; (&quot; &amp; [$tmpout.P42] &amp;&quot;-&quot;&amp;[$tmpout.Q42] &amp; &quot; T=&quot; &amp; [$tmpout.R42] &amp; &quot;)&quot;)">
            <text:p/>
          </table:table-cell>
          <table:table-cell table:formula="of:=IF([$tmpout.$B42]=0;&quot;&quot;;&quot;\\&quot;)">
            <text:p/>
          </table:table-cell>
        </table:table-row>
        <table:table-row table:style-name="ro1">
          <table:table-cell table:formula="of:=IF([$tmpout.B43]=0;&quot;&quot;;[$tmpout.B43])">
            <text:p/>
          </table:table-cell>
          <table:table-cell table:formula="of:=IF([$tmpout.$B43]=0;&quot;&quot;;&quot;&amp;&quot;)">
            <text:p/>
          </table:table-cell>
          <table:table-cell table:formula="of:=IF([$tmpout.C43]=0;&quot;&quot;;[$tmpout.C43] &amp; &quot; (&quot; &amp; [$tmpout.D43] &amp;&quot;-&quot;&amp;[$tmpout.E43] &amp; &quot; T=&quot; &amp; [$tmpout.F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G43]=0;&quot;&quot;;[$tmpout.G43] &amp; &quot; (&quot; &amp; [$tmpout.H43] &amp;&quot;-&quot;&amp;[$tmpout.I43] &amp; &quot; T=&quot; &amp; [$tmpout.J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K43]=0;&quot;&quot;;[$tmpout.K43] &amp; &quot; (&quot; &amp; [$tmpout.L43] &amp;&quot;-&quot;&amp;[$tmpout.M43] &amp; &quot; T=&quot; &amp; [$tmpout.N43] &amp; &quot;)&quot;)">
            <text:p/>
          </table:table-cell>
          <table:table-cell table:formula="of:=IF([$tmpout.$B43]=0;&quot;&quot;;&quot;&amp;&quot;)">
            <text:p/>
          </table:table-cell>
          <table:table-cell table:formula="of:=IF([$tmpout.O43]=0;&quot;&quot;;[$tmpout.O43] &amp; &quot; (&quot; &amp; [$tmpout.P43] &amp;&quot;-&quot;&amp;[$tmpout.Q43] &amp; &quot; T=&quot; &amp; [$tmpout.R43] &amp; &quot;)&quot;)">
            <text:p/>
          </table:table-cell>
          <table:table-cell table:formula="of:=IF([$tmpout.$B43]=0;&quot;&quot;;&quot;\\&quot;)">
            <text:p/>
          </table:table-cell>
        </table:table-row>
        <table:table-row table:style-name="ro1">
          <table:table-cell table:formula="of:=IF([$tmpout.B44]=0;&quot;&quot;;[$tmpout.B44])">
            <text:p/>
          </table:table-cell>
          <table:table-cell table:formula="of:=IF([$tmpout.$B44]=0;&quot;&quot;;&quot;&amp;&quot;)">
            <text:p/>
          </table:table-cell>
          <table:table-cell table:formula="of:=IF([$tmpout.C44]=0;&quot;&quot;;[$tmpout.C44] &amp; &quot; (&quot; &amp; [$tmpout.D44] &amp;&quot;-&quot;&amp;[$tmpout.E44] &amp; &quot; T=&quot; &amp; [$tmpout.F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G44]=0;&quot;&quot;;[$tmpout.G44] &amp; &quot; (&quot; &amp; [$tmpout.H44] &amp;&quot;-&quot;&amp;[$tmpout.I44] &amp; &quot; T=&quot; &amp; [$tmpout.J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K44]=0;&quot;&quot;;[$tmpout.K44] &amp; &quot; (&quot; &amp; [$tmpout.L44] &amp;&quot;-&quot;&amp;[$tmpout.M44] &amp; &quot; T=&quot; &amp; [$tmpout.N44] &amp; &quot;)&quot;)">
            <text:p/>
          </table:table-cell>
          <table:table-cell table:formula="of:=IF([$tmpout.$B44]=0;&quot;&quot;;&quot;&amp;&quot;)">
            <text:p/>
          </table:table-cell>
          <table:table-cell table:formula="of:=IF([$tmpout.O44]=0;&quot;&quot;;[$tmpout.O44] &amp; &quot; (&quot; &amp; [$tmpout.P44] &amp;&quot;-&quot;&amp;[$tmpout.Q44] &amp; &quot; T=&quot; &amp; [$tmpout.R44] &amp; &quot;)&quot;)">
            <text:p/>
          </table:table-cell>
          <table:table-cell table:formula="of:=IF([$tmpout.$B44]=0;&quot;&quot;;&quot;\\&quot;)">
            <text:p/>
          </table:table-cell>
        </table:table-row>
        <table:table-row table:style-name="ro1">
          <table:table-cell table:formula="of:=IF([$tmpout.B45]=0;&quot;&quot;;[$tmpout.B45])">
            <text:p/>
          </table:table-cell>
          <table:table-cell table:formula="of:=IF([$tmpout.$B45]=0;&quot;&quot;;&quot;&amp;&quot;)">
            <text:p/>
          </table:table-cell>
          <table:table-cell table:formula="of:=IF([$tmpout.C45]=0;&quot;&quot;;[$tmpout.C45] &amp; &quot; (&quot; &amp; [$tmpout.D45] &amp;&quot;-&quot;&amp;[$tmpout.E45] &amp; &quot; T=&quot; &amp; [$tmpout.F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G45]=0;&quot;&quot;;[$tmpout.G45] &amp; &quot; (&quot; &amp; [$tmpout.H45] &amp;&quot;-&quot;&amp;[$tmpout.I45] &amp; &quot; T=&quot; &amp; [$tmpout.J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K45]=0;&quot;&quot;;[$tmpout.K45] &amp; &quot; (&quot; &amp; [$tmpout.L45] &amp;&quot;-&quot;&amp;[$tmpout.M45] &amp; &quot; T=&quot; &amp; [$tmpout.N45] &amp; &quot;)&quot;)">
            <text:p/>
          </table:table-cell>
          <table:table-cell table:formula="of:=IF([$tmpout.$B45]=0;&quot;&quot;;&quot;&amp;&quot;)">
            <text:p/>
          </table:table-cell>
          <table:table-cell table:formula="of:=IF([$tmpout.O45]=0;&quot;&quot;;[$tmpout.O45] &amp; &quot; (&quot; &amp; [$tmpout.P45] &amp;&quot;-&quot;&amp;[$tmpout.Q45] &amp; &quot; T=&quot; &amp; [$tmpout.R45] &amp; &quot;)&quot;)">
            <text:p/>
          </table:table-cell>
          <table:table-cell table:formula="of:=IF([$tmpout.$B45]=0;&quot;&quot;;&quot;\\&quot;)">
            <text:p/>
          </table:table-cell>
        </table:table-row>
        <table:table-row table:style-name="ro1">
          <table:table-cell table:formula="of:=IF([$tmpout.B46]=0;&quot;&quot;;[$tmpout.B46])">
            <text:p/>
          </table:table-cell>
          <table:table-cell table:formula="of:=IF([$tmpout.$B46]=0;&quot;&quot;;&quot;&amp;&quot;)">
            <text:p/>
          </table:table-cell>
          <table:table-cell table:formula="of:=IF([$tmpout.C46]=0;&quot;&quot;;[$tmpout.C46] &amp; &quot; (&quot; &amp; [$tmpout.D46] &amp;&quot;-&quot;&amp;[$tmpout.E46] &amp; &quot; T=&quot; &amp; [$tmpout.F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G46]=0;&quot;&quot;;[$tmpout.G46] &amp; &quot; (&quot; &amp; [$tmpout.H46] &amp;&quot;-&quot;&amp;[$tmpout.I46] &amp; &quot; T=&quot; &amp; [$tmpout.J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K46]=0;&quot;&quot;;[$tmpout.K46] &amp; &quot; (&quot; &amp; [$tmpout.L46] &amp;&quot;-&quot;&amp;[$tmpout.M46] &amp; &quot; T=&quot; &amp; [$tmpout.N46] &amp; &quot;)&quot;)">
            <text:p/>
          </table:table-cell>
          <table:table-cell table:formula="of:=IF([$tmpout.$B46]=0;&quot;&quot;;&quot;&amp;&quot;)">
            <text:p/>
          </table:table-cell>
          <table:table-cell table:formula="of:=IF([$tmpout.O46]=0;&quot;&quot;;[$tmpout.O46] &amp; &quot; (&quot; &amp; [$tmpout.P46] &amp;&quot;-&quot;&amp;[$tmpout.Q46] &amp; &quot; T=&quot; &amp; [$tmpout.R46] &amp; &quot;)&quot;)">
            <text:p/>
          </table:table-cell>
          <table:table-cell table:formula="of:=IF([$tmpout.$B46]=0;&quot;&quot;;&quot;\\&quot;)">
            <text:p/>
          </table:table-cell>
        </table:table-row>
        <table:table-row table:style-name="ro1">
          <table:table-cell table:formula="of:=IF([$tmpout.B47]=0;&quot;&quot;;[$tmpout.B47])">
            <text:p/>
          </table:table-cell>
          <table:table-cell table:formula="of:=IF([$tmpout.$B47]=0;&quot;&quot;;&quot;&amp;&quot;)">
            <text:p/>
          </table:table-cell>
          <table:table-cell table:formula="of:=IF([$tmpout.C47]=0;&quot;&quot;;[$tmpout.C47] &amp; &quot; (&quot; &amp; [$tmpout.D47] &amp;&quot;-&quot;&amp;[$tmpout.E47] &amp; &quot; T=&quot; &amp; [$tmpout.F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G47]=0;&quot;&quot;;[$tmpout.G47] &amp; &quot; (&quot; &amp; [$tmpout.H47] &amp;&quot;-&quot;&amp;[$tmpout.I47] &amp; &quot; T=&quot; &amp; [$tmpout.J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K47]=0;&quot;&quot;;[$tmpout.K47] &amp; &quot; (&quot; &amp; [$tmpout.L47] &amp;&quot;-&quot;&amp;[$tmpout.M47] &amp; &quot; T=&quot; &amp; [$tmpout.N47] &amp; &quot;)&quot;)">
            <text:p/>
          </table:table-cell>
          <table:table-cell table:formula="of:=IF([$tmpout.$B47]=0;&quot;&quot;;&quot;&amp;&quot;)">
            <text:p/>
          </table:table-cell>
          <table:table-cell table:formula="of:=IF([$tmpout.O47]=0;&quot;&quot;;[$tmpout.O47] &amp; &quot; (&quot; &amp; [$tmpout.P47] &amp;&quot;-&quot;&amp;[$tmpout.Q47] &amp; &quot; T=&quot; &amp; [$tmpout.R47] &amp; &quot;)&quot;)">
            <text:p/>
          </table:table-cell>
          <table:table-cell table:formula="of:=IF([$tmpout.$B47]=0;&quot;&quot;;&quot;\\&quot;)">
            <text:p/>
          </table:table-cell>
        </table:table-row>
        <table:table-row table:style-name="ro1">
          <table:table-cell table:formula="of:=IF([$tmpout.B48]=0;&quot;&quot;;[$tmpout.B48])">
            <text:p/>
          </table:table-cell>
          <table:table-cell table:formula="of:=IF([$tmpout.$B48]=0;&quot;&quot;;&quot;&amp;&quot;)">
            <text:p/>
          </table:table-cell>
          <table:table-cell table:formula="of:=IF([$tmpout.C48]=0;&quot;&quot;;[$tmpout.C48] &amp; &quot; (&quot; &amp; [$tmpout.D48] &amp;&quot;-&quot;&amp;[$tmpout.E48] &amp; &quot; T=&quot; &amp; [$tmpout.F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G48]=0;&quot;&quot;;[$tmpout.G48] &amp; &quot; (&quot; &amp; [$tmpout.H48] &amp;&quot;-&quot;&amp;[$tmpout.I48] &amp; &quot; T=&quot; &amp; [$tmpout.J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K48]=0;&quot;&quot;;[$tmpout.K48] &amp; &quot; (&quot; &amp; [$tmpout.L48] &amp;&quot;-&quot;&amp;[$tmpout.M48] &amp; &quot; T=&quot; &amp; [$tmpout.N48] &amp; &quot;)&quot;)">
            <text:p/>
          </table:table-cell>
          <table:table-cell table:formula="of:=IF([$tmpout.$B48]=0;&quot;&quot;;&quot;&amp;&quot;)">
            <text:p/>
          </table:table-cell>
          <table:table-cell table:formula="of:=IF([$tmpout.O48]=0;&quot;&quot;;[$tmpout.O48] &amp; &quot; (&quot; &amp; [$tmpout.P48] &amp;&quot;-&quot;&amp;[$tmpout.Q48] &amp; &quot; T=&quot; &amp; [$tmpout.R48] &amp; &quot;)&quot;)">
            <text:p/>
          </table:table-cell>
          <table:table-cell table:formula="of:=IF([$tmpout.$B48]=0;&quot;&quot;;&quot;\\&quot;)">
            <text:p/>
          </table:table-cell>
        </table:table-row>
        <table:table-row table:style-name="ro1">
          <table:table-cell table:formula="of:=IF([$tmpout.B49]=0;&quot;&quot;;[$tmpout.B49])">
            <text:p/>
          </table:table-cell>
          <table:table-cell table:formula="of:=IF([$tmpout.$B49]=0;&quot;&quot;;&quot;&amp;&quot;)">
            <text:p/>
          </table:table-cell>
          <table:table-cell table:formula="of:=IF([$tmpout.C49]=0;&quot;&quot;;[$tmpout.C49] &amp; &quot; (&quot; &amp; [$tmpout.D49] &amp;&quot;-&quot;&amp;[$tmpout.E49] &amp; &quot; T=&quot; &amp; [$tmpout.F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G49]=0;&quot;&quot;;[$tmpout.G49] &amp; &quot; (&quot; &amp; [$tmpout.H49] &amp;&quot;-&quot;&amp;[$tmpout.I49] &amp; &quot; T=&quot; &amp; [$tmpout.J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K49]=0;&quot;&quot;;[$tmpout.K49] &amp; &quot; (&quot; &amp; [$tmpout.L49] &amp;&quot;-&quot;&amp;[$tmpout.M49] &amp; &quot; T=&quot; &amp; [$tmpout.N49] &amp; &quot;)&quot;)">
            <text:p/>
          </table:table-cell>
          <table:table-cell table:formula="of:=IF([$tmpout.$B49]=0;&quot;&quot;;&quot;&amp;&quot;)">
            <text:p/>
          </table:table-cell>
          <table:table-cell table:formula="of:=IF([$tmpout.O49]=0;&quot;&quot;;[$tmpout.O49] &amp; &quot; (&quot; &amp; [$tmpout.P49] &amp;&quot;-&quot;&amp;[$tmpout.Q49] &amp; &quot; T=&quot; &amp; [$tmpout.R49] &amp; &quot;)&quot;)">
            <text:p/>
          </table:table-cell>
          <table:table-cell table:formula="of:=IF([$tmpout.$B49]=0;&quot;&quot;;&quot;\\&quot;)">
            <text:p/>
          </table:table-cell>
        </table:table-row>
        <table:table-row table:style-name="ro1">
          <table:table-cell table:formula="of:=IF([$tmpout.B50]=0;&quot;&quot;;[$tmpout.B50])">
            <text:p/>
          </table:table-cell>
          <table:table-cell table:formula="of:=IF([$tmpout.$B50]=0;&quot;&quot;;&quot;&amp;&quot;)">
            <text:p/>
          </table:table-cell>
          <table:table-cell table:formula="of:=IF([$tmpout.C50]=0;&quot;&quot;;[$tmpout.C50] &amp; &quot; (&quot; &amp; [$tmpout.D50] &amp;&quot;-&quot;&amp;[$tmpout.E50] &amp; &quot; T=&quot; &amp; [$tmpout.F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G50]=0;&quot;&quot;;[$tmpout.G50] &amp; &quot; (&quot; &amp; [$tmpout.H50] &amp;&quot;-&quot;&amp;[$tmpout.I50] &amp; &quot; T=&quot; &amp; [$tmpout.J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K50]=0;&quot;&quot;;[$tmpout.K50] &amp; &quot; (&quot; &amp; [$tmpout.L50] &amp;&quot;-&quot;&amp;[$tmpout.M50] &amp; &quot; T=&quot; &amp; [$tmpout.N50] &amp; &quot;)&quot;)">
            <text:p/>
          </table:table-cell>
          <table:table-cell table:formula="of:=IF([$tmpout.$B50]=0;&quot;&quot;;&quot;&amp;&quot;)">
            <text:p/>
          </table:table-cell>
          <table:table-cell table:formula="of:=IF([$tmpout.O50]=0;&quot;&quot;;[$tmpout.O50] &amp; &quot; (&quot; &amp; [$tmpout.P50] &amp;&quot;-&quot;&amp;[$tmpout.Q50] &amp; &quot; T=&quot; &amp; [$tmpout.R50] &amp; &quot;)&quot;)">
            <text:p/>
          </table:table-cell>
          <table:table-cell table:formula="of:=IF([$tmpout.$B50]=0;&quot;&quot;;&quot;\\&quot;)">
            <text:p/>
          </table:table-cell>
        </table:table-row>
        <table:table-row table:style-name="ro1"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&amp;&quot;)">
            <text:p/>
          </table:table-cell>
          <table:table-cell/>
          <table:table-cell table:formula="of:=IF([$tmpout.$B51]=0;&quot;&quot;;&quot;\\&quot;)">
            <text:p/>
          </table:table-cell>
        </table:table-row>
        <table:table-row table:style-name="ro1"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&amp;&quot;)">
            <text:p/>
          </table:table-cell>
          <table:table-cell/>
          <table:table-cell table:formula="of:=IF([$tmpout.$B52]=0;&quot;&quot;;&quot;\\&quot;)">
            <text:p/>
          </table:table-cell>
        </table:table-row>
        <table:table-row table:style-name="ro1"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&amp;&quot;)">
            <text:p/>
          </table:table-cell>
          <table:table-cell/>
          <table:table-cell table:formula="of:=IF([$tmpout.$B53]=0;&quot;&quot;;&quot;\\&quot;)">
            <text:p/>
          </table:table-cell>
        </table:table-row>
        <table:table-row table:style-name="ro1"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&amp;&quot;)">
            <text:p/>
          </table:table-cell>
          <table:table-cell/>
          <table:table-cell table:formula="of:=IF([$tmpout.$B54]=0;&quot;&quot;;&quot;\\&quot;)">
            <text:p/>
          </table:table-cell>
        </table:table-row>
        <table:table-row table:style-name="ro1"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&amp;&quot;)">
            <text:p/>
          </table:table-cell>
          <table:table-cell/>
          <table:table-cell table:formula="of:=IF([$tmpout.$B55]=0;&quot;&quot;;&quot;\\&quot;)">
            <text:p/>
          </table:table-cell>
        </table:table-row>
        <table:table-row table:style-name="ro1"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&amp;&quot;)">
            <text:p/>
          </table:table-cell>
          <table:table-cell/>
          <table:table-cell table:formula="of:=IF([$tmpout.$B56]=0;&quot;&quot;;&quot;\\&quot;)">
            <text:p/>
          </table:table-cell>
        </table:table-row>
        <table:table-row table:style-name="ro1"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&amp;&quot;)">
            <text:p/>
          </table:table-cell>
          <table:table-cell/>
          <table:table-cell table:formula="of:=IF([$tmpout.$B57]=0;&quot;&quot;;&quot;\\&quot;)">
            <text:p/>
          </table:table-cell>
        </table:table-row>
        <table:table-row table:style-name="ro1"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&amp;&quot;)">
            <text:p/>
          </table:table-cell>
          <table:table-cell/>
          <table:table-cell table:formula="of:=IF([$tmpout.$B58]=0;&quot;&quot;;&quot;\\&quot;)">
            <text:p/>
          </table:table-cell>
        </table:table-row>
        <table:table-row table:style-name="ro1"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&amp;&quot;)">
            <text:p/>
          </table:table-cell>
          <table:table-cell/>
          <table:table-cell table:formula="of:=IF([$tmpout.$B59]=0;&quot;&quot;;&quot;\\&quot;)">
            <text:p/>
          </table:table-cell>
        </table:table-row>
        <table:table-row table:style-name="ro1"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&amp;&quot;)">
            <text:p/>
          </table:table-cell>
          <table:table-cell/>
          <table:table-cell table:formula="of:=IF([$tmpout.$B60]=0;&quot;&quot;;&quot;\\&quot;)">
            <text:p/>
          </table:table-cell>
        </table:table-row>
        <table:table-row table:style-name="ro1"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&amp;&quot;)">
            <text:p/>
          </table:table-cell>
          <table:table-cell/>
          <table:table-cell table:formula="of:=IF([$tmpout.$B61]=0;&quot;&quot;;&quot;\\&quot;)">
            <text:p/>
          </table:table-cell>
        </table:table-row>
        <table:table-row table:style-name="ro1"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&amp;&quot;)">
            <text:p/>
          </table:table-cell>
          <table:table-cell/>
          <table:table-cell table:formula="of:=IF([$tmpout.$B62]=0;&quot;&quot;;&quot;\\&quot;)">
            <text:p/>
          </table:table-cell>
        </table:table-row>
        <table:table-row table:style-name="ro1"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&amp;&quot;)">
            <text:p/>
          </table:table-cell>
          <table:table-cell/>
          <table:table-cell table:formula="of:=IF([$tmpout.$B63]=0;&quot;&quot;;&quot;\\&quot;)">
            <text:p/>
          </table:table-cell>
        </table:table-row>
        <table:table-row table:style-name="ro1"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&amp;&quot;)">
            <text:p/>
          </table:table-cell>
          <table:table-cell/>
          <table:table-cell table:formula="of:=IF([$tmpout.$B64]=0;&quot;&quot;;&quot;\\&quot;)">
            <text:p/>
          </table:table-cell>
        </table:table-row>
        <table:table-row table:style-name="ro1">
          <table:table-cell table:number-columns-repeated="7"/>
          <table:table-cell table:formula="of:=IF([$tmpout.$B65]=0;&quot;&quot;;&quot;&amp;&quot;)">
            <text:p/>
          </table:table-cell>
          <table:table-cell/>
          <table:table-cell table:formula="of:=IF([$tmpout.$B65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6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7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8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69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0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1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2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3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4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5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6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7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8]=0;&quot;&quot;;&quot;\\&quot;)">
            <text:p/>
          </table:table-cell>
        </table:table-row>
        <table:table-row table:style-name="ro1">
          <table:table-cell table:number-columns-repeated="9"/>
          <table:table-cell table:formula="of:=IF([$tmpout.$B79]=0;&quot;&quot;;&quot;\\&quot;)">
            <text:p/>
          </table:table-cell>
        </table:table-row>
      </table:table>
      <table:table table:name="trendtable.tex" table:style-name="ta1">
        <table:table-column table:style-name="co1" table:number-columns-repeated="4" table:default-cell-style-name="Default"/>
        <table:table-column table:style-name="co2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ends</text:p>
          </table:table-cell>
          <table:table-cell table:number-columns-repeated="6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2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2];2)&amp;[$trends.G2] &amp; &quot; (&quot; &amp; ROUND([$trends.D2];2) &amp; &quot; - &quot; &amp;  ROUND([$trends.E2];2) &amp;&quot;)&quot;" office:value-type="string" office:string-value="3.19*** (2.03 - 4.35)" calcext:value-type="string">
            <text:p>3.19*** (2.03 - 4.35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3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3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3];2)&amp;[$trends.G3] &amp; &quot; (&quot; &amp; ROUND([$trends.D3];2) &amp; &quot; - &quot; &amp;  ROUND([$trends.E3];2) &amp;&quot;)&quot;" office:value-type="string" office:string-value="-1.62 (-4.75 - 1.51)" calcext:value-type="string">
            <text:p>-1.62 (-4.75 - 1.51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4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4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4];2)&amp;[$trends.G4] &amp; &quot; (&quot; &amp; ROUND([$trends.D4];2) &amp; &quot; - &quot; &amp;  ROUND([$trends.E4];2) &amp;&quot;)&quot;" office:value-type="string" office:string-value="7.18*** (5.7 - 8.66)" calcext:value-type="string">
            <text:p>7.18*** (5.7 - 8.66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5]" office:value-type="string" office:string-value="full" calcext:value-type="string">
            <text:p>full</text:p>
          </table:table-cell>
          <table:table-cell office:value-type="string" calcext:value-type="string">
            <text:p>&amp;</text:p>
          </table:table-cell>
          <table:table-cell table:formula="of:=[$trends.B5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5];2)&amp;[$trends.G5] &amp; &quot; (&quot; &amp; ROUND([$trends.D5];2) &amp; &quot; - &quot; &amp;  ROUND([$trends.E5];2) &amp;&quot;)&quot;" office:value-type="string" office:string-value="0.49 (-1.1 - 2.08)" calcext:value-type="string">
            <text:p>0.49 (-1.1 - 2.08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6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6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6];2)&amp;[$trends.G6] &amp; &quot; (&quot; &amp; ROUND([$trends.D6];2) &amp; &quot; - &quot; &amp;  ROUND([$trends.E6];2) &amp;&quot;)&quot;" office:value-type="string" office:string-value="2.97*** (2.37 - 3.57)" calcext:value-type="string">
            <text:p>2.97*** (2.37 - 3.57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7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7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7];2)&amp;[$trends.G7] &amp; &quot; (&quot; &amp; ROUND([$trends.D7];2) &amp; &quot; - &quot; &amp;  ROUND([$trends.E7];2) &amp;&quot;)&quot;" office:value-type="string" office:string-value="1.15* (-0.11 - 2.41)" calcext:value-type="string">
            <text:p>1.15* (-0.11 - 2.41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8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8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8];2)&amp;[$trends.G8] &amp; &quot; (&quot; &amp; ROUND([$trends.D8];2) &amp; &quot; - &quot; &amp;  ROUND([$trends.E8];2) &amp;&quot;)&quot;" office:value-type="string" office:string-value="13.57*** (11.49 - 15.66)" calcext:value-type="string">
            <text:p>13.57*** (11.49 - 15.66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9]" office:value-type="string" office:string-value="boost" calcext:value-type="string">
            <text:p>boost</text:p>
          </table:table-cell>
          <table:table-cell office:value-type="string" calcext:value-type="string">
            <text:p>&amp;</text:p>
          </table:table-cell>
          <table:table-cell table:formula="of:=[$trends.B9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9];2)&amp;[$trends.G9] &amp; &quot; (&quot; &amp; ROUND([$trends.D9];2) &amp; &quot; - &quot; &amp;  ROUND([$trends.E9];2) &amp;&quot;)&quot;" office:value-type="string" office:string-value="0.85 (-1.53 - 3.22)" calcext:value-type="string">
            <text:p>0.85 (-1.53 - 3.22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0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0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10];2)&amp;[$trends.G10] &amp; &quot; (&quot; &amp; ROUND([$trends.D10];2) &amp; &quot; - &quot; &amp;  ROUND([$trends.E10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1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1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11];2)&amp;[$trends.G11] &amp; &quot; (&quot; &amp; ROUND([$trends.D11];2) &amp; &quot; - &quot; &amp;  ROUND([$trends.E11];2) &amp;&quot;)&quot;" office:value-type="string" office:string-value="7.6*** (4.87 - 10.33)" calcext:value-type="string">
            <text:p>7.6*** (4.87 - 10.33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2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2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12];2)&amp;[$trends.G12] &amp; &quot; (&quot; &amp; ROUND([$trends.D12];2) &amp; &quot; - &quot; &amp;  ROUND([$trends.E12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3]" office:value-type="string" office:string-value="secboost" calcext:value-type="string">
            <text:p>secboost</text:p>
          </table:table-cell>
          <table:table-cell office:value-type="string" calcext:value-type="string">
            <text:p>&amp;</text:p>
          </table:table-cell>
          <table:table-cell table:formula="of:=[$trends.B13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13];2)&amp;[$trends.G13] &amp; &quot; (&quot; &amp; ROUND([$trends.D13];2) &amp; &quot; - &quot; &amp;  ROUND([$trends.E13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4]" office:value-type="string" office:string-value="secbnew" calcext:value-type="string">
            <text:p>secbnew</text:p>
          </table:table-cell>
          <table:table-cell office:value-type="string" calcext:value-type="string">
            <text:p>&amp;</text:p>
          </table:table-cell>
          <table:table-cell table:formula="of:=[$trends.B14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14];2)&amp;[$trends.G14] &amp; &quot; (&quot; &amp; ROUND([$trends.D14];2) &amp; &quot; - &quot; &amp;  ROUND([$trends.E14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5]" office:value-type="string" office:string-value="secbnew" calcext:value-type="string">
            <text:p>secbnew</text:p>
          </table:table-cell>
          <table:table-cell office:value-type="string" calcext:value-type="string">
            <text:p>&amp;</text:p>
          </table:table-cell>
          <table:table-cell table:formula="of:=[$trends.B15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15];2)&amp;[$trends.G15] &amp; &quot; (&quot; &amp; ROUND([$trends.D15];2) &amp; &quot; - &quot; &amp;  ROUND([$trends.E15];2) &amp;&quot;)&quot;" office:value-type="string" office:string-value="6.42*** (2.3 - 10.53)" calcext:value-type="string">
            <text:p>6.42*** (2.3 - 10.53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6]" office:value-type="string" office:string-value="secbnew" calcext:value-type="string">
            <text:p>secbnew</text:p>
          </table:table-cell>
          <table:table-cell office:value-type="string" calcext:value-type="string">
            <text:p>&amp;</text:p>
          </table:table-cell>
          <table:table-cell table:formula="of:=[$trends.B16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16];2)&amp;[$trends.G16] &amp; &quot; (&quot; &amp; ROUND([$trends.D16];2) &amp; &quot; - &quot; &amp;  ROUND([$trends.E16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7]" office:value-type="string" office:string-value="secbnew" calcext:value-type="string">
            <text:p>secbnew</text:p>
          </table:table-cell>
          <table:table-cell office:value-type="string" calcext:value-type="string">
            <text:p>&amp;</text:p>
          </table:table-cell>
          <table:table-cell table:formula="of:=[$trends.B17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17];2)&amp;[$trends.G17] &amp; &quot; (&quot; &amp; ROUND([$trends.D17];2) &amp; &quot; - &quot; &amp;  ROUND([$trends.E17];2) &amp;&quot;)&quot;" office:value-type="string" office:string-value="0 (0 - 0)" calcext:value-type="string">
            <text:p>0 (0 - 0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8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18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18];2)&amp;[$trends.G18] &amp; &quot; (&quot; &amp; ROUND([$trends.D18];2) &amp; &quot; - &quot; &amp;  ROUND([$trends.E18];2) &amp;&quot;)&quot;" office:value-type="string" office:string-value="2.31*** (1.67 - 2.95)" calcext:value-type="string">
            <text:p>2.31*** (1.67 - 2.95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19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19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19];2)&amp;[$trends.G19] &amp; &quot; (&quot; &amp; ROUND([$trends.D19];2) &amp; &quot; - &quot; &amp;  ROUND([$trends.E19];2) &amp;&quot;)&quot;" office:value-type="string" office:string-value="1.43* (0 - 2.86)" calcext:value-type="string">
            <text:p>1.43* (0 - 2.86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0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20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20];2)&amp;[$trends.G20] &amp; &quot; (&quot; &amp; ROUND([$trends.D20];2) &amp; &quot; - &quot; &amp;  ROUND([$trends.E20];2) &amp;&quot;)&quot;" office:value-type="string" office:string-value="10.63*** (9.44 - 11.82)" calcext:value-type="string">
            <text:p>10.63*** (9.44 - 11.82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1]" office:value-type="string" office:string-value="hybridfull" calcext:value-type="string">
            <text:p>hybridfull</text:p>
          </table:table-cell>
          <table:table-cell office:value-type="string" calcext:value-type="string">
            <text:p>&amp;</text:p>
          </table:table-cell>
          <table:table-cell table:formula="of:=[$trends.B21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21];2)&amp;[$trends.G21] &amp; &quot; (&quot; &amp; ROUND([$trends.D21];2) &amp; &quot; - &quot; &amp;  ROUND([$trends.E21];2) &amp;&quot;)&quot;" office:value-type="string" office:string-value="1.56 (-2.01 - 5.13)" calcext:value-type="string">
            <text:p>1.56 (-2.01 - 5.13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2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2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22];2)&amp;[$trends.G22] &amp; &quot; (&quot; &amp; ROUND([$trends.D22];2) &amp; &quot; - &quot; &amp;  ROUND([$trends.E22];2) &amp;&quot;)&quot;" office:value-type="string" office:string-value="0.88*** (0.25 - 1.51)" calcext:value-type="string">
            <text:p>0.88*** (0.25 - 1.51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3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3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23];2)&amp;[$trends.G23] &amp; &quot; (&quot; &amp; ROUND([$trends.D23];2) &amp; &quot; - &quot; &amp;  ROUND([$trends.E23];2) &amp;&quot;)&quot;" office:value-type="string" office:string-value="1.27*** (0.81 - 1.73)" calcext:value-type="string">
            <text:p>1.27*** (0.81 - 1.73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4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4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24];2)&amp;[$trends.G24] &amp; &quot; (&quot; &amp; ROUND([$trends.D24];2) &amp; &quot; - &quot; &amp;  ROUND([$trends.E24];2) &amp;&quot;)&quot;" office:value-type="string" office:string-value="12.72*** (9.5 - 15.94)" calcext:value-type="string">
            <text:p>12.72*** (9.5 - 15.94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5]" office:value-type="string" office:string-value="hybridboost" calcext:value-type="string">
            <text:p>hybridboost</text:p>
          </table:table-cell>
          <table:table-cell office:value-type="string" calcext:value-type="string">
            <text:p>&amp;</text:p>
          </table:table-cell>
          <table:table-cell table:formula="of:=[$trends.B25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25];2)&amp;[$trends.G25] &amp; &quot; (&quot; &amp; ROUND([$trends.D25];2) &amp; &quot; - &quot; &amp;  ROUND([$trends.E25];2) &amp;&quot;)&quot;" office:value-type="string" office:string-value="1.43 (-6.12 - 8.98)" calcext:value-type="string">
            <text:p>1.43 (-6.12 - 8.98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6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6]" office:value-type="string" office:string-value="ProxyBA12" calcext:value-type="string">
            <text:p>ProxyBA12</text:p>
          </table:table-cell>
          <table:table-cell office:value-type="string" calcext:value-type="string">
            <text:p>&amp;</text:p>
          </table:table-cell>
          <table:table-cell table:formula="of:=ROUND([$trends.C26];2)&amp;[$trends.G26] &amp; &quot; (&quot; &amp; ROUND([$trends.D26];2) &amp; &quot; - &quot; &amp;  ROUND([$trends.E26];2) &amp;&quot;)&quot;" office:value-type="string" office:string-value="0.47 (-0.14 - 1.08)" calcext:value-type="string">
            <text:p>0.47 (-0.14 - 1.08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7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7]" office:value-type="string" office:string-value="ProxyNew" calcext:value-type="string">
            <text:p>ProxyNew</text:p>
          </table:table-cell>
          <table:table-cell office:value-type="string" calcext:value-type="string">
            <text:p>&amp;</text:p>
          </table:table-cell>
          <table:table-cell table:formula="of:=ROUND([$trends.C27];2)&amp;[$trends.G27] &amp; &quot; (&quot; &amp; ROUND([$trends.D27];2) &amp; &quot; - &quot; &amp;  ROUND([$trends.E27];2) &amp;&quot;)&quot;" office:value-type="string" office:string-value="1.71** (0.12 - 3.29)" calcext:value-type="string">
            <text:p>1.71** (0.12 - 3.29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8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8]" office:value-type="string" office:string-value="LCAll" calcext:value-type="string">
            <text:p>LCAll</text:p>
          </table:table-cell>
          <table:table-cell office:value-type="string" calcext:value-type="string">
            <text:p>&amp;</text:p>
          </table:table-cell>
          <table:table-cell table:formula="of:=ROUND([$trends.C28];2)&amp;[$trends.G28] &amp; &quot; (&quot; &amp; ROUND([$trends.D28];2) &amp; &quot; - &quot; &amp;  ROUND([$trends.E28];2) &amp;&quot;)&quot;" office:value-type="string" office:string-value="4.92*** (3.83 - 6.02)" calcext:value-type="string">
            <text:p>4.92*** (3.83 - 6.02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table:formula="of:=[$trends.A29]" office:value-type="string" office:string-value="inf" calcext:value-type="string">
            <text:p>inf</text:p>
          </table:table-cell>
          <table:table-cell office:value-type="string" calcext:value-type="string">
            <text:p>&amp;</text:p>
          </table:table-cell>
          <table:table-cell table:formula="of:=[$trends.B29]" office:value-type="string" office:string-value="LCInf" calcext:value-type="string">
            <text:p>LCInf</text:p>
          </table:table-cell>
          <table:table-cell office:value-type="string" calcext:value-type="string">
            <text:p>&amp;</text:p>
          </table:table-cell>
          <table:table-cell table:formula="of:=ROUND([$trends.C29];2)&amp;[$trends.G29] &amp; &quot; (&quot; &amp; ROUND([$trends.D29];2) &amp; &quot; - &quot; &amp;  ROUND([$trends.E29];2) &amp;&quot;)&quot;" office:value-type="string" office:string-value="-4.09*** (-6.18 - -2)" calcext:value-type="string">
            <text:p>-4.09*** (-6.18 - -2)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2:27:54.333295633</meta:creation-date>
    <dc:date>2023-05-06T22:49:25.340203434</dc:date>
    <meta:editing-duration>PT15H3M19S</meta:editing-duration>
    <meta:editing-cycles>41</meta:editing-cycles>
    <meta:generator>LibreOffice/7.3.7.2$Linux_X86_64 LibreOffice_project/30$Build-2</meta:generator>
    <meta:document-statistic meta:table-count="24" meta:cell-count="5725" meta:object-count="0"/>
  </office:meta>
</office:document-meta>
</file>